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table:style-name="ce2" table:formula="of:=CONCATENATE(TEXT(MOD(INT([.C4]/60);60);&quot;00&quot;);&quot;:&quot;;TEXT(MOD([.C4];60);&quot;00&quot;))" office:value-type="string" office:string-value="13:35" calcext:value-type="string">
            <text:p>13:35</text:p>
          </table:table-cell>
          <table:table-cell table:formula="of:=[.C4]" office:value-type="float" office:value="815" calcext:value-type="float">
            <text:p>815</text:p>
          </table:table-cell>
          <table:table-cell table:formula="of:=CONCATENATE(TEXT(INT([.E4]/(60*60*24));&quot;00&quot;);&quot; &quot;;TEXT(MOD(INT([.E4]/(60*60));24);&quot;00&quot;);&quot;:&quot;;TEXT(MOD(INT([.E4]/60);60);&quot;00&quot;);&quot;:&quot;;TEXT(MOD([.E4];60);&quot;00&quot;))" office:value-type="string" office:string-value="00 00:13:35" calcext:value-type="string">
            <text:p>00 00:13: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style-name="ce2" table:formula="of:=CONCATENATE(TEXT(MOD(INT([.C5]/60);60);&quot;00&quot;);&quot;:&quot;;TEXT(MOD([.C5];60);&quot;00&quot;))" office:value-type="string" office:string-value="12:30" calcext:value-type="string">
            <text:p>12:30</text:p>
          </table:table-cell>
          <table:table-cell table:formula="of:=[.C5]+[.E4]" office:value-type="float" office:value="1565" calcext:value-type="float">
            <text:p>1565</text:p>
          </table:table-cell>
          <table:table-cell table:formula="of:=CONCATENATE(TEXT(INT([.E5]/(60*60*24));&quot;00&quot;);&quot; &quot;;TEXT(MOD(INT([.E5]/(60*60));24);&quot;00&quot;);&quot;:&quot;;TEXT(MOD(INT([.E5]/60);60);&quot;00&quot;);&quot;:&quot;;TEXT(MOD([.E5];60);&quot;00&quot;))" office:value-type="string" office:string-value="00 00:26:05" calcext:value-type="string">
            <text:p>00 00:26: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style-name="ce2" table:formula="of:=CONCATENATE(TEXT(MOD(INT([.C6]/60);60);&quot;00&quot;);&quot;:&quot;;TEXT(MOD([.C6];60);&quot;00&quot;))" office:value-type="string" office:string-value="11:27" calcext:value-type="string">
            <text:p>11:27</text:p>
          </table:table-cell>
          <table:table-cell table:formula="of:=[.C6]+[.E5]" office:value-type="float" office:value="2252" calcext:value-type="float">
            <text:p>2252</text:p>
          </table:table-cell>
          <table:table-cell table:formula="of:=CONCATENATE(TEXT(INT([.E6]/(60*60*24));&quot;00&quot;);&quot; &quot;;TEXT(MOD(INT([.E6]/(60*60));24);&quot;00&quot;);&quot;:&quot;;TEXT(MOD(INT([.E6]/60);60);&quot;00&quot;);&quot;:&quot;;TEXT(MOD([.E6];60);&quot;00&quot;))" office:value-type="string" office:string-value="00 00:37:32" calcext:value-type="string">
            <text:p>00 00:37: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table:style-name="ce2" table:formula="of:=CONCATENATE(TEXT(MOD(INT([.C7]/60);60);&quot;00&quot;);&quot;:&quot;;TEXT(MOD([.C7];60);&quot;00&quot;))" office:value-type="string" office:string-value="11:08" calcext:value-type="string">
            <text:p>11:08</text:p>
          </table:table-cell>
          <table:table-cell table:formula="of:=[.C7]+[.E6]" office:value-type="float" office:value="2920" calcext:value-type="float">
            <text:p>2920</text:p>
          </table:table-cell>
          <table:table-cell table:formula="of:=CONCATENATE(TEXT(INT([.E7]/(60*60*24));&quot;00&quot;);&quot; &quot;;TEXT(MOD(INT([.E7]/(60*60));24);&quot;00&quot;);&quot;:&quot;;TEXT(MOD(INT([.E7]/60);60);&quot;00&quot;);&quot;:&quot;;TEXT(MOD([.E7];60);&quot;00&quot;))" office:value-type="string" office:string-value="00 00:48:40" calcext:value-type="string">
            <text:p>00 00:48: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table:style-name="ce2" table:formula="of:=CONCATENATE(TEXT(MOD(INT([.C8]/60);60);&quot;00&quot;);&quot;:&quot;;TEXT(MOD([.C8];60);&quot;00&quot;))" office:value-type="string" office:string-value="10:56" calcext:value-type="string">
            <text:p>10:56</text:p>
          </table:table-cell>
          <table:table-cell table:formula="of:=[.C8]+[.E7]" office:value-type="float" office:value="3576" calcext:value-type="float">
            <text:p>3576</text:p>
          </table:table-cell>
          <table:table-cell table:formula="of:=CONCATENATE(TEXT(INT([.E8]/(60*60*24));&quot;00&quot;);&quot; &quot;;TEXT(MOD(INT([.E8]/(60*60));24);&quot;00&quot;);&quot;:&quot;;TEXT(MOD(INT([.E8]/60);60);&quot;00&quot;);&quot;:&quot;;TEXT(MOD([.E8];60);&quot;00&quot;))" office:value-type="string" office:string-value="00 00:59:36" calcext:value-type="string">
            <text:p>00 00:59: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6" calcext:value-type="float">
            <text:p>656</text:p>
          </table:table-cell>
          <table:table-cell table:style-name="ce2" table:formula="of:=CONCATENATE(TEXT(MOD(INT([.C9]/60);60);&quot;00&quot;);&quot;:&quot;;TEXT(MOD([.C9];60);&quot;00&quot;))" office:value-type="string" office:string-value="10:56" calcext:value-type="string">
            <text:p>10:56</text:p>
          </table:table-cell>
          <table:table-cell table:formula="of:=[.C9]+[.E8]" office:value-type="float" office:value="4232" calcext:value-type="float">
            <text:p>4232</text:p>
          </table:table-cell>
          <table:table-cell table:formula="of:=CONCATENATE(TEXT(INT([.E9]/(60*60*24));&quot;00&quot;);&quot; &quot;;TEXT(MOD(INT([.E9]/(60*60));24);&quot;00&quot;);&quot;:&quot;;TEXT(MOD(INT([.E9]/60);60);&quot;00&quot;);&quot;:&quot;;TEXT(MOD([.E9];60);&quot;00&quot;))" office:value-type="string" office:string-value="00 01:10:32" calcext:value-type="string">
            <text:p>00 01:10: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table:style-name="ce2" table:formula="of:=CONCATENATE(TEXT(MOD(INT([.C10]/60);60);&quot;00&quot;);&quot;:&quot;;TEXT(MOD([.C10];60);&quot;00&quot;))" office:value-type="string" office:string-value="10:53" calcext:value-type="string">
            <text:p>10:53</text:p>
          </table:table-cell>
          <table:table-cell table:formula="of:=[.C10]+[.E9]" office:value-type="float" office:value="4885" calcext:value-type="float">
            <text:p>4885</text:p>
          </table:table-cell>
          <table:table-cell table:formula="of:=CONCATENATE(TEXT(INT([.E10]/(60*60*24));&quot;00&quot;);&quot; &quot;;TEXT(MOD(INT([.E10]/(60*60));24);&quot;00&quot;);&quot;:&quot;;TEXT(MOD(INT([.E10]/60);60);&quot;00&quot;);&quot;:&quot;;TEXT(MOD([.E10];60);&quot;00&quot;))" office:value-type="string" office:string-value="00 01:21:25" calcext:value-type="string">
            <text:p>00 01:21: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table:style-name="ce2" table:formula="of:=CONCATENATE(TEXT(MOD(INT([.C11]/60);60);&quot;00&quot;);&quot;:&quot;;TEXT(MOD([.C11];60);&quot;00&quot;))" office:value-type="string" office:string-value="10:42" calcext:value-type="string">
            <text:p>10:42</text:p>
          </table:table-cell>
          <table:table-cell table:formula="of:=[.C11]+[.E10]" office:value-type="float" office:value="5527" calcext:value-type="float">
            <text:p>5527</text:p>
          </table:table-cell>
          <table:table-cell table:formula="of:=CONCATENATE(TEXT(INT([.E11]/(60*60*24));&quot;00&quot;);&quot; &quot;;TEXT(MOD(INT([.E11]/(60*60));24);&quot;00&quot;);&quot;:&quot;;TEXT(MOD(INT([.E11]/60);60);&quot;00&quot;);&quot;:&quot;;TEXT(MOD([.E11];60);&quot;00&quot;))" office:value-type="string" office:string-value="00 01:32:07" calcext:value-type="string">
            <text:p>00 01:32:0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2" calcext:value-type="float">
            <text:p>642</text:p>
          </table:table-cell>
          <table:table-cell table:style-name="ce2" table:formula="of:=CONCATENATE(TEXT(MOD(INT([.C12]/60);60);&quot;00&quot;);&quot;:&quot;;TEXT(MOD([.C12];60);&quot;00&quot;))" office:value-type="string" office:string-value="10:42" calcext:value-type="string">
            <text:p>10:42</text:p>
          </table:table-cell>
          <table:table-cell table:formula="of:=[.C12]+[.E11]" office:value-type="float" office:value="6169" calcext:value-type="float">
            <text:p>6169</text:p>
          </table:table-cell>
          <table:table-cell table:formula="of:=CONCATENATE(TEXT(INT([.E12]/(60*60*24));&quot;00&quot;);&quot; &quot;;TEXT(MOD(INT([.E12]/(60*60));24);&quot;00&quot;);&quot;:&quot;;TEXT(MOD(INT([.E12]/60);60);&quot;00&quot;);&quot;:&quot;;TEXT(MOD([.E12];60);&quot;00&quot;))" office:value-type="string" office:string-value="00 01:42:49" calcext:value-type="string">
            <text:p>00 01:42:4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 table:style-name="ce2" table:formula="of:=CONCATENATE(TEXT(MOD(INT([.C13]/60);60);&quot;00&quot;);&quot;:&quot;;TEXT(MOD([.C13];60);&quot;00&quot;))" office:value-type="string" office:string-value="10:41" calcext:value-type="string">
            <text:p>10:41</text:p>
          </table:table-cell>
          <table:table-cell table:formula="of:=[.C13]+[.E12]" office:value-type="float" office:value="6810" calcext:value-type="float">
            <text:p>6810</text:p>
          </table:table-cell>
          <table:table-cell table:formula="of:=CONCATENATE(TEXT(INT([.E13]/(60*60*24));&quot;00&quot;);&quot; &quot;;TEXT(MOD(INT([.E13]/(60*60));24);&quot;00&quot;);&quot;:&quot;;TEXT(MOD(INT([.E13]/60);60);&quot;00&quot;);&quot;:&quot;;TEXT(MOD([.E13];60);&quot;00&quot;))" office:value-type="string" office:string-value="00 01:53:30" calcext:value-type="string">
            <text:p>00 01:53: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table:style-name="ce2" table:formula="of:=CONCATENATE(TEXT(MOD(INT([.C14]/60);60);&quot;00&quot;);&quot;:&quot;;TEXT(MOD([.C14];60);&quot;00&quot;))" office:value-type="string" office:string-value="10:33" calcext:value-type="string">
            <text:p>10:33</text:p>
          </table:table-cell>
          <table:table-cell table:formula="of:=[.C14]+[.E13]" office:value-type="float" office:value="7443" calcext:value-type="float">
            <text:p>7443</text:p>
          </table:table-cell>
          <table:table-cell table:formula="of:=CONCATENATE(TEXT(INT([.E14]/(60*60*24));&quot;00&quot;);&quot; &quot;;TEXT(MOD(INT([.E14]/(60*60));24);&quot;00&quot;);&quot;:&quot;;TEXT(MOD(INT([.E14]/60);60);&quot;00&quot;);&quot;:&quot;;TEXT(MOD([.E14];60);&quot;00&quot;))" office:value-type="string" office:string-value="00 02:04:03" calcext:value-type="string">
            <text:p>00 02:04: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table:style-name="ce2" table:formula="of:=CONCATENATE(TEXT(MOD(INT([.C15]/60);60);&quot;00&quot;);&quot;:&quot;;TEXT(MOD([.C15];60);&quot;00&quot;))" office:value-type="string" office:string-value="10:31" calcext:value-type="string">
            <text:p>10:31</text:p>
          </table:table-cell>
          <table:table-cell table:formula="of:=[.C15]+[.E14]" office:value-type="float" office:value="8074" calcext:value-type="float">
            <text:p>8074</text:p>
          </table:table-cell>
          <table:table-cell table:formula="of:=CONCATENATE(TEXT(INT([.E15]/(60*60*24));&quot;00&quot;);&quot; &quot;;TEXT(MOD(INT([.E15]/(60*60));24);&quot;00&quot;);&quot;:&quot;;TEXT(MOD(INT([.E15]/60);60);&quot;00&quot;);&quot;:&quot;;TEXT(MOD([.E15];60);&quot;00&quot;))" office:value-type="string" office:string-value="00 02:14:34" calcext:value-type="string">
            <text:p>00 02:14: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33" calcext:value-type="float">
            <text:p>633</text:p>
          </table:table-cell>
          <table:table-cell table:style-name="ce2" table:formula="of:=CONCATENATE(TEXT(MOD(INT([.C16]/60);60);&quot;00&quot;);&quot;:&quot;;TEXT(MOD([.C16];60);&quot;00&quot;))" office:value-type="string" office:string-value="10:33" calcext:value-type="string">
            <text:p>10:33</text:p>
          </table:table-cell>
          <table:table-cell table:formula="of:=[.C16]+[.E15]" office:value-type="float" office:value="8707" calcext:value-type="float">
            <text:p>8707</text:p>
          </table:table-cell>
          <table:table-cell table:formula="of:=CONCATENATE(TEXT(INT([.E16]/(60*60*24));&quot;00&quot;);&quot; &quot;;TEXT(MOD(INT([.E16]/(60*60));24);&quot;00&quot;);&quot;:&quot;;TEXT(MOD(INT([.E16]/60);60);&quot;00&quot;);&quot;:&quot;;TEXT(MOD([.E16];60);&quot;00&quot;))" office:value-type="string" office:string-value="00 02:25:07" calcext:value-type="string">
            <text:p>00 02:25:0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9" calcext:value-type="float">
            <text:p>649</text:p>
          </table:table-cell>
          <table:table-cell table:style-name="ce2" table:formula="of:=CONCATENATE(TEXT(MOD(INT([.C17]/60);60);&quot;00&quot;);&quot;:&quot;;TEXT(MOD([.C17];60);&quot;00&quot;))" office:value-type="string" office:string-value="10:49" calcext:value-type="string">
            <text:p>10:49</text:p>
          </table:table-cell>
          <table:table-cell table:formula="of:=[.C17]+[.E16]" office:value-type="float" office:value="9356" calcext:value-type="float">
            <text:p>9356</text:p>
          </table:table-cell>
          <table:table-cell table:formula="of:=CONCATENATE(TEXT(INT([.E17]/(60*60*24));&quot;00&quot;);&quot; &quot;;TEXT(MOD(INT([.E17]/(60*60));24);&quot;00&quot;);&quot;:&quot;;TEXT(MOD(INT([.E17]/60);60);&quot;00&quot;);&quot;:&quot;;TEXT(MOD([.E17];60);&quot;00&quot;))" office:value-type="string" office:string-value="00 02:35:56" calcext:value-type="string">
            <text:p>00 02:35: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style-name="ce2" table:formula="of:=CONCATENATE(TEXT(MOD(INT([.C18]/60);60);&quot;00&quot;);&quot;:&quot;;TEXT(MOD([.C18];60);&quot;00&quot;))" office:value-type="string" office:string-value="11:31" calcext:value-type="string">
            <text:p>11:31</text:p>
          </table:table-cell>
          <table:table-cell table:formula="of:=[.C18]+[.E17]" office:value-type="float" office:value="10047" calcext:value-type="float">
            <text:p>10047</text:p>
          </table:table-cell>
          <table:table-cell table:formula="of:=CONCATENATE(TEXT(INT([.E18]/(60*60*24));&quot;00&quot;);&quot; &quot;;TEXT(MOD(INT([.E18]/(60*60));24);&quot;00&quot;);&quot;:&quot;;TEXT(MOD(INT([.E18]/60);60);&quot;00&quot;);&quot;:&quot;;TEXT(MOD([.E18];60);&quot;00&quot;))" office:value-type="string" office:string-value="00 02:47:27" calcext:value-type="string">
            <text:p>00 02:47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89" calcext:value-type="float">
            <text:p>689</text:p>
          </table:table-cell>
          <table:table-cell table:style-name="ce2" table:formula="of:=CONCATENATE(TEXT(MOD(INT([.C19]/60);60);&quot;00&quot;);&quot;:&quot;;TEXT(MOD([.C19];60);&quot;00&quot;))" office:value-type="string" office:string-value="11:29" calcext:value-type="string">
            <text:p>11:29</text:p>
          </table:table-cell>
          <table:table-cell table:formula="of:=[.C19]+[.E18]" office:value-type="float" office:value="10736" calcext:value-type="float">
            <text:p>10736</text:p>
          </table:table-cell>
          <table:table-cell table:formula="of:=CONCATENATE(TEXT(INT([.E19]/(60*60*24));&quot;00&quot;);&quot; &quot;;TEXT(MOD(INT([.E19]/(60*60));24);&quot;00&quot;);&quot;:&quot;;TEXT(MOD(INT([.E19]/60);60);&quot;00&quot;);&quot;:&quot;;TEXT(MOD([.E19];60);&quot;00&quot;))" office:value-type="string" office:string-value="00 02:58:56" calcext:value-type="string">
            <text:p>00 02:58:5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45" calcext:value-type="float">
            <text:p>645</text:p>
          </table:table-cell>
          <table:table-cell table:style-name="ce2" table:formula="of:=CONCATENATE(TEXT(MOD(INT([.C20]/60);60);&quot;00&quot;);&quot;:&quot;;TEXT(MOD([.C20];60);&quot;00&quot;))" office:value-type="string" office:string-value="10:45" calcext:value-type="string">
            <text:p>10:45</text:p>
          </table:table-cell>
          <table:table-cell table:formula="of:=[.C20]+[.E19]" office:value-type="float" office:value="11381" calcext:value-type="float">
            <text:p>11381</text:p>
          </table:table-cell>
          <table:table-cell table:formula="of:=CONCATENATE(TEXT(INT([.E20]/(60*60*24));&quot;00&quot;);&quot; &quot;;TEXT(MOD(INT([.E20]/(60*60));24);&quot;00&quot;);&quot;:&quot;;TEXT(MOD(INT([.E20]/60);60);&quot;00&quot;);&quot;:&quot;;TEXT(MOD([.E20];60);&quot;00&quot;))" office:value-type="string" office:string-value="00 03:09:41" calcext:value-type="string">
            <text:p>00 03:09:4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71" calcext:value-type="float">
            <text:p>671</text:p>
          </table:table-cell>
          <table:table-cell table:style-name="ce2" table:formula="of:=CONCATENATE(TEXT(MOD(INT([.C21]/60);60);&quot;00&quot;);&quot;:&quot;;TEXT(MOD([.C21];60);&quot;00&quot;))" office:value-type="string" office:string-value="11:11" calcext:value-type="string">
            <text:p>11:11</text:p>
          </table:table-cell>
          <table:table-cell table:formula="of:=[.C21]+[.E20]" office:value-type="float" office:value="12052" calcext:value-type="float">
            <text:p>12052</text:p>
          </table:table-cell>
          <table:table-cell table:formula="of:=CONCATENATE(TEXT(INT([.E21]/(60*60*24));&quot;00&quot;);&quot; &quot;;TEXT(MOD(INT([.E21]/(60*60));24);&quot;00&quot;);&quot;:&quot;;TEXT(MOD(INT([.E21]/60);60);&quot;00&quot;);&quot;:&quot;;TEXT(MOD([.E21];60);&quot;00&quot;))" office:value-type="string" office:string-value="00 03:20:52" calcext:value-type="string">
            <text:p>00 03:20: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76" calcext:value-type="float">
            <text:p>676</text:p>
          </table:table-cell>
          <table:table-cell table:style-name="ce2" table:formula="of:=CONCATENATE(TEXT(MOD(INT([.C22]/60);60);&quot;00&quot;);&quot;:&quot;;TEXT(MOD([.C22];60);&quot;00&quot;))" office:value-type="string" office:string-value="11:16" calcext:value-type="string">
            <text:p>11:16</text:p>
          </table:table-cell>
          <table:table-cell table:formula="of:=[.C22]+[.E21]" office:value-type="float" office:value="12728" calcext:value-type="float">
            <text:p>12728</text:p>
          </table:table-cell>
          <table:table-cell table:formula="of:=CONCATENATE(TEXT(INT([.E22]/(60*60*24));&quot;00&quot;);&quot; &quot;;TEXT(MOD(INT([.E22]/(60*60));24);&quot;00&quot;);&quot;:&quot;;TEXT(MOD(INT([.E22]/60);60);&quot;00&quot;);&quot;:&quot;;TEXT(MOD([.E22];60);&quot;00&quot;))" office:value-type="string" office:string-value="00 03:32:08" calcext:value-type="string">
            <text:p>00 03:32:0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2" table:formula="of:=CONCATENATE(TEXT(MOD(INT([.C23]/60);60);&quot;00&quot;);&quot;:&quot;;TEXT(MOD([.C23];60);&quot;00&quot;))" office:value-type="string" office:string-value="11:10" calcext:value-type="string">
            <text:p>11:10</text:p>
          </table:table-cell>
          <table:table-cell table:formula="of:=[.C23]+[.E22]" office:value-type="float" office:value="13398" calcext:value-type="float">
            <text:p>13398</text:p>
          </table:table-cell>
          <table:table-cell table:formula="of:=CONCATENATE(TEXT(INT([.E23]/(60*60*24));&quot;00&quot;);&quot; &quot;;TEXT(MOD(INT([.E23]/(60*60));24);&quot;00&quot;);&quot;:&quot;;TEXT(MOD(INT([.E23]/60);60);&quot;00&quot;);&quot;:&quot;;TEXT(MOD([.E23];60);&quot;00&quot;))" office:value-type="string" office:string-value="00 03:43:18" calcext:value-type="string">
            <text:p>00 03:43: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55" calcext:value-type="float">
            <text:p>655</text:p>
          </table:table-cell>
          <table:table-cell table:style-name="ce2" table:formula="of:=CONCATENATE(TEXT(MOD(INT([.C24]/60);60);&quot;00&quot;);&quot;:&quot;;TEXT(MOD([.C24];60);&quot;00&quot;))" office:value-type="string" office:string-value="10:55" calcext:value-type="string">
            <text:p>10:55</text:p>
          </table:table-cell>
          <table:table-cell table:formula="of:=[.C24]+[.E23]" office:value-type="float" office:value="14053" calcext:value-type="float">
            <text:p>14053</text:p>
          </table:table-cell>
          <table:table-cell table:formula="of:=CONCATENATE(TEXT(INT([.E24]/(60*60*24));&quot;00&quot;);&quot; &quot;;TEXT(MOD(INT([.E24]/(60*60));24);&quot;00&quot;);&quot;:&quot;;TEXT(MOD(INT([.E24]/60);60);&quot;00&quot;);&quot;:&quot;;TEXT(MOD([.E24];60);&quot;00&quot;))" office:value-type="string" office:string-value="00 03:54:13" calcext:value-type="string">
            <text:p>00 03:54: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40" calcext:value-type="float">
            <text:p>640</text:p>
          </table:table-cell>
          <table:table-cell table:style-name="ce2" table:formula="of:=CONCATENATE(TEXT(MOD(INT([.C25]/60);60);&quot;00&quot;);&quot;:&quot;;TEXT(MOD([.C25];60);&quot;00&quot;))" office:value-type="string" office:string-value="10:40" calcext:value-type="string">
            <text:p>10:40</text:p>
          </table:table-cell>
          <table:table-cell table:formula="of:=[.C25]+[.E24]" office:value-type="float" office:value="14693" calcext:value-type="float">
            <text:p>14693</text:p>
          </table:table-cell>
          <table:table-cell table:formula="of:=CONCATENATE(TEXT(INT([.E25]/(60*60*24));&quot;00&quot;);&quot; &quot;;TEXT(MOD(INT([.E25]/(60*60));24);&quot;00&quot;);&quot;:&quot;;TEXT(MOD(INT([.E25]/60);60);&quot;00&quot;);&quot;:&quot;;TEXT(MOD([.E25];60);&quot;00&quot;))" office:value-type="string" office:string-value="00 04:04:53" calcext:value-type="string">
            <text:p>00 04:04:5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  <table:table-cell table:style-name="ce2" table:formula="of:=CONCATENATE(TEXT(MOD(INT([.C26]/60);60);&quot;00&quot;);&quot;:&quot;;TEXT(MOD([.C26];60);&quot;00&quot;))" office:value-type="string" office:string-value="10:37" calcext:value-type="string">
            <text:p>10:37</text:p>
          </table:table-cell>
          <table:table-cell table:formula="of:=[.C26]+[.E25]" office:value-type="float" office:value="15330" calcext:value-type="float">
            <text:p>15330</text:p>
          </table:table-cell>
          <table:table-cell table:formula="of:=CONCATENATE(TEXT(INT([.E26]/(60*60*24));&quot;00&quot;);&quot; &quot;;TEXT(MOD(INT([.E26]/(60*60));24);&quot;00&quot;);&quot;:&quot;;TEXT(MOD(INT([.E26]/60);60);&quot;00&quot;);&quot;:&quot;;TEXT(MOD([.E26];60);&quot;00&quot;))" office:value-type="string" office:string-value="00 04:15:30" calcext:value-type="string">
            <text:p>00 04:15: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31" calcext:value-type="float">
            <text:p>631</text:p>
          </table:table-cell>
          <table:table-cell table:style-name="ce2" table:formula="of:=CONCATENATE(TEXT(MOD(INT([.C27]/60);60);&quot;00&quot;);&quot;:&quot;;TEXT(MOD([.C27];60);&quot;00&quot;))" office:value-type="string" office:string-value="10:31" calcext:value-type="string">
            <text:p>10:31</text:p>
          </table:table-cell>
          <table:table-cell table:formula="of:=[.C27]+[.E26]" office:value-type="float" office:value="15961" calcext:value-type="float">
            <text:p>15961</text:p>
          </table:table-cell>
          <table:table-cell table:formula="of:=CONCATENATE(TEXT(INT([.E27]/(60*60*24));&quot;00&quot;);&quot; &quot;;TEXT(MOD(INT([.E27]/(60*60));24);&quot;00&quot;);&quot;:&quot;;TEXT(MOD(INT([.E27]/60);60);&quot;00&quot;);&quot;:&quot;;TEXT(MOD([.E27];60);&quot;00&quot;))" office:value-type="string" office:string-value="00 04:26:01" calcext:value-type="string">
            <text:p>00 04:26: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69" calcext:value-type="float">
            <text:p>669</text:p>
          </table:table-cell>
          <table:table-cell table:style-name="ce2" table:formula="of:=CONCATENATE(TEXT(MOD(INT([.C28]/60);60);&quot;00&quot;);&quot;:&quot;;TEXT(MOD([.C28];60);&quot;00&quot;))" office:value-type="string" office:string-value="11:09" calcext:value-type="string">
            <text:p>11:09</text:p>
          </table:table-cell>
          <table:table-cell table:formula="of:=[.C28]+[.E27]" office:value-type="float" office:value="16630" calcext:value-type="float">
            <text:p>16630</text:p>
          </table:table-cell>
          <table:table-cell table:formula="of:=CONCATENATE(TEXT(INT([.E28]/(60*60*24));&quot;00&quot;);&quot; &quot;;TEXT(MOD(INT([.E28]/(60*60));24);&quot;00&quot;);&quot;:&quot;;TEXT(MOD(INT([.E28]/60);60);&quot;00&quot;);&quot;:&quot;;TEXT(MOD([.E28];60);&quot;00&quot;))" office:value-type="string" office:string-value="00 04:37:10" calcext:value-type="string">
            <text:p>00 04:37:1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75" calcext:value-type="float">
            <text:p>675</text:p>
          </table:table-cell>
          <table:table-cell table:style-name="ce2" table:formula="of:=CONCATENATE(TEXT(MOD(INT([.C29]/60);60);&quot;00&quot;);&quot;:&quot;;TEXT(MOD([.C29];60);&quot;00&quot;))" office:value-type="string" office:string-value="11:15" calcext:value-type="string">
            <text:p>11:15</text:p>
          </table:table-cell>
          <table:table-cell table:formula="of:=[.C29]+[.E28]" office:value-type="float" office:value="17305" calcext:value-type="float">
            <text:p>17305</text:p>
          </table:table-cell>
          <table:table-cell table:formula="of:=CONCATENATE(TEXT(INT([.E29]/(60*60*24));&quot;00&quot;);&quot; &quot;;TEXT(MOD(INT([.E29]/(60*60));24);&quot;00&quot;);&quot;:&quot;;TEXT(MOD(INT([.E29]/60);60);&quot;00&quot;);&quot;:&quot;;TEXT(MOD([.E29];60);&quot;00&quot;))" office:value-type="string" office:string-value="00 04:48:25" calcext:value-type="string">
            <text:p>00 04:48:2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75" calcext:value-type="float">
            <text:p>675</text:p>
          </table:table-cell>
          <table:table-cell table:style-name="ce2" table:formula="of:=CONCATENATE(TEXT(MOD(INT([.C30]/60);60);&quot;00&quot;);&quot;:&quot;;TEXT(MOD([.C30];60);&quot;00&quot;))" office:value-type="string" office:string-value="11:15" calcext:value-type="string">
            <text:p>11:15</text:p>
          </table:table-cell>
          <table:table-cell table:formula="of:=[.C30]+[.E29]" office:value-type="float" office:value="17980" calcext:value-type="float">
            <text:p>17980</text:p>
          </table:table-cell>
          <table:table-cell table:formula="of:=CONCATENATE(TEXT(INT([.E30]/(60*60*24));&quot;00&quot;);&quot; &quot;;TEXT(MOD(INT([.E30]/(60*60));24);&quot;00&quot;);&quot;:&quot;;TEXT(MOD(INT([.E30]/60);60);&quot;00&quot;);&quot;:&quot;;TEXT(MOD([.E30];60);&quot;00&quot;))" office:value-type="string" office:string-value="00 04:59:40" calcext:value-type="string">
            <text:p>00 04:59:4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63" calcext:value-type="float">
            <text:p>663</text:p>
          </table:table-cell>
          <table:table-cell table:style-name="ce2" table:formula="of:=CONCATENATE(TEXT(MOD(INT([.C31]/60);60);&quot;00&quot;);&quot;:&quot;;TEXT(MOD([.C31];60);&quot;00&quot;))" office:value-type="string" office:string-value="11:03" calcext:value-type="string">
            <text:p>11:03</text:p>
          </table:table-cell>
          <table:table-cell table:formula="of:=[.C31]+[.E30]" office:value-type="float" office:value="18643" calcext:value-type="float">
            <text:p>18643</text:p>
          </table:table-cell>
          <table:table-cell table:formula="of:=CONCATENATE(TEXT(INT([.E31]/(60*60*24));&quot;00&quot;);&quot; &quot;;TEXT(MOD(INT([.E31]/(60*60));24);&quot;00&quot;);&quot;:&quot;;TEXT(MOD(INT([.E31]/60);60);&quot;00&quot;);&quot;:&quot;;TEXT(MOD([.E31];60);&quot;00&quot;))" office:value-type="string" office:string-value="00 05:10:43" calcext:value-type="string">
            <text:p>00 05:10:4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43" calcext:value-type="float">
            <text:p>643</text:p>
          </table:table-cell>
          <table:table-cell table:style-name="ce2" table:formula="of:=CONCATENATE(TEXT(MOD(INT([.C32]/60);60);&quot;00&quot;);&quot;:&quot;;TEXT(MOD([.C32];60);&quot;00&quot;))" office:value-type="string" office:string-value="10:43" calcext:value-type="string">
            <text:p>10:43</text:p>
          </table:table-cell>
          <table:table-cell table:formula="of:=[.C32]+[.E31]" office:value-type="float" office:value="19286" calcext:value-type="float">
            <text:p>19286</text:p>
          </table:table-cell>
          <table:table-cell table:formula="of:=CONCATENATE(TEXT(INT([.E32]/(60*60*24));&quot;00&quot;);&quot; &quot;;TEXT(MOD(INT([.E32]/(60*60));24);&quot;00&quot;);&quot;:&quot;;TEXT(MOD(INT([.E32]/60);60);&quot;00&quot;);&quot;:&quot;;TEXT(MOD([.E32];60);&quot;00&quot;))" office:value-type="string" office:string-value="00 05:21:26" calcext:value-type="string">
            <text:p>00 05:21: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13" calcext:value-type="float">
            <text:p>613</text:p>
          </table:table-cell>
          <table:table-cell table:style-name="ce2" table:formula="of:=CONCATENATE(TEXT(MOD(INT([.C33]/60);60);&quot;00&quot;);&quot;:&quot;;TEXT(MOD([.C33];60);&quot;00&quot;))" office:value-type="string" office:string-value="10:13" calcext:value-type="string">
            <text:p>10:13</text:p>
          </table:table-cell>
          <table:table-cell table:formula="of:=[.C33]+[.E32]" office:value-type="float" office:value="19899" calcext:value-type="float">
            <text:p>19899</text:p>
          </table:table-cell>
          <table:table-cell table:formula="of:=CONCATENATE(TEXT(INT([.E33]/(60*60*24));&quot;00&quot;);&quot; &quot;;TEXT(MOD(INT([.E33]/(60*60));24);&quot;00&quot;);&quot;:&quot;;TEXT(MOD(INT([.E33]/60);60);&quot;00&quot;);&quot;:&quot;;TEXT(MOD([.E33];60);&quot;00&quot;))" office:value-type="string" office:string-value="00 05:31:39" calcext:value-type="string">
            <text:p>00 05:31:3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50" calcext:value-type="float">
            <text:p>650</text:p>
          </table:table-cell>
          <table:table-cell table:style-name="ce2" table:formula="of:=CONCATENATE(TEXT(MOD(INT([.C34]/60);60);&quot;00&quot;);&quot;:&quot;;TEXT(MOD([.C34];60);&quot;00&quot;))" office:value-type="string" office:string-value="10:50" calcext:value-type="string">
            <text:p>10:50</text:p>
          </table:table-cell>
          <table:table-cell table:formula="of:=[.C34]+[.E33]" office:value-type="float" office:value="20549" calcext:value-type="float">
            <text:p>20549</text:p>
          </table:table-cell>
          <table:table-cell table:formula="of:=CONCATENATE(TEXT(INT([.E34]/(60*60*24));&quot;00&quot;);&quot; &quot;;TEXT(MOD(INT([.E34]/(60*60));24);&quot;00&quot;);&quot;:&quot;;TEXT(MOD(INT([.E34]/60);60);&quot;00&quot;);&quot;:&quot;;TEXT(MOD([.E34];60);&quot;00&quot;))" office:value-type="string" office:string-value="00 05:42:29" calcext:value-type="string">
            <text:p>00 05:42:2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52" calcext:value-type="float">
            <text:p>652</text:p>
          </table:table-cell>
          <table:table-cell table:style-name="ce2" table:formula="of:=CONCATENATE(TEXT(MOD(INT([.C35]/60);60);&quot;00&quot;);&quot;:&quot;;TEXT(MOD([.C35];60);&quot;00&quot;))" office:value-type="string" office:string-value="10:52" calcext:value-type="string">
            <text:p>10:52</text:p>
          </table:table-cell>
          <table:table-cell table:formula="of:=[.C35]+[.E34]" office:value-type="float" office:value="21201" calcext:value-type="float">
            <text:p>21201</text:p>
          </table:table-cell>
          <table:table-cell table:formula="of:=CONCATENATE(TEXT(INT([.E35]/(60*60*24));&quot;00&quot;);&quot; &quot;;TEXT(MOD(INT([.E35]/(60*60));24);&quot;00&quot;);&quot;:&quot;;TEXT(MOD(INT([.E35]/60);60);&quot;00&quot;);&quot;:&quot;;TEXT(MOD([.E35];60);&quot;00&quot;))" office:value-type="string" office:string-value="00 05:53:21" calcext:value-type="string">
            <text:p>00 05:53: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table:style-name="ce2" table:formula="of:=CONCATENATE(TEXT(MOD(INT([.C36]/60);60);&quot;00&quot;);&quot;:&quot;;TEXT(MOD([.C36];60);&quot;00&quot;))" office:value-type="string" office:string-value="10:24" calcext:value-type="string">
            <text:p>10:24</text:p>
          </table:table-cell>
          <table:table-cell table:formula="of:=[.C36]+[.E35]" office:value-type="float" office:value="21825" calcext:value-type="float">
            <text:p>21825</text:p>
          </table:table-cell>
          <table:table-cell table:formula="of:=CONCATENATE(TEXT(INT([.E36]/(60*60*24));&quot;00&quot;);&quot; &quot;;TEXT(MOD(INT([.E36]/(60*60));24);&quot;00&quot;);&quot;:&quot;;TEXT(MOD(INT([.E36]/60);60);&quot;00&quot;);&quot;:&quot;;TEXT(MOD([.E36];60);&quot;00&quot;))" office:value-type="string" office:string-value="00 06:03:45" calcext:value-type="string">
            <text:p>00 06:03:4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99" calcext:value-type="float">
            <text:p>799</text:p>
          </table:table-cell>
          <table:table-cell table:style-name="ce2" table:formula="of:=CONCATENATE(TEXT(MOD(INT([.C37]/60);60);&quot;00&quot;);&quot;:&quot;;TEXT(MOD([.C37];60);&quot;00&quot;))" office:value-type="string" office:string-value="13:19" calcext:value-type="string">
            <text:p>13:19</text:p>
          </table:table-cell>
          <table:table-cell table:formula="of:=[.C37]+[.E36]" office:value-type="float" office:value="22624" calcext:value-type="float">
            <text:p>22624</text:p>
          </table:table-cell>
          <table:table-cell table:formula="of:=CONCATENATE(TEXT(INT([.E37]/(60*60*24));&quot;00&quot;);&quot; &quot;;TEXT(MOD(INT([.E37]/(60*60));24);&quot;00&quot;);&quot;:&quot;;TEXT(MOD(INT([.E37]/60);60);&quot;00&quot;);&quot;:&quot;;TEXT(MOD([.E37];60);&quot;00&quot;))" office:value-type="string" office:string-value="00 06:17:04" calcext:value-type="string">
            <text:p>00 06:17:0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49" calcext:value-type="float">
            <text:p>649</text:p>
          </table:table-cell>
          <table:table-cell table:style-name="ce2" table:formula="of:=CONCATENATE(TEXT(MOD(INT([.C38]/60);60);&quot;00&quot;);&quot;:&quot;;TEXT(MOD([.C38];60);&quot;00&quot;))" office:value-type="string" office:string-value="10:49" calcext:value-type="string">
            <text:p>10:49</text:p>
          </table:table-cell>
          <table:table-cell table:formula="of:=[.C38]+[.E37]" office:value-type="float" office:value="23273" calcext:value-type="float">
            <text:p>23273</text:p>
          </table:table-cell>
          <table:table-cell table:formula="of:=CONCATENATE(TEXT(INT([.E38]/(60*60*24));&quot;00&quot;);&quot; &quot;;TEXT(MOD(INT([.E38]/(60*60));24);&quot;00&quot;);&quot;:&quot;;TEXT(MOD(INT([.E38]/60);60);&quot;00&quot;);&quot;:&quot;;TEXT(MOD([.E38];60);&quot;00&quot;))" office:value-type="string" office:string-value="00 06:27:53" calcext:value-type="string">
            <text:p>00 06:27:5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73" calcext:value-type="float">
            <text:p>673</text:p>
          </table:table-cell>
          <table:table-cell table:style-name="ce2" table:formula="of:=CONCATENATE(TEXT(MOD(INT([.C39]/60);60);&quot;00&quot;);&quot;:&quot;;TEXT(MOD([.C39];60);&quot;00&quot;))" office:value-type="string" office:string-value="11:13" calcext:value-type="string">
            <text:p>11:13</text:p>
          </table:table-cell>
          <table:table-cell table:formula="of:=[.C39]+[.E38]" office:value-type="float" office:value="23946" calcext:value-type="float">
            <text:p>23946</text:p>
          </table:table-cell>
          <table:table-cell table:formula="of:=CONCATENATE(TEXT(INT([.E39]/(60*60*24));&quot;00&quot;);&quot; &quot;;TEXT(MOD(INT([.E39]/(60*60));24);&quot;00&quot;);&quot;:&quot;;TEXT(MOD(INT([.E39]/60);60);&quot;00&quot;);&quot;:&quot;;TEXT(MOD([.E39];60);&quot;00&quot;))" office:value-type="string" office:string-value="00 06:39:06" calcext:value-type="string">
            <text:p>00 06:39:0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69" calcext:value-type="float">
            <text:p>669</text:p>
          </table:table-cell>
          <table:table-cell table:style-name="ce2" table:formula="of:=CONCATENATE(TEXT(MOD(INT([.C40]/60);60);&quot;00&quot;);&quot;:&quot;;TEXT(MOD([.C40];60);&quot;00&quot;))" office:value-type="string" office:string-value="11:09" calcext:value-type="string">
            <text:p>11:09</text:p>
          </table:table-cell>
          <table:table-cell table:formula="of:=[.C40]+[.E39]" office:value-type="float" office:value="24615" calcext:value-type="float">
            <text:p>24615</text:p>
          </table:table-cell>
          <table:table-cell table:formula="of:=CONCATENATE(TEXT(INT([.E40]/(60*60*24));&quot;00&quot;);&quot; &quot;;TEXT(MOD(INT([.E40]/(60*60));24);&quot;00&quot;);&quot;:&quot;;TEXT(MOD(INT([.E40]/60);60);&quot;00&quot;);&quot;:&quot;;TEXT(MOD([.E40];60);&quot;00&quot;))" office:value-type="string" office:string-value="00 06:50:15" calcext:value-type="string">
            <text:p>00 06:50: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66" calcext:value-type="float">
            <text:p>666</text:p>
          </table:table-cell>
          <table:table-cell table:style-name="ce2" table:formula="of:=CONCATENATE(TEXT(MOD(INT([.C41]/60);60);&quot;00&quot;);&quot;:&quot;;TEXT(MOD([.C41];60);&quot;00&quot;))" office:value-type="string" office:string-value="11:06" calcext:value-type="string">
            <text:p>11:06</text:p>
          </table:table-cell>
          <table:table-cell table:formula="of:=[.C41]+[.E40]" office:value-type="float" office:value="25281" calcext:value-type="float">
            <text:p>25281</text:p>
          </table:table-cell>
          <table:table-cell table:formula="of:=CONCATENATE(TEXT(INT([.E41]/(60*60*24));&quot;00&quot;);&quot; &quot;;TEXT(MOD(INT([.E41]/(60*60));24);&quot;00&quot;);&quot;:&quot;;TEXT(MOD(INT([.E41]/60);60);&quot;00&quot;);&quot;:&quot;;TEXT(MOD([.E41];60);&quot;00&quot;))" office:value-type="string" office:string-value="00 07:01:21" calcext:value-type="string">
            <text:p>00 07:01:2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52" calcext:value-type="float">
            <text:p>652</text:p>
          </table:table-cell>
          <table:table-cell table:style-name="ce2" table:formula="of:=CONCATENATE(TEXT(MOD(INT([.C42]/60);60);&quot;00&quot;);&quot;:&quot;;TEXT(MOD([.C42];60);&quot;00&quot;))" office:value-type="string" office:string-value="10:52" calcext:value-type="string">
            <text:p>10:52</text:p>
          </table:table-cell>
          <table:table-cell table:formula="of:=[.C42]+[.E41]" office:value-type="float" office:value="25933" calcext:value-type="float">
            <text:p>25933</text:p>
          </table:table-cell>
          <table:table-cell table:formula="of:=CONCATENATE(TEXT(INT([.E42]/(60*60*24));&quot;00&quot;);&quot; &quot;;TEXT(MOD(INT([.E42]/(60*60));24);&quot;00&quot;);&quot;:&quot;;TEXT(MOD(INT([.E42]/60);60);&quot;00&quot;);&quot;:&quot;;TEXT(MOD([.E42];60);&quot;00&quot;))" office:value-type="string" office:string-value="00 07:12:13" calcext:value-type="string">
            <text:p>00 07:12: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table:style-name="ce2" table:formula="of:=CONCATENATE(TEXT(MOD(INT([.C43]/60);60);&quot;00&quot;);&quot;:&quot;;TEXT(MOD([.C43];60);&quot;00&quot;))" office:value-type="string" office:string-value="10:21" calcext:value-type="string">
            <text:p>10:21</text:p>
          </table:table-cell>
          <table:table-cell table:formula="of:=[.C43]+[.E42]" office:value-type="float" office:value="26554" calcext:value-type="float">
            <text:p>26554</text:p>
          </table:table-cell>
          <table:table-cell table:formula="of:=CONCATENATE(TEXT(INT([.E43]/(60*60*24));&quot;00&quot;);&quot; &quot;;TEXT(MOD(INT([.E43]/(60*60));24);&quot;00&quot;);&quot;:&quot;;TEXT(MOD(INT([.E43]/60);60);&quot;00&quot;);&quot;:&quot;;TEXT(MOD([.E43];60);&quot;00&quot;))" office:value-type="string" office:string-value="00 07:22:34" calcext:value-type="string">
            <text:p>00 07:22:3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96" calcext:value-type="float">
            <text:p>696</text:p>
          </table:table-cell>
          <table:table-cell table:style-name="ce2" table:formula="of:=CONCATENATE(TEXT(MOD(INT([.C44]/60);60);&quot;00&quot;);&quot;:&quot;;TEXT(MOD([.C44];60);&quot;00&quot;))" office:value-type="string" office:string-value="11:36" calcext:value-type="string">
            <text:p>11:36</text:p>
          </table:table-cell>
          <table:table-cell table:formula="of:=[.C44]+[.E43]" office:value-type="float" office:value="27250" calcext:value-type="float">
            <text:p>27250</text:p>
          </table:table-cell>
          <table:table-cell table:formula="of:=CONCATENATE(TEXT(INT([.E44]/(60*60*24));&quot;00&quot;);&quot; &quot;;TEXT(MOD(INT([.E44]/(60*60));24);&quot;00&quot;);&quot;:&quot;;TEXT(MOD(INT([.E44]/60);60);&quot;00&quot;);&quot;:&quot;;TEXT(MOD([.E44];60);&quot;00&quot;))" office:value-type="string" office:string-value="00 07:34:10" calcext:value-type="string">
            <text:p>00 07:34:1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82" calcext:value-type="float">
            <text:p>682</text:p>
          </table:table-cell>
          <table:table-cell table:style-name="ce2" table:formula="of:=CONCATENATE(TEXT(MOD(INT([.C45]/60);60);&quot;00&quot;);&quot;:&quot;;TEXT(MOD([.C45];60);&quot;00&quot;))" office:value-type="string" office:string-value="11:22" calcext:value-type="string">
            <text:p>11:22</text:p>
          </table:table-cell>
          <table:table-cell table:formula="of:=[.C45]+[.E44]" office:value-type="float" office:value="27932" calcext:value-type="float">
            <text:p>27932</text:p>
          </table:table-cell>
          <table:table-cell table:formula="of:=CONCATENATE(TEXT(INT([.E45]/(60*60*24));&quot;00&quot;);&quot; &quot;;TEXT(MOD(INT([.E45]/(60*60));24);&quot;00&quot;);&quot;:&quot;;TEXT(MOD(INT([.E45]/60);60);&quot;00&quot;);&quot;:&quot;;TEXT(MOD([.E45];60);&quot;00&quot;))" office:value-type="string" office:string-value="00 07:45:32" calcext:value-type="string">
            <text:p>00 07:45:3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62" calcext:value-type="float">
            <text:p>662</text:p>
          </table:table-cell>
          <table:table-cell table:style-name="ce2" table:formula="of:=CONCATENATE(TEXT(MOD(INT([.C46]/60);60);&quot;00&quot;);&quot;:&quot;;TEXT(MOD([.C46];60);&quot;00&quot;))" office:value-type="string" office:string-value="11:02" calcext:value-type="string">
            <text:p>11:02</text:p>
          </table:table-cell>
          <table:table-cell table:formula="of:=[.C46]+[.E45]" office:value-type="float" office:value="28594" calcext:value-type="float">
            <text:p>28594</text:p>
          </table:table-cell>
          <table:table-cell table:formula="of:=CONCATENATE(TEXT(INT([.E46]/(60*60*24));&quot;00&quot;);&quot; &quot;;TEXT(MOD(INT([.E46]/(60*60));24);&quot;00&quot;);&quot;:&quot;;TEXT(MOD(INT([.E46]/60);60);&quot;00&quot;);&quot;:&quot;;TEXT(MOD([.E46];60);&quot;00&quot;))" office:value-type="string" office:string-value="00 07:56:34" calcext:value-type="string">
            <text:p>00 07:56:3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93" calcext:value-type="float">
            <text:p>793</text:p>
          </table:table-cell>
          <table:table-cell table:style-name="ce2" table:formula="of:=CONCATENATE(TEXT(MOD(INT([.C47]/60);60);&quot;00&quot;);&quot;:&quot;;TEXT(MOD([.C47];60);&quot;00&quot;))" office:value-type="string" office:string-value="13:13" calcext:value-type="string">
            <text:p>13:13</text:p>
          </table:table-cell>
          <table:table-cell table:formula="of:=[.C47]+[.E46]" office:value-type="float" office:value="29387" calcext:value-type="float">
            <text:p>29387</text:p>
          </table:table-cell>
          <table:table-cell table:formula="of:=CONCATENATE(TEXT(INT([.E47]/(60*60*24));&quot;00&quot;);&quot; &quot;;TEXT(MOD(INT([.E47]/(60*60));24);&quot;00&quot;);&quot;:&quot;;TEXT(MOD(INT([.E47]/60);60);&quot;00&quot;);&quot;:&quot;;TEXT(MOD([.E47];60);&quot;00&quot;))" office:value-type="string" office:string-value="00 08:09:47" calcext:value-type="string">
            <text:p>00 08:09: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59" calcext:value-type="float">
            <text:p>659</text:p>
          </table:table-cell>
          <table:table-cell table:style-name="ce2" table:formula="of:=CONCATENATE(TEXT(MOD(INT([.C48]/60);60);&quot;00&quot;);&quot;:&quot;;TEXT(MOD([.C48];60);&quot;00&quot;))" office:value-type="string" office:string-value="10:59" calcext:value-type="string">
            <text:p>10:59</text:p>
          </table:table-cell>
          <table:table-cell table:formula="of:=[.C48]+[.E47]" office:value-type="float" office:value="30046" calcext:value-type="float">
            <text:p>30046</text:p>
          </table:table-cell>
          <table:table-cell table:formula="of:=CONCATENATE(TEXT(INT([.E48]/(60*60*24));&quot;00&quot;);&quot; &quot;;TEXT(MOD(INT([.E48]/(60*60));24);&quot;00&quot;);&quot;:&quot;;TEXT(MOD(INT([.E48]/60);60);&quot;00&quot;);&quot;:&quot;;TEXT(MOD([.E48];60);&quot;00&quot;))" office:value-type="string" office:string-value="00 08:20:46" calcext:value-type="string">
            <text:p>00 08:20:4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table:style-name="ce2" table:formula="of:=CONCATENATE(TEXT(MOD(INT([.C49]/60);60);&quot;00&quot;);&quot;:&quot;;TEXT(MOD([.C49];60);&quot;00&quot;))" office:value-type="string" office:string-value="11:22" calcext:value-type="string">
            <text:p>11:22</text:p>
          </table:table-cell>
          <table:table-cell table:formula="of:=[.C49]+[.E48]" office:value-type="float" office:value="30728" calcext:value-type="float">
            <text:p>30728</text:p>
          </table:table-cell>
          <table:table-cell table:formula="of:=CONCATENATE(TEXT(INT([.E49]/(60*60*24));&quot;00&quot;);&quot; &quot;;TEXT(MOD(INT([.E49]/(60*60));24);&quot;00&quot;);&quot;:&quot;;TEXT(MOD(INT([.E49]/60);60);&quot;00&quot;);&quot;:&quot;;TEXT(MOD([.E49];60);&quot;00&quot;))" office:value-type="string" office:string-value="00 08:32:08" calcext:value-type="string">
            <text:p>00 08:32:0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78" calcext:value-type="float">
            <text:p>778</text:p>
          </table:table-cell>
          <table:table-cell table:style-name="ce2" table:formula="of:=CONCATENATE(TEXT(MOD(INT([.C50]/60);60);&quot;00&quot;);&quot;:&quot;;TEXT(MOD([.C50];60);&quot;00&quot;))" office:value-type="string" office:string-value="12:58" calcext:value-type="string">
            <text:p>12:58</text:p>
          </table:table-cell>
          <table:table-cell table:formula="of:=[.C50]+[.E49]" office:value-type="float" office:value="31506" calcext:value-type="float">
            <text:p>31506</text:p>
          </table:table-cell>
          <table:table-cell table:formula="of:=CONCATENATE(TEXT(INT([.E50]/(60*60*24));&quot;00&quot;);&quot; &quot;;TEXT(MOD(INT([.E50]/(60*60));24);&quot;00&quot;);&quot;:&quot;;TEXT(MOD(INT([.E50]/60);60);&quot;00&quot;);&quot;:&quot;;TEXT(MOD([.E50];60);&quot;00&quot;))" office:value-type="string" office:string-value="00 08:45:06" calcext:value-type="string">
            <text:p>00 08:45:0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62" calcext:value-type="float">
            <text:p>662</text:p>
          </table:table-cell>
          <table:table-cell table:style-name="ce2" table:formula="of:=CONCATENATE(TEXT(MOD(INT([.C51]/60);60);&quot;00&quot;);&quot;:&quot;;TEXT(MOD([.C51];60);&quot;00&quot;))" office:value-type="string" office:string-value="11:02" calcext:value-type="string">
            <text:p>11:02</text:p>
          </table:table-cell>
          <table:table-cell table:formula="of:=[.C51]+[.E50]" office:value-type="float" office:value="32168" calcext:value-type="float">
            <text:p>32168</text:p>
          </table:table-cell>
          <table:table-cell table:formula="of:=CONCATENATE(TEXT(INT([.E51]/(60*60*24));&quot;00&quot;);&quot; &quot;;TEXT(MOD(INT([.E51]/(60*60));24);&quot;00&quot;);&quot;:&quot;;TEXT(MOD(INT([.E51]/60);60);&quot;00&quot;);&quot;:&quot;;TEXT(MOD([.E51];60);&quot;00&quot;))" office:value-type="string" office:string-value="00 08:56:08" calcext:value-type="string">
            <text:p>00 08:56:0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style-name="ce2" table:formula="of:=CONCATENATE(TEXT(MOD(INT([.C52]/60);60);&quot;00&quot;);&quot;:&quot;;TEXT(MOD([.C52];60);&quot;00&quot;))" office:value-type="string" office:string-value="10:45" calcext:value-type="string">
            <text:p>10:45</text:p>
          </table:table-cell>
          <table:table-cell table:formula="of:=[.C52]+[.E51]" office:value-type="float" office:value="32813" calcext:value-type="float">
            <text:p>32813</text:p>
          </table:table-cell>
          <table:table-cell table:formula="of:=CONCATENATE(TEXT(INT([.E52]/(60*60*24));&quot;00&quot;);&quot; &quot;;TEXT(MOD(INT([.E52]/(60*60));24);&quot;00&quot;);&quot;:&quot;;TEXT(MOD(INT([.E52]/60);60);&quot;00&quot;);&quot;:&quot;;TEXT(MOD([.E52];60);&quot;00&quot;))" office:value-type="string" office:string-value="00 09:06:53" calcext:value-type="string">
            <text:p>00 09:06:5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69" calcext:value-type="float">
            <text:p>669</text:p>
          </table:table-cell>
          <table:table-cell table:style-name="ce2" table:formula="of:=CONCATENATE(TEXT(MOD(INT([.C53]/60);60);&quot;00&quot;);&quot;:&quot;;TEXT(MOD([.C53];60);&quot;00&quot;))" office:value-type="string" office:string-value="11:09" calcext:value-type="string">
            <text:p>11:09</text:p>
          </table:table-cell>
          <table:table-cell table:formula="of:=[.C53]+[.E52]" office:value-type="float" office:value="33482" calcext:value-type="float">
            <text:p>33482</text:p>
          </table:table-cell>
          <table:table-cell table:formula="of:=CONCATENATE(TEXT(INT([.E53]/(60*60*24));&quot;00&quot;);&quot; &quot;;TEXT(MOD(INT([.E53]/(60*60));24);&quot;00&quot;);&quot;:&quot;;TEXT(MOD(INT([.E53]/60);60);&quot;00&quot;);&quot;:&quot;;TEXT(MOD([.E53];60);&quot;00&quot;))" office:value-type="string" office:string-value="00 09:18:02" calcext:value-type="string">
            <text:p>00 09:18:0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13" calcext:value-type="float">
            <text:p>713</text:p>
          </table:table-cell>
          <table:table-cell table:style-name="ce2" table:formula="of:=CONCATENATE(TEXT(MOD(INT([.C54]/60);60);&quot;00&quot;);&quot;:&quot;;TEXT(MOD([.C54];60);&quot;00&quot;))" office:value-type="string" office:string-value="11:53" calcext:value-type="string">
            <text:p>11:53</text:p>
          </table:table-cell>
          <table:table-cell table:formula="of:=[.C54]+[.E53]" office:value-type="float" office:value="34195" calcext:value-type="float">
            <text:p>34195</text:p>
          </table:table-cell>
          <table:table-cell table:formula="of:=CONCATENATE(TEXT(INT([.E54]/(60*60*24));&quot;00&quot;);&quot; &quot;;TEXT(MOD(INT([.E54]/(60*60));24);&quot;00&quot;);&quot;:&quot;;TEXT(MOD(INT([.E54]/60);60);&quot;00&quot;);&quot;:&quot;;TEXT(MOD([.E54];60);&quot;00&quot;))" office:value-type="string" office:string-value="00 09:29:55" calcext:value-type="string">
            <text:p>00 09:29:5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22" calcext:value-type="float">
            <text:p>622</text:p>
          </table:table-cell>
          <table:table-cell table:style-name="ce2" table:formula="of:=CONCATENATE(TEXT(MOD(INT([.C55]/60);60);&quot;00&quot;);&quot;:&quot;;TEXT(MOD([.C55];60);&quot;00&quot;))" office:value-type="string" office:string-value="10:22" calcext:value-type="string">
            <text:p>10:22</text:p>
          </table:table-cell>
          <table:table-cell table:formula="of:=[.C55]+[.E54]" office:value-type="float" office:value="34817" calcext:value-type="float">
            <text:p>34817</text:p>
          </table:table-cell>
          <table:table-cell table:formula="of:=CONCATENATE(TEXT(INT([.E55]/(60*60*24));&quot;00&quot;);&quot; &quot;;TEXT(MOD(INT([.E55]/(60*60));24);&quot;00&quot;);&quot;:&quot;;TEXT(MOD(INT([.E55]/60);60);&quot;00&quot;);&quot;:&quot;;TEXT(MOD([.E55];60);&quot;00&quot;))" office:value-type="string" office:string-value="00 09:40:17" calcext:value-type="string">
            <text:p>00 09:40: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31" calcext:value-type="float">
            <text:p>631</text:p>
          </table:table-cell>
          <table:table-cell table:style-name="ce2" table:formula="of:=CONCATENATE(TEXT(MOD(INT([.C56]/60);60);&quot;00&quot;);&quot;:&quot;;TEXT(MOD([.C56];60);&quot;00&quot;))" office:value-type="string" office:string-value="10:31" calcext:value-type="string">
            <text:p>10:31</text:p>
          </table:table-cell>
          <table:table-cell table:formula="of:=[.C56]+[.E55]" office:value-type="float" office:value="35448" calcext:value-type="float">
            <text:p>35448</text:p>
          </table:table-cell>
          <table:table-cell table:formula="of:=CONCATENATE(TEXT(INT([.E56]/(60*60*24));&quot;00&quot;);&quot; &quot;;TEXT(MOD(INT([.E56]/(60*60));24);&quot;00&quot;);&quot;:&quot;;TEXT(MOD(INT([.E56]/60);60);&quot;00&quot;);&quot;:&quot;;TEXT(MOD([.E56];60);&quot;00&quot;))" office:value-type="string" office:string-value="00 09:50:48" calcext:value-type="string">
            <text:p>00 09:50: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46" calcext:value-type="float">
            <text:p>646</text:p>
          </table:table-cell>
          <table:table-cell table:style-name="ce2" table:formula="of:=CONCATENATE(TEXT(MOD(INT([.C57]/60);60);&quot;00&quot;);&quot;:&quot;;TEXT(MOD([.C57];60);&quot;00&quot;))" office:value-type="string" office:string-value="10:46" calcext:value-type="string">
            <text:p>10:46</text:p>
          </table:table-cell>
          <table:table-cell table:formula="of:=[.C57]+[.E56]" office:value-type="float" office:value="36094" calcext:value-type="float">
            <text:p>36094</text:p>
          </table:table-cell>
          <table:table-cell table:formula="of:=CONCATENATE(TEXT(INT([.E57]/(60*60*24));&quot;00&quot;);&quot; &quot;;TEXT(MOD(INT([.E57]/(60*60));24);&quot;00&quot;);&quot;:&quot;;TEXT(MOD(INT([.E57]/60);60);&quot;00&quot;);&quot;:&quot;;TEXT(MOD([.E57];60);&quot;00&quot;))" office:value-type="string" office:string-value="00 10:01:34" calcext:value-type="string">
            <text:p>00 10:01:3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16" calcext:value-type="float">
            <text:p>616</text:p>
          </table:table-cell>
          <table:table-cell table:style-name="ce2" table:formula="of:=CONCATENATE(TEXT(MOD(INT([.C58]/60);60);&quot;00&quot;);&quot;:&quot;;TEXT(MOD([.C58];60);&quot;00&quot;))" office:value-type="string" office:string-value="10:16" calcext:value-type="string">
            <text:p>10:16</text:p>
          </table:table-cell>
          <table:table-cell table:formula="of:=[.C58]+[.E57]" office:value-type="float" office:value="36710" calcext:value-type="float">
            <text:p>36710</text:p>
          </table:table-cell>
          <table:table-cell table:formula="of:=CONCATENATE(TEXT(INT([.E58]/(60*60*24));&quot;00&quot;);&quot; &quot;;TEXT(MOD(INT([.E58]/(60*60));24);&quot;00&quot;);&quot;:&quot;;TEXT(MOD(INT([.E58]/60);60);&quot;00&quot;);&quot;:&quot;;TEXT(MOD([.E58];60);&quot;00&quot;))" office:value-type="string" office:string-value="00 10:11:50" calcext:value-type="string">
            <text:p>00 10:11:5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17" calcext:value-type="float">
            <text:p>617</text:p>
          </table:table-cell>
          <table:table-cell table:style-name="ce2" table:formula="of:=CONCATENATE(TEXT(MOD(INT([.C59]/60);60);&quot;00&quot;);&quot;:&quot;;TEXT(MOD([.C59];60);&quot;00&quot;))" office:value-type="string" office:string-value="10:17" calcext:value-type="string">
            <text:p>10:17</text:p>
          </table:table-cell>
          <table:table-cell table:formula="of:=[.C59]+[.E58]" office:value-type="float" office:value="37327" calcext:value-type="float">
            <text:p>37327</text:p>
          </table:table-cell>
          <table:table-cell table:formula="of:=CONCATENATE(TEXT(INT([.E59]/(60*60*24));&quot;00&quot;);&quot; &quot;;TEXT(MOD(INT([.E59]/(60*60));24);&quot;00&quot;);&quot;:&quot;;TEXT(MOD(INT([.E59]/60);60);&quot;00&quot;);&quot;:&quot;;TEXT(MOD([.E59];60);&quot;00&quot;))" office:value-type="string" office:string-value="00 10:22:07" calcext:value-type="string">
            <text:p>00 10:22:0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8" calcext:value-type="float">
            <text:p>618</text:p>
          </table:table-cell>
          <table:table-cell table:style-name="ce2" table:formula="of:=CONCATENATE(TEXT(MOD(INT([.C60]/60);60);&quot;00&quot;);&quot;:&quot;;TEXT(MOD([.C60];60);&quot;00&quot;))" office:value-type="string" office:string-value="10:18" calcext:value-type="string">
            <text:p>10:18</text:p>
          </table:table-cell>
          <table:table-cell table:formula="of:=[.C60]+[.E59]" office:value-type="float" office:value="37945" calcext:value-type="float">
            <text:p>37945</text:p>
          </table:table-cell>
          <table:table-cell table:formula="of:=CONCATENATE(TEXT(INT([.E60]/(60*60*24));&quot;00&quot;);&quot; &quot;;TEXT(MOD(INT([.E60]/(60*60));24);&quot;00&quot;);&quot;:&quot;;TEXT(MOD(INT([.E60]/60);60);&quot;00&quot;);&quot;:&quot;;TEXT(MOD([.E60];60);&quot;00&quot;))" office:value-type="string" office:string-value="00 10:32:25" calcext:value-type="string">
            <text:p>00 10:32:2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1" calcext:value-type="float">
            <text:p>621</text:p>
          </table:table-cell>
          <table:table-cell table:style-name="ce2" table:formula="of:=CONCATENATE(TEXT(MOD(INT([.C61]/60);60);&quot;00&quot;);&quot;:&quot;;TEXT(MOD([.C61];60);&quot;00&quot;))" office:value-type="string" office:string-value="10:21" calcext:value-type="string">
            <text:p>10:21</text:p>
          </table:table-cell>
          <table:table-cell table:formula="of:=[.C61]+[.E60]" office:value-type="float" office:value="38566" calcext:value-type="float">
            <text:p>38566</text:p>
          </table:table-cell>
          <table:table-cell table:formula="of:=CONCATENATE(TEXT(INT([.E61]/(60*60*24));&quot;00&quot;);&quot; &quot;;TEXT(MOD(INT([.E61]/(60*60));24);&quot;00&quot;);&quot;:&quot;;TEXT(MOD(INT([.E61]/60);60);&quot;00&quot;);&quot;:&quot;;TEXT(MOD([.E61];60);&quot;00&quot;))" office:value-type="string" office:string-value="00 10:42:46" calcext:value-type="string">
            <text:p>00 10:42:4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68" calcext:value-type="float">
            <text:p>668</text:p>
          </table:table-cell>
          <table:table-cell table:style-name="ce2" table:formula="of:=CONCATENATE(TEXT(MOD(INT([.C62]/60);60);&quot;00&quot;);&quot;:&quot;;TEXT(MOD([.C62];60);&quot;00&quot;))" office:value-type="string" office:string-value="11:08" calcext:value-type="string">
            <text:p>11:08</text:p>
          </table:table-cell>
          <table:table-cell table:formula="of:=[.C62]+[.E61]" office:value-type="float" office:value="39234" calcext:value-type="float">
            <text:p>39234</text:p>
          </table:table-cell>
          <table:table-cell table:formula="of:=CONCATENATE(TEXT(INT([.E62]/(60*60*24));&quot;00&quot;);&quot; &quot;;TEXT(MOD(INT([.E62]/(60*60));24);&quot;00&quot;);&quot;:&quot;;TEXT(MOD(INT([.E62]/60);60);&quot;00&quot;);&quot;:&quot;;TEXT(MOD([.E62];60);&quot;00&quot;))" office:value-type="string" office:string-value="00 10:53:54" calcext:value-type="string">
            <text:p>00 10:53:5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table:style-name="ce2" table:formula="of:=CONCATENATE(TEXT(MOD(INT([.C63]/60);60);&quot;00&quot;);&quot;:&quot;;TEXT(MOD([.C63];60);&quot;00&quot;))" office:value-type="string" office:string-value="10:37" calcext:value-type="string">
            <text:p>10:37</text:p>
          </table:table-cell>
          <table:table-cell table:formula="of:=[.C63]+[.E62]" office:value-type="float" office:value="39871" calcext:value-type="float">
            <text:p>39871</text:p>
          </table:table-cell>
          <table:table-cell table:formula="of:=CONCATENATE(TEXT(INT([.E63]/(60*60*24));&quot;00&quot;);&quot; &quot;;TEXT(MOD(INT([.E63]/(60*60));24);&quot;00&quot;);&quot;:&quot;;TEXT(MOD(INT([.E63]/60);60);&quot;00&quot;);&quot;:&quot;;TEXT(MOD([.E63];60);&quot;00&quot;))" office:value-type="string" office:string-value="00 11:04:31" calcext:value-type="string">
            <text:p>00 11:04:3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11" calcext:value-type="float">
            <text:p>611</text:p>
          </table:table-cell>
          <table:table-cell table:style-name="ce2" table:formula="of:=CONCATENATE(TEXT(MOD(INT([.C64]/60);60);&quot;00&quot;);&quot;:&quot;;TEXT(MOD([.C64];60);&quot;00&quot;))" office:value-type="string" office:string-value="10:11" calcext:value-type="string">
            <text:p>10:11</text:p>
          </table:table-cell>
          <table:table-cell table:formula="of:=[.C64]+[.E63]" office:value-type="float" office:value="40482" calcext:value-type="float">
            <text:p>40482</text:p>
          </table:table-cell>
          <table:table-cell table:formula="of:=CONCATENATE(TEXT(INT([.E64]/(60*60*24));&quot;00&quot;);&quot; &quot;;TEXT(MOD(INT([.E64]/(60*60));24);&quot;00&quot;);&quot;:&quot;;TEXT(MOD(INT([.E64]/60);60);&quot;00&quot;);&quot;:&quot;;TEXT(MOD([.E64];60);&quot;00&quot;))" office:value-type="string" office:string-value="00 11:14:42" calcext:value-type="string">
            <text:p>00 11:14:4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64" calcext:value-type="float">
            <text:p>664</text:p>
          </table:table-cell>
          <table:table-cell table:style-name="ce2" table:formula="of:=CONCATENATE(TEXT(MOD(INT([.C65]/60);60);&quot;00&quot;);&quot;:&quot;;TEXT(MOD([.C65];60);&quot;00&quot;))" office:value-type="string" office:string-value="11:04" calcext:value-type="string">
            <text:p>11:04</text:p>
          </table:table-cell>
          <table:table-cell table:formula="of:=[.C65]+[.E64]" office:value-type="float" office:value="41146" calcext:value-type="float">
            <text:p>41146</text:p>
          </table:table-cell>
          <table:table-cell table:formula="of:=CONCATENATE(TEXT(INT([.E65]/(60*60*24));&quot;00&quot;);&quot; &quot;;TEXT(MOD(INT([.E65]/(60*60));24);&quot;00&quot;);&quot;:&quot;;TEXT(MOD(INT([.E65]/60);60);&quot;00&quot;);&quot;:&quot;;TEXT(MOD([.E65];60);&quot;00&quot;))" office:value-type="string" office:string-value="00 11:25:46" calcext:value-type="string">
            <text:p>00 11:25:4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14" calcext:value-type="float">
            <text:p>614</text:p>
          </table:table-cell>
          <table:table-cell table:style-name="ce2" table:formula="of:=CONCATENATE(TEXT(MOD(INT([.C66]/60);60);&quot;00&quot;);&quot;:&quot;;TEXT(MOD([.C66];60);&quot;00&quot;))" office:value-type="string" office:string-value="10:14" calcext:value-type="string">
            <text:p>10:14</text:p>
          </table:table-cell>
          <table:table-cell table:formula="of:=[.C66]+[.E65]" office:value-type="float" office:value="41760" calcext:value-type="float">
            <text:p>41760</text:p>
          </table:table-cell>
          <table:table-cell table:formula="of:=CONCATENATE(TEXT(INT([.E66]/(60*60*24));&quot;00&quot;);&quot; &quot;;TEXT(MOD(INT([.E66]/(60*60));24);&quot;00&quot;);&quot;:&quot;;TEXT(MOD(INT([.E66]/60);60);&quot;00&quot;);&quot;:&quot;;TEXT(MOD([.E66];60);&quot;00&quot;))" office:value-type="string" office:string-value="00 11:36:00" calcext:value-type="string">
            <text:p>00 11:36:0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07" calcext:value-type="float">
            <text:p>607</text:p>
          </table:table-cell>
          <table:table-cell table:style-name="ce2" table:formula="of:=CONCATENATE(TEXT(MOD(INT([.C67]/60);60);&quot;00&quot;);&quot;:&quot;;TEXT(MOD([.C67];60);&quot;00&quot;))" office:value-type="string" office:string-value="10:07" calcext:value-type="string">
            <text:p>10:07</text:p>
          </table:table-cell>
          <table:table-cell table:formula="of:=[.C67]+[.E66]" office:value-type="float" office:value="42367" calcext:value-type="float">
            <text:p>42367</text:p>
          </table:table-cell>
          <table:table-cell table:formula="of:=CONCATENATE(TEXT(INT([.E67]/(60*60*24));&quot;00&quot;);&quot; &quot;;TEXT(MOD(INT([.E67]/(60*60));24);&quot;00&quot;);&quot;:&quot;;TEXT(MOD(INT([.E67]/60);60);&quot;00&quot;);&quot;:&quot;;TEXT(MOD([.E67];60);&quot;00&quot;))" office:value-type="string" office:string-value="00 11:46:07" calcext:value-type="string">
            <text:p>00 11:46:0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04" calcext:value-type="float">
            <text:p>604</text:p>
          </table:table-cell>
          <table:table-cell table:style-name="ce2" table:formula="of:=CONCATENATE(TEXT(MOD(INT([.C68]/60);60);&quot;00&quot;);&quot;:&quot;;TEXT(MOD([.C68];60);&quot;00&quot;))" office:value-type="string" office:string-value="10:04" calcext:value-type="string">
            <text:p>10:04</text:p>
          </table:table-cell>
          <table:table-cell table:formula="of:=[.C68]+[.E67]" office:value-type="float" office:value="42971" calcext:value-type="float">
            <text:p>42971</text:p>
          </table:table-cell>
          <table:table-cell table:formula="of:=CONCATENATE(TEXT(INT([.E68]/(60*60*24));&quot;00&quot;);&quot; &quot;;TEXT(MOD(INT([.E68]/(60*60));24);&quot;00&quot;);&quot;:&quot;;TEXT(MOD(INT([.E68]/60);60);&quot;00&quot;);&quot;:&quot;;TEXT(MOD([.E68];60);&quot;00&quot;))" office:value-type="string" office:string-value="00 11:56:11" calcext:value-type="string">
            <text:p>00 11:56:1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12" calcext:value-type="float">
            <text:p>612</text:p>
          </table:table-cell>
          <table:table-cell table:style-name="ce2" table:formula="of:=CONCATENATE(TEXT(MOD(INT([.C69]/60);60);&quot;00&quot;);&quot;:&quot;;TEXT(MOD([.C69];60);&quot;00&quot;))" office:value-type="string" office:string-value="10:12" calcext:value-type="string">
            <text:p>10:12</text:p>
          </table:table-cell>
          <table:table-cell table:formula="of:=[.C69]+[.E68]" office:value-type="float" office:value="43583" calcext:value-type="float">
            <text:p>43583</text:p>
          </table:table-cell>
          <table:table-cell table:formula="of:=CONCATENATE(TEXT(INT([.E69]/(60*60*24));&quot;00&quot;);&quot; &quot;;TEXT(MOD(INT([.E69]/(60*60));24);&quot;00&quot;);&quot;:&quot;;TEXT(MOD(INT([.E69]/60);60);&quot;00&quot;);&quot;:&quot;;TEXT(MOD([.E69];60);&quot;00&quot;))" office:value-type="string" office:string-value="00 12:06:23" calcext:value-type="string">
            <text:p>00 12:06:2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15" calcext:value-type="float">
            <text:p>615</text:p>
          </table:table-cell>
          <table:table-cell table:style-name="ce2" table:formula="of:=CONCATENATE(TEXT(MOD(INT([.C70]/60);60);&quot;00&quot;);&quot;:&quot;;TEXT(MOD([.C70];60);&quot;00&quot;))" office:value-type="string" office:string-value="10:15" calcext:value-type="string">
            <text:p>10:15</text:p>
          </table:table-cell>
          <table:table-cell table:formula="of:=[.C70]+[.E69]" office:value-type="float" office:value="44198" calcext:value-type="float">
            <text:p>44198</text:p>
          </table:table-cell>
          <table:table-cell table:formula="of:=CONCATENATE(TEXT(INT([.E70]/(60*60*24));&quot;00&quot;);&quot; &quot;;TEXT(MOD(INT([.E70]/(60*60));24);&quot;00&quot;);&quot;:&quot;;TEXT(MOD(INT([.E70]/60);60);&quot;00&quot;);&quot;:&quot;;TEXT(MOD([.E70];60);&quot;00&quot;))" office:value-type="string" office:string-value="00 12:16:38" calcext:value-type="string">
            <text:p>00 12:16:3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49" calcext:value-type="float">
            <text:p>649</text:p>
          </table:table-cell>
          <table:table-cell table:style-name="ce2" table:formula="of:=CONCATENATE(TEXT(MOD(INT([.C71]/60);60);&quot;00&quot;);&quot;:&quot;;TEXT(MOD([.C71];60);&quot;00&quot;))" office:value-type="string" office:string-value="10:49" calcext:value-type="string">
            <text:p>10:49</text:p>
          </table:table-cell>
          <table:table-cell table:formula="of:=[.C71]+[.E70]" office:value-type="float" office:value="44847" calcext:value-type="float">
            <text:p>44847</text:p>
          </table:table-cell>
          <table:table-cell table:formula="of:=CONCATENATE(TEXT(INT([.E71]/(60*60*24));&quot;00&quot;);&quot; &quot;;TEXT(MOD(INT([.E71]/(60*60));24);&quot;00&quot;);&quot;:&quot;;TEXT(MOD(INT([.E71]/60);60);&quot;00&quot;);&quot;:&quot;;TEXT(MOD([.E71];60);&quot;00&quot;))" office:value-type="string" office:string-value="00 12:27:27" calcext:value-type="string">
            <text:p>00 12:27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15" calcext:value-type="float">
            <text:p>615</text:p>
          </table:table-cell>
          <table:table-cell table:style-name="ce2" table:formula="of:=CONCATENATE(TEXT(MOD(INT([.C72]/60);60);&quot;00&quot;);&quot;:&quot;;TEXT(MOD([.C72];60);&quot;00&quot;))" office:value-type="string" office:string-value="10:15" calcext:value-type="string">
            <text:p>10:15</text:p>
          </table:table-cell>
          <table:table-cell table:formula="of:=[.C72]+[.E71]" office:value-type="float" office:value="45462" calcext:value-type="float">
            <text:p>45462</text:p>
          </table:table-cell>
          <table:table-cell table:formula="of:=CONCATENATE(TEXT(INT([.E72]/(60*60*24));&quot;00&quot;);&quot; &quot;;TEXT(MOD(INT([.E72]/(60*60));24);&quot;00&quot;);&quot;:&quot;;TEXT(MOD(INT([.E72]/60);60);&quot;00&quot;);&quot;:&quot;;TEXT(MOD([.E72];60);&quot;00&quot;))" office:value-type="string" office:string-value="00 12:37:42" calcext:value-type="string">
            <text:p>00 12:37:4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13" calcext:value-type="float">
            <text:p>613</text:p>
          </table:table-cell>
          <table:table-cell table:style-name="ce2" table:formula="of:=CONCATENATE(TEXT(MOD(INT([.C73]/60);60);&quot;00&quot;);&quot;:&quot;;TEXT(MOD([.C73];60);&quot;00&quot;))" office:value-type="string" office:string-value="10:13" calcext:value-type="string">
            <text:p>10:13</text:p>
          </table:table-cell>
          <table:table-cell table:formula="of:=[.C73]+[.E72]" office:value-type="float" office:value="46075" calcext:value-type="float">
            <text:p>46075</text:p>
          </table:table-cell>
          <table:table-cell table:formula="of:=CONCATENATE(TEXT(INT([.E73]/(60*60*24));&quot;00&quot;);&quot; &quot;;TEXT(MOD(INT([.E73]/(60*60));24);&quot;00&quot;);&quot;:&quot;;TEXT(MOD(INT([.E73]/60);60);&quot;00&quot;);&quot;:&quot;;TEXT(MOD([.E73];60);&quot;00&quot;))" office:value-type="string" office:string-value="00 12:47:55" calcext:value-type="string">
            <text:p>00 12:47:5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02" calcext:value-type="float">
            <text:p>702</text:p>
          </table:table-cell>
          <table:table-cell table:style-name="ce2" table:formula="of:=CONCATENATE(TEXT(MOD(INT([.C74]/60);60);&quot;00&quot;);&quot;:&quot;;TEXT(MOD([.C74];60);&quot;00&quot;))" office:value-type="string" office:string-value="11:42" calcext:value-type="string">
            <text:p>11:42</text:p>
          </table:table-cell>
          <table:table-cell table:formula="of:=[.C74]+[.E73]" office:value-type="float" office:value="46777" calcext:value-type="float">
            <text:p>46777</text:p>
          </table:table-cell>
          <table:table-cell table:formula="of:=CONCATENATE(TEXT(INT([.E74]/(60*60*24));&quot;00&quot;);&quot; &quot;;TEXT(MOD(INT([.E74]/(60*60));24);&quot;00&quot;);&quot;:&quot;;TEXT(MOD(INT([.E74]/60);60);&quot;00&quot;);&quot;:&quot;;TEXT(MOD([.E74];60);&quot;00&quot;))" office:value-type="string" office:string-value="00 12:59:37" calcext:value-type="string">
            <text:p>00 12:59:3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01" calcext:value-type="float">
            <text:p>601</text:p>
          </table:table-cell>
          <table:table-cell table:style-name="ce2" table:formula="of:=CONCATENATE(TEXT(MOD(INT([.C75]/60);60);&quot;00&quot;);&quot;:&quot;;TEXT(MOD([.C75];60);&quot;00&quot;))" office:value-type="string" office:string-value="10:01" calcext:value-type="string">
            <text:p>10:01</text:p>
          </table:table-cell>
          <table:table-cell table:formula="of:=[.C75]+[.E74]" office:value-type="float" office:value="47378" calcext:value-type="float">
            <text:p>47378</text:p>
          </table:table-cell>
          <table:table-cell table:formula="of:=CONCATENATE(TEXT(INT([.E75]/(60*60*24));&quot;00&quot;);&quot; &quot;;TEXT(MOD(INT([.E75]/(60*60));24);&quot;00&quot;);&quot;:&quot;;TEXT(MOD(INT([.E75]/60);60);&quot;00&quot;);&quot;:&quot;;TEXT(MOD([.E75];60);&quot;00&quot;))" office:value-type="string" office:string-value="00 13:09:38" calcext:value-type="string">
            <text:p>00 13:09:3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table:style-name="ce2" table:formula="of:=CONCATENATE(TEXT(MOD(INT([.C76]/60);60);&quot;00&quot;);&quot;:&quot;;TEXT(MOD([.C76];60);&quot;00&quot;))" office:value-type="string" office:string-value="09:53" calcext:value-type="string">
            <text:p>09:53</text:p>
          </table:table-cell>
          <table:table-cell table:formula="of:=[.C76]+[.E75]" office:value-type="float" office:value="47971" calcext:value-type="float">
            <text:p>47971</text:p>
          </table:table-cell>
          <table:table-cell table:formula="of:=CONCATENATE(TEXT(INT([.E76]/(60*60*24));&quot;00&quot;);&quot; &quot;;TEXT(MOD(INT([.E76]/(60*60));24);&quot;00&quot;);&quot;:&quot;;TEXT(MOD(INT([.E76]/60);60);&quot;00&quot;);&quot;:&quot;;TEXT(MOD([.E76];60);&quot;00&quot;))" office:value-type="string" office:string-value="00 13:19:31" calcext:value-type="string">
            <text:p>00 13:19:3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93" calcext:value-type="float">
            <text:p>593</text:p>
          </table:table-cell>
          <table:table-cell table:style-name="ce2" table:formula="of:=CONCATENATE(TEXT(MOD(INT([.C77]/60);60);&quot;00&quot;);&quot;:&quot;;TEXT(MOD([.C77];60);&quot;00&quot;))" office:value-type="string" office:string-value="09:53" calcext:value-type="string">
            <text:p>09:53</text:p>
          </table:table-cell>
          <table:table-cell table:formula="of:=[.C77]+[.E76]" office:value-type="float" office:value="48564" calcext:value-type="float">
            <text:p>48564</text:p>
          </table:table-cell>
          <table:table-cell table:formula="of:=CONCATENATE(TEXT(INT([.E77]/(60*60*24));&quot;00&quot;);&quot; &quot;;TEXT(MOD(INT([.E77]/(60*60));24);&quot;00&quot;);&quot;:&quot;;TEXT(MOD(INT([.E77]/60);60);&quot;00&quot;);&quot;:&quot;;TEXT(MOD([.E77];60);&quot;00&quot;))" office:value-type="string" office:string-value="00 13:29:24" calcext:value-type="string">
            <text:p>00 13:29: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91" calcext:value-type="float">
            <text:p>591</text:p>
          </table:table-cell>
          <table:table-cell table:style-name="ce2" table:formula="of:=CONCATENATE(TEXT(MOD(INT([.C78]/60);60);&quot;00&quot;);&quot;:&quot;;TEXT(MOD([.C78];60);&quot;00&quot;))" office:value-type="string" office:string-value="09:51" calcext:value-type="string">
            <text:p>09:51</text:p>
          </table:table-cell>
          <table:table-cell table:formula="of:=[.C78]+[.E77]" office:value-type="float" office:value="49155" calcext:value-type="float">
            <text:p>49155</text:p>
          </table:table-cell>
          <table:table-cell table:formula="of:=CONCATENATE(TEXT(INT([.E78]/(60*60*24));&quot;00&quot;);&quot; &quot;;TEXT(MOD(INT([.E78]/(60*60));24);&quot;00&quot;);&quot;:&quot;;TEXT(MOD(INT([.E78]/60);60);&quot;00&quot;);&quot;:&quot;;TEXT(MOD([.E78];60);&quot;00&quot;))" office:value-type="string" office:string-value="00 13:39:15" calcext:value-type="string">
            <text:p>00 13:39:1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table:style-name="ce2" table:formula="of:=CONCATENATE(TEXT(MOD(INT([.C79]/60);60);&quot;00&quot;);&quot;:&quot;;TEXT(MOD([.C79];60);&quot;00&quot;))" office:value-type="string" office:string-value="09:49" calcext:value-type="string">
            <text:p>09:49</text:p>
          </table:table-cell>
          <table:table-cell table:formula="of:=[.C79]+[.E78]" office:value-type="float" office:value="49744" calcext:value-type="float">
            <text:p>49744</text:p>
          </table:table-cell>
          <table:table-cell table:formula="of:=CONCATENATE(TEXT(INT([.E79]/(60*60*24));&quot;00&quot;);&quot; &quot;;TEXT(MOD(INT([.E79]/(60*60));24);&quot;00&quot;);&quot;:&quot;;TEXT(MOD(INT([.E79]/60);60);&quot;00&quot;);&quot;:&quot;;TEXT(MOD([.E79];60);&quot;00&quot;))" office:value-type="string" office:string-value="00 13:49:04" calcext:value-type="string">
            <text:p>00 13:49:0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80]/60);60);&quot;00&quot;);&quot;:&quot;;TEXT(MOD([.C80];60);&quot;00&quot;))" office:value-type="string" office:string-value="09:48" calcext:value-type="string">
            <text:p>09:48</text:p>
          </table:table-cell>
          <table:table-cell table:formula="of:=[.C80]+[.E79]" office:value-type="float" office:value="50332" calcext:value-type="float">
            <text:p>50332</text:p>
          </table:table-cell>
          <table:table-cell table:formula="of:=CONCATENATE(TEXT(INT([.E80]/(60*60*24));&quot;00&quot;);&quot; &quot;;TEXT(MOD(INT([.E80]/(60*60));24);&quot;00&quot;);&quot;:&quot;;TEXT(MOD(INT([.E80]/60);60);&quot;00&quot;);&quot;:&quot;;TEXT(MOD([.E80];60);&quot;00&quot;))" office:value-type="string" office:string-value="00 13:58:52" calcext:value-type="string">
            <text:p>00 13:58:5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81]/60);60);&quot;00&quot;);&quot;:&quot;;TEXT(MOD([.C81];60);&quot;00&quot;))" office:value-type="string" office:string-value="09:47" calcext:value-type="string">
            <text:p>09:47</text:p>
          </table:table-cell>
          <table:table-cell table:formula="of:=[.C81]+[.E80]" office:value-type="float" office:value="50919" calcext:value-type="float">
            <text:p>50919</text:p>
          </table:table-cell>
          <table:table-cell table:formula="of:=CONCATENATE(TEXT(INT([.E81]/(60*60*24));&quot;00&quot;);&quot; &quot;;TEXT(MOD(INT([.E81]/(60*60));24);&quot;00&quot;);&quot;:&quot;;TEXT(MOD(INT([.E81]/60);60);&quot;00&quot;);&quot;:&quot;;TEXT(MOD([.E81];60);&quot;00&quot;))" office:value-type="string" office:string-value="00 14:08:39" calcext:value-type="string">
            <text:p>00 14:08:3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82]/60);60);&quot;00&quot;);&quot;:&quot;;TEXT(MOD([.C82];60);&quot;00&quot;))" office:value-type="string" office:string-value="09:47" calcext:value-type="string">
            <text:p>09:47</text:p>
          </table:table-cell>
          <table:table-cell table:formula="of:=[.C82]+[.E81]" office:value-type="float" office:value="51506" calcext:value-type="float">
            <text:p>51506</text:p>
          </table:table-cell>
          <table:table-cell table:formula="of:=CONCATENATE(TEXT(INT([.E82]/(60*60*24));&quot;00&quot;);&quot; &quot;;TEXT(MOD(INT([.E82]/(60*60));24);&quot;00&quot;);&quot;:&quot;;TEXT(MOD(INT([.E82]/60);60);&quot;00&quot;);&quot;:&quot;;TEXT(MOD([.E82];60);&quot;00&quot;))" office:value-type="string" office:string-value="00 14:18:26" calcext:value-type="string">
            <text:p>00 14:18:2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83]/60);60);&quot;00&quot;);&quot;:&quot;;TEXT(MOD([.C83];60);&quot;00&quot;))" office:value-type="string" office:string-value="09:48" calcext:value-type="string">
            <text:p>09:48</text:p>
          </table:table-cell>
          <table:table-cell table:formula="of:=[.C83]+[.E82]" office:value-type="float" office:value="52094" calcext:value-type="float">
            <text:p>52094</text:p>
          </table:table-cell>
          <table:table-cell table:formula="of:=CONCATENATE(TEXT(INT([.E83]/(60*60*24));&quot;00&quot;);&quot; &quot;;TEXT(MOD(INT([.E83]/(60*60));24);&quot;00&quot;);&quot;:&quot;;TEXT(MOD(INT([.E83]/60);60);&quot;00&quot;);&quot;:&quot;;TEXT(MOD([.E83];60);&quot;00&quot;))" office:value-type="string" office:string-value="00 14:28:14" calcext:value-type="string">
            <text:p>00 14:28: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84]/60);60);&quot;00&quot;);&quot;:&quot;;TEXT(MOD([.C84];60);&quot;00&quot;))" office:value-type="string" office:string-value="09:47" calcext:value-type="string">
            <text:p>09:47</text:p>
          </table:table-cell>
          <table:table-cell table:formula="of:=[.C84]+[.E83]" office:value-type="float" office:value="52681" calcext:value-type="float">
            <text:p>52681</text:p>
          </table:table-cell>
          <table:table-cell table:formula="of:=CONCATENATE(TEXT(INT([.E84]/(60*60*24));&quot;00&quot;);&quot; &quot;;TEXT(MOD(INT([.E84]/(60*60));24);&quot;00&quot;);&quot;:&quot;;TEXT(MOD(INT([.E84]/60);60);&quot;00&quot;);&quot;:&quot;;TEXT(MOD([.E84];60);&quot;00&quot;))" office:value-type="string" office:string-value="00 14:38:01" calcext:value-type="string">
            <text:p>00 14:38:0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85]/60);60);&quot;00&quot;);&quot;:&quot;;TEXT(MOD([.C85];60);&quot;00&quot;))" office:value-type="string" office:string-value="09:48" calcext:value-type="string">
            <text:p>09:48</text:p>
          </table:table-cell>
          <table:table-cell table:formula="of:=[.C85]+[.E84]" office:value-type="float" office:value="53269" calcext:value-type="float">
            <text:p>53269</text:p>
          </table:table-cell>
          <table:table-cell table:formula="of:=CONCATENATE(TEXT(INT([.E85]/(60*60*24));&quot;00&quot;);&quot; &quot;;TEXT(MOD(INT([.E85]/(60*60));24);&quot;00&quot;);&quot;:&quot;;TEXT(MOD(INT([.E85]/60);60);&quot;00&quot;);&quot;:&quot;;TEXT(MOD([.E85];60);&quot;00&quot;))" office:value-type="string" office:string-value="00 14:47:49" calcext:value-type="string">
            <text:p>00 14:47:4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86]/60);60);&quot;00&quot;);&quot;:&quot;;TEXT(MOD([.C86];60);&quot;00&quot;))" office:value-type="string" office:string-value="09:47" calcext:value-type="string">
            <text:p>09:47</text:p>
          </table:table-cell>
          <table:table-cell table:formula="of:=[.C86]+[.E85]" office:value-type="float" office:value="53856" calcext:value-type="float">
            <text:p>53856</text:p>
          </table:table-cell>
          <table:table-cell table:formula="of:=CONCATENATE(TEXT(INT([.E86]/(60*60*24));&quot;00&quot;);&quot; &quot;;TEXT(MOD(INT([.E86]/(60*60));24);&quot;00&quot;);&quot;:&quot;;TEXT(MOD(INT([.E86]/60);60);&quot;00&quot;);&quot;:&quot;;TEXT(MOD([.E86];60);&quot;00&quot;))" office:value-type="string" office:string-value="00 14:57:36" calcext:value-type="string">
            <text:p>00 14:57:3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87]/60);60);&quot;00&quot;);&quot;:&quot;;TEXT(MOD([.C87];60);&quot;00&quot;))" office:value-type="string" office:string-value="09:48" calcext:value-type="string">
            <text:p>09:48</text:p>
          </table:table-cell>
          <table:table-cell table:formula="of:=[.C87]+[.E86]" office:value-type="float" office:value="54444" calcext:value-type="float">
            <text:p>54444</text:p>
          </table:table-cell>
          <table:table-cell table:formula="of:=CONCATENATE(TEXT(INT([.E87]/(60*60*24));&quot;00&quot;);&quot; &quot;;TEXT(MOD(INT([.E87]/(60*60));24);&quot;00&quot;);&quot;:&quot;;TEXT(MOD(INT([.E87]/60);60);&quot;00&quot;);&quot;:&quot;;TEXT(MOD([.E87];60);&quot;00&quot;))" office:value-type="string" office:string-value="00 15:07:24" calcext:value-type="string">
            <text:p>00 15:07:2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88]/60);60);&quot;00&quot;);&quot;:&quot;;TEXT(MOD([.C88];60);&quot;00&quot;))" office:value-type="string" office:string-value="09:47" calcext:value-type="string">
            <text:p>09:47</text:p>
          </table:table-cell>
          <table:table-cell table:formula="of:=[.C88]+[.E87]" office:value-type="float" office:value="55031" calcext:value-type="float">
            <text:p>55031</text:p>
          </table:table-cell>
          <table:table-cell table:formula="of:=CONCATENATE(TEXT(INT([.E88]/(60*60*24));&quot;00&quot;);&quot; &quot;;TEXT(MOD(INT([.E88]/(60*60));24);&quot;00&quot;);&quot;:&quot;;TEXT(MOD(INT([.E88]/60);60);&quot;00&quot;);&quot;:&quot;;TEXT(MOD([.E88];60);&quot;00&quot;))" office:value-type="string" office:string-value="00 15:17:11" calcext:value-type="string">
            <text:p>00 15:17:1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89]/60);60);&quot;00&quot;);&quot;:&quot;;TEXT(MOD([.C89];60);&quot;00&quot;))" office:value-type="string" office:string-value="09:48" calcext:value-type="string">
            <text:p>09:48</text:p>
          </table:table-cell>
          <table:table-cell table:formula="of:=[.C89]+[.E88]" office:value-type="float" office:value="55619" calcext:value-type="float">
            <text:p>55619</text:p>
          </table:table-cell>
          <table:table-cell table:formula="of:=CONCATENATE(TEXT(INT([.E89]/(60*60*24));&quot;00&quot;);&quot; &quot;;TEXT(MOD(INT([.E89]/(60*60));24);&quot;00&quot;);&quot;:&quot;;TEXT(MOD(INT([.E89]/60);60);&quot;00&quot;);&quot;:&quot;;TEXT(MOD([.E89];60);&quot;00&quot;))" office:value-type="string" office:string-value="00 15:26:59" calcext:value-type="string">
            <text:p>00 15:26:5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90]/60);60);&quot;00&quot;);&quot;:&quot;;TEXT(MOD([.C90];60);&quot;00&quot;))" office:value-type="string" office:string-value="09:48" calcext:value-type="string">
            <text:p>09:48</text:p>
          </table:table-cell>
          <table:table-cell table:formula="of:=[.C90]+[.E89]" office:value-type="float" office:value="56207" calcext:value-type="float">
            <text:p>56207</text:p>
          </table:table-cell>
          <table:table-cell table:formula="of:=CONCATENATE(TEXT(INT([.E90]/(60*60*24));&quot;00&quot;);&quot; &quot;;TEXT(MOD(INT([.E90]/(60*60));24);&quot;00&quot;);&quot;:&quot;;TEXT(MOD(INT([.E90]/60);60);&quot;00&quot;);&quot;:&quot;;TEXT(MOD([.E90];60);&quot;00&quot;))" office:value-type="string" office:string-value="00 15:36:47" calcext:value-type="string">
            <text:p>00 15:36:4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91]/60);60);&quot;00&quot;);&quot;:&quot;;TEXT(MOD([.C91];60);&quot;00&quot;))" office:value-type="string" office:string-value="09:48" calcext:value-type="string">
            <text:p>09:48</text:p>
          </table:table-cell>
          <table:table-cell table:formula="of:=[.C91]+[.E90]" office:value-type="float" office:value="56795" calcext:value-type="float">
            <text:p>56795</text:p>
          </table:table-cell>
          <table:table-cell table:formula="of:=CONCATENATE(TEXT(INT([.E91]/(60*60*24));&quot;00&quot;);&quot; &quot;;TEXT(MOD(INT([.E91]/(60*60));24);&quot;00&quot;);&quot;:&quot;;TEXT(MOD(INT([.E91]/60);60);&quot;00&quot;);&quot;:&quot;;TEXT(MOD([.E91];60);&quot;00&quot;))" office:value-type="string" office:string-value="00 15:46:35" calcext:value-type="string">
            <text:p>00 15:46:3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92]/60);60);&quot;00&quot;);&quot;:&quot;;TEXT(MOD([.C92];60);&quot;00&quot;))" office:value-type="string" office:string-value="09:47" calcext:value-type="string">
            <text:p>09:47</text:p>
          </table:table-cell>
          <table:table-cell table:formula="of:=[.C92]+[.E91]" office:value-type="float" office:value="57382" calcext:value-type="float">
            <text:p>57382</text:p>
          </table:table-cell>
          <table:table-cell table:formula="of:=CONCATENATE(TEXT(INT([.E92]/(60*60*24));&quot;00&quot;);&quot; &quot;;TEXT(MOD(INT([.E92]/(60*60));24);&quot;00&quot;);&quot;:&quot;;TEXT(MOD(INT([.E92]/60);60);&quot;00&quot;);&quot;:&quot;;TEXT(MOD([.E92];60);&quot;00&quot;))" office:value-type="string" office:string-value="00 15:56:22" calcext:value-type="string">
            <text:p>00 15:56:2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93]/60);60);&quot;00&quot;);&quot;:&quot;;TEXT(MOD([.C93];60);&quot;00&quot;))" office:value-type="string" office:string-value="09:48" calcext:value-type="string">
            <text:p>09:48</text:p>
          </table:table-cell>
          <table:table-cell table:formula="of:=[.C93]+[.E92]" office:value-type="float" office:value="57970" calcext:value-type="float">
            <text:p>57970</text:p>
          </table:table-cell>
          <table:table-cell table:formula="of:=CONCATENATE(TEXT(INT([.E93]/(60*60*24));&quot;00&quot;);&quot; &quot;;TEXT(MOD(INT([.E93]/(60*60));24);&quot;00&quot;);&quot;:&quot;;TEXT(MOD(INT([.E93]/60);60);&quot;00&quot;);&quot;:&quot;;TEXT(MOD([.E93];60);&quot;00&quot;))" office:value-type="string" office:string-value="00 16:06:10" calcext:value-type="string">
            <text:p>00 16:06:1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94]/60);60);&quot;00&quot;);&quot;:&quot;;TEXT(MOD([.C94];60);&quot;00&quot;))" office:value-type="string" office:string-value="09:47" calcext:value-type="string">
            <text:p>09:47</text:p>
          </table:table-cell>
          <table:table-cell table:formula="of:=[.C94]+[.E93]" office:value-type="float" office:value="58557" calcext:value-type="float">
            <text:p>58557</text:p>
          </table:table-cell>
          <table:table-cell table:formula="of:=CONCATENATE(TEXT(INT([.E94]/(60*60*24));&quot;00&quot;);&quot; &quot;;TEXT(MOD(INT([.E94]/(60*60));24);&quot;00&quot;);&quot;:&quot;;TEXT(MOD(INT([.E94]/60);60);&quot;00&quot;);&quot;:&quot;;TEXT(MOD([.E94];60);&quot;00&quot;))" office:value-type="string" office:string-value="00 16:15:57" calcext:value-type="string">
            <text:p>00 16:15:5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95]/60);60);&quot;00&quot;);&quot;:&quot;;TEXT(MOD([.C95];60);&quot;00&quot;))" office:value-type="string" office:string-value="09:48" calcext:value-type="string">
            <text:p>09:48</text:p>
          </table:table-cell>
          <table:table-cell table:formula="of:=[.C95]+[.E94]" office:value-type="float" office:value="59145" calcext:value-type="float">
            <text:p>59145</text:p>
          </table:table-cell>
          <table:table-cell table:formula="of:=CONCATENATE(TEXT(INT([.E95]/(60*60*24));&quot;00&quot;);&quot; &quot;;TEXT(MOD(INT([.E95]/(60*60));24);&quot;00&quot;);&quot;:&quot;;TEXT(MOD(INT([.E95]/60);60);&quot;00&quot;);&quot;:&quot;;TEXT(MOD([.E95];60);&quot;00&quot;))" office:value-type="string" office:string-value="00 16:25:45" calcext:value-type="string">
            <text:p>00 16:25:4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96]/60);60);&quot;00&quot;);&quot;:&quot;;TEXT(MOD([.C96];60);&quot;00&quot;))" office:value-type="string" office:string-value="09:47" calcext:value-type="string">
            <text:p>09:47</text:p>
          </table:table-cell>
          <table:table-cell table:formula="of:=[.C96]+[.E95]" office:value-type="float" office:value="59732" calcext:value-type="float">
            <text:p>59732</text:p>
          </table:table-cell>
          <table:table-cell table:formula="of:=CONCATENATE(TEXT(INT([.E96]/(60*60*24));&quot;00&quot;);&quot; &quot;;TEXT(MOD(INT([.E96]/(60*60));24);&quot;00&quot;);&quot;:&quot;;TEXT(MOD(INT([.E96]/60);60);&quot;00&quot;);&quot;:&quot;;TEXT(MOD([.E96];60);&quot;00&quot;))" office:value-type="string" office:string-value="00 16:35:32" calcext:value-type="string">
            <text:p>00 16:35:3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97]/60);60);&quot;00&quot;);&quot;:&quot;;TEXT(MOD([.C97];60);&quot;00&quot;))" office:value-type="string" office:string-value="09:48" calcext:value-type="string">
            <text:p>09:48</text:p>
          </table:table-cell>
          <table:table-cell table:formula="of:=[.C97]+[.E96]" office:value-type="float" office:value="60320" calcext:value-type="float">
            <text:p>60320</text:p>
          </table:table-cell>
          <table:table-cell table:formula="of:=CONCATENATE(TEXT(INT([.E97]/(60*60*24));&quot;00&quot;);&quot; &quot;;TEXT(MOD(INT([.E97]/(60*60));24);&quot;00&quot;);&quot;:&quot;;TEXT(MOD(INT([.E97]/60);60);&quot;00&quot;);&quot;:&quot;;TEXT(MOD([.E97];60);&quot;00&quot;))" office:value-type="string" office:string-value="00 16:45:20" calcext:value-type="string">
            <text:p>00 16:45:2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98]/60);60);&quot;00&quot;);&quot;:&quot;;TEXT(MOD([.C98];60);&quot;00&quot;))" office:value-type="string" office:string-value="09:47" calcext:value-type="string">
            <text:p>09:47</text:p>
          </table:table-cell>
          <table:table-cell table:formula="of:=[.C98]+[.E97]" office:value-type="float" office:value="60907" calcext:value-type="float">
            <text:p>60907</text:p>
          </table:table-cell>
          <table:table-cell table:formula="of:=CONCATENATE(TEXT(INT([.E98]/(60*60*24));&quot;00&quot;);&quot; &quot;;TEXT(MOD(INT([.E98]/(60*60));24);&quot;00&quot;);&quot;:&quot;;TEXT(MOD(INT([.E98]/60);60);&quot;00&quot;);&quot;:&quot;;TEXT(MOD([.E98];60);&quot;00&quot;))" office:value-type="string" office:string-value="00 16:55:07" calcext:value-type="string">
            <text:p>00 16:55:0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86" calcext:value-type="float">
            <text:p>586</text:p>
          </table:table-cell>
          <table:table-cell table:style-name="ce2" table:formula="of:=CONCATENATE(TEXT(MOD(INT([.C99]/60);60);&quot;00&quot;);&quot;:&quot;;TEXT(MOD([.C99];60);&quot;00&quot;))" office:value-type="string" office:string-value="09:46" calcext:value-type="string">
            <text:p>09:46</text:p>
          </table:table-cell>
          <table:table-cell table:formula="of:=[.C99]+[.E98]" office:value-type="float" office:value="61493" calcext:value-type="float">
            <text:p>61493</text:p>
          </table:table-cell>
          <table:table-cell table:formula="of:=CONCATENATE(TEXT(INT([.E99]/(60*60*24));&quot;00&quot;);&quot; &quot;;TEXT(MOD(INT([.E99]/(60*60));24);&quot;00&quot;);&quot;:&quot;;TEXT(MOD(INT([.E99]/60);60);&quot;00&quot;);&quot;:&quot;;TEXT(MOD([.E99];60);&quot;00&quot;))" office:value-type="string" office:string-value="00 17:04:53" calcext:value-type="string">
            <text:p>00 17:04:5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84" calcext:value-type="float">
            <text:p>584</text:p>
          </table:table-cell>
          <table:table-cell table:style-name="ce2" table:formula="of:=CONCATENATE(TEXT(MOD(INT([.C100]/60);60);&quot;00&quot;);&quot;:&quot;;TEXT(MOD([.C100];60);&quot;00&quot;))" office:value-type="string" office:string-value="09:44" calcext:value-type="string">
            <text:p>09:44</text:p>
          </table:table-cell>
          <table:table-cell table:formula="of:=[.C100]+[.E99]" office:value-type="float" office:value="62077" calcext:value-type="float">
            <text:p>62077</text:p>
          </table:table-cell>
          <table:table-cell table:formula="of:=CONCATENATE(TEXT(INT([.E100]/(60*60*24));&quot;00&quot;);&quot; &quot;;TEXT(MOD(INT([.E100]/(60*60));24);&quot;00&quot;);&quot;:&quot;;TEXT(MOD(INT([.E100]/60);60);&quot;00&quot;);&quot;:&quot;;TEXT(MOD([.E100];60);&quot;00&quot;))" office:value-type="string" office:string-value="00 17:14:37" calcext:value-type="string">
            <text:p>00 17:14:3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101]/60);60);&quot;00&quot;);&quot;:&quot;;TEXT(MOD([.C101];60);&quot;00&quot;))" office:value-type="string" office:string-value="09:43" calcext:value-type="string">
            <text:p>09:43</text:p>
          </table:table-cell>
          <table:table-cell table:formula="of:=[.C101]+[.E100]" office:value-type="float" office:value="62660" calcext:value-type="float">
            <text:p>62660</text:p>
          </table:table-cell>
          <table:table-cell table:formula="of:=CONCATENATE(TEXT(INT([.E101]/(60*60*24));&quot;00&quot;);&quot; &quot;;TEXT(MOD(INT([.E101]/(60*60));24);&quot;00&quot;);&quot;:&quot;;TEXT(MOD(INT([.E101]/60);60);&quot;00&quot;);&quot;:&quot;;TEXT(MOD([.E101];60);&quot;00&quot;))" office:value-type="string" office:string-value="00 17:24:20" calcext:value-type="string">
            <text:p>00 17:24:2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2]/60);60);&quot;00&quot;);&quot;:&quot;;TEXT(MOD([.C102];60);&quot;00&quot;))" office:value-type="string" office:string-value="09:42" calcext:value-type="string">
            <text:p>09:42</text:p>
          </table:table-cell>
          <table:table-cell table:formula="of:=[.C102]+[.E101]" office:value-type="float" office:value="63242" calcext:value-type="float">
            <text:p>63242</text:p>
          </table:table-cell>
          <table:table-cell table:formula="of:=CONCATENATE(TEXT(INT([.E102]/(60*60*24));&quot;00&quot;);&quot; &quot;;TEXT(MOD(INT([.E102]/(60*60));24);&quot;00&quot;);&quot;:&quot;;TEXT(MOD(INT([.E102]/60);60);&quot;00&quot;);&quot;:&quot;;TEXT(MOD([.E102];60);&quot;00&quot;))" office:value-type="string" office:string-value="00 17:34:02" calcext:value-type="string">
            <text:p>00 17:34: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3]/60);60);&quot;00&quot;);&quot;:&quot;;TEXT(MOD([.C103];60);&quot;00&quot;))" office:value-type="string" office:string-value="09:42" calcext:value-type="string">
            <text:p>09:42</text:p>
          </table:table-cell>
          <table:table-cell table:formula="of:=[.C103]+[.E102]" office:value-type="float" office:value="63824" calcext:value-type="float">
            <text:p>63824</text:p>
          </table:table-cell>
          <table:table-cell table:formula="of:=CONCATENATE(TEXT(INT([.E103]/(60*60*24));&quot;00&quot;);&quot; &quot;;TEXT(MOD(INT([.E103]/(60*60));24);&quot;00&quot;);&quot;:&quot;;TEXT(MOD(INT([.E103]/60);60);&quot;00&quot;);&quot;:&quot;;TEXT(MOD([.E103];60);&quot;00&quot;))" office:value-type="string" office:string-value="00 17:43:44" calcext:value-type="string">
            <text:p>00 17:43:4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4]/60);60);&quot;00&quot;);&quot;:&quot;;TEXT(MOD([.C104];60);&quot;00&quot;))" office:value-type="string" office:string-value="09:42" calcext:value-type="string">
            <text:p>09:42</text:p>
          </table:table-cell>
          <table:table-cell table:formula="of:=[.C104]+[.E103]" office:value-type="float" office:value="64406" calcext:value-type="float">
            <text:p>64406</text:p>
          </table:table-cell>
          <table:table-cell table:formula="of:=CONCATENATE(TEXT(INT([.E104]/(60*60*24));&quot;00&quot;);&quot; &quot;;TEXT(MOD(INT([.E104]/(60*60));24);&quot;00&quot;);&quot;:&quot;;TEXT(MOD(INT([.E104]/60);60);&quot;00&quot;);&quot;:&quot;;TEXT(MOD([.E104];60);&quot;00&quot;))" office:value-type="string" office:string-value="00 17:53:26" calcext:value-type="string">
            <text:p>00 17:53:2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5]/60);60);&quot;00&quot;);&quot;:&quot;;TEXT(MOD([.C105];60);&quot;00&quot;))" office:value-type="string" office:string-value="09:42" calcext:value-type="string">
            <text:p>09:42</text:p>
          </table:table-cell>
          <table:table-cell table:formula="of:=[.C105]+[.E104]" office:value-type="float" office:value="64988" calcext:value-type="float">
            <text:p>64988</text:p>
          </table:table-cell>
          <table:table-cell table:formula="of:=CONCATENATE(TEXT(INT([.E105]/(60*60*24));&quot;00&quot;);&quot; &quot;;TEXT(MOD(INT([.E105]/(60*60));24);&quot;00&quot;);&quot;:&quot;;TEXT(MOD(INT([.E105]/60);60);&quot;00&quot;);&quot;:&quot;;TEXT(MOD([.E105];60);&quot;00&quot;))" office:value-type="string" office:string-value="00 18:03:08" calcext:value-type="string">
            <text:p>00 18:03:0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6]/60);60);&quot;00&quot;);&quot;:&quot;;TEXT(MOD([.C106];60);&quot;00&quot;))" office:value-type="string" office:string-value="09:42" calcext:value-type="string">
            <text:p>09:42</text:p>
          </table:table-cell>
          <table:table-cell table:formula="of:=[.C106]+[.E105]" office:value-type="float" office:value="65570" calcext:value-type="float">
            <text:p>65570</text:p>
          </table:table-cell>
          <table:table-cell table:formula="of:=CONCATENATE(TEXT(INT([.E106]/(60*60*24));&quot;00&quot;);&quot; &quot;;TEXT(MOD(INT([.E106]/(60*60));24);&quot;00&quot;);&quot;:&quot;;TEXT(MOD(INT([.E106]/60);60);&quot;00&quot;);&quot;:&quot;;TEXT(MOD([.E106];60);&quot;00&quot;))" office:value-type="string" office:string-value="00 18:12:50" calcext:value-type="string">
            <text:p>00 18:12:5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7]/60);60);&quot;00&quot;);&quot;:&quot;;TEXT(MOD([.C107];60);&quot;00&quot;))" office:value-type="string" office:string-value="09:42" calcext:value-type="string">
            <text:p>09:42</text:p>
          </table:table-cell>
          <table:table-cell table:formula="of:=[.C107]+[.E106]" office:value-type="float" office:value="66152" calcext:value-type="float">
            <text:p>66152</text:p>
          </table:table-cell>
          <table:table-cell table:formula="of:=CONCATENATE(TEXT(INT([.E107]/(60*60*24));&quot;00&quot;);&quot; &quot;;TEXT(MOD(INT([.E107]/(60*60));24);&quot;00&quot;);&quot;:&quot;;TEXT(MOD(INT([.E107]/60);60);&quot;00&quot;);&quot;:&quot;;TEXT(MOD([.E107];60);&quot;00&quot;))" office:value-type="string" office:string-value="00 18:22:32" calcext:value-type="string">
            <text:p>00 18:22:3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8]/60);60);&quot;00&quot;);&quot;:&quot;;TEXT(MOD([.C108];60);&quot;00&quot;))" office:value-type="string" office:string-value="09:42" calcext:value-type="string">
            <text:p>09:42</text:p>
          </table:table-cell>
          <table:table-cell table:formula="of:=[.C108]+[.E107]" office:value-type="float" office:value="66734" calcext:value-type="float">
            <text:p>66734</text:p>
          </table:table-cell>
          <table:table-cell table:formula="of:=CONCATENATE(TEXT(INT([.E108]/(60*60*24));&quot;00&quot;);&quot; &quot;;TEXT(MOD(INT([.E108]/(60*60));24);&quot;00&quot;);&quot;:&quot;;TEXT(MOD(INT([.E108]/60);60);&quot;00&quot;);&quot;:&quot;;TEXT(MOD([.E108];60);&quot;00&quot;))" office:value-type="string" office:string-value="00 18:32:14" calcext:value-type="string">
            <text:p>00 18:32:1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09]/60);60);&quot;00&quot;);&quot;:&quot;;TEXT(MOD([.C109];60);&quot;00&quot;))" office:value-type="string" office:string-value="09:42" calcext:value-type="string">
            <text:p>09:42</text:p>
          </table:table-cell>
          <table:table-cell table:formula="of:=[.C109]+[.E108]" office:value-type="float" office:value="67316" calcext:value-type="float">
            <text:p>67316</text:p>
          </table:table-cell>
          <table:table-cell table:formula="of:=CONCATENATE(TEXT(INT([.E109]/(60*60*24));&quot;00&quot;);&quot; &quot;;TEXT(MOD(INT([.E109]/(60*60));24);&quot;00&quot;);&quot;:&quot;;TEXT(MOD(INT([.E109]/60);60);&quot;00&quot;);&quot;:&quot;;TEXT(MOD([.E109];60);&quot;00&quot;))" office:value-type="string" office:string-value="00 18:41:56" calcext:value-type="string">
            <text:p>00 18:41:5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0]/60);60);&quot;00&quot;);&quot;:&quot;;TEXT(MOD([.C110];60);&quot;00&quot;))" office:value-type="string" office:string-value="09:42" calcext:value-type="string">
            <text:p>09:42</text:p>
          </table:table-cell>
          <table:table-cell table:formula="of:=[.C110]+[.E109]" office:value-type="float" office:value="67898" calcext:value-type="float">
            <text:p>67898</text:p>
          </table:table-cell>
          <table:table-cell table:formula="of:=CONCATENATE(TEXT(INT([.E110]/(60*60*24));&quot;00&quot;);&quot; &quot;;TEXT(MOD(INT([.E110]/(60*60));24);&quot;00&quot;);&quot;:&quot;;TEXT(MOD(INT([.E110]/60);60);&quot;00&quot;);&quot;:&quot;;TEXT(MOD([.E110];60);&quot;00&quot;))" office:value-type="string" office:string-value="00 18:51:38" calcext:value-type="string">
            <text:p>00 18:51:3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1]/60);60);&quot;00&quot;);&quot;:&quot;;TEXT(MOD([.C111];60);&quot;00&quot;))" office:value-type="string" office:string-value="09:42" calcext:value-type="string">
            <text:p>09:42</text:p>
          </table:table-cell>
          <table:table-cell table:formula="of:=[.C111]+[.E110]" office:value-type="float" office:value="68480" calcext:value-type="float">
            <text:p>68480</text:p>
          </table:table-cell>
          <table:table-cell table:formula="of:=CONCATENATE(TEXT(INT([.E111]/(60*60*24));&quot;00&quot;);&quot; &quot;;TEXT(MOD(INT([.E111]/(60*60));24);&quot;00&quot;);&quot;:&quot;;TEXT(MOD(INT([.E111]/60);60);&quot;00&quot;);&quot;:&quot;;TEXT(MOD([.E111];60);&quot;00&quot;))" office:value-type="string" office:string-value="00 19:01:20" calcext:value-type="string">
            <text:p>00 19:01:2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2]/60);60);&quot;00&quot;);&quot;:&quot;;TEXT(MOD([.C112];60);&quot;00&quot;))" office:value-type="string" office:string-value="09:42" calcext:value-type="string">
            <text:p>09:42</text:p>
          </table:table-cell>
          <table:table-cell table:formula="of:=[.C112]+[.E111]" office:value-type="float" office:value="69062" calcext:value-type="float">
            <text:p>69062</text:p>
          </table:table-cell>
          <table:table-cell table:formula="of:=CONCATENATE(TEXT(INT([.E112]/(60*60*24));&quot;00&quot;);&quot; &quot;;TEXT(MOD(INT([.E112]/(60*60));24);&quot;00&quot;);&quot;:&quot;;TEXT(MOD(INT([.E112]/60);60);&quot;00&quot;);&quot;:&quot;;TEXT(MOD([.E112];60);&quot;00&quot;))" office:value-type="string" office:string-value="00 19:11:02" calcext:value-type="string">
            <text:p>00 19:11:0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113]/60);60);&quot;00&quot;);&quot;:&quot;;TEXT(MOD([.C113];60);&quot;00&quot;))" office:value-type="string" office:string-value="09:43" calcext:value-type="string">
            <text:p>09:43</text:p>
          </table:table-cell>
          <table:table-cell table:formula="of:=[.C113]+[.E112]" office:value-type="float" office:value="69645" calcext:value-type="float">
            <text:p>69645</text:p>
          </table:table-cell>
          <table:table-cell table:formula="of:=CONCATENATE(TEXT(INT([.E113]/(60*60*24));&quot;00&quot;);&quot; &quot;;TEXT(MOD(INT([.E113]/(60*60));24);&quot;00&quot;);&quot;:&quot;;TEXT(MOD(INT([.E113]/60);60);&quot;00&quot;);&quot;:&quot;;TEXT(MOD([.E113];60);&quot;00&quot;))" office:value-type="string" office:string-value="00 19:20:45" calcext:value-type="string">
            <text:p>00 19:20:4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4]/60);60);&quot;00&quot;);&quot;:&quot;;TEXT(MOD([.C114];60);&quot;00&quot;))" office:value-type="string" office:string-value="09:42" calcext:value-type="string">
            <text:p>09:42</text:p>
          </table:table-cell>
          <table:table-cell table:formula="of:=[.C114]+[.E113]" office:value-type="float" office:value="70227" calcext:value-type="float">
            <text:p>70227</text:p>
          </table:table-cell>
          <table:table-cell table:formula="of:=CONCATENATE(TEXT(INT([.E114]/(60*60*24));&quot;00&quot;);&quot; &quot;;TEXT(MOD(INT([.E114]/(60*60));24);&quot;00&quot;);&quot;:&quot;;TEXT(MOD(INT([.E114]/60);60);&quot;00&quot;);&quot;:&quot;;TEXT(MOD([.E114];60);&quot;00&quot;))" office:value-type="string" office:string-value="00 19:30:27" calcext:value-type="string">
            <text:p>00 19:30:2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5]/60);60);&quot;00&quot;);&quot;:&quot;;TEXT(MOD([.C115];60);&quot;00&quot;))" office:value-type="string" office:string-value="09:42" calcext:value-type="string">
            <text:p>09:42</text:p>
          </table:table-cell>
          <table:table-cell table:formula="of:=[.C115]+[.E114]" office:value-type="float" office:value="70809" calcext:value-type="float">
            <text:p>70809</text:p>
          </table:table-cell>
          <table:table-cell table:formula="of:=CONCATENATE(TEXT(INT([.E115]/(60*60*24));&quot;00&quot;);&quot; &quot;;TEXT(MOD(INT([.E115]/(60*60));24);&quot;00&quot;);&quot;:&quot;;TEXT(MOD(INT([.E115]/60);60);&quot;00&quot;);&quot;:&quot;;TEXT(MOD([.E115];60);&quot;00&quot;))" office:value-type="string" office:string-value="00 19:40:09" calcext:value-type="string">
            <text:p>00 19:40:0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116]/60);60);&quot;00&quot;);&quot;:&quot;;TEXT(MOD([.C116];60);&quot;00&quot;))" office:value-type="string" office:string-value="09:43" calcext:value-type="string">
            <text:p>09:43</text:p>
          </table:table-cell>
          <table:table-cell table:formula="of:=[.C116]+[.E115]" office:value-type="float" office:value="71392" calcext:value-type="float">
            <text:p>71392</text:p>
          </table:table-cell>
          <table:table-cell table:formula="of:=CONCATENATE(TEXT(INT([.E116]/(60*60*24));&quot;00&quot;);&quot; &quot;;TEXT(MOD(INT([.E116]/(60*60));24);&quot;00&quot;);&quot;:&quot;;TEXT(MOD(INT([.E116]/60);60);&quot;00&quot;);&quot;:&quot;;TEXT(MOD([.E116];60);&quot;00&quot;))" office:value-type="string" office:string-value="00 19:49:52" calcext:value-type="string">
            <text:p>00 19:49:5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7]/60);60);&quot;00&quot;);&quot;:&quot;;TEXT(MOD([.C117];60);&quot;00&quot;))" office:value-type="string" office:string-value="09:42" calcext:value-type="string">
            <text:p>09:42</text:p>
          </table:table-cell>
          <table:table-cell table:formula="of:=[.C117]+[.E116]" office:value-type="float" office:value="71974" calcext:value-type="float">
            <text:p>71974</text:p>
          </table:table-cell>
          <table:table-cell table:formula="of:=CONCATENATE(TEXT(INT([.E117]/(60*60*24));&quot;00&quot;);&quot; &quot;;TEXT(MOD(INT([.E117]/(60*60));24);&quot;00&quot;);&quot;:&quot;;TEXT(MOD(INT([.E117]/60);60);&quot;00&quot;);&quot;:&quot;;TEXT(MOD([.E117];60);&quot;00&quot;))" office:value-type="string" office:string-value="00 19:59:34" calcext:value-type="string">
            <text:p>00 19:59:3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8]/60);60);&quot;00&quot;);&quot;:&quot;;TEXT(MOD([.C118];60);&quot;00&quot;))" office:value-type="string" office:string-value="09:42" calcext:value-type="string">
            <text:p>09:42</text:p>
          </table:table-cell>
          <table:table-cell table:formula="of:=[.C118]+[.E117]" office:value-type="float" office:value="72556" calcext:value-type="float">
            <text:p>72556</text:p>
          </table:table-cell>
          <table:table-cell table:formula="of:=CONCATENATE(TEXT(INT([.E118]/(60*60*24));&quot;00&quot;);&quot; &quot;;TEXT(MOD(INT([.E118]/(60*60));24);&quot;00&quot;);&quot;:&quot;;TEXT(MOD(INT([.E118]/60);60);&quot;00&quot;);&quot;:&quot;;TEXT(MOD([.E118];60);&quot;00&quot;))" office:value-type="string" office:string-value="00 20:09:16" calcext:value-type="string">
            <text:p>00 20:09:1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19]/60);60);&quot;00&quot;);&quot;:&quot;;TEXT(MOD([.C119];60);&quot;00&quot;))" office:value-type="string" office:string-value="09:42" calcext:value-type="string">
            <text:p>09:42</text:p>
          </table:table-cell>
          <table:table-cell table:formula="of:=[.C119]+[.E118]" office:value-type="float" office:value="73138" calcext:value-type="float">
            <text:p>73138</text:p>
          </table:table-cell>
          <table:table-cell table:formula="of:=CONCATENATE(TEXT(INT([.E119]/(60*60*24));&quot;00&quot;);&quot; &quot;;TEXT(MOD(INT([.E119]/(60*60));24);&quot;00&quot;);&quot;:&quot;;TEXT(MOD(INT([.E119]/60);60);&quot;00&quot;);&quot;:&quot;;TEXT(MOD([.E119];60);&quot;00&quot;))" office:value-type="string" office:string-value="00 20:18:58" calcext:value-type="string">
            <text:p>00 20:18:5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20]/60);60);&quot;00&quot;);&quot;:&quot;;TEXT(MOD([.C120];60);&quot;00&quot;))" office:value-type="string" office:string-value="09:42" calcext:value-type="string">
            <text:p>09:42</text:p>
          </table:table-cell>
          <table:table-cell table:formula="of:=[.C120]+[.E119]" office:value-type="float" office:value="73720" calcext:value-type="float">
            <text:p>73720</text:p>
          </table:table-cell>
          <table:table-cell table:formula="of:=CONCATENATE(TEXT(INT([.E120]/(60*60*24));&quot;00&quot;);&quot; &quot;;TEXT(MOD(INT([.E120]/(60*60));24);&quot;00&quot;);&quot;:&quot;;TEXT(MOD(INT([.E120]/60);60);&quot;00&quot;);&quot;:&quot;;TEXT(MOD([.E120];60);&quot;00&quot;))" office:value-type="string" office:string-value="00 20:28:40" calcext:value-type="string">
            <text:p>00 20:28:4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21]/60);60);&quot;00&quot;);&quot;:&quot;;TEXT(MOD([.C121];60);&quot;00&quot;))" office:value-type="string" office:string-value="09:42" calcext:value-type="string">
            <text:p>09:42</text:p>
          </table:table-cell>
          <table:table-cell table:formula="of:=[.C121]+[.E120]" office:value-type="float" office:value="74302" calcext:value-type="float">
            <text:p>74302</text:p>
          </table:table-cell>
          <table:table-cell table:formula="of:=CONCATENATE(TEXT(INT([.E121]/(60*60*24));&quot;00&quot;);&quot; &quot;;TEXT(MOD(INT([.E121]/(60*60));24);&quot;00&quot;);&quot;:&quot;;TEXT(MOD(INT([.E121]/60);60);&quot;00&quot;);&quot;:&quot;;TEXT(MOD([.E121];60);&quot;00&quot;))" office:value-type="string" office:string-value="00 20:38:22" calcext:value-type="string">
            <text:p>00 20:38:2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22]/60);60);&quot;00&quot;);&quot;:&quot;;TEXT(MOD([.C122];60);&quot;00&quot;))" office:value-type="string" office:string-value="09:42" calcext:value-type="string">
            <text:p>09:42</text:p>
          </table:table-cell>
          <table:table-cell table:formula="of:=[.C122]+[.E121]" office:value-type="float" office:value="74884" calcext:value-type="float">
            <text:p>74884</text:p>
          </table:table-cell>
          <table:table-cell table:formula="of:=CONCATENATE(TEXT(INT([.E122]/(60*60*24));&quot;00&quot;);&quot; &quot;;TEXT(MOD(INT([.E122]/(60*60));24);&quot;00&quot;);&quot;:&quot;;TEXT(MOD(INT([.E122]/60);60);&quot;00&quot;);&quot;:&quot;;TEXT(MOD([.E122];60);&quot;00&quot;))" office:value-type="string" office:string-value="00 20:48:04" calcext:value-type="string">
            <text:p>00 20:48:0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123]/60);60);&quot;00&quot;);&quot;:&quot;;TEXT(MOD([.C123];60);&quot;00&quot;))" office:value-type="string" office:string-value="09:43" calcext:value-type="string">
            <text:p>09:43</text:p>
          </table:table-cell>
          <table:table-cell table:formula="of:=[.C123]+[.E122]" office:value-type="float" office:value="75467" calcext:value-type="float">
            <text:p>75467</text:p>
          </table:table-cell>
          <table:table-cell table:formula="of:=CONCATENATE(TEXT(INT([.E123]/(60*60*24));&quot;00&quot;);&quot; &quot;;TEXT(MOD(INT([.E123]/(60*60));24);&quot;00&quot;);&quot;:&quot;;TEXT(MOD(INT([.E123]/60);60);&quot;00&quot;);&quot;:&quot;;TEXT(MOD([.E123];60);&quot;00&quot;))" office:value-type="string" office:string-value="00 20:57:47" calcext:value-type="string">
            <text:p>00 20:57:4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124]/60);60);&quot;00&quot;);&quot;:&quot;;TEXT(MOD([.C124];60);&quot;00&quot;))" office:value-type="string" office:string-value="09:43" calcext:value-type="string">
            <text:p>09:43</text:p>
          </table:table-cell>
          <table:table-cell table:formula="of:=[.C124]+[.E123]" office:value-type="float" office:value="76050" calcext:value-type="float">
            <text:p>76050</text:p>
          </table:table-cell>
          <table:table-cell table:formula="of:=CONCATENATE(TEXT(INT([.E124]/(60*60*24));&quot;00&quot;);&quot; &quot;;TEXT(MOD(INT([.E124]/(60*60));24);&quot;00&quot;);&quot;:&quot;;TEXT(MOD(INT([.E124]/60);60);&quot;00&quot;);&quot;:&quot;;TEXT(MOD([.E124];60);&quot;00&quot;))" office:value-type="string" office:string-value="00 21:07:30" calcext:value-type="string">
            <text:p>00 21:07:3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25]/60);60);&quot;00&quot;);&quot;:&quot;;TEXT(MOD([.C125];60);&quot;00&quot;))" office:value-type="string" office:string-value="09:42" calcext:value-type="string">
            <text:p>09:42</text:p>
          </table:table-cell>
          <table:table-cell table:formula="of:=[.C125]+[.E124]" office:value-type="float" office:value="76632" calcext:value-type="float">
            <text:p>76632</text:p>
          </table:table-cell>
          <table:table-cell table:formula="of:=CONCATENATE(TEXT(INT([.E125]/(60*60*24));&quot;00&quot;);&quot; &quot;;TEXT(MOD(INT([.E125]/(60*60));24);&quot;00&quot;);&quot;:&quot;;TEXT(MOD(INT([.E125]/60);60);&quot;00&quot;);&quot;:&quot;;TEXT(MOD([.E125];60);&quot;00&quot;))" office:value-type="string" office:string-value="00 21:17:12" calcext:value-type="string">
            <text:p>00 21:17:1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26]/60);60);&quot;00&quot;);&quot;:&quot;;TEXT(MOD([.C126];60);&quot;00&quot;))" office:value-type="string" office:string-value="09:42" calcext:value-type="string">
            <text:p>09:42</text:p>
          </table:table-cell>
          <table:table-cell table:formula="of:=[.C126]+[.E125]" office:value-type="float" office:value="77214" calcext:value-type="float">
            <text:p>77214</text:p>
          </table:table-cell>
          <table:table-cell table:formula="of:=CONCATENATE(TEXT(INT([.E126]/(60*60*24));&quot;00&quot;);&quot; &quot;;TEXT(MOD(INT([.E126]/(60*60));24);&quot;00&quot;);&quot;:&quot;;TEXT(MOD(INT([.E126]/60);60);&quot;00&quot;);&quot;:&quot;;TEXT(MOD([.E126];60);&quot;00&quot;))" office:value-type="string" office:string-value="00 21:26:54" calcext:value-type="string">
            <text:p>00 21:26:5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80" calcext:value-type="float">
            <text:p>580</text:p>
          </table:table-cell>
          <table:table-cell table:style-name="ce2" table:formula="of:=CONCATENATE(TEXT(MOD(INT([.C127]/60);60);&quot;00&quot;);&quot;:&quot;;TEXT(MOD([.C127];60);&quot;00&quot;))" office:value-type="string" office:string-value="09:40" calcext:value-type="string">
            <text:p>09:40</text:p>
          </table:table-cell>
          <table:table-cell table:formula="of:=[.C127]+[.E126]" office:value-type="float" office:value="77794" calcext:value-type="float">
            <text:p>77794</text:p>
          </table:table-cell>
          <table:table-cell table:formula="of:=CONCATENATE(TEXT(INT([.E127]/(60*60*24));&quot;00&quot;);&quot; &quot;;TEXT(MOD(INT([.E127]/(60*60));24);&quot;00&quot;);&quot;:&quot;;TEXT(MOD(INT([.E127]/60);60);&quot;00&quot;);&quot;:&quot;;TEXT(MOD([.E127];60);&quot;00&quot;))" office:value-type="string" office:string-value="00 21:36:34" calcext:value-type="string">
            <text:p>00 21:36:3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128]/60);60);&quot;00&quot;);&quot;:&quot;;TEXT(MOD([.C128];60);&quot;00&quot;))" office:value-type="string" office:string-value="09:39" calcext:value-type="string">
            <text:p>09:39</text:p>
          </table:table-cell>
          <table:table-cell table:formula="of:=[.C128]+[.E127]" office:value-type="float" office:value="78373" calcext:value-type="float">
            <text:p>78373</text:p>
          </table:table-cell>
          <table:table-cell table:formula="of:=CONCATENATE(TEXT(INT([.E128]/(60*60*24));&quot;00&quot;);&quot; &quot;;TEXT(MOD(INT([.E128]/(60*60));24);&quot;00&quot;);&quot;:&quot;;TEXT(MOD(INT([.E128]/60);60);&quot;00&quot;);&quot;:&quot;;TEXT(MOD([.E128];60);&quot;00&quot;))" office:value-type="string" office:string-value="00 21:46:13" calcext:value-type="string">
            <text:p>00 21:46:13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29]/60);60);&quot;00&quot;);&quot;:&quot;;TEXT(MOD([.C129];60);&quot;00&quot;))" office:value-type="string" office:string-value="09:37" calcext:value-type="string">
            <text:p>09:37</text:p>
          </table:table-cell>
          <table:table-cell table:formula="of:=[.C129]+[.E128]" office:value-type="float" office:value="78950" calcext:value-type="float">
            <text:p>78950</text:p>
          </table:table-cell>
          <table:table-cell table:formula="of:=CONCATENATE(TEXT(INT([.E129]/(60*60*24));&quot;00&quot;);&quot; &quot;;TEXT(MOD(INT([.E129]/(60*60));24);&quot;00&quot;);&quot;:&quot;;TEXT(MOD(INT([.E129]/60);60);&quot;00&quot;);&quot;:&quot;;TEXT(MOD([.E129];60);&quot;00&quot;))" office:value-type="string" office:string-value="00 21:55:50" calcext:value-type="string">
            <text:p>00 21:55:5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0]/60);60);&quot;00&quot;);&quot;:&quot;;TEXT(MOD([.C130];60);&quot;00&quot;))" office:value-type="string" office:string-value="09:37" calcext:value-type="string">
            <text:p>09:37</text:p>
          </table:table-cell>
          <table:table-cell table:formula="of:=[.C130]+[.E129]" office:value-type="float" office:value="79527" calcext:value-type="float">
            <text:p>79527</text:p>
          </table:table-cell>
          <table:table-cell table:formula="of:=CONCATENATE(TEXT(INT([.E130]/(60*60*24));&quot;00&quot;);&quot; &quot;;TEXT(MOD(INT([.E130]/(60*60));24);&quot;00&quot;);&quot;:&quot;;TEXT(MOD(INT([.E130]/60);60);&quot;00&quot;);&quot;:&quot;;TEXT(MOD([.E130];60);&quot;00&quot;))" office:value-type="string" office:string-value="00 22:05:27" calcext:value-type="string">
            <text:p>00 22:05: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1]/60);60);&quot;00&quot;);&quot;:&quot;;TEXT(MOD([.C131];60);&quot;00&quot;))" office:value-type="string" office:string-value="09:37" calcext:value-type="string">
            <text:p>09:37</text:p>
          </table:table-cell>
          <table:table-cell table:formula="of:=[.C131]+[.E130]" office:value-type="float" office:value="80104" calcext:value-type="float">
            <text:p>80104</text:p>
          </table:table-cell>
          <table:table-cell table:formula="of:=CONCATENATE(TEXT(INT([.E131]/(60*60*24));&quot;00&quot;);&quot; &quot;;TEXT(MOD(INT([.E131]/(60*60));24);&quot;00&quot;);&quot;:&quot;;TEXT(MOD(INT([.E131]/60);60);&quot;00&quot;);&quot;:&quot;;TEXT(MOD([.E131];60);&quot;00&quot;))" office:value-type="string" office:string-value="00 22:15:04" calcext:value-type="string">
            <text:p>00 22:15:04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132]/60);60);&quot;00&quot;);&quot;:&quot;;TEXT(MOD([.C132];60);&quot;00&quot;))" office:value-type="string" office:string-value="09:38" calcext:value-type="string">
            <text:p>09:38</text:p>
          </table:table-cell>
          <table:table-cell table:formula="of:=[.C132]+[.E131]" office:value-type="float" office:value="80682" calcext:value-type="float">
            <text:p>80682</text:p>
          </table:table-cell>
          <table:table-cell table:formula="of:=CONCATENATE(TEXT(INT([.E132]/(60*60*24));&quot;00&quot;);&quot; &quot;;TEXT(MOD(INT([.E132]/(60*60));24);&quot;00&quot;);&quot;:&quot;;TEXT(MOD(INT([.E132]/60);60);&quot;00&quot;);&quot;:&quot;;TEXT(MOD([.E132];60);&quot;00&quot;))" office:value-type="string" office:string-value="00 22:24:42" calcext:value-type="string">
            <text:p>00 22:24:4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3]/60);60);&quot;00&quot;);&quot;:&quot;;TEXT(MOD([.C133];60);&quot;00&quot;))" office:value-type="string" office:string-value="09:37" calcext:value-type="string">
            <text:p>09:37</text:p>
          </table:table-cell>
          <table:table-cell table:formula="of:=[.C133]+[.E132]" office:value-type="float" office:value="81259" calcext:value-type="float">
            <text:p>81259</text:p>
          </table:table-cell>
          <table:table-cell table:formula="of:=CONCATENATE(TEXT(INT([.E133]/(60*60*24));&quot;00&quot;);&quot; &quot;;TEXT(MOD(INT([.E133]/(60*60));24);&quot;00&quot;);&quot;:&quot;;TEXT(MOD(INT([.E133]/60);60);&quot;00&quot;);&quot;:&quot;;TEXT(MOD([.E133];60);&quot;00&quot;))" office:value-type="string" office:string-value="00 22:34:19" calcext:value-type="string">
            <text:p>00 22:34:19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4]/60);60);&quot;00&quot;);&quot;:&quot;;TEXT(MOD([.C134];60);&quot;00&quot;))" office:value-type="string" office:string-value="09:37" calcext:value-type="string">
            <text:p>09:37</text:p>
          </table:table-cell>
          <table:table-cell table:formula="of:=[.C134]+[.E133]" office:value-type="float" office:value="81836" calcext:value-type="float">
            <text:p>81836</text:p>
          </table:table-cell>
          <table:table-cell table:formula="of:=CONCATENATE(TEXT(INT([.E134]/(60*60*24));&quot;00&quot;);&quot; &quot;;TEXT(MOD(INT([.E134]/(60*60));24);&quot;00&quot;);&quot;:&quot;;TEXT(MOD(INT([.E134]/60);60);&quot;00&quot;);&quot;:&quot;;TEXT(MOD([.E134];60);&quot;00&quot;))" office:value-type="string" office:string-value="00 22:43:56" calcext:value-type="string">
            <text:p>00 22:43:56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5]/60);60);&quot;00&quot;);&quot;:&quot;;TEXT(MOD([.C135];60);&quot;00&quot;))" office:value-type="string" office:string-value="09:37" calcext:value-type="string">
            <text:p>09:37</text:p>
          </table:table-cell>
          <table:table-cell table:formula="of:=[.C135]+[.E134]" office:value-type="float" office:value="82413" calcext:value-type="float">
            <text:p>82413</text:p>
          </table:table-cell>
          <table:table-cell table:formula="of:=CONCATENATE(TEXT(INT([.E135]/(60*60*24));&quot;00&quot;);&quot; &quot;;TEXT(MOD(INT([.E135]/(60*60));24);&quot;00&quot;);&quot;:&quot;;TEXT(MOD(INT([.E135]/60);60);&quot;00&quot;);&quot;:&quot;;TEXT(MOD([.E135];60);&quot;00&quot;))" office:value-type="string" office:string-value="00 22:53:33" calcext:value-type="string">
            <text:p>00 22:53:3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6]/60);60);&quot;00&quot;);&quot;:&quot;;TEXT(MOD([.C136];60);&quot;00&quot;))" office:value-type="string" office:string-value="09:37" calcext:value-type="string">
            <text:p>09:37</text:p>
          </table:table-cell>
          <table:table-cell table:formula="of:=[.C136]+[.E135]" office:value-type="float" office:value="82990" calcext:value-type="float">
            <text:p>82990</text:p>
          </table:table-cell>
          <table:table-cell table:formula="of:=CONCATENATE(TEXT(INT([.E136]/(60*60*24));&quot;00&quot;);&quot; &quot;;TEXT(MOD(INT([.E136]/(60*60));24);&quot;00&quot;);&quot;:&quot;;TEXT(MOD(INT([.E136]/60);60);&quot;00&quot;);&quot;:&quot;;TEXT(MOD([.E136];60);&quot;00&quot;))" office:value-type="string" office:string-value="00 23:03:10" calcext:value-type="string">
            <text:p>00 23:03:1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37]/60);60);&quot;00&quot;);&quot;:&quot;;TEXT(MOD([.C137];60);&quot;00&quot;))" office:value-type="string" office:string-value="09:37" calcext:value-type="string">
            <text:p>09:37</text:p>
          </table:table-cell>
          <table:table-cell table:formula="of:=[.C137]+[.E136]" office:value-type="float" office:value="83567" calcext:value-type="float">
            <text:p>83567</text:p>
          </table:table-cell>
          <table:table-cell table:formula="of:=CONCATENATE(TEXT(INT([.E137]/(60*60*24));&quot;00&quot;);&quot; &quot;;TEXT(MOD(INT([.E137]/(60*60));24);&quot;00&quot;);&quot;:&quot;;TEXT(MOD(INT([.E137]/60);60);&quot;00&quot;);&quot;:&quot;;TEXT(MOD([.E137];60);&quot;00&quot;))" office:value-type="string" office:string-value="00 23:12:47" calcext:value-type="string">
            <text:p>00 23:12:4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582" calcext:value-type="float">
            <text:p>582</text:p>
          </table:table-cell>
          <table:table-cell table:style-name="ce2" table:formula="of:=CONCATENATE(TEXT(MOD(INT([.C138]/60);60);&quot;00&quot;);&quot;:&quot;;TEXT(MOD([.C138];60);&quot;00&quot;))" office:value-type="string" office:string-value="09:42" calcext:value-type="string">
            <text:p>09:42</text:p>
          </table:table-cell>
          <table:table-cell table:formula="of:=[.C138]+[.E137]" office:value-type="float" office:value="84149" calcext:value-type="float">
            <text:p>84149</text:p>
          </table:table-cell>
          <table:table-cell table:formula="of:=CONCATENATE(TEXT(INT([.E138]/(60*60*24));&quot;00&quot;);&quot; &quot;;TEXT(MOD(INT([.E138]/(60*60));24);&quot;00&quot;);&quot;:&quot;;TEXT(MOD(INT([.E138]/60);60);&quot;00&quot;);&quot;:&quot;;TEXT(MOD([.E138];60);&quot;00&quot;))" office:value-type="string" office:string-value="00 23:22:29" calcext:value-type="string">
            <text:p>00 23:22:29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639" calcext:value-type="float">
            <text:p>639</text:p>
          </table:table-cell>
          <table:table-cell table:style-name="ce2" table:formula="of:=CONCATENATE(TEXT(MOD(INT([.C139]/60);60);&quot;00&quot;);&quot;:&quot;;TEXT(MOD([.C139];60);&quot;00&quot;))" office:value-type="string" office:string-value="10:39" calcext:value-type="string">
            <text:p>10:39</text:p>
          </table:table-cell>
          <table:table-cell table:formula="of:=[.C139]+[.E138]" office:value-type="float" office:value="84788" calcext:value-type="float">
            <text:p>84788</text:p>
          </table:table-cell>
          <table:table-cell table:formula="of:=CONCATENATE(TEXT(INT([.E139]/(60*60*24));&quot;00&quot;);&quot; &quot;;TEXT(MOD(INT([.E139]/(60*60));24);&quot;00&quot;);&quot;:&quot;;TEXT(MOD(INT([.E139]/60);60);&quot;00&quot;);&quot;:&quot;;TEXT(MOD([.E139];60);&quot;00&quot;))" office:value-type="string" office:string-value="00 23:33:08" calcext:value-type="string">
            <text:p>00 23:33:0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style-name="ce2" table:formula="of:=CONCATENATE(TEXT(MOD(INT([.C140]/60);60);&quot;00&quot;);&quot;:&quot;;TEXT(MOD([.C140];60);&quot;00&quot;))" office:value-type="string" office:string-value="10:56" calcext:value-type="string">
            <text:p>10:56</text:p>
          </table:table-cell>
          <table:table-cell table:formula="of:=[.C140]+[.E139]" office:value-type="float" office:value="85444" calcext:value-type="float">
            <text:p>85444</text:p>
          </table:table-cell>
          <table:table-cell table:formula="of:=CONCATENATE(TEXT(INT([.E140]/(60*60*24));&quot;00&quot;);&quot; &quot;;TEXT(MOD(INT([.E140]/(60*60));24);&quot;00&quot;);&quot;:&quot;;TEXT(MOD(INT([.E140]/60);60);&quot;00&quot;);&quot;:&quot;;TEXT(MOD([.E140];60);&quot;00&quot;))" office:value-type="string" office:string-value="00 23:44:04" calcext:value-type="string">
            <text:p>00 23:44:04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656" calcext:value-type="float">
            <text:p>656</text:p>
          </table:table-cell>
          <table:table-cell table:style-name="ce2" table:formula="of:=CONCATENATE(TEXT(MOD(INT([.C141]/60);60);&quot;00&quot;);&quot;:&quot;;TEXT(MOD([.C141];60);&quot;00&quot;))" office:value-type="string" office:string-value="10:56" calcext:value-type="string">
            <text:p>10:56</text:p>
          </table:table-cell>
          <table:table-cell table:formula="of:=[.C141]+[.E140]" office:value-type="float" office:value="86100" calcext:value-type="float">
            <text:p>86100</text:p>
          </table:table-cell>
          <table:table-cell table:formula="of:=CONCATENATE(TEXT(INT([.E141]/(60*60*24));&quot;00&quot;);&quot; &quot;;TEXT(MOD(INT([.E141]/(60*60));24);&quot;00&quot;);&quot;:&quot;;TEXT(MOD(INT([.E141]/60);60);&quot;00&quot;);&quot;:&quot;;TEXT(MOD([.E141];60);&quot;00&quot;))" office:value-type="string" office:string-value="00 23:55:00" calcext:value-type="string">
            <text:p>00 23:55:0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619" calcext:value-type="float">
            <text:p>619</text:p>
          </table:table-cell>
          <table:table-cell table:style-name="ce2" table:formula="of:=CONCATENATE(TEXT(MOD(INT([.C142]/60);60);&quot;00&quot;);&quot;:&quot;;TEXT(MOD([.C142];60);&quot;00&quot;))" office:value-type="string" office:string-value="10:19" calcext:value-type="string">
            <text:p>10:19</text:p>
          </table:table-cell>
          <table:table-cell table:formula="of:=[.C142]+[.E141]" office:value-type="float" office:value="86719" calcext:value-type="float">
            <text:p>86719</text:p>
          </table:table-cell>
          <table:table-cell table:formula="of:=CONCATENATE(TEXT(INT([.E142]/(60*60*24));&quot;00&quot;);&quot; &quot;;TEXT(MOD(INT([.E142]/(60*60));24);&quot;00&quot;);&quot;:&quot;;TEXT(MOD(INT([.E142]/60);60);&quot;00&quot;);&quot;:&quot;;TEXT(MOD([.E142];60);&quot;00&quot;))" office:value-type="string" office:string-value="01 00:05:19" calcext:value-type="string">
            <text:p>01 00:05:1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622" calcext:value-type="float">
            <text:p>622</text:p>
          </table:table-cell>
          <table:table-cell table:style-name="ce2" table:formula="of:=CONCATENATE(TEXT(MOD(INT([.C143]/60);60);&quot;00&quot;);&quot;:&quot;;TEXT(MOD([.C143];60);&quot;00&quot;))" office:value-type="string" office:string-value="10:22" calcext:value-type="string">
            <text:p>10:22</text:p>
          </table:table-cell>
          <table:table-cell table:formula="of:=[.C143]+[.E142]" office:value-type="float" office:value="87341" calcext:value-type="float">
            <text:p>87341</text:p>
          </table:table-cell>
          <table:table-cell table:formula="of:=CONCATENATE(TEXT(INT([.E143]/(60*60*24));&quot;00&quot;);&quot; &quot;;TEXT(MOD(INT([.E143]/(60*60));24);&quot;00&quot;);&quot;:&quot;;TEXT(MOD(INT([.E143]/60);60);&quot;00&quot;);&quot;:&quot;;TEXT(MOD([.E143];60);&quot;00&quot;))" office:value-type="string" office:string-value="01 00:15:41" calcext:value-type="string">
            <text:p>01 00:15:4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605" calcext:value-type="float">
            <text:p>605</text:p>
          </table:table-cell>
          <table:table-cell table:style-name="ce2" table:formula="of:=CONCATENATE(TEXT(MOD(INT([.C144]/60);60);&quot;00&quot;);&quot;:&quot;;TEXT(MOD([.C144];60);&quot;00&quot;))" office:value-type="string" office:string-value="10:05" calcext:value-type="string">
            <text:p>10:05</text:p>
          </table:table-cell>
          <table:table-cell table:formula="of:=[.C144]+[.E143]" office:value-type="float" office:value="87946" calcext:value-type="float">
            <text:p>87946</text:p>
          </table:table-cell>
          <table:table-cell table:formula="of:=CONCATENATE(TEXT(INT([.E144]/(60*60*24));&quot;00&quot;);&quot; &quot;;TEXT(MOD(INT([.E144]/(60*60));24);&quot;00&quot;);&quot;:&quot;;TEXT(MOD(INT([.E144]/60);60);&quot;00&quot;);&quot;:&quot;;TEXT(MOD([.E144];60);&quot;00&quot;))" office:value-type="string" office:string-value="01 00:25:46" calcext:value-type="string">
            <text:p>01 00:25:4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 table:style-name="ce2" table:formula="of:=CONCATENATE(TEXT(MOD(INT([.C145]/60);60);&quot;00&quot;);&quot;:&quot;;TEXT(MOD([.C145];60);&quot;00&quot;))" office:value-type="string" office:string-value="11:33" calcext:value-type="string">
            <text:p>11:33</text:p>
          </table:table-cell>
          <table:table-cell table:formula="of:=[.C145]+[.E144]" office:value-type="float" office:value="88639" calcext:value-type="float">
            <text:p>88639</text:p>
          </table:table-cell>
          <table:table-cell table:formula="of:=CONCATENATE(TEXT(INT([.E145]/(60*60*24));&quot;00&quot;);&quot; &quot;;TEXT(MOD(INT([.E145]/(60*60));24);&quot;00&quot;);&quot;:&quot;;TEXT(MOD(INT([.E145]/60);60);&quot;00&quot;);&quot;:&quot;;TEXT(MOD([.E145];60);&quot;00&quot;))" office:value-type="string" office:string-value="01 00:37:19" calcext:value-type="string">
            <text:p>01 00:37:1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612" calcext:value-type="float">
            <text:p>612</text:p>
          </table:table-cell>
          <table:table-cell table:style-name="ce2" table:formula="of:=CONCATENATE(TEXT(MOD(INT([.C146]/60);60);&quot;00&quot;);&quot;:&quot;;TEXT(MOD([.C146];60);&quot;00&quot;))" office:value-type="string" office:string-value="10:12" calcext:value-type="string">
            <text:p>10:12</text:p>
          </table:table-cell>
          <table:table-cell table:formula="of:=[.C146]+[.E145]" office:value-type="float" office:value="89251" calcext:value-type="float">
            <text:p>89251</text:p>
          </table:table-cell>
          <table:table-cell table:formula="of:=CONCATENATE(TEXT(INT([.E146]/(60*60*24));&quot;00&quot;);&quot; &quot;;TEXT(MOD(INT([.E146]/(60*60));24);&quot;00&quot;);&quot;:&quot;;TEXT(MOD(INT([.E146]/60);60);&quot;00&quot;);&quot;:&quot;;TEXT(MOD([.E146];60);&quot;00&quot;))" office:value-type="string" office:string-value="01 00:47:31" calcext:value-type="string">
            <text:p>01 00:47:3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614" calcext:value-type="float">
            <text:p>614</text:p>
          </table:table-cell>
          <table:table-cell table:style-name="ce2" table:formula="of:=CONCATENATE(TEXT(MOD(INT([.C147]/60);60);&quot;00&quot;);&quot;:&quot;;TEXT(MOD([.C147];60);&quot;00&quot;))" office:value-type="string" office:string-value="10:14" calcext:value-type="string">
            <text:p>10:14</text:p>
          </table:table-cell>
          <table:table-cell table:formula="of:=[.C147]+[.E146]" office:value-type="float" office:value="89865" calcext:value-type="float">
            <text:p>89865</text:p>
          </table:table-cell>
          <table:table-cell table:formula="of:=CONCATENATE(TEXT(INT([.E147]/(60*60*24));&quot;00&quot;);&quot; &quot;;TEXT(MOD(INT([.E147]/(60*60));24);&quot;00&quot;);&quot;:&quot;;TEXT(MOD(INT([.E147]/60);60);&quot;00&quot;);&quot;:&quot;;TEXT(MOD([.E147];60);&quot;00&quot;))" office:value-type="string" office:string-value="01 00:57:45" calcext:value-type="string">
            <text:p>01 00:57: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14" calcext:value-type="float">
            <text:p>614</text:p>
          </table:table-cell>
          <table:table-cell table:style-name="ce2" table:formula="of:=CONCATENATE(TEXT(MOD(INT([.C148]/60);60);&quot;00&quot;);&quot;:&quot;;TEXT(MOD([.C148];60);&quot;00&quot;))" office:value-type="string" office:string-value="10:14" calcext:value-type="string">
            <text:p>10:14</text:p>
          </table:table-cell>
          <table:table-cell table:formula="of:=[.C148]+[.E147]" office:value-type="float" office:value="90479" calcext:value-type="float">
            <text:p>90479</text:p>
          </table:table-cell>
          <table:table-cell table:formula="of:=CONCATENATE(TEXT(INT([.E148]/(60*60*24));&quot;00&quot;);&quot; &quot;;TEXT(MOD(INT([.E148]/(60*60));24);&quot;00&quot;);&quot;:&quot;;TEXT(MOD(INT([.E148]/60);60);&quot;00&quot;);&quot;:&quot;;TEXT(MOD([.E148];60);&quot;00&quot;))" office:value-type="string" office:string-value="01 01:07:59" calcext:value-type="string">
            <text:p>01 01:07:59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30" calcext:value-type="float">
            <text:p>630</text:p>
          </table:table-cell>
          <table:table-cell table:style-name="ce2" table:formula="of:=CONCATENATE(TEXT(MOD(INT([.C149]/60);60);&quot;00&quot;);&quot;:&quot;;TEXT(MOD([.C149];60);&quot;00&quot;))" office:value-type="string" office:string-value="10:30" calcext:value-type="string">
            <text:p>10:30</text:p>
          </table:table-cell>
          <table:table-cell table:formula="of:=[.C149]+[.E148]" office:value-type="float" office:value="91109" calcext:value-type="float">
            <text:p>91109</text:p>
          </table:table-cell>
          <table:table-cell table:formula="of:=CONCATENATE(TEXT(INT([.E149]/(60*60*24));&quot;00&quot;);&quot; &quot;;TEXT(MOD(INT([.E149]/(60*60));24);&quot;00&quot;);&quot;:&quot;;TEXT(MOD(INT([.E149]/60);60);&quot;00&quot;);&quot;:&quot;;TEXT(MOD([.E149];60);&quot;00&quot;))" office:value-type="string" office:string-value="01 01:18:29" calcext:value-type="string">
            <text:p>01 01:18:29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150]/60);60);&quot;00&quot;);&quot;:&quot;;TEXT(MOD([.C150];60);&quot;00&quot;))" office:value-type="string" office:string-value="09:48" calcext:value-type="string">
            <text:p>09:48</text:p>
          </table:table-cell>
          <table:table-cell table:formula="of:=[.C150]+[.E149]" office:value-type="float" office:value="91697" calcext:value-type="float">
            <text:p>91697</text:p>
          </table:table-cell>
          <table:table-cell table:formula="of:=CONCATENATE(TEXT(INT([.E150]/(60*60*24));&quot;00&quot;);&quot; &quot;;TEXT(MOD(INT([.E150]/(60*60));24);&quot;00&quot;);&quot;:&quot;;TEXT(MOD(INT([.E150]/60);60);&quot;00&quot;);&quot;:&quot;;TEXT(MOD([.E150];60);&quot;00&quot;))" office:value-type="string" office:string-value="01 01:28:17" calcext:value-type="string">
            <text:p>01 01:28:1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151]/60);60);&quot;00&quot;);&quot;:&quot;;TEXT(MOD([.C151];60);&quot;00&quot;))" office:value-type="string" office:string-value="09:48" calcext:value-type="string">
            <text:p>09:48</text:p>
          </table:table-cell>
          <table:table-cell table:formula="of:=[.C151]+[.E150]" office:value-type="float" office:value="92285" calcext:value-type="float">
            <text:p>92285</text:p>
          </table:table-cell>
          <table:table-cell table:formula="of:=CONCATENATE(TEXT(INT([.E151]/(60*60*24));&quot;00&quot;);&quot; &quot;;TEXT(MOD(INT([.E151]/(60*60));24);&quot;00&quot;);&quot;:&quot;;TEXT(MOD(INT([.E151]/60);60);&quot;00&quot;);&quot;:&quot;;TEXT(MOD([.E151];60);&quot;00&quot;))" office:value-type="string" office:string-value="01 01:38:05" calcext:value-type="string">
            <text:p>01 01:38:0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  <table:table-cell table:style-name="ce2" table:formula="of:=CONCATENATE(TEXT(MOD(INT([.C152]/60);60);&quot;00&quot;);&quot;:&quot;;TEXT(MOD([.C152];60);&quot;00&quot;))" office:value-type="string" office:string-value="09:55" calcext:value-type="string">
            <text:p>09:55</text:p>
          </table:table-cell>
          <table:table-cell table:formula="of:=[.C152]+[.E151]" office:value-type="float" office:value="92880" calcext:value-type="float">
            <text:p>92880</text:p>
          </table:table-cell>
          <table:table-cell table:formula="of:=CONCATENATE(TEXT(INT([.E152]/(60*60*24));&quot;00&quot;);&quot; &quot;;TEXT(MOD(INT([.E152]/(60*60));24);&quot;00&quot;);&quot;:&quot;;TEXT(MOD(INT([.E152]/60);60);&quot;00&quot;);&quot;:&quot;;TEXT(MOD([.E152];60);&quot;00&quot;))" office:value-type="string" office:string-value="01 01:48:00" calcext:value-type="string">
            <text:p>01 01:48:0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98" calcext:value-type="float">
            <text:p>598</text:p>
          </table:table-cell>
          <table:table-cell table:style-name="ce2" table:formula="of:=CONCATENATE(TEXT(MOD(INT([.C153]/60);60);&quot;00&quot;);&quot;:&quot;;TEXT(MOD([.C153];60);&quot;00&quot;))" office:value-type="string" office:string-value="09:58" calcext:value-type="string">
            <text:p>09:58</text:p>
          </table:table-cell>
          <table:table-cell table:formula="of:=[.C153]+[.E152]" office:value-type="float" office:value="93478" calcext:value-type="float">
            <text:p>93478</text:p>
          </table:table-cell>
          <table:table-cell table:formula="of:=CONCATENATE(TEXT(INT([.E153]/(60*60*24));&quot;00&quot;);&quot; &quot;;TEXT(MOD(INT([.E153]/(60*60));24);&quot;00&quot;);&quot;:&quot;;TEXT(MOD(INT([.E153]/60);60);&quot;00&quot;);&quot;:&quot;;TEXT(MOD([.E153];60);&quot;00&quot;))" office:value-type="string" office:string-value="01 01:57:58" calcext:value-type="string">
            <text:p>01 01:57:58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97" calcext:value-type="float">
            <text:p>597</text:p>
          </table:table-cell>
          <table:table-cell table:style-name="ce2" table:formula="of:=CONCATENATE(TEXT(MOD(INT([.C154]/60);60);&quot;00&quot;);&quot;:&quot;;TEXT(MOD([.C154];60);&quot;00&quot;))" office:value-type="string" office:string-value="09:57" calcext:value-type="string">
            <text:p>09:57</text:p>
          </table:table-cell>
          <table:table-cell table:formula="of:=[.C154]+[.E153]" office:value-type="float" office:value="94075" calcext:value-type="float">
            <text:p>94075</text:p>
          </table:table-cell>
          <table:table-cell table:formula="of:=CONCATENATE(TEXT(INT([.E154]/(60*60*24));&quot;00&quot;);&quot; &quot;;TEXT(MOD(INT([.E154]/(60*60));24);&quot;00&quot;);&quot;:&quot;;TEXT(MOD(INT([.E154]/60);60);&quot;00&quot;);&quot;:&quot;;TEXT(MOD([.E154];60);&quot;00&quot;))" office:value-type="string" office:string-value="01 02:07:55" calcext:value-type="string">
            <text:p>01 02:07:55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600" calcext:value-type="float">
            <text:p>600</text:p>
          </table:table-cell>
          <table:table-cell table:style-name="ce2" table:formula="of:=CONCATENATE(TEXT(MOD(INT([.C155]/60);60);&quot;00&quot;);&quot;:&quot;;TEXT(MOD([.C155];60);&quot;00&quot;))" office:value-type="string" office:string-value="10:00" calcext:value-type="string">
            <text:p>10:00</text:p>
          </table:table-cell>
          <table:table-cell table:formula="of:=[.C155]+[.E154]" office:value-type="float" office:value="94675" calcext:value-type="float">
            <text:p>94675</text:p>
          </table:table-cell>
          <table:table-cell table:formula="of:=CONCATENATE(TEXT(INT([.E155]/(60*60*24));&quot;00&quot;);&quot; &quot;;TEXT(MOD(INT([.E155]/(60*60));24);&quot;00&quot;);&quot;:&quot;;TEXT(MOD(INT([.E155]/60);60);&quot;00&quot;);&quot;:&quot;;TEXT(MOD([.E155];60);&quot;00&quot;))" office:value-type="string" office:string-value="01 02:17:55" calcext:value-type="string">
            <text:p>01 02:17:5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94" calcext:value-type="float">
            <text:p>594</text:p>
          </table:table-cell>
          <table:table-cell table:style-name="ce2" table:formula="of:=CONCATENATE(TEXT(MOD(INT([.C156]/60);60);&quot;00&quot;);&quot;:&quot;;TEXT(MOD([.C156];60);&quot;00&quot;))" office:value-type="string" office:string-value="09:54" calcext:value-type="string">
            <text:p>09:54</text:p>
          </table:table-cell>
          <table:table-cell table:formula="of:=[.C156]+[.E155]" office:value-type="float" office:value="95269" calcext:value-type="float">
            <text:p>95269</text:p>
          </table:table-cell>
          <table:table-cell table:formula="of:=CONCATENATE(TEXT(INT([.E156]/(60*60*24));&quot;00&quot;);&quot; &quot;;TEXT(MOD(INT([.E156]/(60*60));24);&quot;00&quot;);&quot;:&quot;;TEXT(MOD(INT([.E156]/60);60);&quot;00&quot;);&quot;:&quot;;TEXT(MOD([.E156];60);&quot;00&quot;))" office:value-type="string" office:string-value="01 02:27:49" calcext:value-type="string">
            <text:p>01 02:27:49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624" calcext:value-type="float">
            <text:p>624</text:p>
          </table:table-cell>
          <table:table-cell table:style-name="ce2" table:formula="of:=CONCATENATE(TEXT(MOD(INT([.C157]/60);60);&quot;00&quot;);&quot;:&quot;;TEXT(MOD([.C157];60);&quot;00&quot;))" office:value-type="string" office:string-value="10:24" calcext:value-type="string">
            <text:p>10:24</text:p>
          </table:table-cell>
          <table:table-cell table:formula="of:=[.C157]+[.E156]" office:value-type="float" office:value="95893" calcext:value-type="float">
            <text:p>95893</text:p>
          </table:table-cell>
          <table:table-cell table:formula="of:=CONCATENATE(TEXT(INT([.E157]/(60*60*24));&quot;00&quot;);&quot; &quot;;TEXT(MOD(INT([.E157]/(60*60));24);&quot;00&quot;);&quot;:&quot;;TEXT(MOD(INT([.E157]/60);60);&quot;00&quot;);&quot;:&quot;;TEXT(MOD([.E157];60);&quot;00&quot;))" office:value-type="string" office:string-value="01 02:38:13" calcext:value-type="string">
            <text:p>01 02:38:1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625" calcext:value-type="float">
            <text:p>625</text:p>
          </table:table-cell>
          <table:table-cell table:style-name="ce2" table:formula="of:=CONCATENATE(TEXT(MOD(INT([.C158]/60);60);&quot;00&quot;);&quot;:&quot;;TEXT(MOD([.C158];60);&quot;00&quot;))" office:value-type="string" office:string-value="10:25" calcext:value-type="string">
            <text:p>10:25</text:p>
          </table:table-cell>
          <table:table-cell table:formula="of:=[.C158]+[.E157]" office:value-type="float" office:value="96518" calcext:value-type="float">
            <text:p>96518</text:p>
          </table:table-cell>
          <table:table-cell table:formula="of:=CONCATENATE(TEXT(INT([.E158]/(60*60*24));&quot;00&quot;);&quot; &quot;;TEXT(MOD(INT([.E158]/(60*60));24);&quot;00&quot;);&quot;:&quot;;TEXT(MOD(INT([.E158]/60);60);&quot;00&quot;);&quot;:&quot;;TEXT(MOD([.E158];60);&quot;00&quot;))" office:value-type="string" office:string-value="01 02:48:38" calcext:value-type="string">
            <text:p>01 02:48:38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628" calcext:value-type="float">
            <text:p>628</text:p>
          </table:table-cell>
          <table:table-cell table:style-name="ce2" table:formula="of:=CONCATENATE(TEXT(MOD(INT([.C159]/60);60);&quot;00&quot;);&quot;:&quot;;TEXT(MOD([.C159];60);&quot;00&quot;))" office:value-type="string" office:string-value="10:28" calcext:value-type="string">
            <text:p>10:28</text:p>
          </table:table-cell>
          <table:table-cell table:formula="of:=[.C159]+[.E158]" office:value-type="float" office:value="97146" calcext:value-type="float">
            <text:p>97146</text:p>
          </table:table-cell>
          <table:table-cell table:formula="of:=CONCATENATE(TEXT(INT([.E159]/(60*60*24));&quot;00&quot;);&quot; &quot;;TEXT(MOD(INT([.E159]/(60*60));24);&quot;00&quot;);&quot;:&quot;;TEXT(MOD(INT([.E159]/60);60);&quot;00&quot;);&quot;:&quot;;TEXT(MOD([.E159];60);&quot;00&quot;))" office:value-type="string" office:string-value="01 02:59:06" calcext:value-type="string">
            <text:p>01 02:59:0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99" calcext:value-type="float">
            <text:p>599</text:p>
          </table:table-cell>
          <table:table-cell table:style-name="ce2" table:formula="of:=CONCATENATE(TEXT(MOD(INT([.C160]/60);60);&quot;00&quot;);&quot;:&quot;;TEXT(MOD([.C160];60);&quot;00&quot;))" office:value-type="string" office:string-value="09:59" calcext:value-type="string">
            <text:p>09:59</text:p>
          </table:table-cell>
          <table:table-cell table:formula="of:=[.C160]+[.E159]" office:value-type="float" office:value="97745" calcext:value-type="float">
            <text:p>97745</text:p>
          </table:table-cell>
          <table:table-cell table:formula="of:=CONCATENATE(TEXT(INT([.E160]/(60*60*24));&quot;00&quot;);&quot; &quot;;TEXT(MOD(INT([.E160]/(60*60));24);&quot;00&quot;);&quot;:&quot;;TEXT(MOD(INT([.E160]/60);60);&quot;00&quot;);&quot;:&quot;;TEXT(MOD([.E160];60);&quot;00&quot;))" office:value-type="string" office:string-value="01 03:09:05" calcext:value-type="string">
            <text:p>01 03:09:0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628" calcext:value-type="float">
            <text:p>628</text:p>
          </table:table-cell>
          <table:table-cell table:style-name="ce2" table:formula="of:=CONCATENATE(TEXT(MOD(INT([.C161]/60);60);&quot;00&quot;);&quot;:&quot;;TEXT(MOD([.C161];60);&quot;00&quot;))" office:value-type="string" office:string-value="10:28" calcext:value-type="string">
            <text:p>10:28</text:p>
          </table:table-cell>
          <table:table-cell table:formula="of:=[.C161]+[.E160]" office:value-type="float" office:value="98373" calcext:value-type="float">
            <text:p>98373</text:p>
          </table:table-cell>
          <table:table-cell table:formula="of:=CONCATENATE(TEXT(INT([.E161]/(60*60*24));&quot;00&quot;);&quot; &quot;;TEXT(MOD(INT([.E161]/(60*60));24);&quot;00&quot;);&quot;:&quot;;TEXT(MOD(INT([.E161]/60);60);&quot;00&quot;);&quot;:&quot;;TEXT(MOD([.E161];60);&quot;00&quot;))" office:value-type="string" office:string-value="01 03:19:33" calcext:value-type="string">
            <text:p>01 03:19:3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66" calcext:value-type="float">
            <text:p>666</text:p>
          </table:table-cell>
          <table:table-cell table:style-name="ce2" table:formula="of:=CONCATENATE(TEXT(MOD(INT([.C162]/60);60);&quot;00&quot;);&quot;:&quot;;TEXT(MOD([.C162];60);&quot;00&quot;))" office:value-type="string" office:string-value="11:06" calcext:value-type="string">
            <text:p>11:06</text:p>
          </table:table-cell>
          <table:table-cell table:formula="of:=[.C162]+[.E161]" office:value-type="float" office:value="99039" calcext:value-type="float">
            <text:p>99039</text:p>
          </table:table-cell>
          <table:table-cell table:formula="of:=CONCATENATE(TEXT(INT([.E162]/(60*60*24));&quot;00&quot;);&quot; &quot;;TEXT(MOD(INT([.E162]/(60*60));24);&quot;00&quot;);&quot;:&quot;;TEXT(MOD(INT([.E162]/60);60);&quot;00&quot;);&quot;:&quot;;TEXT(MOD([.E162];60);&quot;00&quot;))" office:value-type="string" office:string-value="01 03:30:39" calcext:value-type="string">
            <text:p>01 03:30:3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table:style-name="ce2" table:formula="of:=CONCATENATE(TEXT(MOD(INT([.C163]/60);60);&quot;00&quot;);&quot;:&quot;;TEXT(MOD([.C163];60);&quot;00&quot;))" office:value-type="string" office:string-value="11:10" calcext:value-type="string">
            <text:p>11:10</text:p>
          </table:table-cell>
          <table:table-cell table:formula="of:=[.C163]+[.E162]" office:value-type="float" office:value="99709" calcext:value-type="float">
            <text:p>99709</text:p>
          </table:table-cell>
          <table:table-cell table:formula="of:=CONCATENATE(TEXT(INT([.E163]/(60*60*24));&quot;00&quot;);&quot; &quot;;TEXT(MOD(INT([.E163]/(60*60));24);&quot;00&quot;);&quot;:&quot;;TEXT(MOD(INT([.E163]/60);60);&quot;00&quot;);&quot;:&quot;;TEXT(MOD([.E163];60);&quot;00&quot;))" office:value-type="string" office:string-value="01 03:41:49" calcext:value-type="string">
            <text:p>01 03:41:49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717" calcext:value-type="float">
            <text:p>717</text:p>
          </table:table-cell>
          <table:table-cell table:style-name="ce2" table:formula="of:=CONCATENATE(TEXT(MOD(INT([.C164]/60);60);&quot;00&quot;);&quot;:&quot;;TEXT(MOD([.C164];60);&quot;00&quot;))" office:value-type="string" office:string-value="11:57" calcext:value-type="string">
            <text:p>11:57</text:p>
          </table:table-cell>
          <table:table-cell table:formula="of:=[.C164]+[.E163]" office:value-type="float" office:value="100426" calcext:value-type="float">
            <text:p>100426</text:p>
          </table:table-cell>
          <table:table-cell table:formula="of:=CONCATENATE(TEXT(INT([.E164]/(60*60*24));&quot;00&quot;);&quot; &quot;;TEXT(MOD(INT([.E164]/(60*60));24);&quot;00&quot;);&quot;:&quot;;TEXT(MOD(INT([.E164]/60);60);&quot;00&quot;);&quot;:&quot;;TEXT(MOD([.E164];60);&quot;00&quot;))" office:value-type="string" office:string-value="01 03:53:46" calcext:value-type="string">
            <text:p>01 03:53:4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629" calcext:value-type="float">
            <text:p>629</text:p>
          </table:table-cell>
          <table:table-cell table:style-name="ce2" table:formula="of:=CONCATENATE(TEXT(MOD(INT([.C165]/60);60);&quot;00&quot;);&quot;:&quot;;TEXT(MOD([.C165];60);&quot;00&quot;))" office:value-type="string" office:string-value="10:29" calcext:value-type="string">
            <text:p>10:29</text:p>
          </table:table-cell>
          <table:table-cell table:formula="of:=[.C165]+[.E164]" office:value-type="float" office:value="101055" calcext:value-type="float">
            <text:p>101055</text:p>
          </table:table-cell>
          <table:table-cell table:formula="of:=CONCATENATE(TEXT(INT([.E165]/(60*60*24));&quot;00&quot;);&quot; &quot;;TEXT(MOD(INT([.E165]/(60*60));24);&quot;00&quot;);&quot;:&quot;;TEXT(MOD(INT([.E165]/60);60);&quot;00&quot;);&quot;:&quot;;TEXT(MOD([.E165];60);&quot;00&quot;))" office:value-type="string" office:string-value="01 04:04:15" calcext:value-type="string">
            <text:p>01 04:04:1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595" calcext:value-type="float">
            <text:p>595</text:p>
          </table:table-cell>
          <table:table-cell table:style-name="ce2" table:formula="of:=CONCATENATE(TEXT(MOD(INT([.C166]/60);60);&quot;00&quot;);&quot;:&quot;;TEXT(MOD([.C166];60);&quot;00&quot;))" office:value-type="string" office:string-value="09:55" calcext:value-type="string">
            <text:p>09:55</text:p>
          </table:table-cell>
          <table:table-cell table:formula="of:=[.C166]+[.E165]" office:value-type="float" office:value="101650" calcext:value-type="float">
            <text:p>101650</text:p>
          </table:table-cell>
          <table:table-cell table:formula="of:=CONCATENATE(TEXT(INT([.E166]/(60*60*24));&quot;00&quot;);&quot; &quot;;TEXT(MOD(INT([.E166]/(60*60));24);&quot;00&quot;);&quot;:&quot;;TEXT(MOD(INT([.E166]/60);60);&quot;00&quot;);&quot;:&quot;;TEXT(MOD([.E166];60);&quot;00&quot;))" office:value-type="string" office:string-value="01 04:14:10" calcext:value-type="string">
            <text:p>01 04:14:1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167]/60);60);&quot;00&quot;);&quot;:&quot;;TEXT(MOD([.C167];60);&quot;00&quot;))" office:value-type="string" office:string-value="09:38" calcext:value-type="string">
            <text:p>09:38</text:p>
          </table:table-cell>
          <table:table-cell table:formula="of:=[.C167]+[.E166]" office:value-type="float" office:value="102228" calcext:value-type="float">
            <text:p>102228</text:p>
          </table:table-cell>
          <table:table-cell table:formula="of:=CONCATENATE(TEXT(INT([.E167]/(60*60*24));&quot;00&quot;);&quot; &quot;;TEXT(MOD(INT([.E167]/(60*60));24);&quot;00&quot;);&quot;:&quot;;TEXT(MOD(INT([.E167]/60);60);&quot;00&quot;);&quot;:&quot;;TEXT(MOD([.E167];60);&quot;00&quot;))" office:value-type="string" office:string-value="01 04:23:48" calcext:value-type="string">
            <text:p>01 04:23: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572" calcext:value-type="float">
            <text:p>572</text:p>
          </table:table-cell>
          <table:table-cell table:style-name="ce2" table:formula="of:=CONCATENATE(TEXT(MOD(INT([.C168]/60);60);&quot;00&quot;);&quot;:&quot;;TEXT(MOD([.C168];60);&quot;00&quot;))" office:value-type="string" office:string-value="09:32" calcext:value-type="string">
            <text:p>09:32</text:p>
          </table:table-cell>
          <table:table-cell table:formula="of:=[.C168]+[.E167]" office:value-type="float" office:value="102800" calcext:value-type="float">
            <text:p>102800</text:p>
          </table:table-cell>
          <table:table-cell table:formula="of:=CONCATENATE(TEXT(INT([.E168]/(60*60*24));&quot;00&quot;);&quot; &quot;;TEXT(MOD(INT([.E168]/(60*60));24);&quot;00&quot;);&quot;:&quot;;TEXT(MOD(INT([.E168]/60);60);&quot;00&quot;);&quot;:&quot;;TEXT(MOD([.E168];60);&quot;00&quot;))" office:value-type="string" office:string-value="01 04:33:20" calcext:value-type="string">
            <text:p>01 04:33:2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572" calcext:value-type="float">
            <text:p>572</text:p>
          </table:table-cell>
          <table:table-cell table:style-name="ce2" table:formula="of:=CONCATENATE(TEXT(MOD(INT([.C169]/60);60);&quot;00&quot;);&quot;:&quot;;TEXT(MOD([.C169];60);&quot;00&quot;))" office:value-type="string" office:string-value="09:32" calcext:value-type="string">
            <text:p>09:32</text:p>
          </table:table-cell>
          <table:table-cell table:formula="of:=[.C169]+[.E168]" office:value-type="float" office:value="103372" calcext:value-type="float">
            <text:p>103372</text:p>
          </table:table-cell>
          <table:table-cell table:formula="of:=CONCATENATE(TEXT(INT([.E169]/(60*60*24));&quot;00&quot;);&quot; &quot;;TEXT(MOD(INT([.E169]/(60*60));24);&quot;00&quot;);&quot;:&quot;;TEXT(MOD(INT([.E169]/60);60);&quot;00&quot;);&quot;:&quot;;TEXT(MOD([.E169];60);&quot;00&quot;))" office:value-type="string" office:string-value="01 04:42:52" calcext:value-type="string">
            <text:p>01 04:42:5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170]/60);60);&quot;00&quot;);&quot;:&quot;;TEXT(MOD([.C170];60);&quot;00&quot;))" office:value-type="string" office:string-value="09:38" calcext:value-type="string">
            <text:p>09:38</text:p>
          </table:table-cell>
          <table:table-cell table:formula="of:=[.C170]+[.E169]" office:value-type="float" office:value="103950" calcext:value-type="float">
            <text:p>103950</text:p>
          </table:table-cell>
          <table:table-cell table:formula="of:=CONCATENATE(TEXT(INT([.E170]/(60*60*24));&quot;00&quot;);&quot; &quot;;TEXT(MOD(INT([.E170]/(60*60));24);&quot;00&quot;);&quot;:&quot;;TEXT(MOD(INT([.E170]/60);60);&quot;00&quot;);&quot;:&quot;;TEXT(MOD([.E170];60);&quot;00&quot;))" office:value-type="string" office:string-value="01 04:52:30" calcext:value-type="string">
            <text:p>01 04:52:3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171]/60);60);&quot;00&quot;);&quot;:&quot;;TEXT(MOD([.C171];60);&quot;00&quot;))" office:value-type="string" office:string-value="09:36" calcext:value-type="string">
            <text:p>09:36</text:p>
          </table:table-cell>
          <table:table-cell table:formula="of:=[.C171]+[.E170]" office:value-type="float" office:value="104526" calcext:value-type="float">
            <text:p>104526</text:p>
          </table:table-cell>
          <table:table-cell table:formula="of:=CONCATENATE(TEXT(INT([.E171]/(60*60*24));&quot;00&quot;);&quot; &quot;;TEXT(MOD(INT([.E171]/(60*60));24);&quot;00&quot;);&quot;:&quot;;TEXT(MOD(INT([.E171]/60);60);&quot;00&quot;);&quot;:&quot;;TEXT(MOD([.E171];60);&quot;00&quot;))" office:value-type="string" office:string-value="01 05:02:06" calcext:value-type="string">
            <text:p>01 05:02:0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2]/60);60);&quot;00&quot;);&quot;:&quot;;TEXT(MOD([.C172];60);&quot;00&quot;))" office:value-type="string" office:string-value="09:31" calcext:value-type="string">
            <text:p>09:31</text:p>
          </table:table-cell>
          <table:table-cell table:formula="of:=[.C172]+[.E171]" office:value-type="float" office:value="105097" calcext:value-type="float">
            <text:p>105097</text:p>
          </table:table-cell>
          <table:table-cell table:formula="of:=CONCATENATE(TEXT(INT([.E172]/(60*60*24));&quot;00&quot;);&quot; &quot;;TEXT(MOD(INT([.E172]/(60*60));24);&quot;00&quot;);&quot;:&quot;;TEXT(MOD(INT([.E172]/60);60);&quot;00&quot;);&quot;:&quot;;TEXT(MOD([.E172];60);&quot;00&quot;))" office:value-type="string" office:string-value="01 05:11:37" calcext:value-type="string">
            <text:p>01 05:11:3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3]/60);60);&quot;00&quot;);&quot;:&quot;;TEXT(MOD([.C173];60);&quot;00&quot;))" office:value-type="string" office:string-value="09:31" calcext:value-type="string">
            <text:p>09:31</text:p>
          </table:table-cell>
          <table:table-cell table:formula="of:=[.C173]+[.E172]" office:value-type="float" office:value="105668" calcext:value-type="float">
            <text:p>105668</text:p>
          </table:table-cell>
          <table:table-cell table:formula="of:=CONCATENATE(TEXT(INT([.E173]/(60*60*24));&quot;00&quot;);&quot; &quot;;TEXT(MOD(INT([.E173]/(60*60));24);&quot;00&quot;);&quot;:&quot;;TEXT(MOD(INT([.E173]/60);60);&quot;00&quot;);&quot;:&quot;;TEXT(MOD([.E173];60);&quot;00&quot;))" office:value-type="string" office:string-value="01 05:21:08" calcext:value-type="string">
            <text:p>01 05:21:0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4]/60);60);&quot;00&quot;);&quot;:&quot;;TEXT(MOD([.C174];60);&quot;00&quot;))" office:value-type="string" office:string-value="09:31" calcext:value-type="string">
            <text:p>09:31</text:p>
          </table:table-cell>
          <table:table-cell table:formula="of:=[.C174]+[.E173]" office:value-type="float" office:value="106239" calcext:value-type="float">
            <text:p>106239</text:p>
          </table:table-cell>
          <table:table-cell table:formula="of:=CONCATENATE(TEXT(INT([.E174]/(60*60*24));&quot;00&quot;);&quot; &quot;;TEXT(MOD(INT([.E174]/(60*60));24);&quot;00&quot;);&quot;:&quot;;TEXT(MOD(INT([.E174]/60);60);&quot;00&quot;);&quot;:&quot;;TEXT(MOD([.E174];60);&quot;00&quot;))" office:value-type="string" office:string-value="01 05:30:39" calcext:value-type="string">
            <text:p>01 05:30:3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5]/60);60);&quot;00&quot;);&quot;:&quot;;TEXT(MOD([.C175];60);&quot;00&quot;))" office:value-type="string" office:string-value="09:31" calcext:value-type="string">
            <text:p>09:31</text:p>
          </table:table-cell>
          <table:table-cell table:formula="of:=[.C175]+[.E174]" office:value-type="float" office:value="106810" calcext:value-type="float">
            <text:p>106810</text:p>
          </table:table-cell>
          <table:table-cell table:formula="of:=CONCATENATE(TEXT(INT([.E175]/(60*60*24));&quot;00&quot;);&quot; &quot;;TEXT(MOD(INT([.E175]/(60*60));24);&quot;00&quot;);&quot;:&quot;;TEXT(MOD(INT([.E175]/60);60);&quot;00&quot;);&quot;:&quot;;TEXT(MOD([.E175];60);&quot;00&quot;))" office:value-type="string" office:string-value="01 05:40:10" calcext:value-type="string">
            <text:p>01 05:40:1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6]/60);60);&quot;00&quot;);&quot;:&quot;;TEXT(MOD([.C176];60);&quot;00&quot;))" office:value-type="string" office:string-value="09:31" calcext:value-type="string">
            <text:p>09:31</text:p>
          </table:table-cell>
          <table:table-cell table:formula="of:=[.C176]+[.E175]" office:value-type="float" office:value="107381" calcext:value-type="float">
            <text:p>107381</text:p>
          </table:table-cell>
          <table:table-cell table:formula="of:=CONCATENATE(TEXT(INT([.E176]/(60*60*24));&quot;00&quot;);&quot; &quot;;TEXT(MOD(INT([.E176]/(60*60));24);&quot;00&quot;);&quot;:&quot;;TEXT(MOD(INT([.E176]/60);60);&quot;00&quot;);&quot;:&quot;;TEXT(MOD([.E176];60);&quot;00&quot;))" office:value-type="string" office:string-value="01 05:49:41" calcext:value-type="string">
            <text:p>01 05:49:4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70" calcext:value-type="float">
            <text:p>570</text:p>
          </table:table-cell>
          <table:table-cell table:style-name="ce2" table:formula="of:=CONCATENATE(TEXT(MOD(INT([.C177]/60);60);&quot;00&quot;);&quot;:&quot;;TEXT(MOD([.C177];60);&quot;00&quot;))" office:value-type="string" office:string-value="09:30" calcext:value-type="string">
            <text:p>09:30</text:p>
          </table:table-cell>
          <table:table-cell table:formula="of:=[.C177]+[.E176]" office:value-type="float" office:value="107951" calcext:value-type="float">
            <text:p>107951</text:p>
          </table:table-cell>
          <table:table-cell table:formula="of:=CONCATENATE(TEXT(INT([.E177]/(60*60*24));&quot;00&quot;);&quot; &quot;;TEXT(MOD(INT([.E177]/(60*60));24);&quot;00&quot;);&quot;:&quot;;TEXT(MOD(INT([.E177]/60);60);&quot;00&quot;);&quot;:&quot;;TEXT(MOD([.E177];60);&quot;00&quot;))" office:value-type="string" office:string-value="01 05:59:11" calcext:value-type="string">
            <text:p>01 05:59:11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8]/60);60);&quot;00&quot;);&quot;:&quot;;TEXT(MOD([.C178];60);&quot;00&quot;))" office:value-type="string" office:string-value="09:31" calcext:value-type="string">
            <text:p>09:31</text:p>
          </table:table-cell>
          <table:table-cell table:formula="of:=[.C178]+[.E177]" office:value-type="float" office:value="108522" calcext:value-type="float">
            <text:p>108522</text:p>
          </table:table-cell>
          <table:table-cell table:formula="of:=CONCATENATE(TEXT(INT([.E178]/(60*60*24));&quot;00&quot;);&quot; &quot;;TEXT(MOD(INT([.E178]/(60*60));24);&quot;00&quot;);&quot;:&quot;;TEXT(MOD(INT([.E178]/60);60);&quot;00&quot;);&quot;:&quot;;TEXT(MOD([.E178];60);&quot;00&quot;))" office:value-type="string" office:string-value="01 06:08:42" calcext:value-type="string">
            <text:p>01 06:08:42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79]/60);60);&quot;00&quot;);&quot;:&quot;;TEXT(MOD([.C179];60);&quot;00&quot;))" office:value-type="string" office:string-value="09:31" calcext:value-type="string">
            <text:p>09:31</text:p>
          </table:table-cell>
          <table:table-cell table:formula="of:=[.C179]+[.E178]" office:value-type="float" office:value="109093" calcext:value-type="float">
            <text:p>109093</text:p>
          </table:table-cell>
          <table:table-cell table:formula="of:=CONCATENATE(TEXT(INT([.E179]/(60*60*24));&quot;00&quot;);&quot; &quot;;TEXT(MOD(INT([.E179]/(60*60));24);&quot;00&quot;);&quot;:&quot;;TEXT(MOD(INT([.E179]/60);60);&quot;00&quot;);&quot;:&quot;;TEXT(MOD([.E179];60);&quot;00&quot;))" office:value-type="string" office:string-value="01 06:18:13" calcext:value-type="string">
            <text:p>01 06:18:13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0]/60);60);&quot;00&quot;);&quot;:&quot;;TEXT(MOD([.C180];60);&quot;00&quot;))" office:value-type="string" office:string-value="09:31" calcext:value-type="string">
            <text:p>09:31</text:p>
          </table:table-cell>
          <table:table-cell table:formula="of:=[.C180]+[.E179]" office:value-type="float" office:value="109664" calcext:value-type="float">
            <text:p>109664</text:p>
          </table:table-cell>
          <table:table-cell table:formula="of:=CONCATENATE(TEXT(INT([.E180]/(60*60*24));&quot;00&quot;);&quot; &quot;;TEXT(MOD(INT([.E180]/(60*60));24);&quot;00&quot;);&quot;:&quot;;TEXT(MOD(INT([.E180]/60);60);&quot;00&quot;);&quot;:&quot;;TEXT(MOD([.E180];60);&quot;00&quot;))" office:value-type="string" office:string-value="01 06:27:44" calcext:value-type="string">
            <text:p>01 06:27:4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1]/60);60);&quot;00&quot;);&quot;:&quot;;TEXT(MOD([.C181];60);&quot;00&quot;))" office:value-type="string" office:string-value="09:31" calcext:value-type="string">
            <text:p>09:31</text:p>
          </table:table-cell>
          <table:table-cell table:formula="of:=[.C181]+[.E180]" office:value-type="float" office:value="110235" calcext:value-type="float">
            <text:p>110235</text:p>
          </table:table-cell>
          <table:table-cell table:formula="of:=CONCATENATE(TEXT(INT([.E181]/(60*60*24));&quot;00&quot;);&quot; &quot;;TEXT(MOD(INT([.E181]/(60*60));24);&quot;00&quot;);&quot;:&quot;;TEXT(MOD(INT([.E181]/60);60);&quot;00&quot;);&quot;:&quot;;TEXT(MOD([.E181];60);&quot;00&quot;))" office:value-type="string" office:string-value="01 06:37:15" calcext:value-type="string">
            <text:p>01 06:37:1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2]/60);60);&quot;00&quot;);&quot;:&quot;;TEXT(MOD([.C182];60);&quot;00&quot;))" office:value-type="string" office:string-value="09:31" calcext:value-type="string">
            <text:p>09:31</text:p>
          </table:table-cell>
          <table:table-cell table:formula="of:=[.C182]+[.E181]" office:value-type="float" office:value="110806" calcext:value-type="float">
            <text:p>110806</text:p>
          </table:table-cell>
          <table:table-cell table:formula="of:=CONCATENATE(TEXT(INT([.E182]/(60*60*24));&quot;00&quot;);&quot; &quot;;TEXT(MOD(INT([.E182]/(60*60));24);&quot;00&quot;);&quot;:&quot;;TEXT(MOD(INT([.E182]/60);60);&quot;00&quot;);&quot;:&quot;;TEXT(MOD([.E182];60);&quot;00&quot;))" office:value-type="string" office:string-value="01 06:46:46" calcext:value-type="string">
            <text:p>01 06:46:4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3]/60);60);&quot;00&quot;);&quot;:&quot;;TEXT(MOD([.C183];60);&quot;00&quot;))" office:value-type="string" office:string-value="09:31" calcext:value-type="string">
            <text:p>09:31</text:p>
          </table:table-cell>
          <table:table-cell table:formula="of:=[.C183]+[.E182]" office:value-type="float" office:value="111377" calcext:value-type="float">
            <text:p>111377</text:p>
          </table:table-cell>
          <table:table-cell table:formula="of:=CONCATENATE(TEXT(INT([.E183]/(60*60*24));&quot;00&quot;);&quot; &quot;;TEXT(MOD(INT([.E183]/(60*60));24);&quot;00&quot;);&quot;:&quot;;TEXT(MOD(INT([.E183]/60);60);&quot;00&quot;);&quot;:&quot;;TEXT(MOD([.E183];60);&quot;00&quot;))" office:value-type="string" office:string-value="01 06:56:17" calcext:value-type="string">
            <text:p>01 06:56:17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4]/60);60);&quot;00&quot;);&quot;:&quot;;TEXT(MOD([.C184];60);&quot;00&quot;))" office:value-type="string" office:string-value="09:31" calcext:value-type="string">
            <text:p>09:31</text:p>
          </table:table-cell>
          <table:table-cell table:formula="of:=[.C184]+[.E183]" office:value-type="float" office:value="111948" calcext:value-type="float">
            <text:p>111948</text:p>
          </table:table-cell>
          <table:table-cell table:formula="of:=CONCATENATE(TEXT(INT([.E184]/(60*60*24));&quot;00&quot;);&quot; &quot;;TEXT(MOD(INT([.E184]/(60*60));24);&quot;00&quot;);&quot;:&quot;;TEXT(MOD(INT([.E184]/60);60);&quot;00&quot;);&quot;:&quot;;TEXT(MOD([.E184];60);&quot;00&quot;))" office:value-type="string" office:string-value="01 07:05:48" calcext:value-type="string">
            <text:p>01 07:05:48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5]/60);60);&quot;00&quot;);&quot;:&quot;;TEXT(MOD([.C185];60);&quot;00&quot;))" office:value-type="string" office:string-value="09:31" calcext:value-type="string">
            <text:p>09:31</text:p>
          </table:table-cell>
          <table:table-cell table:formula="of:=[.C185]+[.E184]" office:value-type="float" office:value="112519" calcext:value-type="float">
            <text:p>112519</text:p>
          </table:table-cell>
          <table:table-cell table:formula="of:=CONCATENATE(TEXT(INT([.E185]/(60*60*24));&quot;00&quot;);&quot; &quot;;TEXT(MOD(INT([.E185]/(60*60));24);&quot;00&quot;);&quot;:&quot;;TEXT(MOD(INT([.E185]/60);60);&quot;00&quot;);&quot;:&quot;;TEXT(MOD([.E185];60);&quot;00&quot;))" office:value-type="string" office:string-value="01 07:15:19" calcext:value-type="string">
            <text:p>01 07:15:19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570" calcext:value-type="float">
            <text:p>570</text:p>
          </table:table-cell>
          <table:table-cell table:style-name="ce2" table:formula="of:=CONCATENATE(TEXT(MOD(INT([.C186]/60);60);&quot;00&quot;);&quot;:&quot;;TEXT(MOD([.C186];60);&quot;00&quot;))" office:value-type="string" office:string-value="09:30" calcext:value-type="string">
            <text:p>09:30</text:p>
          </table:table-cell>
          <table:table-cell table:formula="of:=[.C186]+[.E185]" office:value-type="float" office:value="113089" calcext:value-type="float">
            <text:p>113089</text:p>
          </table:table-cell>
          <table:table-cell table:formula="of:=CONCATENATE(TEXT(INT([.E186]/(60*60*24));&quot;00&quot;);&quot; &quot;;TEXT(MOD(INT([.E186]/(60*60));24);&quot;00&quot;);&quot;:&quot;;TEXT(MOD(INT([.E186]/60);60);&quot;00&quot;);&quot;:&quot;;TEXT(MOD([.E186];60);&quot;00&quot;))" office:value-type="string" office:string-value="01 07:24:49" calcext:value-type="string">
            <text:p>01 07:24:49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7]/60);60);&quot;00&quot;);&quot;:&quot;;TEXT(MOD([.C187];60);&quot;00&quot;))" office:value-type="string" office:string-value="09:31" calcext:value-type="string">
            <text:p>09:31</text:p>
          </table:table-cell>
          <table:table-cell table:formula="of:=[.C187]+[.E186]" office:value-type="float" office:value="113660" calcext:value-type="float">
            <text:p>113660</text:p>
          </table:table-cell>
          <table:table-cell table:formula="of:=CONCATENATE(TEXT(INT([.E187]/(60*60*24));&quot;00&quot;);&quot; &quot;;TEXT(MOD(INT([.E187]/(60*60));24);&quot;00&quot;);&quot;:&quot;;TEXT(MOD(INT([.E187]/60);60);&quot;00&quot;);&quot;:&quot;;TEXT(MOD([.E187];60);&quot;00&quot;))" office:value-type="string" office:string-value="01 07:34:20" calcext:value-type="string">
            <text:p>01 07:34:2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8]/60);60);&quot;00&quot;);&quot;:&quot;;TEXT(MOD([.C188];60);&quot;00&quot;))" office:value-type="string" office:string-value="09:31" calcext:value-type="string">
            <text:p>09:31</text:p>
          </table:table-cell>
          <table:table-cell table:formula="of:=[.C188]+[.E187]" office:value-type="float" office:value="114231" calcext:value-type="float">
            <text:p>114231</text:p>
          </table:table-cell>
          <table:table-cell table:formula="of:=CONCATENATE(TEXT(INT([.E188]/(60*60*24));&quot;00&quot;);&quot; &quot;;TEXT(MOD(INT([.E188]/(60*60));24);&quot;00&quot;);&quot;:&quot;;TEXT(MOD(INT([.E188]/60);60);&quot;00&quot;);&quot;:&quot;;TEXT(MOD([.E188];60);&quot;00&quot;))" office:value-type="string" office:string-value="01 07:43:51" calcext:value-type="string">
            <text:p>01 07:43:5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89]/60);60);&quot;00&quot;);&quot;:&quot;;TEXT(MOD([.C189];60);&quot;00&quot;))" office:value-type="string" office:string-value="09:31" calcext:value-type="string">
            <text:p>09:31</text:p>
          </table:table-cell>
          <table:table-cell table:formula="of:=[.C189]+[.E188]" office:value-type="float" office:value="114802" calcext:value-type="float">
            <text:p>114802</text:p>
          </table:table-cell>
          <table:table-cell table:formula="of:=CONCATENATE(TEXT(INT([.E189]/(60*60*24));&quot;00&quot;);&quot; &quot;;TEXT(MOD(INT([.E189]/(60*60));24);&quot;00&quot;);&quot;:&quot;;TEXT(MOD(INT([.E189]/60);60);&quot;00&quot;);&quot;:&quot;;TEXT(MOD([.E189];60);&quot;00&quot;))" office:value-type="string" office:string-value="01 07:53:22" calcext:value-type="string">
            <text:p>01 07:53:2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190]/60);60);&quot;00&quot;);&quot;:&quot;;TEXT(MOD([.C190];60);&quot;00&quot;))" office:value-type="string" office:string-value="09:31" calcext:value-type="string">
            <text:p>09:31</text:p>
          </table:table-cell>
          <table:table-cell table:formula="of:=[.C190]+[.E189]" office:value-type="float" office:value="115373" calcext:value-type="float">
            <text:p>115373</text:p>
          </table:table-cell>
          <table:table-cell table:formula="of:=CONCATENATE(TEXT(INT([.E190]/(60*60*24));&quot;00&quot;);&quot; &quot;;TEXT(MOD(INT([.E190]/(60*60));24);&quot;00&quot;);&quot;:&quot;;TEXT(MOD(INT([.E190]/60);60);&quot;00&quot;);&quot;:&quot;;TEXT(MOD([.E190];60);&quot;00&quot;))" office:value-type="string" office:string-value="01 08:02:53" calcext:value-type="string">
            <text:p>01 08:02:53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191]/60);60);&quot;00&quot;);&quot;:&quot;;TEXT(MOD([.C191];60);&quot;00&quot;))" office:value-type="string" office:string-value="09:37" calcext:value-type="string">
            <text:p>09:37</text:p>
          </table:table-cell>
          <table:table-cell table:formula="of:=[.C191]+[.E190]" office:value-type="float" office:value="115950" calcext:value-type="float">
            <text:p>115950</text:p>
          </table:table-cell>
          <table:table-cell table:formula="of:=CONCATENATE(TEXT(INT([.E191]/(60*60*24));&quot;00&quot;);&quot; &quot;;TEXT(MOD(INT([.E191]/(60*60));24);&quot;00&quot;);&quot;:&quot;;TEXT(MOD(INT([.E191]/60);60);&quot;00&quot;);&quot;:&quot;;TEXT(MOD([.E191];60);&quot;00&quot;))" office:value-type="string" office:string-value="01 08:12:30" calcext:value-type="string">
            <text:p>01 08:12:3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574" calcext:value-type="float">
            <text:p>574</text:p>
          </table:table-cell>
          <table:table-cell table:style-name="ce2" table:formula="of:=CONCATENATE(TEXT(MOD(INT([.C192]/60);60);&quot;00&quot;);&quot;:&quot;;TEXT(MOD([.C192];60);&quot;00&quot;))" office:value-type="string" office:string-value="09:34" calcext:value-type="string">
            <text:p>09:34</text:p>
          </table:table-cell>
          <table:table-cell table:formula="of:=[.C192]+[.E191]" office:value-type="float" office:value="116524" calcext:value-type="float">
            <text:p>116524</text:p>
          </table:table-cell>
          <table:table-cell table:formula="of:=CONCATENATE(TEXT(INT([.E192]/(60*60*24));&quot;00&quot;);&quot; &quot;;TEXT(MOD(INT([.E192]/(60*60));24);&quot;00&quot;);&quot;:&quot;;TEXT(MOD(INT([.E192]/60);60);&quot;00&quot;);&quot;:&quot;;TEXT(MOD([.E192];60);&quot;00&quot;))" office:value-type="string" office:string-value="01 08:22:04" calcext:value-type="string">
            <text:p>01 08:22:0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193]/60);60);&quot;00&quot;);&quot;:&quot;;TEXT(MOD([.C193];60);&quot;00&quot;))" office:value-type="string" office:string-value="09:39" calcext:value-type="string">
            <text:p>09:39</text:p>
          </table:table-cell>
          <table:table-cell table:formula="of:=[.C193]+[.E192]" office:value-type="float" office:value="117103" calcext:value-type="float">
            <text:p>117103</text:p>
          </table:table-cell>
          <table:table-cell table:formula="of:=CONCATENATE(TEXT(INT([.E193]/(60*60*24));&quot;00&quot;);&quot; &quot;;TEXT(MOD(INT([.E193]/(60*60));24);&quot;00&quot;);&quot;:&quot;;TEXT(MOD(INT([.E193]/60);60);&quot;00&quot;);&quot;:&quot;;TEXT(MOD([.E193];60);&quot;00&quot;))" office:value-type="string" office:string-value="01 08:31:43" calcext:value-type="string">
            <text:p>01 08:31:4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194]/60);60);&quot;00&quot;);&quot;:&quot;;TEXT(MOD([.C194];60);&quot;00&quot;))" office:value-type="string" office:string-value="09:38" calcext:value-type="string">
            <text:p>09:38</text:p>
          </table:table-cell>
          <table:table-cell table:formula="of:=[.C194]+[.E193]" office:value-type="float" office:value="117681" calcext:value-type="float">
            <text:p>117681</text:p>
          </table:table-cell>
          <table:table-cell table:formula="of:=CONCATENATE(TEXT(INT([.E194]/(60*60*24));&quot;00&quot;);&quot; &quot;;TEXT(MOD(INT([.E194]/(60*60));24);&quot;00&quot;);&quot;:&quot;;TEXT(MOD(INT([.E194]/60);60);&quot;00&quot;);&quot;:&quot;;TEXT(MOD([.E194];60);&quot;00&quot;))" office:value-type="string" office:string-value="01 08:41:21" calcext:value-type="string">
            <text:p>01 08:41:2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70" calcext:value-type="float">
            <text:p>570</text:p>
          </table:table-cell>
          <table:table-cell table:style-name="ce2" table:formula="of:=CONCATENATE(TEXT(MOD(INT([.C195]/60);60);&quot;00&quot;);&quot;:&quot;;TEXT(MOD([.C195];60);&quot;00&quot;))" office:value-type="string" office:string-value="09:30" calcext:value-type="string">
            <text:p>09:30</text:p>
          </table:table-cell>
          <table:table-cell table:formula="of:=[.C195]+[.E194]" office:value-type="float" office:value="118251" calcext:value-type="float">
            <text:p>118251</text:p>
          </table:table-cell>
          <table:table-cell table:formula="of:=CONCATENATE(TEXT(INT([.E195]/(60*60*24));&quot;00&quot;);&quot; &quot;;TEXT(MOD(INT([.E195]/(60*60));24);&quot;00&quot;);&quot;:&quot;;TEXT(MOD(INT([.E195]/60);60);&quot;00&quot;);&quot;:&quot;;TEXT(MOD([.E195];60);&quot;00&quot;))" office:value-type="string" office:string-value="01 08:50:51" calcext:value-type="string">
            <text:p>01 08:50:5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569" calcext:value-type="float">
            <text:p>569</text:p>
          </table:table-cell>
          <table:table-cell table:style-name="ce2" table:formula="of:=CONCATENATE(TEXT(MOD(INT([.C196]/60);60);&quot;00&quot;);&quot;:&quot;;TEXT(MOD([.C196];60);&quot;00&quot;))" office:value-type="string" office:string-value="09:29" calcext:value-type="string">
            <text:p>09:29</text:p>
          </table:table-cell>
          <table:table-cell table:formula="of:=[.C196]+[.E195]" office:value-type="float" office:value="118820" calcext:value-type="float">
            <text:p>118820</text:p>
          </table:table-cell>
          <table:table-cell table:formula="of:=CONCATENATE(TEXT(INT([.E196]/(60*60*24));&quot;00&quot;);&quot; &quot;;TEXT(MOD(INT([.E196]/(60*60));24);&quot;00&quot;);&quot;:&quot;;TEXT(MOD(INT([.E196]/60);60);&quot;00&quot;);&quot;:&quot;;TEXT(MOD([.E196];60);&quot;00&quot;))" office:value-type="string" office:string-value="01 09:00:20" calcext:value-type="string">
            <text:p>01 09:00:2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197]/60);60);&quot;00&quot;);&quot;:&quot;;TEXT(MOD([.C197];60);&quot;00&quot;))" office:value-type="string" office:string-value="09:28" calcext:value-type="string">
            <text:p>09:28</text:p>
          </table:table-cell>
          <table:table-cell table:formula="of:=[.C197]+[.E196]" office:value-type="float" office:value="119388" calcext:value-type="float">
            <text:p>119388</text:p>
          </table:table-cell>
          <table:table-cell table:formula="of:=CONCATENATE(TEXT(INT([.E197]/(60*60*24));&quot;00&quot;);&quot; &quot;;TEXT(MOD(INT([.E197]/(60*60));24);&quot;00&quot;);&quot;:&quot;;TEXT(MOD(INT([.E197]/60);60);&quot;00&quot;);&quot;:&quot;;TEXT(MOD([.E197];60);&quot;00&quot;))" office:value-type="string" office:string-value="01 09:09:48" calcext:value-type="string">
            <text:p>01 09:09:4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table:style-name="ce2" table:formula="of:=CONCATENATE(TEXT(MOD(INT([.C198]/60);60);&quot;00&quot;);&quot;:&quot;;TEXT(MOD([.C198];60);&quot;00&quot;))" office:value-type="string" office:string-value="09:29" calcext:value-type="string">
            <text:p>09:29</text:p>
          </table:table-cell>
          <table:table-cell table:formula="of:=[.C198]+[.E197]" office:value-type="float" office:value="119957" calcext:value-type="float">
            <text:p>119957</text:p>
          </table:table-cell>
          <table:table-cell table:formula="of:=CONCATENATE(TEXT(INT([.E198]/(60*60*24));&quot;00&quot;);&quot; &quot;;TEXT(MOD(INT([.E198]/(60*60));24);&quot;00&quot;);&quot;:&quot;;TEXT(MOD(INT([.E198]/60);60);&quot;00&quot;);&quot;:&quot;;TEXT(MOD([.E198];60);&quot;00&quot;))" office:value-type="string" office:string-value="01 09:19:17" calcext:value-type="string">
            <text:p>01 09:19:17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199]/60);60);&quot;00&quot;);&quot;:&quot;;TEXT(MOD([.C199];60);&quot;00&quot;))" office:value-type="string" office:string-value="09:28" calcext:value-type="string">
            <text:p>09:28</text:p>
          </table:table-cell>
          <table:table-cell table:formula="of:=[.C199]+[.E198]" office:value-type="float" office:value="120525" calcext:value-type="float">
            <text:p>120525</text:p>
          </table:table-cell>
          <table:table-cell table:formula="of:=CONCATENATE(TEXT(INT([.E199]/(60*60*24));&quot;00&quot;);&quot; &quot;;TEXT(MOD(INT([.E199]/(60*60));24);&quot;00&quot;);&quot;:&quot;;TEXT(MOD(INT([.E199]/60);60);&quot;00&quot;);&quot;:&quot;;TEXT(MOD([.E199];60);&quot;00&quot;))" office:value-type="string" office:string-value="01 09:28:45" calcext:value-type="string">
            <text:p>01 09:28:45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0]/60);60);&quot;00&quot;);&quot;:&quot;;TEXT(MOD([.C200];60);&quot;00&quot;))" office:value-type="string" office:string-value="09:28" calcext:value-type="string">
            <text:p>09:28</text:p>
          </table:table-cell>
          <table:table-cell table:formula="of:=[.C200]+[.E199]" office:value-type="float" office:value="121093" calcext:value-type="float">
            <text:p>121093</text:p>
          </table:table-cell>
          <table:table-cell table:formula="of:=CONCATENATE(TEXT(INT([.E200]/(60*60*24));&quot;00&quot;);&quot; &quot;;TEXT(MOD(INT([.E200]/(60*60));24);&quot;00&quot;);&quot;:&quot;;TEXT(MOD(INT([.E200]/60);60);&quot;00&quot;);&quot;:&quot;;TEXT(MOD([.E200];60);&quot;00&quot;))" office:value-type="string" office:string-value="01 09:38:13" calcext:value-type="string">
            <text:p>01 09:38:1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569" calcext:value-type="float">
            <text:p>569</text:p>
          </table:table-cell>
          <table:table-cell table:style-name="ce2" table:formula="of:=CONCATENATE(TEXT(MOD(INT([.C201]/60);60);&quot;00&quot;);&quot;:&quot;;TEXT(MOD([.C201];60);&quot;00&quot;))" office:value-type="string" office:string-value="09:29" calcext:value-type="string">
            <text:p>09:29</text:p>
          </table:table-cell>
          <table:table-cell table:formula="of:=[.C201]+[.E200]" office:value-type="float" office:value="121662" calcext:value-type="float">
            <text:p>121662</text:p>
          </table:table-cell>
          <table:table-cell table:formula="of:=CONCATENATE(TEXT(INT([.E201]/(60*60*24));&quot;00&quot;);&quot; &quot;;TEXT(MOD(INT([.E201]/(60*60));24);&quot;00&quot;);&quot;:&quot;;TEXT(MOD(INT([.E201]/60);60);&quot;00&quot;);&quot;:&quot;;TEXT(MOD([.E201];60);&quot;00&quot;))" office:value-type="string" office:string-value="01 09:47:42" calcext:value-type="string">
            <text:p>01 09:47:42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2]/60);60);&quot;00&quot;);&quot;:&quot;;TEXT(MOD([.C202];60);&quot;00&quot;))" office:value-type="string" office:string-value="09:28" calcext:value-type="string">
            <text:p>09:28</text:p>
          </table:table-cell>
          <table:table-cell table:formula="of:=[.C202]+[.E201]" office:value-type="float" office:value="122230" calcext:value-type="float">
            <text:p>122230</text:p>
          </table:table-cell>
          <table:table-cell table:formula="of:=CONCATENATE(TEXT(INT([.E202]/(60*60*24));&quot;00&quot;);&quot; &quot;;TEXT(MOD(INT([.E202]/(60*60));24);&quot;00&quot;);&quot;:&quot;;TEXT(MOD(INT([.E202]/60);60);&quot;00&quot;);&quot;:&quot;;TEXT(MOD([.E202];60);&quot;00&quot;))" office:value-type="string" office:string-value="01 09:57:10" calcext:value-type="string">
            <text:p>01 09:57: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69" calcext:value-type="float">
            <text:p>569</text:p>
          </table:table-cell>
          <table:table-cell table:style-name="ce2" table:formula="of:=CONCATENATE(TEXT(MOD(INT([.C203]/60);60);&quot;00&quot;);&quot;:&quot;;TEXT(MOD([.C203];60);&quot;00&quot;))" office:value-type="string" office:string-value="09:29" calcext:value-type="string">
            <text:p>09:29</text:p>
          </table:table-cell>
          <table:table-cell table:formula="of:=[.C203]+[.E202]" office:value-type="float" office:value="122799" calcext:value-type="float">
            <text:p>122799</text:p>
          </table:table-cell>
          <table:table-cell table:formula="of:=CONCATENATE(TEXT(INT([.E203]/(60*60*24));&quot;00&quot;);&quot; &quot;;TEXT(MOD(INT([.E203]/(60*60));24);&quot;00&quot;);&quot;:&quot;;TEXT(MOD(INT([.E203]/60);60);&quot;00&quot;);&quot;:&quot;;TEXT(MOD([.E203];60);&quot;00&quot;))" office:value-type="string" office:string-value="01 10:06:39" calcext:value-type="string">
            <text:p>01 10:06:3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4]/60);60);&quot;00&quot;);&quot;:&quot;;TEXT(MOD([.C204];60);&quot;00&quot;))" office:value-type="string" office:string-value="09:28" calcext:value-type="string">
            <text:p>09:28</text:p>
          </table:table-cell>
          <table:table-cell table:formula="of:=[.C204]+[.E203]" office:value-type="float" office:value="123367" calcext:value-type="float">
            <text:p>123367</text:p>
          </table:table-cell>
          <table:table-cell table:formula="of:=CONCATENATE(TEXT(INT([.E204]/(60*60*24));&quot;00&quot;);&quot; &quot;;TEXT(MOD(INT([.E204]/(60*60));24);&quot;00&quot;);&quot;:&quot;;TEXT(MOD(INT([.E204]/60);60);&quot;00&quot;);&quot;:&quot;;TEXT(MOD([.E204];60);&quot;00&quot;))" office:value-type="string" office:string-value="01 10:16:07" calcext:value-type="string">
            <text:p>01 10:16: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5]/60);60);&quot;00&quot;);&quot;:&quot;;TEXT(MOD([.C205];60);&quot;00&quot;))" office:value-type="string" office:string-value="09:28" calcext:value-type="string">
            <text:p>09:28</text:p>
          </table:table-cell>
          <table:table-cell table:formula="of:=[.C205]+[.E204]" office:value-type="float" office:value="123935" calcext:value-type="float">
            <text:p>123935</text:p>
          </table:table-cell>
          <table:table-cell table:formula="of:=CONCATENATE(TEXT(INT([.E205]/(60*60*24));&quot;00&quot;);&quot; &quot;;TEXT(MOD(INT([.E205]/(60*60));24);&quot;00&quot;);&quot;:&quot;;TEXT(MOD(INT([.E205]/60);60);&quot;00&quot;);&quot;:&quot;;TEXT(MOD([.E205];60);&quot;00&quot;))" office:value-type="string" office:string-value="01 10:25:35" calcext:value-type="string">
            <text:p>01 10:25:35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6]/60);60);&quot;00&quot;);&quot;:&quot;;TEXT(MOD([.C206];60);&quot;00&quot;))" office:value-type="string" office:string-value="09:28" calcext:value-type="string">
            <text:p>09:28</text:p>
          </table:table-cell>
          <table:table-cell table:formula="of:=[.C206]+[.E205]" office:value-type="float" office:value="124503" calcext:value-type="float">
            <text:p>124503</text:p>
          </table:table-cell>
          <table:table-cell table:formula="of:=CONCATENATE(TEXT(INT([.E206]/(60*60*24));&quot;00&quot;);&quot; &quot;;TEXT(MOD(INT([.E206]/(60*60));24);&quot;00&quot;);&quot;:&quot;;TEXT(MOD(INT([.E206]/60);60);&quot;00&quot;);&quot;:&quot;;TEXT(MOD([.E206];60);&quot;00&quot;))" office:value-type="string" office:string-value="01 10:35:03" calcext:value-type="string">
            <text:p>01 10:35: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7]/60);60);&quot;00&quot;);&quot;:&quot;;TEXT(MOD([.C207];60);&quot;00&quot;))" office:value-type="string" office:string-value="09:28" calcext:value-type="string">
            <text:p>09:28</text:p>
          </table:table-cell>
          <table:table-cell table:formula="of:=[.C207]+[.E206]" office:value-type="float" office:value="125071" calcext:value-type="float">
            <text:p>125071</text:p>
          </table:table-cell>
          <table:table-cell table:formula="of:=CONCATENATE(TEXT(INT([.E207]/(60*60*24));&quot;00&quot;);&quot; &quot;;TEXT(MOD(INT([.E207]/(60*60));24);&quot;00&quot;);&quot;:&quot;;TEXT(MOD(INT([.E207]/60);60);&quot;00&quot;);&quot;:&quot;;TEXT(MOD([.E207];60);&quot;00&quot;))" office:value-type="string" office:string-value="01 10:44:31" calcext:value-type="string">
            <text:p>01 10:44:31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8]/60);60);&quot;00&quot;);&quot;:&quot;;TEXT(MOD([.C208];60);&quot;00&quot;))" office:value-type="string" office:string-value="09:28" calcext:value-type="string">
            <text:p>09:28</text:p>
          </table:table-cell>
          <table:table-cell table:formula="of:=[.C208]+[.E207]" office:value-type="float" office:value="125639" calcext:value-type="float">
            <text:p>125639</text:p>
          </table:table-cell>
          <table:table-cell table:formula="of:=CONCATENATE(TEXT(INT([.E208]/(60*60*24));&quot;00&quot;);&quot; &quot;;TEXT(MOD(INT([.E208]/(60*60));24);&quot;00&quot;);&quot;:&quot;;TEXT(MOD(INT([.E208]/60);60);&quot;00&quot;);&quot;:&quot;;TEXT(MOD([.E208];60);&quot;00&quot;))" office:value-type="string" office:string-value="01 10:53:59" calcext:value-type="string">
            <text:p>01 10:53: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09]/60);60);&quot;00&quot;);&quot;:&quot;;TEXT(MOD([.C209];60);&quot;00&quot;))" office:value-type="string" office:string-value="09:28" calcext:value-type="string">
            <text:p>09:28</text:p>
          </table:table-cell>
          <table:table-cell table:formula="of:=[.C209]+[.E208]" office:value-type="float" office:value="126207" calcext:value-type="float">
            <text:p>126207</text:p>
          </table:table-cell>
          <table:table-cell table:formula="of:=CONCATENATE(TEXT(INT([.E209]/(60*60*24));&quot;00&quot;);&quot; &quot;;TEXT(MOD(INT([.E209]/(60*60));24);&quot;00&quot;);&quot;:&quot;;TEXT(MOD(INT([.E209]/60);60);&quot;00&quot;);&quot;:&quot;;TEXT(MOD([.E209];60);&quot;00&quot;))" office:value-type="string" office:string-value="01 11:03:27" calcext:value-type="string">
            <text:p>01 11:03:2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210]/60);60);&quot;00&quot;);&quot;:&quot;;TEXT(MOD([.C210];60);&quot;00&quot;))" office:value-type="string" office:string-value="09:28" calcext:value-type="string">
            <text:p>09:28</text:p>
          </table:table-cell>
          <table:table-cell table:formula="of:=[.C210]+[.E209]" office:value-type="float" office:value="126775" calcext:value-type="float">
            <text:p>126775</text:p>
          </table:table-cell>
          <table:table-cell table:formula="of:=CONCATENATE(TEXT(INT([.E210]/(60*60*24));&quot;00&quot;);&quot; &quot;;TEXT(MOD(INT([.E210]/(60*60));24);&quot;00&quot;);&quot;:&quot;;TEXT(MOD(INT([.E210]/60);60);&quot;00&quot;);&quot;:&quot;;TEXT(MOD([.E210];60);&quot;00&quot;))" office:value-type="string" office:string-value="01 11:12:55" calcext:value-type="string">
            <text:p>01 11:12:55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211]/60);60);&quot;00&quot;);&quot;:&quot;;TEXT(MOD([.C211];60);&quot;00&quot;))" office:value-type="string" office:string-value="09:27" calcext:value-type="string">
            <text:p>09:27</text:p>
          </table:table-cell>
          <table:table-cell table:formula="of:=[.C211]+[.E210]" office:value-type="float" office:value="127342" calcext:value-type="float">
            <text:p>127342</text:p>
          </table:table-cell>
          <table:table-cell table:formula="of:=CONCATENATE(TEXT(INT([.E211]/(60*60*24));&quot;00&quot;);&quot; &quot;;TEXT(MOD(INT([.E211]/(60*60));24);&quot;00&quot;);&quot;:&quot;;TEXT(MOD(INT([.E211]/60);60);&quot;00&quot;);&quot;:&quot;;TEXT(MOD([.E211];60);&quot;00&quot;))" office:value-type="string" office:string-value="01 11:22:22" calcext:value-type="string">
            <text:p>01 11:22:22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212]/60);60);&quot;00&quot;);&quot;:&quot;;TEXT(MOD([.C212];60);&quot;00&quot;))" office:value-type="string" office:string-value="09:25" calcext:value-type="string">
            <text:p>09:25</text:p>
          </table:table-cell>
          <table:table-cell table:formula="of:=[.C212]+[.E211]" office:value-type="float" office:value="127907" calcext:value-type="float">
            <text:p>127907</text:p>
          </table:table-cell>
          <table:table-cell table:formula="of:=CONCATENATE(TEXT(INT([.E212]/(60*60*24));&quot;00&quot;);&quot; &quot;;TEXT(MOD(INT([.E212]/(60*60));24);&quot;00&quot;);&quot;:&quot;;TEXT(MOD(INT([.E212]/60);60);&quot;00&quot;);&quot;:&quot;;TEXT(MOD([.E212];60);&quot;00&quot;))" office:value-type="string" office:string-value="01 11:31:47" calcext:value-type="string">
            <text:p>01 11:31:4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213]/60);60);&quot;00&quot;);&quot;:&quot;;TEXT(MOD([.C213];60);&quot;00&quot;))" office:value-type="string" office:string-value="09:26" calcext:value-type="string">
            <text:p>09:26</text:p>
          </table:table-cell>
          <table:table-cell table:formula="of:=[.C213]+[.E212]" office:value-type="float" office:value="128473" calcext:value-type="float">
            <text:p>128473</text:p>
          </table:table-cell>
          <table:table-cell table:formula="of:=CONCATENATE(TEXT(INT([.E213]/(60*60*24));&quot;00&quot;);&quot; &quot;;TEXT(MOD(INT([.E213]/(60*60));24);&quot;00&quot;);&quot;:&quot;;TEXT(MOD(INT([.E213]/60);60);&quot;00&quot;);&quot;:&quot;;TEXT(MOD([.E213];60);&quot;00&quot;))" office:value-type="string" office:string-value="01 11:41:13" calcext:value-type="string">
            <text:p>01 11:41:13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14]/60);60);&quot;00&quot;);&quot;:&quot;;TEXT(MOD([.C214];60);&quot;00&quot;))" office:value-type="string" office:string-value="09:24" calcext:value-type="string">
            <text:p>09:24</text:p>
          </table:table-cell>
          <table:table-cell table:formula="of:=[.C214]+[.E213]" office:value-type="float" office:value="129037" calcext:value-type="float">
            <text:p>129037</text:p>
          </table:table-cell>
          <table:table-cell table:formula="of:=CONCATENATE(TEXT(INT([.E214]/(60*60*24));&quot;00&quot;);&quot; &quot;;TEXT(MOD(INT([.E214]/(60*60));24);&quot;00&quot;);&quot;:&quot;;TEXT(MOD(INT([.E214]/60);60);&quot;00&quot;);&quot;:&quot;;TEXT(MOD([.E214];60);&quot;00&quot;))" office:value-type="string" office:string-value="01 11:50:37" calcext:value-type="string">
            <text:p>01 11:50:3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15]/60);60);&quot;00&quot;);&quot;:&quot;;TEXT(MOD([.C215];60);&quot;00&quot;))" office:value-type="string" office:string-value="09:23" calcext:value-type="string">
            <text:p>09:23</text:p>
          </table:table-cell>
          <table:table-cell table:formula="of:=[.C215]+[.E214]" office:value-type="float" office:value="129600" calcext:value-type="float">
            <text:p>129600</text:p>
          </table:table-cell>
          <table:table-cell table:formula="of:=CONCATENATE(TEXT(INT([.E215]/(60*60*24));&quot;00&quot;);&quot; &quot;;TEXT(MOD(INT([.E215]/(60*60));24);&quot;00&quot;);&quot;:&quot;;TEXT(MOD(INT([.E215]/60);60);&quot;00&quot;);&quot;:&quot;;TEXT(MOD([.E215];60);&quot;00&quot;))" office:value-type="string" office:string-value="01 12:00:00" calcext:value-type="string">
            <text:p>01 12:00:0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16]/60);60);&quot;00&quot;);&quot;:&quot;;TEXT(MOD([.C216];60);&quot;00&quot;))" office:value-type="string" office:string-value="09:23" calcext:value-type="string">
            <text:p>09:23</text:p>
          </table:table-cell>
          <table:table-cell table:formula="of:=[.C216]+[.E215]" office:value-type="float" office:value="130163" calcext:value-type="float">
            <text:p>130163</text:p>
          </table:table-cell>
          <table:table-cell table:formula="of:=CONCATENATE(TEXT(INT([.E216]/(60*60*24));&quot;00&quot;);&quot; &quot;;TEXT(MOD(INT([.E216]/(60*60));24);&quot;00&quot;);&quot;:&quot;;TEXT(MOD(INT([.E216]/60);60);&quot;00&quot;);&quot;:&quot;;TEXT(MOD([.E216];60);&quot;00&quot;))" office:value-type="string" office:string-value="01 12:09:23" calcext:value-type="string">
            <text:p>01 12:09:2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17]/60);60);&quot;00&quot;);&quot;:&quot;;TEXT(MOD([.C217];60);&quot;00&quot;))" office:value-type="string" office:string-value="09:23" calcext:value-type="string">
            <text:p>09:23</text:p>
          </table:table-cell>
          <table:table-cell table:formula="of:=[.C217]+[.E216]" office:value-type="float" office:value="130726" calcext:value-type="float">
            <text:p>130726</text:p>
          </table:table-cell>
          <table:table-cell table:formula="of:=CONCATENATE(TEXT(INT([.E217]/(60*60*24));&quot;00&quot;);&quot; &quot;;TEXT(MOD(INT([.E217]/(60*60));24);&quot;00&quot;);&quot;:&quot;;TEXT(MOD(INT([.E217]/60);60);&quot;00&quot;);&quot;:&quot;;TEXT(MOD([.E217];60);&quot;00&quot;))" office:value-type="string" office:string-value="01 12:18:46" calcext:value-type="string">
            <text:p>01 12:18:4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18]/60);60);&quot;00&quot;);&quot;:&quot;;TEXT(MOD([.C218];60);&quot;00&quot;))" office:value-type="string" office:string-value="09:23" calcext:value-type="string">
            <text:p>09:23</text:p>
          </table:table-cell>
          <table:table-cell table:formula="of:=[.C218]+[.E217]" office:value-type="float" office:value="131289" calcext:value-type="float">
            <text:p>131289</text:p>
          </table:table-cell>
          <table:table-cell table:formula="of:=CONCATENATE(TEXT(INT([.E218]/(60*60*24));&quot;00&quot;);&quot; &quot;;TEXT(MOD(INT([.E218]/(60*60));24);&quot;00&quot;);&quot;:&quot;;TEXT(MOD(INT([.E218]/60);60);&quot;00&quot;);&quot;:&quot;;TEXT(MOD([.E218];60);&quot;00&quot;))" office:value-type="string" office:string-value="01 12:28:09" calcext:value-type="string">
            <text:p>01 12:28:09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19]/60);60);&quot;00&quot;);&quot;:&quot;;TEXT(MOD([.C219];60);&quot;00&quot;))" office:value-type="string" office:string-value="09:23" calcext:value-type="string">
            <text:p>09:23</text:p>
          </table:table-cell>
          <table:table-cell table:formula="of:=[.C219]+[.E218]" office:value-type="float" office:value="131852" calcext:value-type="float">
            <text:p>131852</text:p>
          </table:table-cell>
          <table:table-cell table:formula="of:=CONCATENATE(TEXT(INT([.E219]/(60*60*24));&quot;00&quot;);&quot; &quot;;TEXT(MOD(INT([.E219]/(60*60));24);&quot;00&quot;);&quot;:&quot;;TEXT(MOD(INT([.E219]/60);60);&quot;00&quot;);&quot;:&quot;;TEXT(MOD([.E219];60);&quot;00&quot;))" office:value-type="string" office:string-value="01 12:37:32" calcext:value-type="string">
            <text:p>01 12:37:3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0]/60);60);&quot;00&quot;);&quot;:&quot;;TEXT(MOD([.C220];60);&quot;00&quot;))" office:value-type="string" office:string-value="09:23" calcext:value-type="string">
            <text:p>09:23</text:p>
          </table:table-cell>
          <table:table-cell table:formula="of:=[.C220]+[.E219]" office:value-type="float" office:value="132415" calcext:value-type="float">
            <text:p>132415</text:p>
          </table:table-cell>
          <table:table-cell table:formula="of:=CONCATENATE(TEXT(INT([.E220]/(60*60*24));&quot;00&quot;);&quot; &quot;;TEXT(MOD(INT([.E220]/(60*60));24);&quot;00&quot;);&quot;:&quot;;TEXT(MOD(INT([.E220]/60);60);&quot;00&quot;);&quot;:&quot;;TEXT(MOD([.E220];60);&quot;00&quot;))" office:value-type="string" office:string-value="01 12:46:55" calcext:value-type="string">
            <text:p>01 12:46:5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1]/60);60);&quot;00&quot;);&quot;:&quot;;TEXT(MOD([.C221];60);&quot;00&quot;))" office:value-type="string" office:string-value="09:23" calcext:value-type="string">
            <text:p>09:23</text:p>
          </table:table-cell>
          <table:table-cell table:formula="of:=[.C221]+[.E220]" office:value-type="float" office:value="132978" calcext:value-type="float">
            <text:p>132978</text:p>
          </table:table-cell>
          <table:table-cell table:formula="of:=CONCATENATE(TEXT(INT([.E221]/(60*60*24));&quot;00&quot;);&quot; &quot;;TEXT(MOD(INT([.E221]/(60*60));24);&quot;00&quot;);&quot;:&quot;;TEXT(MOD(INT([.E221]/60);60);&quot;00&quot;);&quot;:&quot;;TEXT(MOD([.E221];60);&quot;00&quot;))" office:value-type="string" office:string-value="01 12:56:18" calcext:value-type="string">
            <text:p>01 12:56: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2]/60);60);&quot;00&quot;);&quot;:&quot;;TEXT(MOD([.C222];60);&quot;00&quot;))" office:value-type="string" office:string-value="09:23" calcext:value-type="string">
            <text:p>09:23</text:p>
          </table:table-cell>
          <table:table-cell table:formula="of:=[.C222]+[.E221]" office:value-type="float" office:value="133541" calcext:value-type="float">
            <text:p>133541</text:p>
          </table:table-cell>
          <table:table-cell table:formula="of:=CONCATENATE(TEXT(INT([.E222]/(60*60*24));&quot;00&quot;);&quot; &quot;;TEXT(MOD(INT([.E222]/(60*60));24);&quot;00&quot;);&quot;:&quot;;TEXT(MOD(INT([.E222]/60);60);&quot;00&quot;);&quot;:&quot;;TEXT(MOD([.E222];60);&quot;00&quot;))" office:value-type="string" office:string-value="01 13:05:41" calcext:value-type="string">
            <text:p>01 13:05:4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3]/60);60);&quot;00&quot;);&quot;:&quot;;TEXT(MOD([.C223];60);&quot;00&quot;))" office:value-type="string" office:string-value="09:23" calcext:value-type="string">
            <text:p>09:23</text:p>
          </table:table-cell>
          <table:table-cell table:formula="of:=[.C223]+[.E222]" office:value-type="float" office:value="134104" calcext:value-type="float">
            <text:p>134104</text:p>
          </table:table-cell>
          <table:table-cell table:formula="of:=CONCATENATE(TEXT(INT([.E223]/(60*60*24));&quot;00&quot;);&quot; &quot;;TEXT(MOD(INT([.E223]/(60*60));24);&quot;00&quot;);&quot;:&quot;;TEXT(MOD(INT([.E223]/60);60);&quot;00&quot;);&quot;:&quot;;TEXT(MOD([.E223];60);&quot;00&quot;))" office:value-type="string" office:string-value="01 13:15:04" calcext:value-type="string">
            <text:p>01 13:15:0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4]/60);60);&quot;00&quot;);&quot;:&quot;;TEXT(MOD([.C224];60);&quot;00&quot;))" office:value-type="string" office:string-value="09:23" calcext:value-type="string">
            <text:p>09:23</text:p>
          </table:table-cell>
          <table:table-cell table:formula="of:=[.C224]+[.E223]" office:value-type="float" office:value="134667" calcext:value-type="float">
            <text:p>134667</text:p>
          </table:table-cell>
          <table:table-cell table:formula="of:=CONCATENATE(TEXT(INT([.E224]/(60*60*24));&quot;00&quot;);&quot; &quot;;TEXT(MOD(INT([.E224]/(60*60));24);&quot;00&quot;);&quot;:&quot;;TEXT(MOD(INT([.E224]/60);60);&quot;00&quot;);&quot;:&quot;;TEXT(MOD([.E224];60);&quot;00&quot;))" office:value-type="string" office:string-value="01 13:24:27" calcext:value-type="string">
            <text:p>01 13:24:2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5]/60);60);&quot;00&quot;);&quot;:&quot;;TEXT(MOD([.C225];60);&quot;00&quot;))" office:value-type="string" office:string-value="09:23" calcext:value-type="string">
            <text:p>09:23</text:p>
          </table:table-cell>
          <table:table-cell table:formula="of:=[.C225]+[.E224]" office:value-type="float" office:value="135230" calcext:value-type="float">
            <text:p>135230</text:p>
          </table:table-cell>
          <table:table-cell table:formula="of:=CONCATENATE(TEXT(INT([.E225]/(60*60*24));&quot;00&quot;);&quot; &quot;;TEXT(MOD(INT([.E225]/(60*60));24);&quot;00&quot;);&quot;:&quot;;TEXT(MOD(INT([.E225]/60);60);&quot;00&quot;);&quot;:&quot;;TEXT(MOD([.E225];60);&quot;00&quot;))" office:value-type="string" office:string-value="01 13:33:50" calcext:value-type="string">
            <text:p>01 13:33:5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6]/60);60);&quot;00&quot;);&quot;:&quot;;TEXT(MOD([.C226];60);&quot;00&quot;))" office:value-type="string" office:string-value="09:23" calcext:value-type="string">
            <text:p>09:23</text:p>
          </table:table-cell>
          <table:table-cell table:formula="of:=[.C226]+[.E225]" office:value-type="float" office:value="135793" calcext:value-type="float">
            <text:p>135793</text:p>
          </table:table-cell>
          <table:table-cell table:formula="of:=CONCATENATE(TEXT(INT([.E226]/(60*60*24));&quot;00&quot;);&quot; &quot;;TEXT(MOD(INT([.E226]/(60*60));24);&quot;00&quot;);&quot;:&quot;;TEXT(MOD(INT([.E226]/60);60);&quot;00&quot;);&quot;:&quot;;TEXT(MOD([.E226];60);&quot;00&quot;))" office:value-type="string" office:string-value="01 13:43:13" calcext:value-type="string">
            <text:p>01 13:43:1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7]/60);60);&quot;00&quot;);&quot;:&quot;;TEXT(MOD([.C227];60);&quot;00&quot;))" office:value-type="string" office:string-value="09:23" calcext:value-type="string">
            <text:p>09:23</text:p>
          </table:table-cell>
          <table:table-cell table:formula="of:=[.C227]+[.E226]" office:value-type="float" office:value="136356" calcext:value-type="float">
            <text:p>136356</text:p>
          </table:table-cell>
          <table:table-cell table:formula="of:=CONCATENATE(TEXT(INT([.E227]/(60*60*24));&quot;00&quot;);&quot; &quot;;TEXT(MOD(INT([.E227]/(60*60));24);&quot;00&quot;);&quot;:&quot;;TEXT(MOD(INT([.E227]/60);60);&quot;00&quot;);&quot;:&quot;;TEXT(MOD([.E227];60);&quot;00&quot;))" office:value-type="string" office:string-value="01 13:52:36" calcext:value-type="string">
            <text:p>01 13:52:3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28]/60);60);&quot;00&quot;);&quot;:&quot;;TEXT(MOD([.C228];60);&quot;00&quot;))" office:value-type="string" office:string-value="09:23" calcext:value-type="string">
            <text:p>09:23</text:p>
          </table:table-cell>
          <table:table-cell table:formula="of:=[.C228]+[.E227]" office:value-type="float" office:value="136919" calcext:value-type="float">
            <text:p>136919</text:p>
          </table:table-cell>
          <table:table-cell table:formula="of:=CONCATENATE(TEXT(INT([.E228]/(60*60*24));&quot;00&quot;);&quot; &quot;;TEXT(MOD(INT([.E228]/(60*60));24);&quot;00&quot;);&quot;:&quot;;TEXT(MOD(INT([.E228]/60);60);&quot;00&quot;);&quot;:&quot;;TEXT(MOD([.E228];60);&quot;00&quot;))" office:value-type="string" office:string-value="01 14:01:59" calcext:value-type="string">
            <text:p>01 14:01:5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29]/60);60);&quot;00&quot;);&quot;:&quot;;TEXT(MOD([.C229];60);&quot;00&quot;))" office:value-type="string" office:string-value="09:24" calcext:value-type="string">
            <text:p>09:24</text:p>
          </table:table-cell>
          <table:table-cell table:formula="of:=[.C229]+[.E228]" office:value-type="float" office:value="137483" calcext:value-type="float">
            <text:p>137483</text:p>
          </table:table-cell>
          <table:table-cell table:formula="of:=CONCATENATE(TEXT(INT([.E229]/(60*60*24));&quot;00&quot;);&quot; &quot;;TEXT(MOD(INT([.E229]/(60*60));24);&quot;00&quot;);&quot;:&quot;;TEXT(MOD(INT([.E229]/60);60);&quot;00&quot;);&quot;:&quot;;TEXT(MOD([.E229];60);&quot;00&quot;))" office:value-type="string" office:string-value="01 14:11:23" calcext:value-type="string">
            <text:p>01 14:11:23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0]/60);60);&quot;00&quot;);&quot;:&quot;;TEXT(MOD([.C230];60);&quot;00&quot;))" office:value-type="string" office:string-value="09:23" calcext:value-type="string">
            <text:p>09:23</text:p>
          </table:table-cell>
          <table:table-cell table:formula="of:=[.C230]+[.E229]" office:value-type="float" office:value="138046" calcext:value-type="float">
            <text:p>138046</text:p>
          </table:table-cell>
          <table:table-cell table:formula="of:=CONCATENATE(TEXT(INT([.E230]/(60*60*24));&quot;00&quot;);&quot; &quot;;TEXT(MOD(INT([.E230]/(60*60));24);&quot;00&quot;);&quot;:&quot;;TEXT(MOD(INT([.E230]/60);60);&quot;00&quot;);&quot;:&quot;;TEXT(MOD([.E230];60);&quot;00&quot;))" office:value-type="string" office:string-value="01 14:20:46" calcext:value-type="string">
            <text:p>01 14:20:4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1]/60);60);&quot;00&quot;);&quot;:&quot;;TEXT(MOD([.C231];60);&quot;00&quot;))" office:value-type="string" office:string-value="09:23" calcext:value-type="string">
            <text:p>09:23</text:p>
          </table:table-cell>
          <table:table-cell table:formula="of:=[.C231]+[.E230]" office:value-type="float" office:value="138609" calcext:value-type="float">
            <text:p>138609</text:p>
          </table:table-cell>
          <table:table-cell table:formula="of:=CONCATENATE(TEXT(INT([.E231]/(60*60*24));&quot;00&quot;);&quot; &quot;;TEXT(MOD(INT([.E231]/(60*60));24);&quot;00&quot;);&quot;:&quot;;TEXT(MOD(INT([.E231]/60);60);&quot;00&quot;);&quot;:&quot;;TEXT(MOD([.E231];60);&quot;00&quot;))" office:value-type="string" office:string-value="01 14:30:09" calcext:value-type="string">
            <text:p>01 14:30:0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2]/60);60);&quot;00&quot;);&quot;:&quot;;TEXT(MOD([.C232];60);&quot;00&quot;))" office:value-type="string" office:string-value="09:23" calcext:value-type="string">
            <text:p>09:23</text:p>
          </table:table-cell>
          <table:table-cell table:formula="of:=[.C232]+[.E231]" office:value-type="float" office:value="139172" calcext:value-type="float">
            <text:p>139172</text:p>
          </table:table-cell>
          <table:table-cell table:formula="of:=CONCATENATE(TEXT(INT([.E232]/(60*60*24));&quot;00&quot;);&quot; &quot;;TEXT(MOD(INT([.E232]/(60*60));24);&quot;00&quot;);&quot;:&quot;;TEXT(MOD(INT([.E232]/60);60);&quot;00&quot;);&quot;:&quot;;TEXT(MOD([.E232];60);&quot;00&quot;))" office:value-type="string" office:string-value="01 14:39:32" calcext:value-type="string">
            <text:p>01 14:39:3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3]/60);60);&quot;00&quot;);&quot;:&quot;;TEXT(MOD([.C233];60);&quot;00&quot;))" office:value-type="string" office:string-value="09:23" calcext:value-type="string">
            <text:p>09:23</text:p>
          </table:table-cell>
          <table:table-cell table:formula="of:=[.C233]+[.E232]" office:value-type="float" office:value="139735" calcext:value-type="float">
            <text:p>139735</text:p>
          </table:table-cell>
          <table:table-cell table:formula="of:=CONCATENATE(TEXT(INT([.E233]/(60*60*24));&quot;00&quot;);&quot; &quot;;TEXT(MOD(INT([.E233]/(60*60));24);&quot;00&quot;);&quot;:&quot;;TEXT(MOD(INT([.E233]/60);60);&quot;00&quot;);&quot;:&quot;;TEXT(MOD([.E233];60);&quot;00&quot;))" office:value-type="string" office:string-value="01 14:48:55" calcext:value-type="string">
            <text:p>01 14:48:55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4]/60);60);&quot;00&quot;);&quot;:&quot;;TEXT(MOD([.C234];60);&quot;00&quot;))" office:value-type="string" office:string-value="09:23" calcext:value-type="string">
            <text:p>09:23</text:p>
          </table:table-cell>
          <table:table-cell table:formula="of:=[.C234]+[.E233]" office:value-type="float" office:value="140298" calcext:value-type="float">
            <text:p>140298</text:p>
          </table:table-cell>
          <table:table-cell table:formula="of:=CONCATENATE(TEXT(INT([.E234]/(60*60*24));&quot;00&quot;);&quot; &quot;;TEXT(MOD(INT([.E234]/(60*60));24);&quot;00&quot;);&quot;:&quot;;TEXT(MOD(INT([.E234]/60);60);&quot;00&quot;);&quot;:&quot;;TEXT(MOD([.E234];60);&quot;00&quot;))" office:value-type="string" office:string-value="01 14:58:18" calcext:value-type="string">
            <text:p>01 14:58:18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5]/60);60);&quot;00&quot;);&quot;:&quot;;TEXT(MOD([.C235];60);&quot;00&quot;))" office:value-type="string" office:string-value="09:23" calcext:value-type="string">
            <text:p>09:23</text:p>
          </table:table-cell>
          <table:table-cell table:formula="of:=[.C235]+[.E234]" office:value-type="float" office:value="140861" calcext:value-type="float">
            <text:p>140861</text:p>
          </table:table-cell>
          <table:table-cell table:formula="of:=CONCATENATE(TEXT(INT([.E235]/(60*60*24));&quot;00&quot;);&quot; &quot;;TEXT(MOD(INT([.E235]/(60*60));24);&quot;00&quot;);&quot;:&quot;;TEXT(MOD(INT([.E235]/60);60);&quot;00&quot;);&quot;:&quot;;TEXT(MOD([.E235];60);&quot;00&quot;))" office:value-type="string" office:string-value="01 15:07:41" calcext:value-type="string">
            <text:p>01 15:07:41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6]/60);60);&quot;00&quot;);&quot;:&quot;;TEXT(MOD([.C236];60);&quot;00&quot;))" office:value-type="string" office:string-value="09:23" calcext:value-type="string">
            <text:p>09:23</text:p>
          </table:table-cell>
          <table:table-cell table:formula="of:=[.C236]+[.E235]" office:value-type="float" office:value="141424" calcext:value-type="float">
            <text:p>141424</text:p>
          </table:table-cell>
          <table:table-cell table:formula="of:=CONCATENATE(TEXT(INT([.E236]/(60*60*24));&quot;00&quot;);&quot; &quot;;TEXT(MOD(INT([.E236]/(60*60));24);&quot;00&quot;);&quot;:&quot;;TEXT(MOD(INT([.E236]/60);60);&quot;00&quot;);&quot;:&quot;;TEXT(MOD([.E236];60);&quot;00&quot;))" office:value-type="string" office:string-value="01 15:17:04" calcext:value-type="string">
            <text:p>01 15:17:0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7]/60);60);&quot;00&quot;);&quot;:&quot;;TEXT(MOD([.C237];60);&quot;00&quot;))" office:value-type="string" office:string-value="09:23" calcext:value-type="string">
            <text:p>09:23</text:p>
          </table:table-cell>
          <table:table-cell table:formula="of:=[.C237]+[.E236]" office:value-type="float" office:value="141987" calcext:value-type="float">
            <text:p>141987</text:p>
          </table:table-cell>
          <table:table-cell table:formula="of:=CONCATENATE(TEXT(INT([.E237]/(60*60*24));&quot;00&quot;);&quot; &quot;;TEXT(MOD(INT([.E237]/(60*60));24);&quot;00&quot;);&quot;:&quot;;TEXT(MOD(INT([.E237]/60);60);&quot;00&quot;);&quot;:&quot;;TEXT(MOD([.E237];60);&quot;00&quot;))" office:value-type="string" office:string-value="01 15:26:27" calcext:value-type="string">
            <text:p>01 15:26:2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8]/60);60);&quot;00&quot;);&quot;:&quot;;TEXT(MOD([.C238];60);&quot;00&quot;))" office:value-type="string" office:string-value="09:23" calcext:value-type="string">
            <text:p>09:23</text:p>
          </table:table-cell>
          <table:table-cell table:formula="of:=[.C238]+[.E237]" office:value-type="float" office:value="142550" calcext:value-type="float">
            <text:p>142550</text:p>
          </table:table-cell>
          <table:table-cell table:formula="of:=CONCATENATE(TEXT(INT([.E238]/(60*60*24));&quot;00&quot;);&quot; &quot;;TEXT(MOD(INT([.E238]/(60*60));24);&quot;00&quot;);&quot;:&quot;;TEXT(MOD(INT([.E238]/60);60);&quot;00&quot;);&quot;:&quot;;TEXT(MOD([.E238];60);&quot;00&quot;))" office:value-type="string" office:string-value="01 15:35:50" calcext:value-type="string">
            <text:p>01 15:35:5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39]/60);60);&quot;00&quot;);&quot;:&quot;;TEXT(MOD([.C239];60);&quot;00&quot;))" office:value-type="string" office:string-value="09:23" calcext:value-type="string">
            <text:p>09:23</text:p>
          </table:table-cell>
          <table:table-cell table:formula="of:=[.C239]+[.E238]" office:value-type="float" office:value="143113" calcext:value-type="float">
            <text:p>143113</text:p>
          </table:table-cell>
          <table:table-cell table:formula="of:=CONCATENATE(TEXT(INT([.E239]/(60*60*24));&quot;00&quot;);&quot; &quot;;TEXT(MOD(INT([.E239]/(60*60));24);&quot;00&quot;);&quot;:&quot;;TEXT(MOD(INT([.E239]/60);60);&quot;00&quot;);&quot;:&quot;;TEXT(MOD([.E239];60);&quot;00&quot;))" office:value-type="string" office:string-value="01 15:45:13" calcext:value-type="string">
            <text:p>01 15:45:1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0]/60);60);&quot;00&quot;);&quot;:&quot;;TEXT(MOD([.C240];60);&quot;00&quot;))" office:value-type="string" office:string-value="09:23" calcext:value-type="string">
            <text:p>09:23</text:p>
          </table:table-cell>
          <table:table-cell table:formula="of:=[.C240]+[.E239]" office:value-type="float" office:value="143676" calcext:value-type="float">
            <text:p>143676</text:p>
          </table:table-cell>
          <table:table-cell table:formula="of:=CONCATENATE(TEXT(INT([.E240]/(60*60*24));&quot;00&quot;);&quot; &quot;;TEXT(MOD(INT([.E240]/(60*60));24);&quot;00&quot;);&quot;:&quot;;TEXT(MOD(INT([.E240]/60);60);&quot;00&quot;);&quot;:&quot;;TEXT(MOD([.E240];60);&quot;00&quot;))" office:value-type="string" office:string-value="01 15:54:36" calcext:value-type="string">
            <text:p>01 15:54:36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1]/60);60);&quot;00&quot;);&quot;:&quot;;TEXT(MOD([.C241];60);&quot;00&quot;))" office:value-type="string" office:string-value="09:23" calcext:value-type="string">
            <text:p>09:23</text:p>
          </table:table-cell>
          <table:table-cell table:formula="of:=[.C241]+[.E240]" office:value-type="float" office:value="144239" calcext:value-type="float">
            <text:p>144239</text:p>
          </table:table-cell>
          <table:table-cell table:formula="of:=CONCATENATE(TEXT(INT([.E241]/(60*60*24));&quot;00&quot;);&quot; &quot;;TEXT(MOD(INT([.E241]/(60*60));24);&quot;00&quot;);&quot;:&quot;;TEXT(MOD(INT([.E241]/60);60);&quot;00&quot;);&quot;:&quot;;TEXT(MOD([.E241];60);&quot;00&quot;))" office:value-type="string" office:string-value="01 16:03:59" calcext:value-type="string">
            <text:p>01 16:03:5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42]/60);60);&quot;00&quot;);&quot;:&quot;;TEXT(MOD([.C242];60);&quot;00&quot;))" office:value-type="string" office:string-value="09:24" calcext:value-type="string">
            <text:p>09:24</text:p>
          </table:table-cell>
          <table:table-cell table:formula="of:=[.C242]+[.E241]" office:value-type="float" office:value="144803" calcext:value-type="float">
            <text:p>144803</text:p>
          </table:table-cell>
          <table:table-cell table:formula="of:=CONCATENATE(TEXT(INT([.E242]/(60*60*24));&quot;00&quot;);&quot; &quot;;TEXT(MOD(INT([.E242]/(60*60));24);&quot;00&quot;);&quot;:&quot;;TEXT(MOD(INT([.E242]/60);60);&quot;00&quot;);&quot;:&quot;;TEXT(MOD([.E242];60);&quot;00&quot;))" office:value-type="string" office:string-value="01 16:13:23" calcext:value-type="string">
            <text:p>01 16:13:2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3]/60);60);&quot;00&quot;);&quot;:&quot;;TEXT(MOD([.C243];60);&quot;00&quot;))" office:value-type="string" office:string-value="09:23" calcext:value-type="string">
            <text:p>09:23</text:p>
          </table:table-cell>
          <table:table-cell table:formula="of:=[.C243]+[.E242]" office:value-type="float" office:value="145366" calcext:value-type="float">
            <text:p>145366</text:p>
          </table:table-cell>
          <table:table-cell table:formula="of:=CONCATENATE(TEXT(INT([.E243]/(60*60*24));&quot;00&quot;);&quot; &quot;;TEXT(MOD(INT([.E243]/(60*60));24);&quot;00&quot;);&quot;:&quot;;TEXT(MOD(INT([.E243]/60);60);&quot;00&quot;);&quot;:&quot;;TEXT(MOD([.E243];60);&quot;00&quot;))" office:value-type="string" office:string-value="01 16:22:46" calcext:value-type="string">
            <text:p>01 16:22:46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4]/60);60);&quot;00&quot;);&quot;:&quot;;TEXT(MOD([.C244];60);&quot;00&quot;))" office:value-type="string" office:string-value="09:23" calcext:value-type="string">
            <text:p>09:23</text:p>
          </table:table-cell>
          <table:table-cell table:formula="of:=[.C244]+[.E243]" office:value-type="float" office:value="145929" calcext:value-type="float">
            <text:p>145929</text:p>
          </table:table-cell>
          <table:table-cell table:formula="of:=CONCATENATE(TEXT(INT([.E244]/(60*60*24));&quot;00&quot;);&quot; &quot;;TEXT(MOD(INT([.E244]/(60*60));24);&quot;00&quot;);&quot;:&quot;;TEXT(MOD(INT([.E244]/60);60);&quot;00&quot;);&quot;:&quot;;TEXT(MOD([.E244];60);&quot;00&quot;))" office:value-type="string" office:string-value="01 16:32:09" calcext:value-type="string">
            <text:p>01 16:32:09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5]/60);60);&quot;00&quot;);&quot;:&quot;;TEXT(MOD([.C245];60);&quot;00&quot;))" office:value-type="string" office:string-value="09:23" calcext:value-type="string">
            <text:p>09:23</text:p>
          </table:table-cell>
          <table:table-cell table:formula="of:=[.C245]+[.E244]" office:value-type="float" office:value="146492" calcext:value-type="float">
            <text:p>146492</text:p>
          </table:table-cell>
          <table:table-cell table:formula="of:=CONCATENATE(TEXT(INT([.E245]/(60*60*24));&quot;00&quot;);&quot; &quot;;TEXT(MOD(INT([.E245]/(60*60));24);&quot;00&quot;);&quot;:&quot;;TEXT(MOD(INT([.E245]/60);60);&quot;00&quot;);&quot;:&quot;;TEXT(MOD([.E245];60);&quot;00&quot;))" office:value-type="string" office:string-value="01 16:41:32" calcext:value-type="string">
            <text:p>01 16:41:3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6]/60);60);&quot;00&quot;);&quot;:&quot;;TEXT(MOD([.C246];60);&quot;00&quot;))" office:value-type="string" office:string-value="09:23" calcext:value-type="string">
            <text:p>09:23</text:p>
          </table:table-cell>
          <table:table-cell table:formula="of:=[.C246]+[.E245]" office:value-type="float" office:value="147055" calcext:value-type="float">
            <text:p>147055</text:p>
          </table:table-cell>
          <table:table-cell table:formula="of:=CONCATENATE(TEXT(INT([.E246]/(60*60*24));&quot;00&quot;);&quot; &quot;;TEXT(MOD(INT([.E246]/(60*60));24);&quot;00&quot;);&quot;:&quot;;TEXT(MOD(INT([.E246]/60);60);&quot;00&quot;);&quot;:&quot;;TEXT(MOD([.E246];60);&quot;00&quot;))" office:value-type="string" office:string-value="01 16:50:55" calcext:value-type="string">
            <text:p>01 16:50:55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7]/60);60);&quot;00&quot;);&quot;:&quot;;TEXT(MOD([.C247];60);&quot;00&quot;))" office:value-type="string" office:string-value="09:23" calcext:value-type="string">
            <text:p>09:23</text:p>
          </table:table-cell>
          <table:table-cell table:formula="of:=[.C247]+[.E246]" office:value-type="float" office:value="147618" calcext:value-type="float">
            <text:p>147618</text:p>
          </table:table-cell>
          <table:table-cell table:formula="of:=CONCATENATE(TEXT(INT([.E247]/(60*60*24));&quot;00&quot;);&quot; &quot;;TEXT(MOD(INT([.E247]/(60*60));24);&quot;00&quot;);&quot;:&quot;;TEXT(MOD(INT([.E247]/60);60);&quot;00&quot;);&quot;:&quot;;TEXT(MOD([.E247];60);&quot;00&quot;))" office:value-type="string" office:string-value="01 17:00:18" calcext:value-type="string">
            <text:p>01 17:00:1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8]/60);60);&quot;00&quot;);&quot;:&quot;;TEXT(MOD([.C248];60);&quot;00&quot;))" office:value-type="string" office:string-value="09:23" calcext:value-type="string">
            <text:p>09:23</text:p>
          </table:table-cell>
          <table:table-cell table:formula="of:=[.C248]+[.E247]" office:value-type="float" office:value="148181" calcext:value-type="float">
            <text:p>148181</text:p>
          </table:table-cell>
          <table:table-cell table:formula="of:=CONCATENATE(TEXT(INT([.E248]/(60*60*24));&quot;00&quot;);&quot; &quot;;TEXT(MOD(INT([.E248]/(60*60));24);&quot;00&quot;);&quot;:&quot;;TEXT(MOD(INT([.E248]/60);60);&quot;00&quot;);&quot;:&quot;;TEXT(MOD([.E248];60);&quot;00&quot;))" office:value-type="string" office:string-value="01 17:09:41" calcext:value-type="string">
            <text:p>01 17:09:4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49]/60);60);&quot;00&quot;);&quot;:&quot;;TEXT(MOD([.C249];60);&quot;00&quot;))" office:value-type="string" office:string-value="09:23" calcext:value-type="string">
            <text:p>09:23</text:p>
          </table:table-cell>
          <table:table-cell table:formula="of:=[.C249]+[.E248]" office:value-type="float" office:value="148744" calcext:value-type="float">
            <text:p>148744</text:p>
          </table:table-cell>
          <table:table-cell table:formula="of:=CONCATENATE(TEXT(INT([.E249]/(60*60*24));&quot;00&quot;);&quot; &quot;;TEXT(MOD(INT([.E249]/(60*60));24);&quot;00&quot;);&quot;:&quot;;TEXT(MOD(INT([.E249]/60);60);&quot;00&quot;);&quot;:&quot;;TEXT(MOD([.E249];60);&quot;00&quot;))" office:value-type="string" office:string-value="01 17:19:04" calcext:value-type="string">
            <text:p>01 17:19:0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562" calcext:value-type="float">
            <text:p>562</text:p>
          </table:table-cell>
          <table:table-cell table:style-name="ce2" table:formula="of:=CONCATENATE(TEXT(MOD(INT([.C250]/60);60);&quot;00&quot;);&quot;:&quot;;TEXT(MOD([.C250];60);&quot;00&quot;))" office:value-type="string" office:string-value="09:22" calcext:value-type="string">
            <text:p>09:22</text:p>
          </table:table-cell>
          <table:table-cell table:formula="of:=[.C250]+[.E249]" office:value-type="float" office:value="149306" calcext:value-type="float">
            <text:p>149306</text:p>
          </table:table-cell>
          <table:table-cell table:formula="of:=CONCATENATE(TEXT(INT([.E250]/(60*60*24));&quot;00&quot;);&quot; &quot;;TEXT(MOD(INT([.E250]/(60*60));24);&quot;00&quot;);&quot;:&quot;;TEXT(MOD(INT([.E250]/60);60);&quot;00&quot;);&quot;:&quot;;TEXT(MOD([.E250];60);&quot;00&quot;))" office:value-type="string" office:string-value="01 17:28:26" calcext:value-type="string">
            <text:p>01 17:28:2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1]/60);60);&quot;00&quot;);&quot;:&quot;;TEXT(MOD([.C251];60);&quot;00&quot;))" office:value-type="string" office:string-value="09:23" calcext:value-type="string">
            <text:p>09:23</text:p>
          </table:table-cell>
          <table:table-cell table:formula="of:=[.C251]+[.E250]" office:value-type="float" office:value="149869" calcext:value-type="float">
            <text:p>149869</text:p>
          </table:table-cell>
          <table:table-cell table:formula="of:=CONCATENATE(TEXT(INT([.E251]/(60*60*24));&quot;00&quot;);&quot; &quot;;TEXT(MOD(INT([.E251]/(60*60));24);&quot;00&quot;);&quot;:&quot;;TEXT(MOD(INT([.E251]/60);60);&quot;00&quot;);&quot;:&quot;;TEXT(MOD([.E251];60);&quot;00&quot;))" office:value-type="string" office:string-value="01 17:37:49" calcext:value-type="string">
            <text:p>01 17:37:49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2]/60);60);&quot;00&quot;);&quot;:&quot;;TEXT(MOD([.C252];60);&quot;00&quot;))" office:value-type="string" office:string-value="09:23" calcext:value-type="string">
            <text:p>09:23</text:p>
          </table:table-cell>
          <table:table-cell table:formula="of:=[.C252]+[.E251]" office:value-type="float" office:value="150432" calcext:value-type="float">
            <text:p>150432</text:p>
          </table:table-cell>
          <table:table-cell table:formula="of:=CONCATENATE(TEXT(INT([.E252]/(60*60*24));&quot;00&quot;);&quot; &quot;;TEXT(MOD(INT([.E252]/(60*60));24);&quot;00&quot;);&quot;:&quot;;TEXT(MOD(INT([.E252]/60);60);&quot;00&quot;);&quot;:&quot;;TEXT(MOD([.E252];60);&quot;00&quot;))" office:value-type="string" office:string-value="01 17:47:12" calcext:value-type="string">
            <text:p>01 17:47:1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3]/60);60);&quot;00&quot;);&quot;:&quot;;TEXT(MOD([.C253];60);&quot;00&quot;))" office:value-type="string" office:string-value="09:23" calcext:value-type="string">
            <text:p>09:23</text:p>
          </table:table-cell>
          <table:table-cell table:formula="of:=[.C253]+[.E252]" office:value-type="float" office:value="150995" calcext:value-type="float">
            <text:p>150995</text:p>
          </table:table-cell>
          <table:table-cell table:formula="of:=CONCATENATE(TEXT(INT([.E253]/(60*60*24));&quot;00&quot;);&quot; &quot;;TEXT(MOD(INT([.E253]/(60*60));24);&quot;00&quot;);&quot;:&quot;;TEXT(MOD(INT([.E253]/60);60);&quot;00&quot;);&quot;:&quot;;TEXT(MOD([.E253];60);&quot;00&quot;))" office:value-type="string" office:string-value="01 17:56:35" calcext:value-type="string">
            <text:p>01 17:56:3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54]/60);60);&quot;00&quot;);&quot;:&quot;;TEXT(MOD([.C254];60);&quot;00&quot;))" office:value-type="string" office:string-value="09:24" calcext:value-type="string">
            <text:p>09:24</text:p>
          </table:table-cell>
          <table:table-cell table:formula="of:=[.C254]+[.E253]" office:value-type="float" office:value="151559" calcext:value-type="float">
            <text:p>151559</text:p>
          </table:table-cell>
          <table:table-cell table:formula="of:=CONCATENATE(TEXT(INT([.E254]/(60*60*24));&quot;00&quot;);&quot; &quot;;TEXT(MOD(INT([.E254]/(60*60));24);&quot;00&quot;);&quot;:&quot;;TEXT(MOD(INT([.E254]/60);60);&quot;00&quot;);&quot;:&quot;;TEXT(MOD([.E254];60);&quot;00&quot;))" office:value-type="string" office:string-value="01 18:05:59" calcext:value-type="string">
            <text:p>01 18:05:59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5]/60);60);&quot;00&quot;);&quot;:&quot;;TEXT(MOD([.C255];60);&quot;00&quot;))" office:value-type="string" office:string-value="09:23" calcext:value-type="string">
            <text:p>09:23</text:p>
          </table:table-cell>
          <table:table-cell table:formula="of:=[.C255]+[.E254]" office:value-type="float" office:value="152122" calcext:value-type="float">
            <text:p>152122</text:p>
          </table:table-cell>
          <table:table-cell table:formula="of:=CONCATENATE(TEXT(INT([.E255]/(60*60*24));&quot;00&quot;);&quot; &quot;;TEXT(MOD(INT([.E255]/(60*60));24);&quot;00&quot;);&quot;:&quot;;TEXT(MOD(INT([.E255]/60);60);&quot;00&quot;);&quot;:&quot;;TEXT(MOD([.E255];60);&quot;00&quot;))" office:value-type="string" office:string-value="01 18:15:22" calcext:value-type="string">
            <text:p>01 18:15:2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56]/60);60);&quot;00&quot;);&quot;:&quot;;TEXT(MOD([.C256];60);&quot;00&quot;))" office:value-type="string" office:string-value="09:24" calcext:value-type="string">
            <text:p>09:24</text:p>
          </table:table-cell>
          <table:table-cell table:formula="of:=[.C256]+[.E255]" office:value-type="float" office:value="152686" calcext:value-type="float">
            <text:p>152686</text:p>
          </table:table-cell>
          <table:table-cell table:formula="of:=CONCATENATE(TEXT(INT([.E256]/(60*60*24));&quot;00&quot;);&quot; &quot;;TEXT(MOD(INT([.E256]/(60*60));24);&quot;00&quot;);&quot;:&quot;;TEXT(MOD(INT([.E256]/60);60);&quot;00&quot;);&quot;:&quot;;TEXT(MOD([.E256];60);&quot;00&quot;))" office:value-type="string" office:string-value="01 18:24:46" calcext:value-type="string">
            <text:p>01 18:24:4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7]/60);60);&quot;00&quot;);&quot;:&quot;;TEXT(MOD([.C257];60);&quot;00&quot;))" office:value-type="string" office:string-value="09:23" calcext:value-type="string">
            <text:p>09:23</text:p>
          </table:table-cell>
          <table:table-cell table:formula="of:=[.C257]+[.E256]" office:value-type="float" office:value="153249" calcext:value-type="float">
            <text:p>153249</text:p>
          </table:table-cell>
          <table:table-cell table:formula="of:=CONCATENATE(TEXT(INT([.E257]/(60*60*24));&quot;00&quot;);&quot; &quot;;TEXT(MOD(INT([.E257]/(60*60));24);&quot;00&quot;);&quot;:&quot;;TEXT(MOD(INT([.E257]/60);60);&quot;00&quot;);&quot;:&quot;;TEXT(MOD([.E257];60);&quot;00&quot;))" office:value-type="string" office:string-value="01 18:34:09" calcext:value-type="string">
            <text:p>01 18:34:0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58]/60);60);&quot;00&quot;);&quot;:&quot;;TEXT(MOD([.C258];60);&quot;00&quot;))" office:value-type="string" office:string-value="09:23" calcext:value-type="string">
            <text:p>09:23</text:p>
          </table:table-cell>
          <table:table-cell table:formula="of:=[.C258]+[.E257]" office:value-type="float" office:value="153812" calcext:value-type="float">
            <text:p>153812</text:p>
          </table:table-cell>
          <table:table-cell table:formula="of:=CONCATENATE(TEXT(INT([.E258]/(60*60*24));&quot;00&quot;);&quot; &quot;;TEXT(MOD(INT([.E258]/(60*60));24);&quot;00&quot;);&quot;:&quot;;TEXT(MOD(INT([.E258]/60);60);&quot;00&quot;);&quot;:&quot;;TEXT(MOD([.E258];60);&quot;00&quot;))" office:value-type="string" office:string-value="01 18:43:32" calcext:value-type="string">
            <text:p>01 18:43:3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59]/60);60);&quot;00&quot;);&quot;:&quot;;TEXT(MOD([.C259];60);&quot;00&quot;))" office:value-type="string" office:string-value="09:24" calcext:value-type="string">
            <text:p>09:24</text:p>
          </table:table-cell>
          <table:table-cell table:formula="of:=[.C259]+[.E258]" office:value-type="float" office:value="154376" calcext:value-type="float">
            <text:p>154376</text:p>
          </table:table-cell>
          <table:table-cell table:formula="of:=CONCATENATE(TEXT(INT([.E259]/(60*60*24));&quot;00&quot;);&quot; &quot;;TEXT(MOD(INT([.E259]/(60*60));24);&quot;00&quot;);&quot;:&quot;;TEXT(MOD(INT([.E259]/60);60);&quot;00&quot;);&quot;:&quot;;TEXT(MOD([.E259];60);&quot;00&quot;))" office:value-type="string" office:string-value="01 18:52:56" calcext:value-type="string">
            <text:p>01 18:52:5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0]/60);60);&quot;00&quot;);&quot;:&quot;;TEXT(MOD([.C260];60);&quot;00&quot;))" office:value-type="string" office:string-value="09:23" calcext:value-type="string">
            <text:p>09:23</text:p>
          </table:table-cell>
          <table:table-cell table:formula="of:=[.C260]+[.E259]" office:value-type="float" office:value="154939" calcext:value-type="float">
            <text:p>154939</text:p>
          </table:table-cell>
          <table:table-cell table:formula="of:=CONCATENATE(TEXT(INT([.E260]/(60*60*24));&quot;00&quot;);&quot; &quot;;TEXT(MOD(INT([.E260]/(60*60));24);&quot;00&quot;);&quot;:&quot;;TEXT(MOD(INT([.E260]/60);60);&quot;00&quot;);&quot;:&quot;;TEXT(MOD([.E260];60);&quot;00&quot;))" office:value-type="string" office:string-value="01 19:02:19" calcext:value-type="string">
            <text:p>01 19:02:19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1]/60);60);&quot;00&quot;);&quot;:&quot;;TEXT(MOD([.C261];60);&quot;00&quot;))" office:value-type="string" office:string-value="09:23" calcext:value-type="string">
            <text:p>09:23</text:p>
          </table:table-cell>
          <table:table-cell table:formula="of:=[.C261]+[.E260]" office:value-type="float" office:value="155502" calcext:value-type="float">
            <text:p>155502</text:p>
          </table:table-cell>
          <table:table-cell table:formula="of:=CONCATENATE(TEXT(INT([.E261]/(60*60*24));&quot;00&quot;);&quot; &quot;;TEXT(MOD(INT([.E261]/(60*60));24);&quot;00&quot;);&quot;:&quot;;TEXT(MOD(INT([.E261]/60);60);&quot;00&quot;);&quot;:&quot;;TEXT(MOD([.E261];60);&quot;00&quot;))" office:value-type="string" office:string-value="01 19:11:42" calcext:value-type="string">
            <text:p>01 19:11:4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62]/60);60);&quot;00&quot;);&quot;:&quot;;TEXT(MOD([.C262];60);&quot;00&quot;))" office:value-type="string" office:string-value="09:24" calcext:value-type="string">
            <text:p>09:24</text:p>
          </table:table-cell>
          <table:table-cell table:formula="of:=[.C262]+[.E261]" office:value-type="float" office:value="156066" calcext:value-type="float">
            <text:p>156066</text:p>
          </table:table-cell>
          <table:table-cell table:formula="of:=CONCATENATE(TEXT(INT([.E262]/(60*60*24));&quot;00&quot;);&quot; &quot;;TEXT(MOD(INT([.E262]/(60*60));24);&quot;00&quot;);&quot;:&quot;;TEXT(MOD(INT([.E262]/60);60);&quot;00&quot;);&quot;:&quot;;TEXT(MOD([.E262];60);&quot;00&quot;))" office:value-type="string" office:string-value="01 19:21:06" calcext:value-type="string">
            <text:p>01 19:21:0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3]/60);60);&quot;00&quot;);&quot;:&quot;;TEXT(MOD([.C263];60);&quot;00&quot;))" office:value-type="string" office:string-value="09:23" calcext:value-type="string">
            <text:p>09:23</text:p>
          </table:table-cell>
          <table:table-cell table:formula="of:=[.C263]+[.E262]" office:value-type="float" office:value="156629" calcext:value-type="float">
            <text:p>156629</text:p>
          </table:table-cell>
          <table:table-cell table:formula="of:=CONCATENATE(TEXT(INT([.E263]/(60*60*24));&quot;00&quot;);&quot; &quot;;TEXT(MOD(INT([.E263]/(60*60));24);&quot;00&quot;);&quot;:&quot;;TEXT(MOD(INT([.E263]/60);60);&quot;00&quot;);&quot;:&quot;;TEXT(MOD([.E263];60);&quot;00&quot;))" office:value-type="string" office:string-value="01 19:30:29" calcext:value-type="string">
            <text:p>01 19:30:29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4]/60);60);&quot;00&quot;);&quot;:&quot;;TEXT(MOD([.C264];60);&quot;00&quot;))" office:value-type="string" office:string-value="09:23" calcext:value-type="string">
            <text:p>09:23</text:p>
          </table:table-cell>
          <table:table-cell table:formula="of:=[.C264]+[.E263]" office:value-type="float" office:value="157192" calcext:value-type="float">
            <text:p>157192</text:p>
          </table:table-cell>
          <table:table-cell table:formula="of:=CONCATENATE(TEXT(INT([.E264]/(60*60*24));&quot;00&quot;);&quot; &quot;;TEXT(MOD(INT([.E264]/(60*60));24);&quot;00&quot;);&quot;:&quot;;TEXT(MOD(INT([.E264]/60);60);&quot;00&quot;);&quot;:&quot;;TEXT(MOD([.E264];60);&quot;00&quot;))" office:value-type="string" office:string-value="01 19:39:52" calcext:value-type="string">
            <text:p>01 19:39:5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5]/60);60);&quot;00&quot;);&quot;:&quot;;TEXT(MOD([.C265];60);&quot;00&quot;))" office:value-type="string" office:string-value="09:23" calcext:value-type="string">
            <text:p>09:23</text:p>
          </table:table-cell>
          <table:table-cell table:formula="of:=[.C265]+[.E264]" office:value-type="float" office:value="157755" calcext:value-type="float">
            <text:p>157755</text:p>
          </table:table-cell>
          <table:table-cell table:formula="of:=CONCATENATE(TEXT(INT([.E265]/(60*60*24));&quot;00&quot;);&quot; &quot;;TEXT(MOD(INT([.E265]/(60*60));24);&quot;00&quot;);&quot;:&quot;;TEXT(MOD(INT([.E265]/60);60);&quot;00&quot;);&quot;:&quot;;TEXT(MOD([.E265];60);&quot;00&quot;))" office:value-type="string" office:string-value="01 19:49:15" calcext:value-type="string">
            <text:p>01 19:49:15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66]/60);60);&quot;00&quot;);&quot;:&quot;;TEXT(MOD([.C266];60);&quot;00&quot;))" office:value-type="string" office:string-value="09:23" calcext:value-type="string">
            <text:p>09:23</text:p>
          </table:table-cell>
          <table:table-cell table:formula="of:=[.C266]+[.E265]" office:value-type="float" office:value="158318" calcext:value-type="float">
            <text:p>158318</text:p>
          </table:table-cell>
          <table:table-cell table:formula="of:=CONCATENATE(TEXT(INT([.E266]/(60*60*24));&quot;00&quot;);&quot; &quot;;TEXT(MOD(INT([.E266]/(60*60));24);&quot;00&quot;);&quot;:&quot;;TEXT(MOD(INT([.E266]/60);60);&quot;00&quot;);&quot;:&quot;;TEXT(MOD([.E266];60);&quot;00&quot;))" office:value-type="string" office:string-value="01 19:58:38" calcext:value-type="string">
            <text:p>01 19:58:3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267]/60);60);&quot;00&quot;);&quot;:&quot;;TEXT(MOD([.C267];60);&quot;00&quot;))" office:value-type="string" office:string-value="09:24" calcext:value-type="string">
            <text:p>09:24</text:p>
          </table:table-cell>
          <table:table-cell table:formula="of:=[.C267]+[.E266]" office:value-type="float" office:value="158882" calcext:value-type="float">
            <text:p>158882</text:p>
          </table:table-cell>
          <table:table-cell table:formula="of:=CONCATENATE(TEXT(INT([.E267]/(60*60*24));&quot;00&quot;);&quot; &quot;;TEXT(MOD(INT([.E267]/(60*60));24);&quot;00&quot;);&quot;:&quot;;TEXT(MOD(INT([.E267]/60);60);&quot;00&quot;);&quot;:&quot;;TEXT(MOD([.E267];60);&quot;00&quot;))" office:value-type="string" office:string-value="01 20:08:02" calcext:value-type="string">
            <text:p>01 20:08:02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268]/60);60);&quot;00&quot;);&quot;:&quot;;TEXT(MOD([.C268];60);&quot;00&quot;))" office:value-type="string" office:string-value="09:25" calcext:value-type="string">
            <text:p>09:25</text:p>
          </table:table-cell>
          <table:table-cell table:formula="of:=[.C268]+[.E267]" office:value-type="float" office:value="159447" calcext:value-type="float">
            <text:p>159447</text:p>
          </table:table-cell>
          <table:table-cell table:formula="of:=CONCATENATE(TEXT(INT([.E268]/(60*60*24));&quot;00&quot;);&quot; &quot;;TEXT(MOD(INT([.E268]/(60*60));24);&quot;00&quot;);&quot;:&quot;;TEXT(MOD(INT([.E268]/60);60);&quot;00&quot;);&quot;:&quot;;TEXT(MOD([.E268];60);&quot;00&quot;))" office:value-type="string" office:string-value="01 20:17:27" calcext:value-type="string">
            <text:p>01 20:17:27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92" calcext:value-type="float">
            <text:p>592</text:p>
          </table:table-cell>
          <table:table-cell table:style-name="ce2" table:formula="of:=CONCATENATE(TEXT(MOD(INT([.C269]/60);60);&quot;00&quot;);&quot;:&quot;;TEXT(MOD([.C269];60);&quot;00&quot;))" office:value-type="string" office:string-value="09:52" calcext:value-type="string">
            <text:p>09:52</text:p>
          </table:table-cell>
          <table:table-cell table:formula="of:=[.C269]+[.E268]" office:value-type="float" office:value="160039" calcext:value-type="float">
            <text:p>160039</text:p>
          </table:table-cell>
          <table:table-cell table:formula="of:=CONCATENATE(TEXT(INT([.E269]/(60*60*24));&quot;00&quot;);&quot; &quot;;TEXT(MOD(INT([.E269]/(60*60));24);&quot;00&quot;);&quot;:&quot;;TEXT(MOD(INT([.E269]/60);60);&quot;00&quot;);&quot;:&quot;;TEXT(MOD([.E269];60);&quot;00&quot;))" office:value-type="string" office:string-value="01 20:27:19" calcext:value-type="string">
            <text:p>01 20:27:19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270]/60);60);&quot;00&quot;);&quot;:&quot;;TEXT(MOD([.C270];60);&quot;00&quot;))" office:value-type="string" office:string-value="09:43" calcext:value-type="string">
            <text:p>09:43</text:p>
          </table:table-cell>
          <table:table-cell table:formula="of:=[.C270]+[.E269]" office:value-type="float" office:value="160622" calcext:value-type="float">
            <text:p>160622</text:p>
          </table:table-cell>
          <table:table-cell table:formula="of:=CONCATENATE(TEXT(INT([.E270]/(60*60*24));&quot;00&quot;);&quot; &quot;;TEXT(MOD(INT([.E270]/(60*60));24);&quot;00&quot;);&quot;:&quot;;TEXT(MOD(INT([.E270]/60);60);&quot;00&quot;);&quot;:&quot;;TEXT(MOD([.E270];60);&quot;00&quot;))" office:value-type="string" office:string-value="01 20:37:02" calcext:value-type="string">
            <text:p>01 20:37:02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271]/60);60);&quot;00&quot;);&quot;:&quot;;TEXT(MOD([.C271];60);&quot;00&quot;))" office:value-type="string" office:string-value="09:31" calcext:value-type="string">
            <text:p>09:31</text:p>
          </table:table-cell>
          <table:table-cell table:formula="of:=[.C271]+[.E270]" office:value-type="float" office:value="161193" calcext:value-type="float">
            <text:p>161193</text:p>
          </table:table-cell>
          <table:table-cell table:formula="of:=CONCATENATE(TEXT(INT([.E271]/(60*60*24));&quot;00&quot;);&quot; &quot;;TEXT(MOD(INT([.E271]/(60*60));24);&quot;00&quot;);&quot;:&quot;;TEXT(MOD(INT([.E271]/60);60);&quot;00&quot;);&quot;:&quot;;TEXT(MOD([.E271];60);&quot;00&quot;))" office:value-type="string" office:string-value="01 20:46:33" calcext:value-type="string">
            <text:p>01 20:46:33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272]/60);60);&quot;00&quot;);&quot;:&quot;;TEXT(MOD([.C272];60);&quot;00&quot;))" office:value-type="string" office:string-value="09:31" calcext:value-type="string">
            <text:p>09:31</text:p>
          </table:table-cell>
          <table:table-cell table:formula="of:=[.C272]+[.E271]" office:value-type="float" office:value="161764" calcext:value-type="float">
            <text:p>161764</text:p>
          </table:table-cell>
          <table:table-cell table:formula="of:=CONCATENATE(TEXT(INT([.E272]/(60*60*24));&quot;00&quot;);&quot; &quot;;TEXT(MOD(INT([.E272]/(60*60));24);&quot;00&quot;);&quot;:&quot;;TEXT(MOD(INT([.E272]/60);60);&quot;00&quot;);&quot;:&quot;;TEXT(MOD([.E272];60);&quot;00&quot;))" office:value-type="string" office:string-value="01 20:56:04" calcext:value-type="string">
            <text:p>01 20:56:04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273]/60);60);&quot;00&quot;);&quot;:&quot;;TEXT(MOD([.C273];60);&quot;00&quot;))" office:value-type="string" office:string-value="09:31" calcext:value-type="string">
            <text:p>09:31</text:p>
          </table:table-cell>
          <table:table-cell table:formula="of:=[.C273]+[.E272]" office:value-type="float" office:value="162335" calcext:value-type="float">
            <text:p>162335</text:p>
          </table:table-cell>
          <table:table-cell table:formula="of:=CONCATENATE(TEXT(INT([.E273]/(60*60*24));&quot;00&quot;);&quot; &quot;;TEXT(MOD(INT([.E273]/(60*60));24);&quot;00&quot;);&quot;:&quot;;TEXT(MOD(INT([.E273]/60);60);&quot;00&quot;);&quot;:&quot;;TEXT(MOD([.E273];60);&quot;00&quot;))" office:value-type="string" office:string-value="01 21:05:35" calcext:value-type="string">
            <text:p>01 21:05:35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274]/60);60);&quot;00&quot;);&quot;:&quot;;TEXT(MOD([.C274];60);&quot;00&quot;))" office:value-type="string" office:string-value="09:31" calcext:value-type="string">
            <text:p>09:31</text:p>
          </table:table-cell>
          <table:table-cell table:formula="of:=[.C274]+[.E273]" office:value-type="float" office:value="162906" calcext:value-type="float">
            <text:p>162906</text:p>
          </table:table-cell>
          <table:table-cell table:formula="of:=CONCATENATE(TEXT(INT([.E274]/(60*60*24));&quot;00&quot;);&quot; &quot;;TEXT(MOD(INT([.E274]/(60*60));24);&quot;00&quot;);&quot;:&quot;;TEXT(MOD(INT([.E274]/60);60);&quot;00&quot;);&quot;:&quot;;TEXT(MOD([.E274];60);&quot;00&quot;))" office:value-type="string" office:string-value="01 21:15:06" calcext:value-type="string">
            <text:p>01 21:15:06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610" calcext:value-type="float">
            <text:p>610</text:p>
          </table:table-cell>
          <table:table-cell table:style-name="ce2" table:formula="of:=CONCATENATE(TEXT(MOD(INT([.C275]/60);60);&quot;00&quot;);&quot;:&quot;;TEXT(MOD([.C275];60);&quot;00&quot;))" office:value-type="string" office:string-value="10:10" calcext:value-type="string">
            <text:p>10:10</text:p>
          </table:table-cell>
          <table:table-cell table:formula="of:=[.C275]+[.E274]" office:value-type="float" office:value="163516" calcext:value-type="float">
            <text:p>163516</text:p>
          </table:table-cell>
          <table:table-cell table:formula="of:=CONCATENATE(TEXT(INT([.E275]/(60*60*24));&quot;00&quot;);&quot; &quot;;TEXT(MOD(INT([.E275]/(60*60));24);&quot;00&quot;);&quot;:&quot;;TEXT(MOD(INT([.E275]/60);60);&quot;00&quot;);&quot;:&quot;;TEXT(MOD([.E275];60);&quot;00&quot;))" office:value-type="string" office:string-value="01 21:25:16" calcext:value-type="string">
            <text:p>01 21:25:16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606" calcext:value-type="float">
            <text:p>606</text:p>
          </table:table-cell>
          <table:table-cell table:style-name="ce2" table:formula="of:=CONCATENATE(TEXT(MOD(INT([.C276]/60);60);&quot;00&quot;);&quot;:&quot;;TEXT(MOD([.C276];60);&quot;00&quot;))" office:value-type="string" office:string-value="10:06" calcext:value-type="string">
            <text:p>10:06</text:p>
          </table:table-cell>
          <table:table-cell table:formula="of:=[.C276]+[.E275]" office:value-type="float" office:value="164122" calcext:value-type="float">
            <text:p>164122</text:p>
          </table:table-cell>
          <table:table-cell table:formula="of:=CONCATENATE(TEXT(INT([.E276]/(60*60*24));&quot;00&quot;);&quot; &quot;;TEXT(MOD(INT([.E276]/(60*60));24);&quot;00&quot;);&quot;:&quot;;TEXT(MOD(INT([.E276]/60);60);&quot;00&quot;);&quot;:&quot;;TEXT(MOD([.E276];60);&quot;00&quot;))" office:value-type="string" office:string-value="01 21:35:22" calcext:value-type="string">
            <text:p>01 21:35:22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615" calcext:value-type="float">
            <text:p>615</text:p>
          </table:table-cell>
          <table:table-cell table:style-name="ce2" table:formula="of:=CONCATENATE(TEXT(MOD(INT([.C277]/60);60);&quot;00&quot;);&quot;:&quot;;TEXT(MOD([.C277];60);&quot;00&quot;))" office:value-type="string" office:string-value="10:15" calcext:value-type="string">
            <text:p>10:15</text:p>
          </table:table-cell>
          <table:table-cell table:formula="of:=[.C277]+[.E276]" office:value-type="float" office:value="164737" calcext:value-type="float">
            <text:p>164737</text:p>
          </table:table-cell>
          <table:table-cell table:formula="of:=CONCATENATE(TEXT(INT([.E277]/(60*60*24));&quot;00&quot;);&quot; &quot;;TEXT(MOD(INT([.E277]/(60*60));24);&quot;00&quot;);&quot;:&quot;;TEXT(MOD(INT([.E277]/60);60);&quot;00&quot;);&quot;:&quot;;TEXT(MOD([.E277];60);&quot;00&quot;))" office:value-type="string" office:string-value="01 21:45:37" calcext:value-type="string">
            <text:p>01 21:45:37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278]/60);60);&quot;00&quot;);&quot;:&quot;;TEXT(MOD([.C278];60);&quot;00&quot;))" office:value-type="string" office:string-value="09:43" calcext:value-type="string">
            <text:p>09:43</text:p>
          </table:table-cell>
          <table:table-cell table:formula="of:=[.C278]+[.E277]" office:value-type="float" office:value="165320" calcext:value-type="float">
            <text:p>165320</text:p>
          </table:table-cell>
          <table:table-cell table:formula="of:=CONCATENATE(TEXT(INT([.E278]/(60*60*24));&quot;00&quot;);&quot; &quot;;TEXT(MOD(INT([.E278]/(60*60));24);&quot;00&quot;);&quot;:&quot;;TEXT(MOD(INT([.E278]/60);60);&quot;00&quot;);&quot;:&quot;;TEXT(MOD([.E278];60);&quot;00&quot;))" office:value-type="string" office:string-value="01 21:55:20" calcext:value-type="string">
            <text:p>01 21:55:2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574" calcext:value-type="float">
            <text:p>574</text:p>
          </table:table-cell>
          <table:table-cell table:style-name="ce2" table:formula="of:=CONCATENATE(TEXT(MOD(INT([.C279]/60);60);&quot;00&quot;);&quot;:&quot;;TEXT(MOD([.C279];60);&quot;00&quot;))" office:value-type="string" office:string-value="09:34" calcext:value-type="string">
            <text:p>09:34</text:p>
          </table:table-cell>
          <table:table-cell table:formula="of:=[.C279]+[.E278]" office:value-type="float" office:value="165894" calcext:value-type="float">
            <text:p>165894</text:p>
          </table:table-cell>
          <table:table-cell table:formula="of:=CONCATENATE(TEXT(INT([.E279]/(60*60*24));&quot;00&quot;);&quot; &quot;;TEXT(MOD(INT([.E279]/(60*60));24);&quot;00&quot;);&quot;:&quot;;TEXT(MOD(INT([.E279]/60);60);&quot;00&quot;);&quot;:&quot;;TEXT(MOD([.E279];60);&quot;00&quot;))" office:value-type="string" office:string-value="01 22:04:54" calcext:value-type="string">
            <text:p>01 22:04:54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580" calcext:value-type="float">
            <text:p>580</text:p>
          </table:table-cell>
          <table:table-cell table:style-name="ce2" table:formula="of:=CONCATENATE(TEXT(MOD(INT([.C280]/60);60);&quot;00&quot;);&quot;:&quot;;TEXT(MOD([.C280];60);&quot;00&quot;))" office:value-type="string" office:string-value="09:40" calcext:value-type="string">
            <text:p>09:40</text:p>
          </table:table-cell>
          <table:table-cell table:formula="of:=[.C280]+[.E279]" office:value-type="float" office:value="166474" calcext:value-type="float">
            <text:p>166474</text:p>
          </table:table-cell>
          <table:table-cell table:formula="of:=CONCATENATE(TEXT(INT([.E280]/(60*60*24));&quot;00&quot;);&quot; &quot;;TEXT(MOD(INT([.E280]/(60*60));24);&quot;00&quot;);&quot;:&quot;;TEXT(MOD(INT([.E280]/60);60);&quot;00&quot;);&quot;:&quot;;TEXT(MOD([.E280];60);&quot;00&quot;))" office:value-type="string" office:string-value="01 22:14:34" calcext:value-type="string">
            <text:p>01 22:14:34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593" calcext:value-type="float">
            <text:p>593</text:p>
          </table:table-cell>
          <table:table-cell table:style-name="ce2" table:formula="of:=CONCATENATE(TEXT(MOD(INT([.C281]/60);60);&quot;00&quot;);&quot;:&quot;;TEXT(MOD([.C281];60);&quot;00&quot;))" office:value-type="string" office:string-value="09:53" calcext:value-type="string">
            <text:p>09:53</text:p>
          </table:table-cell>
          <table:table-cell table:formula="of:=[.C281]+[.E280]" office:value-type="float" office:value="167067" calcext:value-type="float">
            <text:p>167067</text:p>
          </table:table-cell>
          <table:table-cell table:formula="of:=CONCATENATE(TEXT(INT([.E281]/(60*60*24));&quot;00&quot;);&quot; &quot;;TEXT(MOD(INT([.E281]/(60*60));24);&quot;00&quot;);&quot;:&quot;;TEXT(MOD(INT([.E281]/60);60);&quot;00&quot;);&quot;:&quot;;TEXT(MOD([.E281];60);&quot;00&quot;))" office:value-type="string" office:string-value="01 22:24:27" calcext:value-type="string">
            <text:p>01 22:24:2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592" calcext:value-type="float">
            <text:p>592</text:p>
          </table:table-cell>
          <table:table-cell table:style-name="ce2" table:formula="of:=CONCATENATE(TEXT(MOD(INT([.C282]/60);60);&quot;00&quot;);&quot;:&quot;;TEXT(MOD([.C282];60);&quot;00&quot;))" office:value-type="string" office:string-value="09:52" calcext:value-type="string">
            <text:p>09:52</text:p>
          </table:table-cell>
          <table:table-cell table:formula="of:=[.C282]+[.E281]" office:value-type="float" office:value="167659" calcext:value-type="float">
            <text:p>167659</text:p>
          </table:table-cell>
          <table:table-cell table:formula="of:=CONCATENATE(TEXT(INT([.E282]/(60*60*24));&quot;00&quot;);&quot; &quot;;TEXT(MOD(INT([.E282]/(60*60));24);&quot;00&quot;);&quot;:&quot;;TEXT(MOD(INT([.E282]/60);60);&quot;00&quot;);&quot;:&quot;;TEXT(MOD([.E282];60);&quot;00&quot;))" office:value-type="string" office:string-value="01 22:34:19" calcext:value-type="string">
            <text:p>01 22:34:1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 table:style-name="ce2" table:formula="of:=CONCATENATE(TEXT(MOD(INT([.C283]/60);60);&quot;00&quot;);&quot;:&quot;;TEXT(MOD([.C283];60);&quot;00&quot;))" office:value-type="string" office:string-value="09:49" calcext:value-type="string">
            <text:p>09:49</text:p>
          </table:table-cell>
          <table:table-cell table:formula="of:=[.C283]+[.E282]" office:value-type="float" office:value="168248" calcext:value-type="float">
            <text:p>168248</text:p>
          </table:table-cell>
          <table:table-cell table:formula="of:=CONCATENATE(TEXT(INT([.E283]/(60*60*24));&quot;00&quot;);&quot; &quot;;TEXT(MOD(INT([.E283]/(60*60));24);&quot;00&quot;);&quot;:&quot;;TEXT(MOD(INT([.E283]/60);60);&quot;00&quot;);&quot;:&quot;;TEXT(MOD([.E283];60);&quot;00&quot;))" office:value-type="string" office:string-value="01 22:44:08" calcext:value-type="string">
            <text:p>01 22:44:0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600" calcext:value-type="float">
            <text:p>600</text:p>
          </table:table-cell>
          <table:table-cell table:style-name="ce2" table:formula="of:=CONCATENATE(TEXT(MOD(INT([.C284]/60);60);&quot;00&quot;);&quot;:&quot;;TEXT(MOD([.C284];60);&quot;00&quot;))" office:value-type="string" office:string-value="10:00" calcext:value-type="string">
            <text:p>10:00</text:p>
          </table:table-cell>
          <table:table-cell table:formula="of:=[.C284]+[.E283]" office:value-type="float" office:value="168848" calcext:value-type="float">
            <text:p>168848</text:p>
          </table:table-cell>
          <table:table-cell table:formula="of:=CONCATENATE(TEXT(INT([.E284]/(60*60*24));&quot;00&quot;);&quot; &quot;;TEXT(MOD(INT([.E284]/(60*60));24);&quot;00&quot;);&quot;:&quot;;TEXT(MOD(INT([.E284]/60);60);&quot;00&quot;);&quot;:&quot;;TEXT(MOD([.E284];60);&quot;00&quot;))" office:value-type="string" office:string-value="01 22:54:08" calcext:value-type="string">
            <text:p>01 22:54:08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  <table:table-cell table:style-name="ce2" table:formula="of:=CONCATENATE(TEXT(MOD(INT([.C285]/60);60);&quot;00&quot;);&quot;:&quot;;TEXT(MOD([.C285];60);&quot;00&quot;))" office:value-type="string" office:string-value="09:50" calcext:value-type="string">
            <text:p>09:50</text:p>
          </table:table-cell>
          <table:table-cell table:formula="of:=[.C285]+[.E284]" office:value-type="float" office:value="169438" calcext:value-type="float">
            <text:p>169438</text:p>
          </table:table-cell>
          <table:table-cell table:formula="of:=CONCATENATE(TEXT(INT([.E285]/(60*60*24));&quot;00&quot;);&quot; &quot;;TEXT(MOD(INT([.E285]/(60*60));24);&quot;00&quot;);&quot;:&quot;;TEXT(MOD(INT([.E285]/60);60);&quot;00&quot;);&quot;:&quot;;TEXT(MOD([.E285];60);&quot;00&quot;))" office:value-type="string" office:string-value="01 23:03:58" calcext:value-type="string">
            <text:p>01 23:03:5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92" calcext:value-type="float">
            <text:p>592</text:p>
          </table:table-cell>
          <table:table-cell table:style-name="ce2" table:formula="of:=CONCATENATE(TEXT(MOD(INT([.C286]/60);60);&quot;00&quot;);&quot;:&quot;;TEXT(MOD([.C286];60);&quot;00&quot;))" office:value-type="string" office:string-value="09:52" calcext:value-type="string">
            <text:p>09:52</text:p>
          </table:table-cell>
          <table:table-cell table:formula="of:=[.C286]+[.E285]" office:value-type="float" office:value="170030" calcext:value-type="float">
            <text:p>170030</text:p>
          </table:table-cell>
          <table:table-cell table:formula="of:=CONCATENATE(TEXT(INT([.E286]/(60*60*24));&quot;00&quot;);&quot; &quot;;TEXT(MOD(INT([.E286]/(60*60));24);&quot;00&quot;);&quot;:&quot;;TEXT(MOD(INT([.E286]/60);60);&quot;00&quot;);&quot;:&quot;;TEXT(MOD([.E286];60);&quot;00&quot;))" office:value-type="string" office:string-value="01 23:13:50" calcext:value-type="string">
            <text:p>01 23:13:50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93" calcext:value-type="float">
            <text:p>593</text:p>
          </table:table-cell>
          <table:table-cell table:style-name="ce2" table:formula="of:=CONCATENATE(TEXT(MOD(INT([.C287]/60);60);&quot;00&quot;);&quot;:&quot;;TEXT(MOD([.C287];60);&quot;00&quot;))" office:value-type="string" office:string-value="09:53" calcext:value-type="string">
            <text:p>09:53</text:p>
          </table:table-cell>
          <table:table-cell table:formula="of:=[.C287]+[.E286]" office:value-type="float" office:value="170623" calcext:value-type="float">
            <text:p>170623</text:p>
          </table:table-cell>
          <table:table-cell table:formula="of:=CONCATENATE(TEXT(INT([.E287]/(60*60*24));&quot;00&quot;);&quot; &quot;;TEXT(MOD(INT([.E287]/(60*60));24);&quot;00&quot;);&quot;:&quot;;TEXT(MOD(INT([.E287]/60);60);&quot;00&quot;);&quot;:&quot;;TEXT(MOD([.E287];60);&quot;00&quot;))" office:value-type="string" office:string-value="01 23:23:43" calcext:value-type="string">
            <text:p>01 23:23:43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622" calcext:value-type="float">
            <text:p>622</text:p>
          </table:table-cell>
          <table:table-cell table:style-name="ce2" table:formula="of:=CONCATENATE(TEXT(MOD(INT([.C288]/60);60);&quot;00&quot;);&quot;:&quot;;TEXT(MOD([.C288];60);&quot;00&quot;))" office:value-type="string" office:string-value="10:22" calcext:value-type="string">
            <text:p>10:22</text:p>
          </table:table-cell>
          <table:table-cell table:formula="of:=[.C288]+[.E287]" office:value-type="float" office:value="171245" calcext:value-type="float">
            <text:p>171245</text:p>
          </table:table-cell>
          <table:table-cell table:formula="of:=CONCATENATE(TEXT(INT([.E288]/(60*60*24));&quot;00&quot;);&quot; &quot;;TEXT(MOD(INT([.E288]/(60*60));24);&quot;00&quot;);&quot;:&quot;;TEXT(MOD(INT([.E288]/60);60);&quot;00&quot;);&quot;:&quot;;TEXT(MOD([.E288];60);&quot;00&quot;))" office:value-type="string" office:string-value="01 23:34:05" calcext:value-type="string">
            <text:p>01 23:34:05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614" calcext:value-type="float">
            <text:p>614</text:p>
          </table:table-cell>
          <table:table-cell table:style-name="ce2" table:formula="of:=CONCATENATE(TEXT(MOD(INT([.C289]/60);60);&quot;00&quot;);&quot;:&quot;;TEXT(MOD([.C289];60);&quot;00&quot;))" office:value-type="string" office:string-value="10:14" calcext:value-type="string">
            <text:p>10:14</text:p>
          </table:table-cell>
          <table:table-cell table:formula="of:=[.C289]+[.E288]" office:value-type="float" office:value="171859" calcext:value-type="float">
            <text:p>171859</text:p>
          </table:table-cell>
          <table:table-cell table:formula="of:=CONCATENATE(TEXT(INT([.E289]/(60*60*24));&quot;00&quot;);&quot; &quot;;TEXT(MOD(INT([.E289]/(60*60));24);&quot;00&quot;);&quot;:&quot;;TEXT(MOD(INT([.E289]/60);60);&quot;00&quot;);&quot;:&quot;;TEXT(MOD([.E289];60);&quot;00&quot;))" office:value-type="string" office:string-value="01 23:44:19" calcext:value-type="string">
            <text:p>01 23:44:19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601" calcext:value-type="float">
            <text:p>601</text:p>
          </table:table-cell>
          <table:table-cell table:style-name="ce2" table:formula="of:=CONCATENATE(TEXT(MOD(INT([.C290]/60);60);&quot;00&quot;);&quot;:&quot;;TEXT(MOD([.C290];60);&quot;00&quot;))" office:value-type="string" office:string-value="10:01" calcext:value-type="string">
            <text:p>10:01</text:p>
          </table:table-cell>
          <table:table-cell table:formula="of:=[.C290]+[.E289]" office:value-type="float" office:value="172460" calcext:value-type="float">
            <text:p>172460</text:p>
          </table:table-cell>
          <table:table-cell table:formula="of:=CONCATENATE(TEXT(INT([.E290]/(60*60*24));&quot;00&quot;);&quot; &quot;;TEXT(MOD(INT([.E290]/(60*60));24);&quot;00&quot;);&quot;:&quot;;TEXT(MOD(INT([.E290]/60);60);&quot;00&quot;);&quot;:&quot;;TEXT(MOD([.E290];60);&quot;00&quot;))" office:value-type="string" office:string-value="01 23:54:20" calcext:value-type="string">
            <text:p>01 23:54:20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291]/60);60);&quot;00&quot;);&quot;:&quot;;TEXT(MOD([.C291];60);&quot;00&quot;))" office:value-type="string" office:string-value="09:39" calcext:value-type="string">
            <text:p>09:39</text:p>
          </table:table-cell>
          <table:table-cell table:formula="of:=[.C291]+[.E290]" office:value-type="float" office:value="173039" calcext:value-type="float">
            <text:p>173039</text:p>
          </table:table-cell>
          <table:table-cell table:formula="of:=CONCATENATE(TEXT(INT([.E291]/(60*60*24));&quot;00&quot;);&quot; &quot;;TEXT(MOD(INT([.E291]/(60*60));24);&quot;00&quot;);&quot;:&quot;;TEXT(MOD(INT([.E291]/60);60);&quot;00&quot;);&quot;:&quot;;TEXT(MOD([.E291];60);&quot;00&quot;))" office:value-type="string" office:string-value="02 00:03:59" calcext:value-type="string">
            <text:p>02 00:03:59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594" calcext:value-type="float">
            <text:p>594</text:p>
          </table:table-cell>
          <table:table-cell table:style-name="ce2" table:formula="of:=CONCATENATE(TEXT(MOD(INT([.C292]/60);60);&quot;00&quot;);&quot;:&quot;;TEXT(MOD([.C292];60);&quot;00&quot;))" office:value-type="string" office:string-value="09:54" calcext:value-type="string">
            <text:p>09:54</text:p>
          </table:table-cell>
          <table:table-cell table:formula="of:=[.C292]+[.E291]" office:value-type="float" office:value="173633" calcext:value-type="float">
            <text:p>173633</text:p>
          </table:table-cell>
          <table:table-cell table:formula="of:=CONCATENATE(TEXT(INT([.E292]/(60*60*24));&quot;00&quot;);&quot; &quot;;TEXT(MOD(INT([.E292]/(60*60));24);&quot;00&quot;);&quot;:&quot;;TEXT(MOD(INT([.E292]/60);60);&quot;00&quot;);&quot;:&quot;;TEXT(MOD([.E292];60);&quot;00&quot;))" office:value-type="string" office:string-value="02 00:13:53" calcext:value-type="string">
            <text:p>02 00:13:5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293]/60);60);&quot;00&quot;);&quot;:&quot;;TEXT(MOD([.C293];60);&quot;00&quot;))" office:value-type="string" office:string-value="09:39" calcext:value-type="string">
            <text:p>09:39</text:p>
          </table:table-cell>
          <table:table-cell table:formula="of:=[.C293]+[.E292]" office:value-type="float" office:value="174212" calcext:value-type="float">
            <text:p>174212</text:p>
          </table:table-cell>
          <table:table-cell table:formula="of:=CONCATENATE(TEXT(INT([.E293]/(60*60*24));&quot;00&quot;);&quot; &quot;;TEXT(MOD(INT([.E293]/(60*60));24);&quot;00&quot;);&quot;:&quot;;TEXT(MOD(INT([.E293]/60);60);&quot;00&quot;);&quot;:&quot;;TEXT(MOD([.E293];60);&quot;00&quot;))" office:value-type="string" office:string-value="02 00:23:32" calcext:value-type="string">
            <text:p>02 00:23:3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294]/60);60);&quot;00&quot;);&quot;:&quot;;TEXT(MOD([.C294];60);&quot;00&quot;))" office:value-type="string" office:string-value="09:23" calcext:value-type="string">
            <text:p>09:23</text:p>
          </table:table-cell>
          <table:table-cell table:formula="of:=[.C294]+[.E293]" office:value-type="float" office:value="174775" calcext:value-type="float">
            <text:p>174775</text:p>
          </table:table-cell>
          <table:table-cell table:formula="of:=CONCATENATE(TEXT(INT([.E294]/(60*60*24));&quot;00&quot;);&quot; &quot;;TEXT(MOD(INT([.E294]/(60*60));24);&quot;00&quot;);&quot;:&quot;;TEXT(MOD(INT([.E294]/60);60);&quot;00&quot;);&quot;:&quot;;TEXT(MOD([.E294];60);&quot;00&quot;))" office:value-type="string" office:string-value="02 00:32:55" calcext:value-type="string">
            <text:p>02 00:32:55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295]/60);60);&quot;00&quot;);&quot;:&quot;;TEXT(MOD([.C295];60);&quot;00&quot;))" office:value-type="string" office:string-value="09:26" calcext:value-type="string">
            <text:p>09:26</text:p>
          </table:table-cell>
          <table:table-cell table:formula="of:=[.C295]+[.E294]" office:value-type="float" office:value="175341" calcext:value-type="float">
            <text:p>175341</text:p>
          </table:table-cell>
          <table:table-cell table:formula="of:=CONCATENATE(TEXT(INT([.E295]/(60*60*24));&quot;00&quot;);&quot; &quot;;TEXT(MOD(INT([.E295]/(60*60));24);&quot;00&quot;);&quot;:&quot;;TEXT(MOD(INT([.E295]/60);60);&quot;00&quot;);&quot;:&quot;;TEXT(MOD([.E295];60);&quot;00&quot;))" office:value-type="string" office:string-value="02 00:42:21" calcext:value-type="string">
            <text:p>02 00:42:21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296]/60);60);&quot;00&quot;);&quot;:&quot;;TEXT(MOD([.C296];60);&quot;00&quot;))" office:value-type="string" office:string-value="09:25" calcext:value-type="string">
            <text:p>09:25</text:p>
          </table:table-cell>
          <table:table-cell table:formula="of:=[.C296]+[.E295]" office:value-type="float" office:value="175906" calcext:value-type="float">
            <text:p>175906</text:p>
          </table:table-cell>
          <table:table-cell table:formula="of:=CONCATENATE(TEXT(INT([.E296]/(60*60*24));&quot;00&quot;);&quot; &quot;;TEXT(MOD(INT([.E296]/(60*60));24);&quot;00&quot;);&quot;:&quot;;TEXT(MOD(INT([.E296]/60);60);&quot;00&quot;);&quot;:&quot;;TEXT(MOD([.E296];60);&quot;00&quot;))" office:value-type="string" office:string-value="02 00:51:46" calcext:value-type="string">
            <text:p>02 00:51:46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297]/60);60);&quot;00&quot;);&quot;:&quot;;TEXT(MOD([.C297];60);&quot;00&quot;))" office:value-type="string" office:string-value="09:26" calcext:value-type="string">
            <text:p>09:26</text:p>
          </table:table-cell>
          <table:table-cell table:formula="of:=[.C297]+[.E296]" office:value-type="float" office:value="176472" calcext:value-type="float">
            <text:p>176472</text:p>
          </table:table-cell>
          <table:table-cell table:formula="of:=CONCATENATE(TEXT(INT([.E297]/(60*60*24));&quot;00&quot;);&quot; &quot;;TEXT(MOD(INT([.E297]/(60*60));24);&quot;00&quot;);&quot;:&quot;;TEXT(MOD(INT([.E297]/60);60);&quot;00&quot;);&quot;:&quot;;TEXT(MOD([.E297];60);&quot;00&quot;))" office:value-type="string" office:string-value="02 01:01:12" calcext:value-type="string">
            <text:p>02 01:01:12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298]/60);60);&quot;00&quot;);&quot;:&quot;;TEXT(MOD([.C298];60);&quot;00&quot;))" office:value-type="string" office:string-value="09:20" calcext:value-type="string">
            <text:p>09:20</text:p>
          </table:table-cell>
          <table:table-cell table:formula="of:=[.C298]+[.E297]" office:value-type="float" office:value="177032" calcext:value-type="float">
            <text:p>177032</text:p>
          </table:table-cell>
          <table:table-cell table:formula="of:=CONCATENATE(TEXT(INT([.E298]/(60*60*24));&quot;00&quot;);&quot; &quot;;TEXT(MOD(INT([.E298]/(60*60));24);&quot;00&quot;);&quot;:&quot;;TEXT(MOD(INT([.E298]/60);60);&quot;00&quot;);&quot;:&quot;;TEXT(MOD([.E298];60);&quot;00&quot;))" office:value-type="string" office:string-value="02 01:10:32" calcext:value-type="string">
            <text:p>02 01:10:32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299]/60);60);&quot;00&quot;);&quot;:&quot;;TEXT(MOD([.C299];60);&quot;00&quot;))" office:value-type="string" office:string-value="09:19" calcext:value-type="string">
            <text:p>09:19</text:p>
          </table:table-cell>
          <table:table-cell table:formula="of:=[.C299]+[.E298]" office:value-type="float" office:value="177591" calcext:value-type="float">
            <text:p>177591</text:p>
          </table:table-cell>
          <table:table-cell table:formula="of:=CONCATENATE(TEXT(INT([.E299]/(60*60*24));&quot;00&quot;);&quot; &quot;;TEXT(MOD(INT([.E299]/(60*60));24);&quot;00&quot;);&quot;:&quot;;TEXT(MOD(INT([.E299]/60);60);&quot;00&quot;);&quot;:&quot;;TEXT(MOD([.E299];60);&quot;00&quot;))" office:value-type="string" office:string-value="02 01:19:51" calcext:value-type="string">
            <text:p>02 01:19:51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0]/60);60);&quot;00&quot;);&quot;:&quot;;TEXT(MOD([.C300];60);&quot;00&quot;))" office:value-type="string" office:string-value="09:20" calcext:value-type="string">
            <text:p>09:20</text:p>
          </table:table-cell>
          <table:table-cell table:formula="of:=[.C300]+[.E299]" office:value-type="float" office:value="178151" calcext:value-type="float">
            <text:p>178151</text:p>
          </table:table-cell>
          <table:table-cell table:formula="of:=CONCATENATE(TEXT(INT([.E300]/(60*60*24));&quot;00&quot;);&quot; &quot;;TEXT(MOD(INT([.E300]/(60*60));24);&quot;00&quot;);&quot;:&quot;;TEXT(MOD(INT([.E300]/60);60);&quot;00&quot;);&quot;:&quot;;TEXT(MOD([.E300];60);&quot;00&quot;))" office:value-type="string" office:string-value="02 01:29:11" calcext:value-type="string">
            <text:p>02 01:29:11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1]/60);60);&quot;00&quot;);&quot;:&quot;;TEXT(MOD([.C301];60);&quot;00&quot;))" office:value-type="string" office:string-value="09:20" calcext:value-type="string">
            <text:p>09:20</text:p>
          </table:table-cell>
          <table:table-cell table:formula="of:=[.C301]+[.E300]" office:value-type="float" office:value="178711" calcext:value-type="float">
            <text:p>178711</text:p>
          </table:table-cell>
          <table:table-cell table:formula="of:=CONCATENATE(TEXT(INT([.E301]/(60*60*24));&quot;00&quot;);&quot; &quot;;TEXT(MOD(INT([.E301]/(60*60));24);&quot;00&quot;);&quot;:&quot;;TEXT(MOD(INT([.E301]/60);60);&quot;00&quot;);&quot;:&quot;;TEXT(MOD([.E301];60);&quot;00&quot;))" office:value-type="string" office:string-value="02 01:38:31" calcext:value-type="string">
            <text:p>02 01:38:3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2]/60);60);&quot;00&quot;);&quot;:&quot;;TEXT(MOD([.C302];60);&quot;00&quot;))" office:value-type="string" office:string-value="09:20" calcext:value-type="string">
            <text:p>09:20</text:p>
          </table:table-cell>
          <table:table-cell table:formula="of:=[.C302]+[.E301]" office:value-type="float" office:value="179271" calcext:value-type="float">
            <text:p>179271</text:p>
          </table:table-cell>
          <table:table-cell table:formula="of:=CONCATENATE(TEXT(INT([.E302]/(60*60*24));&quot;00&quot;);&quot; &quot;;TEXT(MOD(INT([.E302]/(60*60));24);&quot;00&quot;);&quot;:&quot;;TEXT(MOD(INT([.E302]/60);60);&quot;00&quot;);&quot;:&quot;;TEXT(MOD([.E302];60);&quot;00&quot;))" office:value-type="string" office:string-value="02 01:47:51" calcext:value-type="string">
            <text:p>02 01:47:5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3]/60);60);&quot;00&quot;);&quot;:&quot;;TEXT(MOD([.C303];60);&quot;00&quot;))" office:value-type="string" office:string-value="09:20" calcext:value-type="string">
            <text:p>09:20</text:p>
          </table:table-cell>
          <table:table-cell table:formula="of:=[.C303]+[.E302]" office:value-type="float" office:value="179831" calcext:value-type="float">
            <text:p>179831</text:p>
          </table:table-cell>
          <table:table-cell table:formula="of:=CONCATENATE(TEXT(INT([.E303]/(60*60*24));&quot;00&quot;);&quot; &quot;;TEXT(MOD(INT([.E303]/(60*60));24);&quot;00&quot;);&quot;:&quot;;TEXT(MOD(INT([.E303]/60);60);&quot;00&quot;);&quot;:&quot;;TEXT(MOD([.E303];60);&quot;00&quot;))" office:value-type="string" office:string-value="02 01:57:11" calcext:value-type="string">
            <text:p>02 01:57:11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4]/60);60);&quot;00&quot;);&quot;:&quot;;TEXT(MOD([.C304];60);&quot;00&quot;))" office:value-type="string" office:string-value="09:20" calcext:value-type="string">
            <text:p>09:20</text:p>
          </table:table-cell>
          <table:table-cell table:formula="of:=[.C304]+[.E303]" office:value-type="float" office:value="180391" calcext:value-type="float">
            <text:p>180391</text:p>
          </table:table-cell>
          <table:table-cell table:formula="of:=CONCATENATE(TEXT(INT([.E304]/(60*60*24));&quot;00&quot;);&quot; &quot;;TEXT(MOD(INT([.E304]/(60*60));24);&quot;00&quot;);&quot;:&quot;;TEXT(MOD(INT([.E304]/60);60);&quot;00&quot;);&quot;:&quot;;TEXT(MOD([.E304];60);&quot;00&quot;))" office:value-type="string" office:string-value="02 02:06:31" calcext:value-type="string">
            <text:p>02 02:06:3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305]/60);60);&quot;00&quot;);&quot;:&quot;;TEXT(MOD([.C305];60);&quot;00&quot;))" office:value-type="string" office:string-value="09:19" calcext:value-type="string">
            <text:p>09:19</text:p>
          </table:table-cell>
          <table:table-cell table:formula="of:=[.C305]+[.E304]" office:value-type="float" office:value="180950" calcext:value-type="float">
            <text:p>180950</text:p>
          </table:table-cell>
          <table:table-cell table:formula="of:=CONCATENATE(TEXT(INT([.E305]/(60*60*24));&quot;00&quot;);&quot; &quot;;TEXT(MOD(INT([.E305]/(60*60));24);&quot;00&quot;);&quot;:&quot;;TEXT(MOD(INT([.E305]/60);60);&quot;00&quot;);&quot;:&quot;;TEXT(MOD([.E305];60);&quot;00&quot;))" office:value-type="string" office:string-value="02 02:15:50" calcext:value-type="string">
            <text:p>02 02:15:5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6]/60);60);&quot;00&quot;);&quot;:&quot;;TEXT(MOD([.C306];60);&quot;00&quot;))" office:value-type="string" office:string-value="09:20" calcext:value-type="string">
            <text:p>09:20</text:p>
          </table:table-cell>
          <table:table-cell table:formula="of:=[.C306]+[.E305]" office:value-type="float" office:value="181510" calcext:value-type="float">
            <text:p>181510</text:p>
          </table:table-cell>
          <table:table-cell table:formula="of:=CONCATENATE(TEXT(INT([.E306]/(60*60*24));&quot;00&quot;);&quot; &quot;;TEXT(MOD(INT([.E306]/(60*60));24);&quot;00&quot;);&quot;:&quot;;TEXT(MOD(INT([.E306]/60);60);&quot;00&quot;);&quot;:&quot;;TEXT(MOD([.E306];60);&quot;00&quot;))" office:value-type="string" office:string-value="02 02:25:10" calcext:value-type="string">
            <text:p>02 02:25:1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7]/60);60);&quot;00&quot;);&quot;:&quot;;TEXT(MOD([.C307];60);&quot;00&quot;))" office:value-type="string" office:string-value="09:20" calcext:value-type="string">
            <text:p>09:20</text:p>
          </table:table-cell>
          <table:table-cell table:formula="of:=[.C307]+[.E306]" office:value-type="float" office:value="182070" calcext:value-type="float">
            <text:p>182070</text:p>
          </table:table-cell>
          <table:table-cell table:formula="of:=CONCATENATE(TEXT(INT([.E307]/(60*60*24));&quot;00&quot;);&quot; &quot;;TEXT(MOD(INT([.E307]/(60*60));24);&quot;00&quot;);&quot;:&quot;;TEXT(MOD(INT([.E307]/60);60);&quot;00&quot;);&quot;:&quot;;TEXT(MOD([.E307];60);&quot;00&quot;))" office:value-type="string" office:string-value="02 02:34:30" calcext:value-type="string">
            <text:p>02 02:34:3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8]/60);60);&quot;00&quot;);&quot;:&quot;;TEXT(MOD([.C308];60);&quot;00&quot;))" office:value-type="string" office:string-value="09:20" calcext:value-type="string">
            <text:p>09:20</text:p>
          </table:table-cell>
          <table:table-cell table:formula="of:=[.C308]+[.E307]" office:value-type="float" office:value="182630" calcext:value-type="float">
            <text:p>182630</text:p>
          </table:table-cell>
          <table:table-cell table:formula="of:=CONCATENATE(TEXT(INT([.E308]/(60*60*24));&quot;00&quot;);&quot; &quot;;TEXT(MOD(INT([.E308]/(60*60));24);&quot;00&quot;);&quot;:&quot;;TEXT(MOD(INT([.E308]/60);60);&quot;00&quot;);&quot;:&quot;;TEXT(MOD([.E308];60);&quot;00&quot;))" office:value-type="string" office:string-value="02 02:43:50" calcext:value-type="string">
            <text:p>02 02:43:5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09]/60);60);&quot;00&quot;);&quot;:&quot;;TEXT(MOD([.C309];60);&quot;00&quot;))" office:value-type="string" office:string-value="09:20" calcext:value-type="string">
            <text:p>09:20</text:p>
          </table:table-cell>
          <table:table-cell table:formula="of:=[.C309]+[.E308]" office:value-type="float" office:value="183190" calcext:value-type="float">
            <text:p>183190</text:p>
          </table:table-cell>
          <table:table-cell table:formula="of:=CONCATENATE(TEXT(INT([.E309]/(60*60*24));&quot;00&quot;);&quot; &quot;;TEXT(MOD(INT([.E309]/(60*60));24);&quot;00&quot;);&quot;:&quot;;TEXT(MOD(INT([.E309]/60);60);&quot;00&quot;);&quot;:&quot;;TEXT(MOD([.E309];60);&quot;00&quot;))" office:value-type="string" office:string-value="02 02:53:10" calcext:value-type="string">
            <text:p>02 02:53:1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0]/60);60);&quot;00&quot;);&quot;:&quot;;TEXT(MOD([.C310];60);&quot;00&quot;))" office:value-type="string" office:string-value="09:20" calcext:value-type="string">
            <text:p>09:20</text:p>
          </table:table-cell>
          <table:table-cell table:formula="of:=[.C310]+[.E309]" office:value-type="float" office:value="183750" calcext:value-type="float">
            <text:p>183750</text:p>
          </table:table-cell>
          <table:table-cell table:formula="of:=CONCATENATE(TEXT(INT([.E310]/(60*60*24));&quot;00&quot;);&quot; &quot;;TEXT(MOD(INT([.E310]/(60*60));24);&quot;00&quot;);&quot;:&quot;;TEXT(MOD(INT([.E310]/60);60);&quot;00&quot;);&quot;:&quot;;TEXT(MOD([.E310];60);&quot;00&quot;))" office:value-type="string" office:string-value="02 03:02:30" calcext:value-type="string">
            <text:p>02 03:02:3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1]/60);60);&quot;00&quot;);&quot;:&quot;;TEXT(MOD([.C311];60);&quot;00&quot;))" office:value-type="string" office:string-value="09:20" calcext:value-type="string">
            <text:p>09:20</text:p>
          </table:table-cell>
          <table:table-cell table:formula="of:=[.C311]+[.E310]" office:value-type="float" office:value="184310" calcext:value-type="float">
            <text:p>184310</text:p>
          </table:table-cell>
          <table:table-cell table:formula="of:=CONCATENATE(TEXT(INT([.E311]/(60*60*24));&quot;00&quot;);&quot; &quot;;TEXT(MOD(INT([.E311]/(60*60));24);&quot;00&quot;);&quot;:&quot;;TEXT(MOD(INT([.E311]/60);60);&quot;00&quot;);&quot;:&quot;;TEXT(MOD([.E311];60);&quot;00&quot;))" office:value-type="string" office:string-value="02 03:11:50" calcext:value-type="string">
            <text:p>02 03:11:5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2]/60);60);&quot;00&quot;);&quot;:&quot;;TEXT(MOD([.C312];60);&quot;00&quot;))" office:value-type="string" office:string-value="09:20" calcext:value-type="string">
            <text:p>09:20</text:p>
          </table:table-cell>
          <table:table-cell table:formula="of:=[.C312]+[.E311]" office:value-type="float" office:value="184870" calcext:value-type="float">
            <text:p>184870</text:p>
          </table:table-cell>
          <table:table-cell table:formula="of:=CONCATENATE(TEXT(INT([.E312]/(60*60*24));&quot;00&quot;);&quot; &quot;;TEXT(MOD(INT([.E312]/(60*60));24);&quot;00&quot;);&quot;:&quot;;TEXT(MOD(INT([.E312]/60);60);&quot;00&quot;);&quot;:&quot;;TEXT(MOD([.E312];60);&quot;00&quot;))" office:value-type="string" office:string-value="02 03:21:10" calcext:value-type="string">
            <text:p>02 03:21:1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3]/60);60);&quot;00&quot;);&quot;:&quot;;TEXT(MOD([.C313];60);&quot;00&quot;))" office:value-type="string" office:string-value="09:20" calcext:value-type="string">
            <text:p>09:20</text:p>
          </table:table-cell>
          <table:table-cell table:formula="of:=[.C313]+[.E312]" office:value-type="float" office:value="185430" calcext:value-type="float">
            <text:p>185430</text:p>
          </table:table-cell>
          <table:table-cell table:formula="of:=CONCATENATE(TEXT(INT([.E313]/(60*60*24));&quot;00&quot;);&quot; &quot;;TEXT(MOD(INT([.E313]/(60*60));24);&quot;00&quot;);&quot;:&quot;;TEXT(MOD(INT([.E313]/60);60);&quot;00&quot;);&quot;:&quot;;TEXT(MOD([.E313];60);&quot;00&quot;))" office:value-type="string" office:string-value="02 03:30:30" calcext:value-type="string">
            <text:p>02 03:30:3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4]/60);60);&quot;00&quot;);&quot;:&quot;;TEXT(MOD([.C314];60);&quot;00&quot;))" office:value-type="string" office:string-value="09:20" calcext:value-type="string">
            <text:p>09:20</text:p>
          </table:table-cell>
          <table:table-cell table:formula="of:=[.C314]+[.E313]" office:value-type="float" office:value="185990" calcext:value-type="float">
            <text:p>185990</text:p>
          </table:table-cell>
          <table:table-cell table:formula="of:=CONCATENATE(TEXT(INT([.E314]/(60*60*24));&quot;00&quot;);&quot; &quot;;TEXT(MOD(INT([.E314]/(60*60));24);&quot;00&quot;);&quot;:&quot;;TEXT(MOD(INT([.E314]/60);60);&quot;00&quot;);&quot;:&quot;;TEXT(MOD([.E314];60);&quot;00&quot;))" office:value-type="string" office:string-value="02 03:39:50" calcext:value-type="string">
            <text:p>02 03:39:5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5]/60);60);&quot;00&quot;);&quot;:&quot;;TEXT(MOD([.C315];60);&quot;00&quot;))" office:value-type="string" office:string-value="09:20" calcext:value-type="string">
            <text:p>09:20</text:p>
          </table:table-cell>
          <table:table-cell table:formula="of:=[.C315]+[.E314]" office:value-type="float" office:value="186550" calcext:value-type="float">
            <text:p>186550</text:p>
          </table:table-cell>
          <table:table-cell table:formula="of:=CONCATENATE(TEXT(INT([.E315]/(60*60*24));&quot;00&quot;);&quot; &quot;;TEXT(MOD(INT([.E315]/(60*60));24);&quot;00&quot;);&quot;:&quot;;TEXT(MOD(INT([.E315]/60);60);&quot;00&quot;);&quot;:&quot;;TEXT(MOD([.E315];60);&quot;00&quot;))" office:value-type="string" office:string-value="02 03:49:10" calcext:value-type="string">
            <text:p>02 03:49:10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6]/60);60);&quot;00&quot;);&quot;:&quot;;TEXT(MOD([.C316];60);&quot;00&quot;))" office:value-type="string" office:string-value="09:20" calcext:value-type="string">
            <text:p>09:20</text:p>
          </table:table-cell>
          <table:table-cell table:formula="of:=[.C316]+[.E315]" office:value-type="float" office:value="187110" calcext:value-type="float">
            <text:p>187110</text:p>
          </table:table-cell>
          <table:table-cell table:formula="of:=CONCATENATE(TEXT(INT([.E316]/(60*60*24));&quot;00&quot;);&quot; &quot;;TEXT(MOD(INT([.E316]/(60*60));24);&quot;00&quot;);&quot;:&quot;;TEXT(MOD(INT([.E316]/60);60);&quot;00&quot;);&quot;:&quot;;TEXT(MOD([.E316];60);&quot;00&quot;))" office:value-type="string" office:string-value="02 03:58:30" calcext:value-type="string">
            <text:p>02 03:58:3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7]/60);60);&quot;00&quot;);&quot;:&quot;;TEXT(MOD([.C317];60);&quot;00&quot;))" office:value-type="string" office:string-value="09:20" calcext:value-type="string">
            <text:p>09:20</text:p>
          </table:table-cell>
          <table:table-cell table:formula="of:=[.C317]+[.E316]" office:value-type="float" office:value="187670" calcext:value-type="float">
            <text:p>187670</text:p>
          </table:table-cell>
          <table:table-cell table:formula="of:=CONCATENATE(TEXT(INT([.E317]/(60*60*24));&quot;00&quot;);&quot; &quot;;TEXT(MOD(INT([.E317]/(60*60));24);&quot;00&quot;);&quot;:&quot;;TEXT(MOD(INT([.E317]/60);60);&quot;00&quot;);&quot;:&quot;;TEXT(MOD([.E317];60);&quot;00&quot;))" office:value-type="string" office:string-value="02 04:07:50" calcext:value-type="string">
            <text:p>02 04:07:5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18]/60);60);&quot;00&quot;);&quot;:&quot;;TEXT(MOD([.C318];60);&quot;00&quot;))" office:value-type="string" office:string-value="09:20" calcext:value-type="string">
            <text:p>09:20</text:p>
          </table:table-cell>
          <table:table-cell table:formula="of:=[.C318]+[.E317]" office:value-type="float" office:value="188230" calcext:value-type="float">
            <text:p>188230</text:p>
          </table:table-cell>
          <table:table-cell table:formula="of:=CONCATENATE(TEXT(INT([.E318]/(60*60*24));&quot;00&quot;);&quot; &quot;;TEXT(MOD(INT([.E318]/(60*60));24);&quot;00&quot;);&quot;:&quot;;TEXT(MOD(INT([.E318]/60);60);&quot;00&quot;);&quot;:&quot;;TEXT(MOD([.E318];60);&quot;00&quot;))" office:value-type="string" office:string-value="02 04:17:10" calcext:value-type="string">
            <text:p>02 04:17:1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319]/60);60);&quot;00&quot;);&quot;:&quot;;TEXT(MOD([.C319];60);&quot;00&quot;))" office:value-type="string" office:string-value="09:24" calcext:value-type="string">
            <text:p>09:24</text:p>
          </table:table-cell>
          <table:table-cell table:formula="of:=[.C319]+[.E318]" office:value-type="float" office:value="188794" calcext:value-type="float">
            <text:p>188794</text:p>
          </table:table-cell>
          <table:table-cell table:formula="of:=CONCATENATE(TEXT(INT([.E319]/(60*60*24));&quot;00&quot;);&quot; &quot;;TEXT(MOD(INT([.E319]/(60*60));24);&quot;00&quot;);&quot;:&quot;;TEXT(MOD(INT([.E319]/60);60);&quot;00&quot;);&quot;:&quot;;TEXT(MOD([.E319];60);&quot;00&quot;))" office:value-type="string" office:string-value="02 04:26:34" calcext:value-type="string">
            <text:p>02 04:26:3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320]/60);60);&quot;00&quot;);&quot;:&quot;;TEXT(MOD([.C320];60);&quot;00&quot;))" office:value-type="string" office:string-value="09:27" calcext:value-type="string">
            <text:p>09:27</text:p>
          </table:table-cell>
          <table:table-cell table:formula="of:=[.C320]+[.E319]" office:value-type="float" office:value="189361" calcext:value-type="float">
            <text:p>189361</text:p>
          </table:table-cell>
          <table:table-cell table:formula="of:=CONCATENATE(TEXT(INT([.E320]/(60*60*24));&quot;00&quot;);&quot; &quot;;TEXT(MOD(INT([.E320]/(60*60));24);&quot;00&quot;);&quot;:&quot;;TEXT(MOD(INT([.E320]/60);60);&quot;00&quot;);&quot;:&quot;;TEXT(MOD([.E320];60);&quot;00&quot;))" office:value-type="string" office:string-value="02 04:36:01" calcext:value-type="string">
            <text:p>02 04:36:0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321]/60);60);&quot;00&quot;);&quot;:&quot;;TEXT(MOD([.C321];60);&quot;00&quot;))" office:value-type="string" office:string-value="09:23" calcext:value-type="string">
            <text:p>09:23</text:p>
          </table:table-cell>
          <table:table-cell table:formula="of:=[.C321]+[.E320]" office:value-type="float" office:value="189924" calcext:value-type="float">
            <text:p>189924</text:p>
          </table:table-cell>
          <table:table-cell table:formula="of:=CONCATENATE(TEXT(INT([.E321]/(60*60*24));&quot;00&quot;);&quot; &quot;;TEXT(MOD(INT([.E321]/(60*60));24);&quot;00&quot;);&quot;:&quot;;TEXT(MOD(INT([.E321]/60);60);&quot;00&quot;);&quot;:&quot;;TEXT(MOD([.E321];60);&quot;00&quot;))" office:value-type="string" office:string-value="02 04:45:24" calcext:value-type="string">
            <text:p>02 04:45:24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2]/60);60);&quot;00&quot;);&quot;:&quot;;TEXT(MOD([.C322];60);&quot;00&quot;))" office:value-type="string" office:string-value="09:20" calcext:value-type="string">
            <text:p>09:20</text:p>
          </table:table-cell>
          <table:table-cell table:formula="of:=[.C322]+[.E321]" office:value-type="float" office:value="190484" calcext:value-type="float">
            <text:p>190484</text:p>
          </table:table-cell>
          <table:table-cell table:formula="of:=CONCATENATE(TEXT(INT([.E322]/(60*60*24));&quot;00&quot;);&quot; &quot;;TEXT(MOD(INT([.E322]/(60*60));24);&quot;00&quot;);&quot;:&quot;;TEXT(MOD(INT([.E322]/60);60);&quot;00&quot;);&quot;:&quot;;TEXT(MOD([.E322];60);&quot;00&quot;))" office:value-type="string" office:string-value="02 04:54:44" calcext:value-type="string">
            <text:p>02 04:54:4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3]/60);60);&quot;00&quot;);&quot;:&quot;;TEXT(MOD([.C323];60);&quot;00&quot;))" office:value-type="string" office:string-value="09:20" calcext:value-type="string">
            <text:p>09:20</text:p>
          </table:table-cell>
          <table:table-cell table:formula="of:=[.C323]+[.E322]" office:value-type="float" office:value="191044" calcext:value-type="float">
            <text:p>191044</text:p>
          </table:table-cell>
          <table:table-cell table:formula="of:=CONCATENATE(TEXT(INT([.E323]/(60*60*24));&quot;00&quot;);&quot; &quot;;TEXT(MOD(INT([.E323]/(60*60));24);&quot;00&quot;);&quot;:&quot;;TEXT(MOD(INT([.E323]/60);60);&quot;00&quot;);&quot;:&quot;;TEXT(MOD([.E323];60);&quot;00&quot;))" office:value-type="string" office:string-value="02 05:04:04" calcext:value-type="string">
            <text:p>02 05:04:04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4]/60);60);&quot;00&quot;);&quot;:&quot;;TEXT(MOD([.C324];60);&quot;00&quot;))" office:value-type="string" office:string-value="09:20" calcext:value-type="string">
            <text:p>09:20</text:p>
          </table:table-cell>
          <table:table-cell table:formula="of:=[.C324]+[.E323]" office:value-type="float" office:value="191604" calcext:value-type="float">
            <text:p>191604</text:p>
          </table:table-cell>
          <table:table-cell table:formula="of:=CONCATENATE(TEXT(INT([.E324]/(60*60*24));&quot;00&quot;);&quot; &quot;;TEXT(MOD(INT([.E324]/(60*60));24);&quot;00&quot;);&quot;:&quot;;TEXT(MOD(INT([.E324]/60);60);&quot;00&quot;);&quot;:&quot;;TEXT(MOD([.E324];60);&quot;00&quot;))" office:value-type="string" office:string-value="02 05:13:24" calcext:value-type="string">
            <text:p>02 05:13:2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5]/60);60);&quot;00&quot;);&quot;:&quot;;TEXT(MOD([.C325];60);&quot;00&quot;))" office:value-type="string" office:string-value="09:20" calcext:value-type="string">
            <text:p>09:20</text:p>
          </table:table-cell>
          <table:table-cell table:formula="of:=[.C325]+[.E324]" office:value-type="float" office:value="192164" calcext:value-type="float">
            <text:p>192164</text:p>
          </table:table-cell>
          <table:table-cell table:formula="of:=CONCATENATE(TEXT(INT([.E325]/(60*60*24));&quot;00&quot;);&quot; &quot;;TEXT(MOD(INT([.E325]/(60*60));24);&quot;00&quot;);&quot;:&quot;;TEXT(MOD(INT([.E325]/60);60);&quot;00&quot;);&quot;:&quot;;TEXT(MOD([.E325];60);&quot;00&quot;))" office:value-type="string" office:string-value="02 05:22:44" calcext:value-type="string">
            <text:p>02 05:22:4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6]/60);60);&quot;00&quot;);&quot;:&quot;;TEXT(MOD([.C326];60);&quot;00&quot;))" office:value-type="string" office:string-value="09:20" calcext:value-type="string">
            <text:p>09:20</text:p>
          </table:table-cell>
          <table:table-cell table:formula="of:=[.C326]+[.E325]" office:value-type="float" office:value="192724" calcext:value-type="float">
            <text:p>192724</text:p>
          </table:table-cell>
          <table:table-cell table:formula="of:=CONCATENATE(TEXT(INT([.E326]/(60*60*24));&quot;00&quot;);&quot; &quot;;TEXT(MOD(INT([.E326]/(60*60));24);&quot;00&quot;);&quot;:&quot;;TEXT(MOD(INT([.E326]/60);60);&quot;00&quot;);&quot;:&quot;;TEXT(MOD([.E326];60);&quot;00&quot;))" office:value-type="string" office:string-value="02 05:32:04" calcext:value-type="string">
            <text:p>02 05:32:0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7]/60);60);&quot;00&quot;);&quot;:&quot;;TEXT(MOD([.C327];60);&quot;00&quot;))" office:value-type="string" office:string-value="09:20" calcext:value-type="string">
            <text:p>09:20</text:p>
          </table:table-cell>
          <table:table-cell table:formula="of:=[.C327]+[.E326]" office:value-type="float" office:value="193284" calcext:value-type="float">
            <text:p>193284</text:p>
          </table:table-cell>
          <table:table-cell table:formula="of:=CONCATENATE(TEXT(INT([.E327]/(60*60*24));&quot;00&quot;);&quot; &quot;;TEXT(MOD(INT([.E327]/(60*60));24);&quot;00&quot;);&quot;:&quot;;TEXT(MOD(INT([.E327]/60);60);&quot;00&quot;);&quot;:&quot;;TEXT(MOD([.E327];60);&quot;00&quot;))" office:value-type="string" office:string-value="02 05:41:24" calcext:value-type="string">
            <text:p>02 05:41:2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8]/60);60);&quot;00&quot;);&quot;:&quot;;TEXT(MOD([.C328];60);&quot;00&quot;))" office:value-type="string" office:string-value="09:20" calcext:value-type="string">
            <text:p>09:20</text:p>
          </table:table-cell>
          <table:table-cell table:formula="of:=[.C328]+[.E327]" office:value-type="float" office:value="193844" calcext:value-type="float">
            <text:p>193844</text:p>
          </table:table-cell>
          <table:table-cell table:formula="of:=CONCATENATE(TEXT(INT([.E328]/(60*60*24));&quot;00&quot;);&quot; &quot;;TEXT(MOD(INT([.E328]/(60*60));24);&quot;00&quot;);&quot;:&quot;;TEXT(MOD(INT([.E328]/60);60);&quot;00&quot;);&quot;:&quot;;TEXT(MOD([.E328];60);&quot;00&quot;))" office:value-type="string" office:string-value="02 05:50:44" calcext:value-type="string">
            <text:p>02 05:50:44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29]/60);60);&quot;00&quot;);&quot;:&quot;;TEXT(MOD([.C329];60);&quot;00&quot;))" office:value-type="string" office:string-value="09:20" calcext:value-type="string">
            <text:p>09:20</text:p>
          </table:table-cell>
          <table:table-cell table:formula="of:=[.C329]+[.E328]" office:value-type="float" office:value="194404" calcext:value-type="float">
            <text:p>194404</text:p>
          </table:table-cell>
          <table:table-cell table:formula="of:=CONCATENATE(TEXT(INT([.E329]/(60*60*24));&quot;00&quot;);&quot; &quot;;TEXT(MOD(INT([.E329]/(60*60));24);&quot;00&quot;);&quot;:&quot;;TEXT(MOD(INT([.E329]/60);60);&quot;00&quot;);&quot;:&quot;;TEXT(MOD([.E329];60);&quot;00&quot;))" office:value-type="string" office:string-value="02 06:00:04" calcext:value-type="string">
            <text:p>02 06:00:0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0]/60);60);&quot;00&quot;);&quot;:&quot;;TEXT(MOD([.C330];60);&quot;00&quot;))" office:value-type="string" office:string-value="09:20" calcext:value-type="string">
            <text:p>09:20</text:p>
          </table:table-cell>
          <table:table-cell table:formula="of:=[.C330]+[.E329]" office:value-type="float" office:value="194964" calcext:value-type="float">
            <text:p>194964</text:p>
          </table:table-cell>
          <table:table-cell table:formula="of:=CONCATENATE(TEXT(INT([.E330]/(60*60*24));&quot;00&quot;);&quot; &quot;;TEXT(MOD(INT([.E330]/(60*60));24);&quot;00&quot;);&quot;:&quot;;TEXT(MOD(INT([.E330]/60);60);&quot;00&quot;);&quot;:&quot;;TEXT(MOD([.E330];60);&quot;00&quot;))" office:value-type="string" office:string-value="02 06:09:24" calcext:value-type="string">
            <text:p>02 06:09:24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1]/60);60);&quot;00&quot;);&quot;:&quot;;TEXT(MOD([.C331];60);&quot;00&quot;))" office:value-type="string" office:string-value="09:20" calcext:value-type="string">
            <text:p>09:20</text:p>
          </table:table-cell>
          <table:table-cell table:formula="of:=[.C331]+[.E330]" office:value-type="float" office:value="195524" calcext:value-type="float">
            <text:p>195524</text:p>
          </table:table-cell>
          <table:table-cell table:formula="of:=CONCATENATE(TEXT(INT([.E331]/(60*60*24));&quot;00&quot;);&quot; &quot;;TEXT(MOD(INT([.E331]/(60*60));24);&quot;00&quot;);&quot;:&quot;;TEXT(MOD(INT([.E331]/60);60);&quot;00&quot;);&quot;:&quot;;TEXT(MOD([.E331];60);&quot;00&quot;))" office:value-type="string" office:string-value="02 06:18:44" calcext:value-type="string">
            <text:p>02 06:18:4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2]/60);60);&quot;00&quot;);&quot;:&quot;;TEXT(MOD([.C332];60);&quot;00&quot;))" office:value-type="string" office:string-value="09:20" calcext:value-type="string">
            <text:p>09:20</text:p>
          </table:table-cell>
          <table:table-cell table:formula="of:=[.C332]+[.E331]" office:value-type="float" office:value="196084" calcext:value-type="float">
            <text:p>196084</text:p>
          </table:table-cell>
          <table:table-cell table:formula="of:=CONCATENATE(TEXT(INT([.E332]/(60*60*24));&quot;00&quot;);&quot; &quot;;TEXT(MOD(INT([.E332]/(60*60));24);&quot;00&quot;);&quot;:&quot;;TEXT(MOD(INT([.E332]/60);60);&quot;00&quot;);&quot;:&quot;;TEXT(MOD([.E332];60);&quot;00&quot;))" office:value-type="string" office:string-value="02 06:28:04" calcext:value-type="string">
            <text:p>02 06:28:0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3]/60);60);&quot;00&quot;);&quot;:&quot;;TEXT(MOD([.C333];60);&quot;00&quot;))" office:value-type="string" office:string-value="09:20" calcext:value-type="string">
            <text:p>09:20</text:p>
          </table:table-cell>
          <table:table-cell table:formula="of:=[.C333]+[.E332]" office:value-type="float" office:value="196644" calcext:value-type="float">
            <text:p>196644</text:p>
          </table:table-cell>
          <table:table-cell table:formula="of:=CONCATENATE(TEXT(INT([.E333]/(60*60*24));&quot;00&quot;);&quot; &quot;;TEXT(MOD(INT([.E333]/(60*60));24);&quot;00&quot;);&quot;:&quot;;TEXT(MOD(INT([.E333]/60);60);&quot;00&quot;);&quot;:&quot;;TEXT(MOD([.E333];60);&quot;00&quot;))" office:value-type="string" office:string-value="02 06:37:24" calcext:value-type="string">
            <text:p>02 06:37:24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4]/60);60);&quot;00&quot;);&quot;:&quot;;TEXT(MOD([.C334];60);&quot;00&quot;))" office:value-type="string" office:string-value="09:20" calcext:value-type="string">
            <text:p>09:20</text:p>
          </table:table-cell>
          <table:table-cell table:formula="of:=[.C334]+[.E333]" office:value-type="float" office:value="197204" calcext:value-type="float">
            <text:p>197204</text:p>
          </table:table-cell>
          <table:table-cell table:formula="of:=CONCATENATE(TEXT(INT([.E334]/(60*60*24));&quot;00&quot;);&quot; &quot;;TEXT(MOD(INT([.E334]/(60*60));24);&quot;00&quot;);&quot;:&quot;;TEXT(MOD(INT([.E334]/60);60);&quot;00&quot;);&quot;:&quot;;TEXT(MOD([.E334];60);&quot;00&quot;))" office:value-type="string" office:string-value="02 06:46:44" calcext:value-type="string">
            <text:p>02 06:46:44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5]/60);60);&quot;00&quot;);&quot;:&quot;;TEXT(MOD([.C335];60);&quot;00&quot;))" office:value-type="string" office:string-value="09:20" calcext:value-type="string">
            <text:p>09:20</text:p>
          </table:table-cell>
          <table:table-cell table:formula="of:=[.C335]+[.E334]" office:value-type="float" office:value="197764" calcext:value-type="float">
            <text:p>197764</text:p>
          </table:table-cell>
          <table:table-cell table:formula="of:=CONCATENATE(TEXT(INT([.E335]/(60*60*24));&quot;00&quot;);&quot; &quot;;TEXT(MOD(INT([.E335]/(60*60));24);&quot;00&quot;);&quot;:&quot;;TEXT(MOD(INT([.E335]/60);60);&quot;00&quot;);&quot;:&quot;;TEXT(MOD([.E335];60);&quot;00&quot;))" office:value-type="string" office:string-value="02 06:56:04" calcext:value-type="string">
            <text:p>02 06:56:0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6]/60);60);&quot;00&quot;);&quot;:&quot;;TEXT(MOD([.C336];60);&quot;00&quot;))" office:value-type="string" office:string-value="09:20" calcext:value-type="string">
            <text:p>09:20</text:p>
          </table:table-cell>
          <table:table-cell table:formula="of:=[.C336]+[.E335]" office:value-type="float" office:value="198324" calcext:value-type="float">
            <text:p>198324</text:p>
          </table:table-cell>
          <table:table-cell table:formula="of:=CONCATENATE(TEXT(INT([.E336]/(60*60*24));&quot;00&quot;);&quot; &quot;;TEXT(MOD(INT([.E336]/(60*60));24);&quot;00&quot;);&quot;:&quot;;TEXT(MOD(INT([.E336]/60);60);&quot;00&quot;);&quot;:&quot;;TEXT(MOD([.E336];60);&quot;00&quot;))" office:value-type="string" office:string-value="02 07:05:24" calcext:value-type="string">
            <text:p>02 07:05:2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7]/60);60);&quot;00&quot;);&quot;:&quot;;TEXT(MOD([.C337];60);&quot;00&quot;))" office:value-type="string" office:string-value="09:20" calcext:value-type="string">
            <text:p>09:20</text:p>
          </table:table-cell>
          <table:table-cell table:formula="of:=[.C337]+[.E336]" office:value-type="float" office:value="198884" calcext:value-type="float">
            <text:p>198884</text:p>
          </table:table-cell>
          <table:table-cell table:formula="of:=CONCATENATE(TEXT(INT([.E337]/(60*60*24));&quot;00&quot;);&quot; &quot;;TEXT(MOD(INT([.E337]/(60*60));24);&quot;00&quot;);&quot;:&quot;;TEXT(MOD(INT([.E337]/60);60);&quot;00&quot;);&quot;:&quot;;TEXT(MOD([.E337];60);&quot;00&quot;))" office:value-type="string" office:string-value="02 07:14:44" calcext:value-type="string">
            <text:p>02 07:14:44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8]/60);60);&quot;00&quot;);&quot;:&quot;;TEXT(MOD([.C338];60);&quot;00&quot;))" office:value-type="string" office:string-value="09:20" calcext:value-type="string">
            <text:p>09:20</text:p>
          </table:table-cell>
          <table:table-cell table:formula="of:=[.C338]+[.E337]" office:value-type="float" office:value="199444" calcext:value-type="float">
            <text:p>199444</text:p>
          </table:table-cell>
          <table:table-cell table:formula="of:=CONCATENATE(TEXT(INT([.E338]/(60*60*24));&quot;00&quot;);&quot; &quot;;TEXT(MOD(INT([.E338]/(60*60));24);&quot;00&quot;);&quot;:&quot;;TEXT(MOD(INT([.E338]/60);60);&quot;00&quot;);&quot;:&quot;;TEXT(MOD([.E338];60);&quot;00&quot;))" office:value-type="string" office:string-value="02 07:24:04" calcext:value-type="string">
            <text:p>02 07:24:04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39]/60);60);&quot;00&quot;);&quot;:&quot;;TEXT(MOD([.C339];60);&quot;00&quot;))" office:value-type="string" office:string-value="09:20" calcext:value-type="string">
            <text:p>09:20</text:p>
          </table:table-cell>
          <table:table-cell table:formula="of:=[.C339]+[.E338]" office:value-type="float" office:value="200004" calcext:value-type="float">
            <text:p>200004</text:p>
          </table:table-cell>
          <table:table-cell table:formula="of:=CONCATENATE(TEXT(INT([.E339]/(60*60*24));&quot;00&quot;);&quot; &quot;;TEXT(MOD(INT([.E339]/(60*60));24);&quot;00&quot;);&quot;:&quot;;TEXT(MOD(INT([.E339]/60);60);&quot;00&quot;);&quot;:&quot;;TEXT(MOD([.E339];60);&quot;00&quot;))" office:value-type="string" office:string-value="02 07:33:24" calcext:value-type="string">
            <text:p>02 07:33:24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0]/60);60);&quot;00&quot;);&quot;:&quot;;TEXT(MOD([.C340];60);&quot;00&quot;))" office:value-type="string" office:string-value="09:20" calcext:value-type="string">
            <text:p>09:20</text:p>
          </table:table-cell>
          <table:table-cell table:formula="of:=[.C340]+[.E339]" office:value-type="float" office:value="200564" calcext:value-type="float">
            <text:p>200564</text:p>
          </table:table-cell>
          <table:table-cell table:formula="of:=CONCATENATE(TEXT(INT([.E340]/(60*60*24));&quot;00&quot;);&quot; &quot;;TEXT(MOD(INT([.E340]/(60*60));24);&quot;00&quot;);&quot;:&quot;;TEXT(MOD(INT([.E340]/60);60);&quot;00&quot;);&quot;:&quot;;TEXT(MOD([.E340];60);&quot;00&quot;))" office:value-type="string" office:string-value="02 07:42:44" calcext:value-type="string">
            <text:p>02 07:42:4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1]/60);60);&quot;00&quot;);&quot;:&quot;;TEXT(MOD([.C341];60);&quot;00&quot;))" office:value-type="string" office:string-value="09:20" calcext:value-type="string">
            <text:p>09:20</text:p>
          </table:table-cell>
          <table:table-cell table:formula="of:=[.C341]+[.E340]" office:value-type="float" office:value="201124" calcext:value-type="float">
            <text:p>201124</text:p>
          </table:table-cell>
          <table:table-cell table:formula="of:=CONCATENATE(TEXT(INT([.E341]/(60*60*24));&quot;00&quot;);&quot; &quot;;TEXT(MOD(INT([.E341]/(60*60));24);&quot;00&quot;);&quot;:&quot;;TEXT(MOD(INT([.E341]/60);60);&quot;00&quot;);&quot;:&quot;;TEXT(MOD([.E341];60);&quot;00&quot;))" office:value-type="string" office:string-value="02 07:52:04" calcext:value-type="string">
            <text:p>02 07:52:04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561" calcext:value-type="float">
            <text:p>561</text:p>
          </table:table-cell>
          <table:table-cell table:style-name="ce2" table:formula="of:=CONCATENATE(TEXT(MOD(INT([.C342]/60);60);&quot;00&quot;);&quot;:&quot;;TEXT(MOD([.C342];60);&quot;00&quot;))" office:value-type="string" office:string-value="09:21" calcext:value-type="string">
            <text:p>09:21</text:p>
          </table:table-cell>
          <table:table-cell table:formula="of:=[.C342]+[.E341]" office:value-type="float" office:value="201685" calcext:value-type="float">
            <text:p>201685</text:p>
          </table:table-cell>
          <table:table-cell table:formula="of:=CONCATENATE(TEXT(INT([.E342]/(60*60*24));&quot;00&quot;);&quot; &quot;;TEXT(MOD(INT([.E342]/(60*60));24);&quot;00&quot;);&quot;:&quot;;TEXT(MOD(INT([.E342]/60);60);&quot;00&quot;);&quot;:&quot;;TEXT(MOD([.E342];60);&quot;00&quot;))" office:value-type="string" office:string-value="02 08:01:25" calcext:value-type="string">
            <text:p>02 08:01:2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3]/60);60);&quot;00&quot;);&quot;:&quot;;TEXT(MOD([.C343];60);&quot;00&quot;))" office:value-type="string" office:string-value="09:20" calcext:value-type="string">
            <text:p>09:20</text:p>
          </table:table-cell>
          <table:table-cell table:formula="of:=[.C343]+[.E342]" office:value-type="float" office:value="202245" calcext:value-type="float">
            <text:p>202245</text:p>
          </table:table-cell>
          <table:table-cell table:formula="of:=CONCATENATE(TEXT(INT([.E343]/(60*60*24));&quot;00&quot;);&quot; &quot;;TEXT(MOD(INT([.E343]/(60*60));24);&quot;00&quot;);&quot;:&quot;;TEXT(MOD(INT([.E343]/60);60);&quot;00&quot;);&quot;:&quot;;TEXT(MOD([.E343];60);&quot;00&quot;))" office:value-type="string" office:string-value="02 08:10:45" calcext:value-type="string">
            <text:p>02 08:10:45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4]/60);60);&quot;00&quot;);&quot;:&quot;;TEXT(MOD([.C344];60);&quot;00&quot;))" office:value-type="string" office:string-value="09:20" calcext:value-type="string">
            <text:p>09:20</text:p>
          </table:table-cell>
          <table:table-cell table:formula="of:=[.C344]+[.E343]" office:value-type="float" office:value="202805" calcext:value-type="float">
            <text:p>202805</text:p>
          </table:table-cell>
          <table:table-cell table:formula="of:=CONCATENATE(TEXT(INT([.E344]/(60*60*24));&quot;00&quot;);&quot; &quot;;TEXT(MOD(INT([.E344]/(60*60));24);&quot;00&quot;);&quot;:&quot;;TEXT(MOD(INT([.E344]/60);60);&quot;00&quot;);&quot;:&quot;;TEXT(MOD([.E344];60);&quot;00&quot;))" office:value-type="string" office:string-value="02 08:20:05" calcext:value-type="string">
            <text:p>02 08:20:05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5]/60);60);&quot;00&quot;);&quot;:&quot;;TEXT(MOD([.C345];60);&quot;00&quot;))" office:value-type="string" office:string-value="09:20" calcext:value-type="string">
            <text:p>09:20</text:p>
          </table:table-cell>
          <table:table-cell table:formula="of:=[.C345]+[.E344]" office:value-type="float" office:value="203365" calcext:value-type="float">
            <text:p>203365</text:p>
          </table:table-cell>
          <table:table-cell table:formula="of:=CONCATENATE(TEXT(INT([.E345]/(60*60*24));&quot;00&quot;);&quot; &quot;;TEXT(MOD(INT([.E345]/(60*60));24);&quot;00&quot;);&quot;:&quot;;TEXT(MOD(INT([.E345]/60);60);&quot;00&quot;);&quot;:&quot;;TEXT(MOD([.E345];60);&quot;00&quot;))" office:value-type="string" office:string-value="02 08:29:25" calcext:value-type="string">
            <text:p>02 08:29:25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6]/60);60);&quot;00&quot;);&quot;:&quot;;TEXT(MOD([.C346];60);&quot;00&quot;))" office:value-type="string" office:string-value="09:20" calcext:value-type="string">
            <text:p>09:20</text:p>
          </table:table-cell>
          <table:table-cell table:formula="of:=[.C346]+[.E345]" office:value-type="float" office:value="203925" calcext:value-type="float">
            <text:p>203925</text:p>
          </table:table-cell>
          <table:table-cell table:formula="of:=CONCATENATE(TEXT(INT([.E346]/(60*60*24));&quot;00&quot;);&quot; &quot;;TEXT(MOD(INT([.E346]/(60*60));24);&quot;00&quot;);&quot;:&quot;;TEXT(MOD(INT([.E346]/60);60);&quot;00&quot;);&quot;:&quot;;TEXT(MOD([.E346];60);&quot;00&quot;))" office:value-type="string" office:string-value="02 08:38:45" calcext:value-type="string">
            <text:p>02 08:38:45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7]/60);60);&quot;00&quot;);&quot;:&quot;;TEXT(MOD([.C347];60);&quot;00&quot;))" office:value-type="string" office:string-value="09:20" calcext:value-type="string">
            <text:p>09:20</text:p>
          </table:table-cell>
          <table:table-cell table:formula="of:=[.C347]+[.E346]" office:value-type="float" office:value="204485" calcext:value-type="float">
            <text:p>204485</text:p>
          </table:table-cell>
          <table:table-cell table:formula="of:=CONCATENATE(TEXT(INT([.E347]/(60*60*24));&quot;00&quot;);&quot; &quot;;TEXT(MOD(INT([.E347]/(60*60));24);&quot;00&quot;);&quot;:&quot;;TEXT(MOD(INT([.E347]/60);60);&quot;00&quot;);&quot;:&quot;;TEXT(MOD([.E347];60);&quot;00&quot;))" office:value-type="string" office:string-value="02 08:48:05" calcext:value-type="string">
            <text:p>02 08:48:0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8]/60);60);&quot;00&quot;);&quot;:&quot;;TEXT(MOD([.C348];60);&quot;00&quot;))" office:value-type="string" office:string-value="09:20" calcext:value-type="string">
            <text:p>09:20</text:p>
          </table:table-cell>
          <table:table-cell table:formula="of:=[.C348]+[.E347]" office:value-type="float" office:value="205045" calcext:value-type="float">
            <text:p>205045</text:p>
          </table:table-cell>
          <table:table-cell table:formula="of:=CONCATENATE(TEXT(INT([.E348]/(60*60*24));&quot;00&quot;);&quot; &quot;;TEXT(MOD(INT([.E348]/(60*60));24);&quot;00&quot;);&quot;:&quot;;TEXT(MOD(INT([.E348]/60);60);&quot;00&quot;);&quot;:&quot;;TEXT(MOD([.E348];60);&quot;00&quot;))" office:value-type="string" office:string-value="02 08:57:25" calcext:value-type="string">
            <text:p>02 08:57:2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49]/60);60);&quot;00&quot;);&quot;:&quot;;TEXT(MOD([.C349];60);&quot;00&quot;))" office:value-type="string" office:string-value="09:20" calcext:value-type="string">
            <text:p>09:20</text:p>
          </table:table-cell>
          <table:table-cell table:formula="of:=[.C349]+[.E348]" office:value-type="float" office:value="205605" calcext:value-type="float">
            <text:p>205605</text:p>
          </table:table-cell>
          <table:table-cell table:formula="of:=CONCATENATE(TEXT(INT([.E349]/(60*60*24));&quot;00&quot;);&quot; &quot;;TEXT(MOD(INT([.E349]/(60*60));24);&quot;00&quot;);&quot;:&quot;;TEXT(MOD(INT([.E349]/60);60);&quot;00&quot;);&quot;:&quot;;TEXT(MOD([.E349];60);&quot;00&quot;))" office:value-type="string" office:string-value="02 09:06:45" calcext:value-type="string">
            <text:p>02 09:06:45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0]/60);60);&quot;00&quot;);&quot;:&quot;;TEXT(MOD([.C350];60);&quot;00&quot;))" office:value-type="string" office:string-value="09:20" calcext:value-type="string">
            <text:p>09:20</text:p>
          </table:table-cell>
          <table:table-cell table:formula="of:=[.C350]+[.E349]" office:value-type="float" office:value="206165" calcext:value-type="float">
            <text:p>206165</text:p>
          </table:table-cell>
          <table:table-cell table:formula="of:=CONCATENATE(TEXT(INT([.E350]/(60*60*24));&quot;00&quot;);&quot; &quot;;TEXT(MOD(INT([.E350]/(60*60));24);&quot;00&quot;);&quot;:&quot;;TEXT(MOD(INT([.E350]/60);60);&quot;00&quot;);&quot;:&quot;;TEXT(MOD([.E350];60);&quot;00&quot;))" office:value-type="string" office:string-value="02 09:16:05" calcext:value-type="string">
            <text:p>02 09:16:05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351]/60);60);&quot;00&quot;);&quot;:&quot;;TEXT(MOD([.C351];60);&quot;00&quot;))" office:value-type="string" office:string-value="09:19" calcext:value-type="string">
            <text:p>09:19</text:p>
          </table:table-cell>
          <table:table-cell table:formula="of:=[.C351]+[.E350]" office:value-type="float" office:value="206724" calcext:value-type="float">
            <text:p>206724</text:p>
          </table:table-cell>
          <table:table-cell table:formula="of:=CONCATENATE(TEXT(INT([.E351]/(60*60*24));&quot;00&quot;);&quot; &quot;;TEXT(MOD(INT([.E351]/(60*60));24);&quot;00&quot;);&quot;:&quot;;TEXT(MOD(INT([.E351]/60);60);&quot;00&quot;);&quot;:&quot;;TEXT(MOD([.E351];60);&quot;00&quot;))" office:value-type="string" office:string-value="02 09:25:24" calcext:value-type="string">
            <text:p>02 09:25:24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2]/60);60);&quot;00&quot;);&quot;:&quot;;TEXT(MOD([.C352];60);&quot;00&quot;))" office:value-type="string" office:string-value="09:20" calcext:value-type="string">
            <text:p>09:20</text:p>
          </table:table-cell>
          <table:table-cell table:formula="of:=[.C352]+[.E351]" office:value-type="float" office:value="207284" calcext:value-type="float">
            <text:p>207284</text:p>
          </table:table-cell>
          <table:table-cell table:formula="of:=CONCATENATE(TEXT(INT([.E352]/(60*60*24));&quot;00&quot;);&quot; &quot;;TEXT(MOD(INT([.E352]/(60*60));24);&quot;00&quot;);&quot;:&quot;;TEXT(MOD(INT([.E352]/60);60);&quot;00&quot;);&quot;:&quot;;TEXT(MOD([.E352];60);&quot;00&quot;))" office:value-type="string" office:string-value="02 09:34:44" calcext:value-type="string">
            <text:p>02 09:34:4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3]/60);60);&quot;00&quot;);&quot;:&quot;;TEXT(MOD([.C353];60);&quot;00&quot;))" office:value-type="string" office:string-value="09:20" calcext:value-type="string">
            <text:p>09:20</text:p>
          </table:table-cell>
          <table:table-cell table:formula="of:=[.C353]+[.E352]" office:value-type="float" office:value="207844" calcext:value-type="float">
            <text:p>207844</text:p>
          </table:table-cell>
          <table:table-cell table:formula="of:=CONCATENATE(TEXT(INT([.E353]/(60*60*24));&quot;00&quot;);&quot; &quot;;TEXT(MOD(INT([.E353]/(60*60));24);&quot;00&quot;);&quot;:&quot;;TEXT(MOD(INT([.E353]/60);60);&quot;00&quot;);&quot;:&quot;;TEXT(MOD([.E353];60);&quot;00&quot;))" office:value-type="string" office:string-value="02 09:44:04" calcext:value-type="string">
            <text:p>02 09:44:04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4]/60);60);&quot;00&quot;);&quot;:&quot;;TEXT(MOD([.C354];60);&quot;00&quot;))" office:value-type="string" office:string-value="09:20" calcext:value-type="string">
            <text:p>09:20</text:p>
          </table:table-cell>
          <table:table-cell table:formula="of:=[.C354]+[.E353]" office:value-type="float" office:value="208404" calcext:value-type="float">
            <text:p>208404</text:p>
          </table:table-cell>
          <table:table-cell table:formula="of:=CONCATENATE(TEXT(INT([.E354]/(60*60*24));&quot;00&quot;);&quot; &quot;;TEXT(MOD(INT([.E354]/(60*60));24);&quot;00&quot;);&quot;:&quot;;TEXT(MOD(INT([.E354]/60);60);&quot;00&quot;);&quot;:&quot;;TEXT(MOD([.E354];60);&quot;00&quot;))" office:value-type="string" office:string-value="02 09:53:24" calcext:value-type="string">
            <text:p>02 09:53:2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5]/60);60);&quot;00&quot;);&quot;:&quot;;TEXT(MOD([.C355];60);&quot;00&quot;))" office:value-type="string" office:string-value="09:20" calcext:value-type="string">
            <text:p>09:20</text:p>
          </table:table-cell>
          <table:table-cell table:formula="of:=[.C355]+[.E354]" office:value-type="float" office:value="208964" calcext:value-type="float">
            <text:p>208964</text:p>
          </table:table-cell>
          <table:table-cell table:formula="of:=CONCATENATE(TEXT(INT([.E355]/(60*60*24));&quot;00&quot;);&quot; &quot;;TEXT(MOD(INT([.E355]/(60*60));24);&quot;00&quot;);&quot;:&quot;;TEXT(MOD(INT([.E355]/60);60);&quot;00&quot;);&quot;:&quot;;TEXT(MOD([.E355];60);&quot;00&quot;))" office:value-type="string" office:string-value="02 10:02:44" calcext:value-type="string">
            <text:p>02 10:02:44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6]/60);60);&quot;00&quot;);&quot;:&quot;;TEXT(MOD([.C356];60);&quot;00&quot;))" office:value-type="string" office:string-value="09:20" calcext:value-type="string">
            <text:p>09:20</text:p>
          </table:table-cell>
          <table:table-cell table:formula="of:=[.C356]+[.E355]" office:value-type="float" office:value="209524" calcext:value-type="float">
            <text:p>209524</text:p>
          </table:table-cell>
          <table:table-cell table:formula="of:=CONCATENATE(TEXT(INT([.E356]/(60*60*24));&quot;00&quot;);&quot; &quot;;TEXT(MOD(INT([.E356]/(60*60));24);&quot;00&quot;);&quot;:&quot;;TEXT(MOD(INT([.E356]/60);60);&quot;00&quot;);&quot;:&quot;;TEXT(MOD([.E356];60);&quot;00&quot;))" office:value-type="string" office:string-value="02 10:12:04" calcext:value-type="string">
            <text:p>02 10:12:0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7]/60);60);&quot;00&quot;);&quot;:&quot;;TEXT(MOD([.C357];60);&quot;00&quot;))" office:value-type="string" office:string-value="09:20" calcext:value-type="string">
            <text:p>09:20</text:p>
          </table:table-cell>
          <table:table-cell table:formula="of:=[.C357]+[.E356]" office:value-type="float" office:value="210084" calcext:value-type="float">
            <text:p>210084</text:p>
          </table:table-cell>
          <table:table-cell table:formula="of:=CONCATENATE(TEXT(INT([.E357]/(60*60*24));&quot;00&quot;);&quot; &quot;;TEXT(MOD(INT([.E357]/(60*60));24);&quot;00&quot;);&quot;:&quot;;TEXT(MOD(INT([.E357]/60);60);&quot;00&quot;);&quot;:&quot;;TEXT(MOD([.E357];60);&quot;00&quot;))" office:value-type="string" office:string-value="02 10:21:24" calcext:value-type="string">
            <text:p>02 10:21:24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8]/60);60);&quot;00&quot;);&quot;:&quot;;TEXT(MOD([.C358];60);&quot;00&quot;))" office:value-type="string" office:string-value="09:20" calcext:value-type="string">
            <text:p>09:20</text:p>
          </table:table-cell>
          <table:table-cell table:formula="of:=[.C358]+[.E357]" office:value-type="float" office:value="210644" calcext:value-type="float">
            <text:p>210644</text:p>
          </table:table-cell>
          <table:table-cell table:formula="of:=CONCATENATE(TEXT(INT([.E358]/(60*60*24));&quot;00&quot;);&quot; &quot;;TEXT(MOD(INT([.E358]/(60*60));24);&quot;00&quot;);&quot;:&quot;;TEXT(MOD(INT([.E358]/60);60);&quot;00&quot;);&quot;:&quot;;TEXT(MOD([.E358];60);&quot;00&quot;))" office:value-type="string" office:string-value="02 10:30:44" calcext:value-type="string">
            <text:p>02 10:30:44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59]/60);60);&quot;00&quot;);&quot;:&quot;;TEXT(MOD([.C359];60);&quot;00&quot;))" office:value-type="string" office:string-value="09:20" calcext:value-type="string">
            <text:p>09:20</text:p>
          </table:table-cell>
          <table:table-cell table:formula="of:=[.C359]+[.E358]" office:value-type="float" office:value="211204" calcext:value-type="float">
            <text:p>211204</text:p>
          </table:table-cell>
          <table:table-cell table:formula="of:=CONCATENATE(TEXT(INT([.E359]/(60*60*24));&quot;00&quot;);&quot; &quot;;TEXT(MOD(INT([.E359]/(60*60));24);&quot;00&quot;);&quot;:&quot;;TEXT(MOD(INT([.E359]/60);60);&quot;00&quot;);&quot;:&quot;;TEXT(MOD([.E359];60);&quot;00&quot;))" office:value-type="string" office:string-value="02 10:40:04" calcext:value-type="string">
            <text:p>02 10:40:0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360]/60);60);&quot;00&quot;);&quot;:&quot;;TEXT(MOD([.C360];60);&quot;00&quot;))" office:value-type="string" office:string-value="09:20" calcext:value-type="string">
            <text:p>09:20</text:p>
          </table:table-cell>
          <table:table-cell table:formula="of:=[.C360]+[.E359]" office:value-type="float" office:value="211764" calcext:value-type="float">
            <text:p>211764</text:p>
          </table:table-cell>
          <table:table-cell table:formula="of:=CONCATENATE(TEXT(INT([.E360]/(60*60*24));&quot;00&quot;);&quot; &quot;;TEXT(MOD(INT([.E360]/(60*60));24);&quot;00&quot;);&quot;:&quot;;TEXT(MOD(INT([.E360]/60);60);&quot;00&quot;);&quot;:&quot;;TEXT(MOD([.E360];60);&quot;00&quot;))" office:value-type="string" office:string-value="02 10:49:24" calcext:value-type="string">
            <text:p>02 10:49:24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58" calcext:value-type="float">
            <text:p>558</text:p>
          </table:table-cell>
          <table:table-cell table:style-name="ce2" table:formula="of:=CONCATENATE(TEXT(MOD(INT([.C361]/60);60);&quot;00&quot;);&quot;:&quot;;TEXT(MOD([.C361];60);&quot;00&quot;))" office:value-type="string" office:string-value="09:18" calcext:value-type="string">
            <text:p>09:18</text:p>
          </table:table-cell>
          <table:table-cell table:formula="of:=[.C361]+[.E360]" office:value-type="float" office:value="212322" calcext:value-type="float">
            <text:p>212322</text:p>
          </table:table-cell>
          <table:table-cell table:formula="of:=CONCATENATE(TEXT(INT([.E361]/(60*60*24));&quot;00&quot;);&quot; &quot;;TEXT(MOD(INT([.E361]/(60*60));24);&quot;00&quot;);&quot;:&quot;;TEXT(MOD(INT([.E361]/60);60);&quot;00&quot;);&quot;:&quot;;TEXT(MOD([.E361];60);&quot;00&quot;))" office:value-type="string" office:string-value="02 10:58:42" calcext:value-type="string">
            <text:p>02 10:58:42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56" calcext:value-type="float">
            <text:p>556</text:p>
          </table:table-cell>
          <table:table-cell table:style-name="ce2" table:formula="of:=CONCATENATE(TEXT(MOD(INT([.C362]/60);60);&quot;00&quot;);&quot;:&quot;;TEXT(MOD([.C362];60);&quot;00&quot;))" office:value-type="string" office:string-value="09:16" calcext:value-type="string">
            <text:p>09:16</text:p>
          </table:table-cell>
          <table:table-cell table:formula="of:=[.C362]+[.E361]" office:value-type="float" office:value="212878" calcext:value-type="float">
            <text:p>212878</text:p>
          </table:table-cell>
          <table:table-cell table:formula="of:=CONCATENATE(TEXT(INT([.E362]/(60*60*24));&quot;00&quot;);&quot; &quot;;TEXT(MOD(INT([.E362]/(60*60));24);&quot;00&quot;);&quot;:&quot;;TEXT(MOD(INT([.E362]/60);60);&quot;00&quot;);&quot;:&quot;;TEXT(MOD([.E362];60);&quot;00&quot;))" office:value-type="string" office:string-value="02 11:07:58" calcext:value-type="string">
            <text:p>02 11:07:5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58" calcext:value-type="float">
            <text:p>558</text:p>
          </table:table-cell>
          <table:table-cell table:style-name="ce2" table:formula="of:=CONCATENATE(TEXT(MOD(INT([.C363]/60);60);&quot;00&quot;);&quot;:&quot;;TEXT(MOD([.C363];60);&quot;00&quot;))" office:value-type="string" office:string-value="09:18" calcext:value-type="string">
            <text:p>09:18</text:p>
          </table:table-cell>
          <table:table-cell table:formula="of:=[.C363]+[.E362]" office:value-type="float" office:value="213436" calcext:value-type="float">
            <text:p>213436</text:p>
          </table:table-cell>
          <table:table-cell table:formula="of:=CONCATENATE(TEXT(INT([.E363]/(60*60*24));&quot;00&quot;);&quot; &quot;;TEXT(MOD(INT([.E363]/(60*60));24);&quot;00&quot;);&quot;:&quot;;TEXT(MOD(INT([.E363]/60);60);&quot;00&quot;);&quot;:&quot;;TEXT(MOD([.E363];60);&quot;00&quot;))" office:value-type="string" office:string-value="02 11:17:16" calcext:value-type="string">
            <text:p>02 11:17:16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556" calcext:value-type="float">
            <text:p>556</text:p>
          </table:table-cell>
          <table:table-cell table:style-name="ce2" table:formula="of:=CONCATENATE(TEXT(MOD(INT([.C364]/60);60);&quot;00&quot;);&quot;:&quot;;TEXT(MOD([.C364];60);&quot;00&quot;))" office:value-type="string" office:string-value="09:16" calcext:value-type="string">
            <text:p>09:16</text:p>
          </table:table-cell>
          <table:table-cell table:formula="of:=[.C364]+[.E363]" office:value-type="float" office:value="213992" calcext:value-type="float">
            <text:p>213992</text:p>
          </table:table-cell>
          <table:table-cell table:formula="of:=CONCATENATE(TEXT(INT([.E364]/(60*60*24));&quot;00&quot;);&quot; &quot;;TEXT(MOD(INT([.E364]/(60*60));24);&quot;00&quot;);&quot;:&quot;;TEXT(MOD(INT([.E364]/60);60);&quot;00&quot;);&quot;:&quot;;TEXT(MOD([.E364];60);&quot;00&quot;))" office:value-type="string" office:string-value="02 11:26:32" calcext:value-type="string">
            <text:p>02 11:26:3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57" calcext:value-type="float">
            <text:p>557</text:p>
          </table:table-cell>
          <table:table-cell table:style-name="ce2" table:formula="of:=CONCATENATE(TEXT(MOD(INT([.C365]/60);60);&quot;00&quot;);&quot;:&quot;;TEXT(MOD([.C365];60);&quot;00&quot;))" office:value-type="string" office:string-value="09:17" calcext:value-type="string">
            <text:p>09:17</text:p>
          </table:table-cell>
          <table:table-cell table:formula="of:=[.C365]+[.E364]" office:value-type="float" office:value="214549" calcext:value-type="float">
            <text:p>214549</text:p>
          </table:table-cell>
          <table:table-cell table:formula="of:=CONCATENATE(TEXT(INT([.E365]/(60*60*24));&quot;00&quot;);&quot; &quot;;TEXT(MOD(INT([.E365]/(60*60));24);&quot;00&quot;);&quot;:&quot;;TEXT(MOD(INT([.E365]/60);60);&quot;00&quot;);&quot;:&quot;;TEXT(MOD([.E365];60);&quot;00&quot;))" office:value-type="string" office:string-value="02 11:35:49" calcext:value-type="string">
            <text:p>02 11:35:4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556" calcext:value-type="float">
            <text:p>556</text:p>
          </table:table-cell>
          <table:table-cell table:style-name="ce2" table:formula="of:=CONCATENATE(TEXT(MOD(INT([.C366]/60);60);&quot;00&quot;);&quot;:&quot;;TEXT(MOD([.C366];60);&quot;00&quot;))" office:value-type="string" office:string-value="09:16" calcext:value-type="string">
            <text:p>09:16</text:p>
          </table:table-cell>
          <table:table-cell table:formula="of:=[.C366]+[.E365]" office:value-type="float" office:value="215105" calcext:value-type="float">
            <text:p>215105</text:p>
          </table:table-cell>
          <table:table-cell table:formula="of:=CONCATENATE(TEXT(INT([.E366]/(60*60*24));&quot;00&quot;);&quot; &quot;;TEXT(MOD(INT([.E366]/(60*60));24);&quot;00&quot;);&quot;:&quot;;TEXT(MOD(INT([.E366]/60);60);&quot;00&quot;);&quot;:&quot;;TEXT(MOD([.E366];60);&quot;00&quot;))" office:value-type="string" office:string-value="02 11:45:05" calcext:value-type="string">
            <text:p>02 11:45:05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67]/60);60);&quot;00&quot;);&quot;:&quot;;TEXT(MOD([.C367];60);&quot;00&quot;))" office:value-type="string" office:string-value="09:14" calcext:value-type="string">
            <text:p>09:14</text:p>
          </table:table-cell>
          <table:table-cell table:formula="of:=[.C367]+[.E366]" office:value-type="float" office:value="215659" calcext:value-type="float">
            <text:p>215659</text:p>
          </table:table-cell>
          <table:table-cell table:formula="of:=CONCATENATE(TEXT(INT([.E367]/(60*60*24));&quot;00&quot;);&quot; &quot;;TEXT(MOD(INT([.E367]/(60*60));24);&quot;00&quot;);&quot;:&quot;;TEXT(MOD(INT([.E367]/60);60);&quot;00&quot;);&quot;:&quot;;TEXT(MOD([.E367];60);&quot;00&quot;))" office:value-type="string" office:string-value="02 11:54:19" calcext:value-type="string">
            <text:p>02 11:54:19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68]/60);60);&quot;00&quot;);&quot;:&quot;;TEXT(MOD([.C368];60);&quot;00&quot;))" office:value-type="string" office:string-value="09:15" calcext:value-type="string">
            <text:p>09:15</text:p>
          </table:table-cell>
          <table:table-cell table:formula="of:=[.C368]+[.E367]" office:value-type="float" office:value="216214" calcext:value-type="float">
            <text:p>216214</text:p>
          </table:table-cell>
          <table:table-cell table:formula="of:=CONCATENATE(TEXT(INT([.E368]/(60*60*24));&quot;00&quot;);&quot; &quot;;TEXT(MOD(INT([.E368]/(60*60));24);&quot;00&quot;);&quot;:&quot;;TEXT(MOD(INT([.E368]/60);60);&quot;00&quot;);&quot;:&quot;;TEXT(MOD([.E368];60);&quot;00&quot;))" office:value-type="string" office:string-value="02 12:03:34" calcext:value-type="string">
            <text:p>02 12:03:34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69]/60);60);&quot;00&quot;);&quot;:&quot;;TEXT(MOD([.C369];60);&quot;00&quot;))" office:value-type="string" office:string-value="09:14" calcext:value-type="string">
            <text:p>09:14</text:p>
          </table:table-cell>
          <table:table-cell table:formula="of:=[.C369]+[.E368]" office:value-type="float" office:value="216768" calcext:value-type="float">
            <text:p>216768</text:p>
          </table:table-cell>
          <table:table-cell table:formula="of:=CONCATENATE(TEXT(INT([.E369]/(60*60*24));&quot;00&quot;);&quot; &quot;;TEXT(MOD(INT([.E369]/(60*60));24);&quot;00&quot;);&quot;:&quot;;TEXT(MOD(INT([.E369]/60);60);&quot;00&quot;);&quot;:&quot;;TEXT(MOD([.E369];60);&quot;00&quot;))" office:value-type="string" office:string-value="02 12:12:48" calcext:value-type="string">
            <text:p>02 12:12:48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0]/60);60);&quot;00&quot;);&quot;:&quot;;TEXT(MOD([.C370];60);&quot;00&quot;))" office:value-type="string" office:string-value="09:15" calcext:value-type="string">
            <text:p>09:15</text:p>
          </table:table-cell>
          <table:table-cell table:formula="of:=[.C370]+[.E369]" office:value-type="float" office:value="217323" calcext:value-type="float">
            <text:p>217323</text:p>
          </table:table-cell>
          <table:table-cell table:formula="of:=CONCATENATE(TEXT(INT([.E370]/(60*60*24));&quot;00&quot;);&quot; &quot;;TEXT(MOD(INT([.E370]/(60*60));24);&quot;00&quot;);&quot;:&quot;;TEXT(MOD(INT([.E370]/60);60);&quot;00&quot;);&quot;:&quot;;TEXT(MOD([.E370];60);&quot;00&quot;))" office:value-type="string" office:string-value="02 12:22:03" calcext:value-type="string">
            <text:p>02 12:22:03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71]/60);60);&quot;00&quot;);&quot;:&quot;;TEXT(MOD([.C371];60);&quot;00&quot;))" office:value-type="string" office:string-value="09:14" calcext:value-type="string">
            <text:p>09:14</text:p>
          </table:table-cell>
          <table:table-cell table:formula="of:=[.C371]+[.E370]" office:value-type="float" office:value="217877" calcext:value-type="float">
            <text:p>217877</text:p>
          </table:table-cell>
          <table:table-cell table:formula="of:=CONCATENATE(TEXT(INT([.E371]/(60*60*24));&quot;00&quot;);&quot; &quot;;TEXT(MOD(INT([.E371]/(60*60));24);&quot;00&quot;);&quot;:&quot;;TEXT(MOD(INT([.E371]/60);60);&quot;00&quot;);&quot;:&quot;;TEXT(MOD([.E371];60);&quot;00&quot;))" office:value-type="string" office:string-value="02 12:31:17" calcext:value-type="string">
            <text:p>02 12:31:1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72]/60);60);&quot;00&quot;);&quot;:&quot;;TEXT(MOD([.C372];60);&quot;00&quot;))" office:value-type="string" office:string-value="09:14" calcext:value-type="string">
            <text:p>09:14</text:p>
          </table:table-cell>
          <table:table-cell table:formula="of:=[.C372]+[.E371]" office:value-type="float" office:value="218431" calcext:value-type="float">
            <text:p>218431</text:p>
          </table:table-cell>
          <table:table-cell table:formula="of:=CONCATENATE(TEXT(INT([.E372]/(60*60*24));&quot;00&quot;);&quot; &quot;;TEXT(MOD(INT([.E372]/(60*60));24);&quot;00&quot;);&quot;:&quot;;TEXT(MOD(INT([.E372]/60);60);&quot;00&quot;);&quot;:&quot;;TEXT(MOD([.E372];60);&quot;00&quot;))" office:value-type="string" office:string-value="02 12:40:31" calcext:value-type="string">
            <text:p>02 12:40:3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3]/60);60);&quot;00&quot;);&quot;:&quot;;TEXT(MOD([.C373];60);&quot;00&quot;))" office:value-type="string" office:string-value="09:15" calcext:value-type="string">
            <text:p>09:15</text:p>
          </table:table-cell>
          <table:table-cell table:formula="of:=[.C373]+[.E372]" office:value-type="float" office:value="218986" calcext:value-type="float">
            <text:p>218986</text:p>
          </table:table-cell>
          <table:table-cell table:formula="of:=CONCATENATE(TEXT(INT([.E373]/(60*60*24));&quot;00&quot;);&quot; &quot;;TEXT(MOD(INT([.E373]/(60*60));24);&quot;00&quot;);&quot;:&quot;;TEXT(MOD(INT([.E373]/60);60);&quot;00&quot;);&quot;:&quot;;TEXT(MOD([.E373];60);&quot;00&quot;))" office:value-type="string" office:string-value="02 12:49:46" calcext:value-type="string">
            <text:p>02 12:49:4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74]/60);60);&quot;00&quot;);&quot;:&quot;;TEXT(MOD([.C374];60);&quot;00&quot;))" office:value-type="string" office:string-value="09:14" calcext:value-type="string">
            <text:p>09:14</text:p>
          </table:table-cell>
          <table:table-cell table:formula="of:=[.C374]+[.E373]" office:value-type="float" office:value="219540" calcext:value-type="float">
            <text:p>219540</text:p>
          </table:table-cell>
          <table:table-cell table:formula="of:=CONCATENATE(TEXT(INT([.E374]/(60*60*24));&quot;00&quot;);&quot; &quot;;TEXT(MOD(INT([.E374]/(60*60));24);&quot;00&quot;);&quot;:&quot;;TEXT(MOD(INT([.E374]/60);60);&quot;00&quot;);&quot;:&quot;;TEXT(MOD([.E374];60);&quot;00&quot;))" office:value-type="string" office:string-value="02 12:59:00" calcext:value-type="string">
            <text:p>02 12:59:0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5]/60);60);&quot;00&quot;);&quot;:&quot;;TEXT(MOD([.C375];60);&quot;00&quot;))" office:value-type="string" office:string-value="09:15" calcext:value-type="string">
            <text:p>09:15</text:p>
          </table:table-cell>
          <table:table-cell table:formula="of:=[.C375]+[.E374]" office:value-type="float" office:value="220095" calcext:value-type="float">
            <text:p>220095</text:p>
          </table:table-cell>
          <table:table-cell table:formula="of:=CONCATENATE(TEXT(INT([.E375]/(60*60*24));&quot;00&quot;);&quot; &quot;;TEXT(MOD(INT([.E375]/(60*60));24);&quot;00&quot;);&quot;:&quot;;TEXT(MOD(INT([.E375]/60);60);&quot;00&quot;);&quot;:&quot;;TEXT(MOD([.E375];60);&quot;00&quot;))" office:value-type="string" office:string-value="02 13:08:15" calcext:value-type="string">
            <text:p>02 13:08:15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76]/60);60);&quot;00&quot;);&quot;:&quot;;TEXT(MOD([.C376];60);&quot;00&quot;))" office:value-type="string" office:string-value="09:14" calcext:value-type="string">
            <text:p>09:14</text:p>
          </table:table-cell>
          <table:table-cell table:formula="of:=[.C376]+[.E375]" office:value-type="float" office:value="220649" calcext:value-type="float">
            <text:p>220649</text:p>
          </table:table-cell>
          <table:table-cell table:formula="of:=CONCATENATE(TEXT(INT([.E376]/(60*60*24));&quot;00&quot;);&quot; &quot;;TEXT(MOD(INT([.E376]/(60*60));24);&quot;00&quot;);&quot;:&quot;;TEXT(MOD(INT([.E376]/60);60);&quot;00&quot;);&quot;:&quot;;TEXT(MOD([.E376];60);&quot;00&quot;))" office:value-type="string" office:string-value="02 13:17:29" calcext:value-type="string">
            <text:p>02 13:17:29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7]/60);60);&quot;00&quot;);&quot;:&quot;;TEXT(MOD([.C377];60);&quot;00&quot;))" office:value-type="string" office:string-value="09:15" calcext:value-type="string">
            <text:p>09:15</text:p>
          </table:table-cell>
          <table:table-cell table:formula="of:=[.C377]+[.E376]" office:value-type="float" office:value="221204" calcext:value-type="float">
            <text:p>221204</text:p>
          </table:table-cell>
          <table:table-cell table:formula="of:=CONCATENATE(TEXT(INT([.E377]/(60*60*24));&quot;00&quot;);&quot; &quot;;TEXT(MOD(INT([.E377]/(60*60));24);&quot;00&quot;);&quot;:&quot;;TEXT(MOD(INT([.E377]/60);60);&quot;00&quot;);&quot;:&quot;;TEXT(MOD([.E377];60);&quot;00&quot;))" office:value-type="string" office:string-value="02 13:26:44" calcext:value-type="string">
            <text:p>02 13:26:44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8]/60);60);&quot;00&quot;);&quot;:&quot;;TEXT(MOD([.C378];60);&quot;00&quot;))" office:value-type="string" office:string-value="09:15" calcext:value-type="string">
            <text:p>09:15</text:p>
          </table:table-cell>
          <table:table-cell table:formula="of:=[.C378]+[.E377]" office:value-type="float" office:value="221759" calcext:value-type="float">
            <text:p>221759</text:p>
          </table:table-cell>
          <table:table-cell table:formula="of:=CONCATENATE(TEXT(INT([.E378]/(60*60*24));&quot;00&quot;);&quot; &quot;;TEXT(MOD(INT([.E378]/(60*60));24);&quot;00&quot;);&quot;:&quot;;TEXT(MOD(INT([.E378]/60);60);&quot;00&quot;);&quot;:&quot;;TEXT(MOD([.E378];60);&quot;00&quot;))" office:value-type="string" office:string-value="02 13:35:59" calcext:value-type="string">
            <text:p>02 13:35:59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79]/60);60);&quot;00&quot;);&quot;:&quot;;TEXT(MOD([.C379];60);&quot;00&quot;))" office:value-type="string" office:string-value="09:15" calcext:value-type="string">
            <text:p>09:15</text:p>
          </table:table-cell>
          <table:table-cell table:formula="of:=[.C379]+[.E378]" office:value-type="float" office:value="222314" calcext:value-type="float">
            <text:p>222314</text:p>
          </table:table-cell>
          <table:table-cell table:formula="of:=CONCATENATE(TEXT(INT([.E379]/(60*60*24));&quot;00&quot;);&quot; &quot;;TEXT(MOD(INT([.E379]/(60*60));24);&quot;00&quot;);&quot;:&quot;;TEXT(MOD(INT([.E379]/60);60);&quot;00&quot;);&quot;:&quot;;TEXT(MOD([.E379];60);&quot;00&quot;))" office:value-type="string" office:string-value="02 13:45:14" calcext:value-type="string">
            <text:p>02 13:45:1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80]/60);60);&quot;00&quot;);&quot;:&quot;;TEXT(MOD([.C380];60);&quot;00&quot;))" office:value-type="string" office:string-value="09:14" calcext:value-type="string">
            <text:p>09:14</text:p>
          </table:table-cell>
          <table:table-cell table:formula="of:=[.C380]+[.E379]" office:value-type="float" office:value="222868" calcext:value-type="float">
            <text:p>222868</text:p>
          </table:table-cell>
          <table:table-cell table:formula="of:=CONCATENATE(TEXT(INT([.E380]/(60*60*24));&quot;00&quot;);&quot; &quot;;TEXT(MOD(INT([.E380]/(60*60));24);&quot;00&quot;);&quot;:&quot;;TEXT(MOD(INT([.E380]/60);60);&quot;00&quot;);&quot;:&quot;;TEXT(MOD([.E380];60);&quot;00&quot;))" office:value-type="string" office:string-value="02 13:54:28" calcext:value-type="string">
            <text:p>02 13:54:28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81]/60);60);&quot;00&quot;);&quot;:&quot;;TEXT(MOD([.C381];60);&quot;00&quot;))" office:value-type="string" office:string-value="09:15" calcext:value-type="string">
            <text:p>09:15</text:p>
          </table:table-cell>
          <table:table-cell table:formula="of:=[.C381]+[.E380]" office:value-type="float" office:value="223423" calcext:value-type="float">
            <text:p>223423</text:p>
          </table:table-cell>
          <table:table-cell table:formula="of:=CONCATENATE(TEXT(INT([.E381]/(60*60*24));&quot;00&quot;);&quot; &quot;;TEXT(MOD(INT([.E381]/(60*60));24);&quot;00&quot;);&quot;:&quot;;TEXT(MOD(INT([.E381]/60);60);&quot;00&quot;);&quot;:&quot;;TEXT(MOD([.E381];60);&quot;00&quot;))" office:value-type="string" office:string-value="02 14:03:43" calcext:value-type="string">
            <text:p>02 14:03:4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82]/60);60);&quot;00&quot;);&quot;:&quot;;TEXT(MOD([.C382];60);&quot;00&quot;))" office:value-type="string" office:string-value="09:15" calcext:value-type="string">
            <text:p>09:15</text:p>
          </table:table-cell>
          <table:table-cell table:formula="of:=[.C382]+[.E381]" office:value-type="float" office:value="223978" calcext:value-type="float">
            <text:p>223978</text:p>
          </table:table-cell>
          <table:table-cell table:formula="of:=CONCATENATE(TEXT(INT([.E382]/(60*60*24));&quot;00&quot;);&quot; &quot;;TEXT(MOD(INT([.E382]/(60*60));24);&quot;00&quot;);&quot;:&quot;;TEXT(MOD(INT([.E382]/60);60);&quot;00&quot;);&quot;:&quot;;TEXT(MOD([.E382];60);&quot;00&quot;))" office:value-type="string" office:string-value="02 14:12:58" calcext:value-type="string">
            <text:p>02 14:12:5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83]/60);60);&quot;00&quot;);&quot;:&quot;;TEXT(MOD([.C383];60);&quot;00&quot;))" office:value-type="string" office:string-value="09:14" calcext:value-type="string">
            <text:p>09:14</text:p>
          </table:table-cell>
          <table:table-cell table:formula="of:=[.C383]+[.E382]" office:value-type="float" office:value="224532" calcext:value-type="float">
            <text:p>224532</text:p>
          </table:table-cell>
          <table:table-cell table:formula="of:=CONCATENATE(TEXT(INT([.E383]/(60*60*24));&quot;00&quot;);&quot; &quot;;TEXT(MOD(INT([.E383]/(60*60));24);&quot;00&quot;);&quot;:&quot;;TEXT(MOD(INT([.E383]/60);60);&quot;00&quot;);&quot;:&quot;;TEXT(MOD([.E383];60);&quot;00&quot;))" office:value-type="string" office:string-value="02 14:22:12" calcext:value-type="string">
            <text:p>02 14:22:1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84]/60);60);&quot;00&quot;);&quot;:&quot;;TEXT(MOD([.C384];60);&quot;00&quot;))" office:value-type="string" office:string-value="09:14" calcext:value-type="string">
            <text:p>09:14</text:p>
          </table:table-cell>
          <table:table-cell table:formula="of:=[.C384]+[.E383]" office:value-type="float" office:value="225086" calcext:value-type="float">
            <text:p>225086</text:p>
          </table:table-cell>
          <table:table-cell table:formula="of:=CONCATENATE(TEXT(INT([.E384]/(60*60*24));&quot;00&quot;);&quot; &quot;;TEXT(MOD(INT([.E384]/(60*60));24);&quot;00&quot;);&quot;:&quot;;TEXT(MOD(INT([.E384]/60);60);&quot;00&quot;);&quot;:&quot;;TEXT(MOD([.E384];60);&quot;00&quot;))" office:value-type="string" office:string-value="02 14:31:26" calcext:value-type="string">
            <text:p>02 14:31:26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85]/60);60);&quot;00&quot;);&quot;:&quot;;TEXT(MOD([.C385];60);&quot;00&quot;))" office:value-type="string" office:string-value="09:15" calcext:value-type="string">
            <text:p>09:15</text:p>
          </table:table-cell>
          <table:table-cell table:formula="of:=[.C385]+[.E384]" office:value-type="float" office:value="225641" calcext:value-type="float">
            <text:p>225641</text:p>
          </table:table-cell>
          <table:table-cell table:formula="of:=CONCATENATE(TEXT(INT([.E385]/(60*60*24));&quot;00&quot;);&quot; &quot;;TEXT(MOD(INT([.E385]/(60*60));24);&quot;00&quot;);&quot;:&quot;;TEXT(MOD(INT([.E385]/60);60);&quot;00&quot;);&quot;:&quot;;TEXT(MOD([.E385];60);&quot;00&quot;))" office:value-type="string" office:string-value="02 14:40:41" calcext:value-type="string">
            <text:p>02 14:40:4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86]/60);60);&quot;00&quot;);&quot;:&quot;;TEXT(MOD([.C386];60);&quot;00&quot;))" office:value-type="string" office:string-value="09:14" calcext:value-type="string">
            <text:p>09:14</text:p>
          </table:table-cell>
          <table:table-cell table:formula="of:=[.C386]+[.E385]" office:value-type="float" office:value="226195" calcext:value-type="float">
            <text:p>226195</text:p>
          </table:table-cell>
          <table:table-cell table:formula="of:=CONCATENATE(TEXT(INT([.E386]/(60*60*24));&quot;00&quot;);&quot; &quot;;TEXT(MOD(INT([.E386]/(60*60));24);&quot;00&quot;);&quot;:&quot;;TEXT(MOD(INT([.E386]/60);60);&quot;00&quot;);&quot;:&quot;;TEXT(MOD([.E386];60);&quot;00&quot;))" office:value-type="string" office:string-value="02 14:49:55" calcext:value-type="string">
            <text:p>02 14:49:5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87]/60);60);&quot;00&quot;);&quot;:&quot;;TEXT(MOD([.C387];60);&quot;00&quot;))" office:value-type="string" office:string-value="09:15" calcext:value-type="string">
            <text:p>09:15</text:p>
          </table:table-cell>
          <table:table-cell table:formula="of:=[.C387]+[.E386]" office:value-type="float" office:value="226750" calcext:value-type="float">
            <text:p>226750</text:p>
          </table:table-cell>
          <table:table-cell table:formula="of:=CONCATENATE(TEXT(INT([.E387]/(60*60*24));&quot;00&quot;);&quot; &quot;;TEXT(MOD(INT([.E387]/(60*60));24);&quot;00&quot;);&quot;:&quot;;TEXT(MOD(INT([.E387]/60);60);&quot;00&quot;);&quot;:&quot;;TEXT(MOD([.E387];60);&quot;00&quot;))" office:value-type="string" office:string-value="02 14:59:10" calcext:value-type="string">
            <text:p>02 14:59:10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88]/60);60);&quot;00&quot;);&quot;:&quot;;TEXT(MOD([.C388];60);&quot;00&quot;))" office:value-type="string" office:string-value="09:14" calcext:value-type="string">
            <text:p>09:14</text:p>
          </table:table-cell>
          <table:table-cell table:formula="of:=[.C388]+[.E387]" office:value-type="float" office:value="227304" calcext:value-type="float">
            <text:p>227304</text:p>
          </table:table-cell>
          <table:table-cell table:formula="of:=CONCATENATE(TEXT(INT([.E388]/(60*60*24));&quot;00&quot;);&quot; &quot;;TEXT(MOD(INT([.E388]/(60*60));24);&quot;00&quot;);&quot;:&quot;;TEXT(MOD(INT([.E388]/60);60);&quot;00&quot;);&quot;:&quot;;TEXT(MOD([.E388];60);&quot;00&quot;))" office:value-type="string" office:string-value="02 15:08:24" calcext:value-type="string">
            <text:p>02 15:08:24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89]/60);60);&quot;00&quot;);&quot;:&quot;;TEXT(MOD([.C389];60);&quot;00&quot;))" office:value-type="string" office:string-value="09:15" calcext:value-type="string">
            <text:p>09:15</text:p>
          </table:table-cell>
          <table:table-cell table:formula="of:=[.C389]+[.E388]" office:value-type="float" office:value="227859" calcext:value-type="float">
            <text:p>227859</text:p>
          </table:table-cell>
          <table:table-cell table:formula="of:=CONCATENATE(TEXT(INT([.E389]/(60*60*24));&quot;00&quot;);&quot; &quot;;TEXT(MOD(INT([.E389]/(60*60));24);&quot;00&quot;);&quot;:&quot;;TEXT(MOD(INT([.E389]/60);60);&quot;00&quot;);&quot;:&quot;;TEXT(MOD([.E389];60);&quot;00&quot;))" office:value-type="string" office:string-value="02 15:17:39" calcext:value-type="string">
            <text:p>02 15:17:39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90]/60);60);&quot;00&quot;);&quot;:&quot;;TEXT(MOD([.C390];60);&quot;00&quot;))" office:value-type="string" office:string-value="09:14" calcext:value-type="string">
            <text:p>09:14</text:p>
          </table:table-cell>
          <table:table-cell table:formula="of:=[.C390]+[.E389]" office:value-type="float" office:value="228413" calcext:value-type="float">
            <text:p>228413</text:p>
          </table:table-cell>
          <table:table-cell table:formula="of:=CONCATENATE(TEXT(INT([.E390]/(60*60*24));&quot;00&quot;);&quot; &quot;;TEXT(MOD(INT([.E390]/(60*60));24);&quot;00&quot;);&quot;:&quot;;TEXT(MOD(INT([.E390]/60);60);&quot;00&quot;);&quot;:&quot;;TEXT(MOD([.E390];60);&quot;00&quot;))" office:value-type="string" office:string-value="02 15:26:53" calcext:value-type="string">
            <text:p>02 15:26:53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91]/60);60);&quot;00&quot;);&quot;:&quot;;TEXT(MOD([.C391];60);&quot;00&quot;))" office:value-type="string" office:string-value="09:14" calcext:value-type="string">
            <text:p>09:14</text:p>
          </table:table-cell>
          <table:table-cell table:formula="of:=[.C391]+[.E390]" office:value-type="float" office:value="228967" calcext:value-type="float">
            <text:p>228967</text:p>
          </table:table-cell>
          <table:table-cell table:formula="of:=CONCATENATE(TEXT(INT([.E391]/(60*60*24));&quot;00&quot;);&quot; &quot;;TEXT(MOD(INT([.E391]/(60*60));24);&quot;00&quot;);&quot;:&quot;;TEXT(MOD(INT([.E391]/60);60);&quot;00&quot;);&quot;:&quot;;TEXT(MOD([.E391];60);&quot;00&quot;))" office:value-type="string" office:string-value="02 15:36:07" calcext:value-type="string">
            <text:p>02 15:36:07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92]/60);60);&quot;00&quot;);&quot;:&quot;;TEXT(MOD([.C392];60);&quot;00&quot;))" office:value-type="string" office:string-value="09:15" calcext:value-type="string">
            <text:p>09:15</text:p>
          </table:table-cell>
          <table:table-cell table:formula="of:=[.C392]+[.E391]" office:value-type="float" office:value="229522" calcext:value-type="float">
            <text:p>229522</text:p>
          </table:table-cell>
          <table:table-cell table:formula="of:=CONCATENATE(TEXT(INT([.E392]/(60*60*24));&quot;00&quot;);&quot; &quot;;TEXT(MOD(INT([.E392]/(60*60));24);&quot;00&quot;);&quot;:&quot;;TEXT(MOD(INT([.E392]/60);60);&quot;00&quot;);&quot;:&quot;;TEXT(MOD([.E392];60);&quot;00&quot;))" office:value-type="string" office:string-value="02 15:45:22" calcext:value-type="string">
            <text:p>02 15:45:2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93]/60);60);&quot;00&quot;);&quot;:&quot;;TEXT(MOD([.C393];60);&quot;00&quot;))" office:value-type="string" office:string-value="09:14" calcext:value-type="string">
            <text:p>09:14</text:p>
          </table:table-cell>
          <table:table-cell table:formula="of:=[.C393]+[.E392]" office:value-type="float" office:value="230076" calcext:value-type="float">
            <text:p>230076</text:p>
          </table:table-cell>
          <table:table-cell table:formula="of:=CONCATENATE(TEXT(INT([.E393]/(60*60*24));&quot;00&quot;);&quot; &quot;;TEXT(MOD(INT([.E393]/(60*60));24);&quot;00&quot;);&quot;:&quot;;TEXT(MOD(INT([.E393]/60);60);&quot;00&quot;);&quot;:&quot;;TEXT(MOD([.E393];60);&quot;00&quot;))" office:value-type="string" office:string-value="02 15:54:36" calcext:value-type="string">
            <text:p>02 15:54:36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94]/60);60);&quot;00&quot;);&quot;:&quot;;TEXT(MOD([.C394];60);&quot;00&quot;))" office:value-type="string" office:string-value="09:15" calcext:value-type="string">
            <text:p>09:15</text:p>
          </table:table-cell>
          <table:table-cell table:formula="of:=[.C394]+[.E393]" office:value-type="float" office:value="230631" calcext:value-type="float">
            <text:p>230631</text:p>
          </table:table-cell>
          <table:table-cell table:formula="of:=CONCATENATE(TEXT(INT([.E394]/(60*60*24));&quot;00&quot;);&quot; &quot;;TEXT(MOD(INT([.E394]/(60*60));24);&quot;00&quot;);&quot;:&quot;;TEXT(MOD(INT([.E394]/60);60);&quot;00&quot;);&quot;:&quot;;TEXT(MOD([.E394];60);&quot;00&quot;))" office:value-type="string" office:string-value="02 16:03:51" calcext:value-type="string">
            <text:p>02 16:03:51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95]/60);60);&quot;00&quot;);&quot;:&quot;;TEXT(MOD([.C395];60);&quot;00&quot;))" office:value-type="string" office:string-value="09:14" calcext:value-type="string">
            <text:p>09:14</text:p>
          </table:table-cell>
          <table:table-cell table:formula="of:=[.C395]+[.E394]" office:value-type="float" office:value="231185" calcext:value-type="float">
            <text:p>231185</text:p>
          </table:table-cell>
          <table:table-cell table:formula="of:=CONCATENATE(TEXT(INT([.E395]/(60*60*24));&quot;00&quot;);&quot; &quot;;TEXT(MOD(INT([.E395]/(60*60));24);&quot;00&quot;);&quot;:&quot;;TEXT(MOD(INT([.E395]/60);60);&quot;00&quot;);&quot;:&quot;;TEXT(MOD([.E395];60);&quot;00&quot;))" office:value-type="string" office:string-value="02 16:13:05" calcext:value-type="string">
            <text:p>02 16:13:05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96]/60);60);&quot;00&quot;);&quot;:&quot;;TEXT(MOD([.C396];60);&quot;00&quot;))" office:value-type="string" office:string-value="09:15" calcext:value-type="string">
            <text:p>09:15</text:p>
          </table:table-cell>
          <table:table-cell table:formula="of:=[.C396]+[.E395]" office:value-type="float" office:value="231740" calcext:value-type="float">
            <text:p>231740</text:p>
          </table:table-cell>
          <table:table-cell table:formula="of:=CONCATENATE(TEXT(INT([.E396]/(60*60*24));&quot;00&quot;);&quot; &quot;;TEXT(MOD(INT([.E396]/(60*60));24);&quot;00&quot;);&quot;:&quot;;TEXT(MOD(INT([.E396]/60);60);&quot;00&quot;);&quot;:&quot;;TEXT(MOD([.E396];60);&quot;00&quot;))" office:value-type="string" office:string-value="02 16:22:20" calcext:value-type="string">
            <text:p>02 16:22:2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397]/60);60);&quot;00&quot;);&quot;:&quot;;TEXT(MOD([.C397];60);&quot;00&quot;))" office:value-type="string" office:string-value="09:15" calcext:value-type="string">
            <text:p>09:15</text:p>
          </table:table-cell>
          <table:table-cell table:formula="of:=[.C397]+[.E396]" office:value-type="float" office:value="232295" calcext:value-type="float">
            <text:p>232295</text:p>
          </table:table-cell>
          <table:table-cell table:formula="of:=CONCATENATE(TEXT(INT([.E397]/(60*60*24));&quot;00&quot;);&quot; &quot;;TEXT(MOD(INT([.E397]/(60*60));24);&quot;00&quot;);&quot;:&quot;;TEXT(MOD(INT([.E397]/60);60);&quot;00&quot;);&quot;:&quot;;TEXT(MOD([.E397];60);&quot;00&quot;))" office:value-type="string" office:string-value="02 16:31:35" calcext:value-type="string">
            <text:p>02 16:31:35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398]/60);60);&quot;00&quot;);&quot;:&quot;;TEXT(MOD([.C398];60);&quot;00&quot;))" office:value-type="string" office:string-value="09:14" calcext:value-type="string">
            <text:p>09:14</text:p>
          </table:table-cell>
          <table:table-cell table:formula="of:=[.C398]+[.E397]" office:value-type="float" office:value="232849" calcext:value-type="float">
            <text:p>232849</text:p>
          </table:table-cell>
          <table:table-cell table:formula="of:=CONCATENATE(TEXT(INT([.E398]/(60*60*24));&quot;00&quot;);&quot; &quot;;TEXT(MOD(INT([.E398]/(60*60));24);&quot;00&quot;);&quot;:&quot;;TEXT(MOD(INT([.E398]/60);60);&quot;00&quot;);&quot;:&quot;;TEXT(MOD([.E398];60);&quot;00&quot;))" office:value-type="string" office:string-value="02 16:40:49" calcext:value-type="string">
            <text:p>02 16:40:49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589" calcext:value-type="float">
            <text:p>589</text:p>
          </table:table-cell>
          <table:table-cell table:style-name="ce2" table:formula="of:=CONCATENATE(TEXT(MOD(INT([.C399]/60);60);&quot;00&quot;);&quot;:&quot;;TEXT(MOD([.C399];60);&quot;00&quot;))" office:value-type="string" office:string-value="09:49" calcext:value-type="string">
            <text:p>09:49</text:p>
          </table:table-cell>
          <table:table-cell table:formula="of:=[.C399]+[.E398]" office:value-type="float" office:value="233438" calcext:value-type="float">
            <text:p>233438</text:p>
          </table:table-cell>
          <table:table-cell table:formula="of:=CONCATENATE(TEXT(INT([.E399]/(60*60*24));&quot;00&quot;);&quot; &quot;;TEXT(MOD(INT([.E399]/(60*60));24);&quot;00&quot;);&quot;:&quot;;TEXT(MOD(INT([.E399]/60);60);&quot;00&quot;);&quot;:&quot;;TEXT(MOD([.E399];60);&quot;00&quot;))" office:value-type="string" office:string-value="02 16:50:38" calcext:value-type="string">
            <text:p>02 16:50:38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607" calcext:value-type="float">
            <text:p>607</text:p>
          </table:table-cell>
          <table:table-cell table:style-name="ce2" table:formula="of:=CONCATENATE(TEXT(MOD(INT([.C400]/60);60);&quot;00&quot;);&quot;:&quot;;TEXT(MOD([.C400];60);&quot;00&quot;))" office:value-type="string" office:string-value="10:07" calcext:value-type="string">
            <text:p>10:07</text:p>
          </table:table-cell>
          <table:table-cell table:formula="of:=[.C400]+[.E399]" office:value-type="float" office:value="234045" calcext:value-type="float">
            <text:p>234045</text:p>
          </table:table-cell>
          <table:table-cell table:formula="of:=CONCATENATE(TEXT(INT([.E400]/(60*60*24));&quot;00&quot;);&quot; &quot;;TEXT(MOD(INT([.E400]/(60*60));24);&quot;00&quot;);&quot;:&quot;;TEXT(MOD(INT([.E400]/60);60);&quot;00&quot;);&quot;:&quot;;TEXT(MOD([.E400];60);&quot;00&quot;))" office:value-type="string" office:string-value="02 17:00:45" calcext:value-type="string">
            <text:p>02 17:00:45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642" calcext:value-type="float">
            <text:p>642</text:p>
          </table:table-cell>
          <table:table-cell table:style-name="ce2" table:formula="of:=CONCATENATE(TEXT(MOD(INT([.C401]/60);60);&quot;00&quot;);&quot;:&quot;;TEXT(MOD([.C401];60);&quot;00&quot;))" office:value-type="string" office:string-value="10:42" calcext:value-type="string">
            <text:p>10:42</text:p>
          </table:table-cell>
          <table:table-cell table:formula="of:=[.C401]+[.E400]" office:value-type="float" office:value="234687" calcext:value-type="float">
            <text:p>234687</text:p>
          </table:table-cell>
          <table:table-cell table:formula="of:=CONCATENATE(TEXT(INT([.E401]/(60*60*24));&quot;00&quot;);&quot; &quot;;TEXT(MOD(INT([.E401]/(60*60));24);&quot;00&quot;);&quot;:&quot;;TEXT(MOD(INT([.E401]/60);60);&quot;00&quot;);&quot;:&quot;;TEXT(MOD([.E401];60);&quot;00&quot;))" office:value-type="string" office:string-value="02 17:11:27" calcext:value-type="string">
            <text:p>02 17:11:27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648" calcext:value-type="float">
            <text:p>648</text:p>
          </table:table-cell>
          <table:table-cell table:style-name="ce2" table:formula="of:=CONCATENATE(TEXT(MOD(INT([.C402]/60);60);&quot;00&quot;);&quot;:&quot;;TEXT(MOD([.C402];60);&quot;00&quot;))" office:value-type="string" office:string-value="10:48" calcext:value-type="string">
            <text:p>10:48</text:p>
          </table:table-cell>
          <table:table-cell table:formula="of:=[.C402]+[.E401]" office:value-type="float" office:value="235335" calcext:value-type="float">
            <text:p>235335</text:p>
          </table:table-cell>
          <table:table-cell table:formula="of:=CONCATENATE(TEXT(INT([.E402]/(60*60*24));&quot;00&quot;);&quot; &quot;;TEXT(MOD(INT([.E402]/(60*60));24);&quot;00&quot;);&quot;:&quot;;TEXT(MOD(INT([.E402]/60);60);&quot;00&quot;);&quot;:&quot;;TEXT(MOD([.E402];60);&quot;00&quot;))" office:value-type="string" office:string-value="02 17:22:15" calcext:value-type="string">
            <text:p>02 17:22:1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08" calcext:value-type="float">
            <text:p>608</text:p>
          </table:table-cell>
          <table:table-cell table:style-name="ce2" table:formula="of:=CONCATENATE(TEXT(MOD(INT([.C403]/60);60);&quot;00&quot;);&quot;:&quot;;TEXT(MOD([.C403];60);&quot;00&quot;))" office:value-type="string" office:string-value="10:08" calcext:value-type="string">
            <text:p>10:08</text:p>
          </table:table-cell>
          <table:table-cell table:formula="of:=[.C403]+[.E402]" office:value-type="float" office:value="235943" calcext:value-type="float">
            <text:p>235943</text:p>
          </table:table-cell>
          <table:table-cell table:formula="of:=CONCATENATE(TEXT(INT([.E403]/(60*60*24));&quot;00&quot;);&quot; &quot;;TEXT(MOD(INT([.E403]/(60*60));24);&quot;00&quot;);&quot;:&quot;;TEXT(MOD(INT([.E403]/60);60);&quot;00&quot;);&quot;:&quot;;TEXT(MOD([.E403];60);&quot;00&quot;))" office:value-type="string" office:string-value="02 17:32:23" calcext:value-type="string">
            <text:p>02 17:32:23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609" calcext:value-type="float">
            <text:p>609</text:p>
          </table:table-cell>
          <table:table-cell table:style-name="ce2" table:formula="of:=CONCATENATE(TEXT(MOD(INT([.C404]/60);60);&quot;00&quot;);&quot;:&quot;;TEXT(MOD([.C404];60);&quot;00&quot;))" office:value-type="string" office:string-value="10:09" calcext:value-type="string">
            <text:p>10:09</text:p>
          </table:table-cell>
          <table:table-cell table:formula="of:=[.C404]+[.E403]" office:value-type="float" office:value="236552" calcext:value-type="float">
            <text:p>236552</text:p>
          </table:table-cell>
          <table:table-cell table:formula="of:=CONCATENATE(TEXT(INT([.E404]/(60*60*24));&quot;00&quot;);&quot; &quot;;TEXT(MOD(INT([.E404]/(60*60));24);&quot;00&quot;);&quot;:&quot;;TEXT(MOD(INT([.E404]/60);60);&quot;00&quot;);&quot;:&quot;;TEXT(MOD([.E404];60);&quot;00&quot;))" office:value-type="string" office:string-value="02 17:42:32" calcext:value-type="string">
            <text:p>02 17:42:32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673" calcext:value-type="float">
            <text:p>673</text:p>
          </table:table-cell>
          <table:table-cell table:style-name="ce2" table:formula="of:=CONCATENATE(TEXT(MOD(INT([.C405]/60);60);&quot;00&quot;);&quot;:&quot;;TEXT(MOD([.C405];60);&quot;00&quot;))" office:value-type="string" office:string-value="11:13" calcext:value-type="string">
            <text:p>11:13</text:p>
          </table:table-cell>
          <table:table-cell table:formula="of:=[.C405]+[.E404]" office:value-type="float" office:value="237225" calcext:value-type="float">
            <text:p>237225</text:p>
          </table:table-cell>
          <table:table-cell table:formula="of:=CONCATENATE(TEXT(INT([.E405]/(60*60*24));&quot;00&quot;);&quot; &quot;;TEXT(MOD(INT([.E405]/(60*60));24);&quot;00&quot;);&quot;:&quot;;TEXT(MOD(INT([.E405]/60);60);&quot;00&quot;);&quot;:&quot;;TEXT(MOD([.E405];60);&quot;00&quot;))" office:value-type="string" office:string-value="02 17:53:45" calcext:value-type="string">
            <text:p>02 17:53:45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583" calcext:value-type="float">
            <text:p>583</text:p>
          </table:table-cell>
          <table:table-cell table:style-name="ce2" table:formula="of:=CONCATENATE(TEXT(MOD(INT([.C406]/60);60);&quot;00&quot;);&quot;:&quot;;TEXT(MOD([.C406];60);&quot;00&quot;))" office:value-type="string" office:string-value="09:43" calcext:value-type="string">
            <text:p>09:43</text:p>
          </table:table-cell>
          <table:table-cell table:formula="of:=[.C406]+[.E405]" office:value-type="float" office:value="237808" calcext:value-type="float">
            <text:p>237808</text:p>
          </table:table-cell>
          <table:table-cell table:formula="of:=CONCATENATE(TEXT(INT([.E406]/(60*60*24));&quot;00&quot;);&quot; &quot;;TEXT(MOD(INT([.E406]/(60*60));24);&quot;00&quot;);&quot;:&quot;;TEXT(MOD(INT([.E406]/60);60);&quot;00&quot;);&quot;:&quot;;TEXT(MOD([.E406];60);&quot;00&quot;))" office:value-type="string" office:string-value="02 18:03:28" calcext:value-type="string">
            <text:p>02 18:03:2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407]/60);60);&quot;00&quot;);&quot;:&quot;;TEXT(MOD([.C407];60);&quot;00&quot;))" office:value-type="string" office:string-value="09:38" calcext:value-type="string">
            <text:p>09:38</text:p>
          </table:table-cell>
          <table:table-cell table:formula="of:=[.C407]+[.E406]" office:value-type="float" office:value="238386" calcext:value-type="float">
            <text:p>238386</text:p>
          </table:table-cell>
          <table:table-cell table:formula="of:=CONCATENATE(TEXT(INT([.E407]/(60*60*24));&quot;00&quot;);&quot; &quot;;TEXT(MOD(INT([.E407]/(60*60));24);&quot;00&quot;);&quot;:&quot;;TEXT(MOD(INT([.E407]/60);60);&quot;00&quot;);&quot;:&quot;;TEXT(MOD([.E407];60);&quot;00&quot;))" office:value-type="string" office:string-value="02 18:13:06" calcext:value-type="string">
            <text:p>02 18:13:06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408]/60);60);&quot;00&quot;);&quot;:&quot;;TEXT(MOD([.C408];60);&quot;00&quot;))" office:value-type="string" office:string-value="09:31" calcext:value-type="string">
            <text:p>09:31</text:p>
          </table:table-cell>
          <table:table-cell table:formula="of:=[.C408]+[.E407]" office:value-type="float" office:value="238957" calcext:value-type="float">
            <text:p>238957</text:p>
          </table:table-cell>
          <table:table-cell table:formula="of:=CONCATENATE(TEXT(INT([.E408]/(60*60*24));&quot;00&quot;);&quot; &quot;;TEXT(MOD(INT([.E408]/(60*60));24);&quot;00&quot;);&quot;:&quot;;TEXT(MOD(INT([.E408]/60);60);&quot;00&quot;);&quot;:&quot;;TEXT(MOD([.E408];60);&quot;00&quot;))" office:value-type="string" office:string-value="02 18:22:37" calcext:value-type="string">
            <text:p>02 18:22:37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409]/60);60);&quot;00&quot;);&quot;:&quot;;TEXT(MOD([.C409];60);&quot;00&quot;))" office:value-type="string" office:string-value="09:25" calcext:value-type="string">
            <text:p>09:25</text:p>
          </table:table-cell>
          <table:table-cell table:formula="of:=[.C409]+[.E408]" office:value-type="float" office:value="239522" calcext:value-type="float">
            <text:p>239522</text:p>
          </table:table-cell>
          <table:table-cell table:formula="of:=CONCATENATE(TEXT(INT([.E409]/(60*60*24));&quot;00&quot;);&quot; &quot;;TEXT(MOD(INT([.E409]/(60*60));24);&quot;00&quot;);&quot;:&quot;;TEXT(MOD(INT([.E409]/60);60);&quot;00&quot;);&quot;:&quot;;TEXT(MOD([.E409];60);&quot;00&quot;))" office:value-type="string" office:string-value="02 18:32:02" calcext:value-type="string">
            <text:p>02 18:32:02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410]/60);60);&quot;00&quot;);&quot;:&quot;;TEXT(MOD([.C410];60);&quot;00&quot;))" office:value-type="string" office:string-value="09:28" calcext:value-type="string">
            <text:p>09:28</text:p>
          </table:table-cell>
          <table:table-cell table:formula="of:=[.C410]+[.E409]" office:value-type="float" office:value="240090" calcext:value-type="float">
            <text:p>240090</text:p>
          </table:table-cell>
          <table:table-cell table:formula="of:=CONCATENATE(TEXT(INT([.E410]/(60*60*24));&quot;00&quot;);&quot; &quot;;TEXT(MOD(INT([.E410]/(60*60));24);&quot;00&quot;);&quot;:&quot;;TEXT(MOD(INT([.E410]/60);60);&quot;00&quot;);&quot;:&quot;;TEXT(MOD([.E410];60);&quot;00&quot;))" office:value-type="string" office:string-value="02 18:41:30" calcext:value-type="string">
            <text:p>02 18:41:30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574" calcext:value-type="float">
            <text:p>574</text:p>
          </table:table-cell>
          <table:table-cell table:style-name="ce2" table:formula="of:=CONCATENATE(TEXT(MOD(INT([.C411]/60);60);&quot;00&quot;);&quot;:&quot;;TEXT(MOD([.C411];60);&quot;00&quot;))" office:value-type="string" office:string-value="09:34" calcext:value-type="string">
            <text:p>09:34</text:p>
          </table:table-cell>
          <table:table-cell table:formula="of:=[.C411]+[.E410]" office:value-type="float" office:value="240664" calcext:value-type="float">
            <text:p>240664</text:p>
          </table:table-cell>
          <table:table-cell table:formula="of:=CONCATENATE(TEXT(INT([.E411]/(60*60*24));&quot;00&quot;);&quot; &quot;;TEXT(MOD(INT([.E411]/(60*60));24);&quot;00&quot;);&quot;:&quot;;TEXT(MOD(INT([.E411]/60);60);&quot;00&quot;);&quot;:&quot;;TEXT(MOD([.E411];60);&quot;00&quot;))" office:value-type="string" office:string-value="02 18:51:04" calcext:value-type="string">
            <text:p>02 18:51:04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617" calcext:value-type="float">
            <text:p>617</text:p>
          </table:table-cell>
          <table:table-cell table:style-name="ce2" table:formula="of:=CONCATENATE(TEXT(MOD(INT([.C412]/60);60);&quot;00&quot;);&quot;:&quot;;TEXT(MOD([.C412];60);&quot;00&quot;))" office:value-type="string" office:string-value="10:17" calcext:value-type="string">
            <text:p>10:17</text:p>
          </table:table-cell>
          <table:table-cell table:formula="of:=[.C412]+[.E411]" office:value-type="float" office:value="241281" calcext:value-type="float">
            <text:p>241281</text:p>
          </table:table-cell>
          <table:table-cell table:formula="of:=CONCATENATE(TEXT(INT([.E412]/(60*60*24));&quot;00&quot;);&quot; &quot;;TEXT(MOD(INT([.E412]/(60*60));24);&quot;00&quot;);&quot;:&quot;;TEXT(MOD(INT([.E412]/60);60);&quot;00&quot;);&quot;:&quot;;TEXT(MOD([.E412];60);&quot;00&quot;))" office:value-type="string" office:string-value="02 19:01:21" calcext:value-type="string">
            <text:p>02 19:01:21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619" calcext:value-type="float">
            <text:p>619</text:p>
          </table:table-cell>
          <table:table-cell table:style-name="ce2" table:formula="of:=CONCATENATE(TEXT(MOD(INT([.C413]/60);60);&quot;00&quot;);&quot;:&quot;;TEXT(MOD([.C413];60);&quot;00&quot;))" office:value-type="string" office:string-value="10:19" calcext:value-type="string">
            <text:p>10:19</text:p>
          </table:table-cell>
          <table:table-cell table:formula="of:=[.C413]+[.E412]" office:value-type="float" office:value="241900" calcext:value-type="float">
            <text:p>241900</text:p>
          </table:table-cell>
          <table:table-cell table:formula="of:=CONCATENATE(TEXT(INT([.E413]/(60*60*24));&quot;00&quot;);&quot; &quot;;TEXT(MOD(INT([.E413]/(60*60));24);&quot;00&quot;);&quot;:&quot;;TEXT(MOD(INT([.E413]/60);60);&quot;00&quot;);&quot;:&quot;;TEXT(MOD([.E413];60);&quot;00&quot;))" office:value-type="string" office:string-value="02 19:11:40" calcext:value-type="string">
            <text:p>02 19:11:40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651" calcext:value-type="float">
            <text:p>651</text:p>
          </table:table-cell>
          <table:table-cell table:style-name="ce2" table:formula="of:=CONCATENATE(TEXT(MOD(INT([.C414]/60);60);&quot;00&quot;);&quot;:&quot;;TEXT(MOD([.C414];60);&quot;00&quot;))" office:value-type="string" office:string-value="10:51" calcext:value-type="string">
            <text:p>10:51</text:p>
          </table:table-cell>
          <table:table-cell table:formula="of:=[.C414]+[.E413]" office:value-type="float" office:value="242551" calcext:value-type="float">
            <text:p>242551</text:p>
          </table:table-cell>
          <table:table-cell table:formula="of:=CONCATENATE(TEXT(INT([.E414]/(60*60*24));&quot;00&quot;);&quot; &quot;;TEXT(MOD(INT([.E414]/(60*60));24);&quot;00&quot;);&quot;:&quot;;TEXT(MOD(INT([.E414]/60);60);&quot;00&quot;);&quot;:&quot;;TEXT(MOD([.E414];60);&quot;00&quot;))" office:value-type="string" office:string-value="02 19:22:31" calcext:value-type="string">
            <text:p>02 19:22:31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631" calcext:value-type="float">
            <text:p>631</text:p>
          </table:table-cell>
          <table:table-cell table:style-name="ce2" table:formula="of:=CONCATENATE(TEXT(MOD(INT([.C415]/60);60);&quot;00&quot;);&quot;:&quot;;TEXT(MOD([.C415];60);&quot;00&quot;))" office:value-type="string" office:string-value="10:31" calcext:value-type="string">
            <text:p>10:31</text:p>
          </table:table-cell>
          <table:table-cell table:formula="of:=[.C415]+[.E414]" office:value-type="float" office:value="243182" calcext:value-type="float">
            <text:p>243182</text:p>
          </table:table-cell>
          <table:table-cell table:formula="of:=CONCATENATE(TEXT(INT([.E415]/(60*60*24));&quot;00&quot;);&quot; &quot;;TEXT(MOD(INT([.E415]/(60*60));24);&quot;00&quot;);&quot;:&quot;;TEXT(MOD(INT([.E415]/60);60);&quot;00&quot;);&quot;:&quot;;TEXT(MOD([.E415];60);&quot;00&quot;))" office:value-type="string" office:string-value="02 19:33:02" calcext:value-type="string">
            <text:p>02 19:33:02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632" calcext:value-type="float">
            <text:p>632</text:p>
          </table:table-cell>
          <table:table-cell table:style-name="ce2" table:formula="of:=CONCATENATE(TEXT(MOD(INT([.C416]/60);60);&quot;00&quot;);&quot;:&quot;;TEXT(MOD([.C416];60);&quot;00&quot;))" office:value-type="string" office:string-value="10:32" calcext:value-type="string">
            <text:p>10:32</text:p>
          </table:table-cell>
          <table:table-cell table:formula="of:=[.C416]+[.E415]" office:value-type="float" office:value="243814" calcext:value-type="float">
            <text:p>243814</text:p>
          </table:table-cell>
          <table:table-cell table:formula="of:=CONCATENATE(TEXT(INT([.E416]/(60*60*24));&quot;00&quot;);&quot; &quot;;TEXT(MOD(INT([.E416]/(60*60));24);&quot;00&quot;);&quot;:&quot;;TEXT(MOD(INT([.E416]/60);60);&quot;00&quot;);&quot;:&quot;;TEXT(MOD([.E416];60);&quot;00&quot;))" office:value-type="string" office:string-value="02 19:43:34" calcext:value-type="string">
            <text:p>02 19:43:34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417]/60);60);&quot;00&quot;);&quot;:&quot;;TEXT(MOD([.C417];60);&quot;00&quot;))" office:value-type="string" office:string-value="09:36" calcext:value-type="string">
            <text:p>09:36</text:p>
          </table:table-cell>
          <table:table-cell table:formula="of:=[.C417]+[.E416]" office:value-type="float" office:value="244390" calcext:value-type="float">
            <text:p>244390</text:p>
          </table:table-cell>
          <table:table-cell table:formula="of:=CONCATENATE(TEXT(INT([.E417]/(60*60*24));&quot;00&quot;);&quot; &quot;;TEXT(MOD(INT([.E417]/(60*60));24);&quot;00&quot;);&quot;:&quot;;TEXT(MOD(INT([.E417]/60);60);&quot;00&quot;);&quot;:&quot;;TEXT(MOD([.E417];60);&quot;00&quot;))" office:value-type="string" office:string-value="02 19:53:10" calcext:value-type="string">
            <text:p>02 19:53:1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570" calcext:value-type="float">
            <text:p>570</text:p>
          </table:table-cell>
          <table:table-cell table:style-name="ce2" table:formula="of:=CONCATENATE(TEXT(MOD(INT([.C418]/60);60);&quot;00&quot;);&quot;:&quot;;TEXT(MOD([.C418];60);&quot;00&quot;))" office:value-type="string" office:string-value="09:30" calcext:value-type="string">
            <text:p>09:30</text:p>
          </table:table-cell>
          <table:table-cell table:formula="of:=[.C418]+[.E417]" office:value-type="float" office:value="244960" calcext:value-type="float">
            <text:p>244960</text:p>
          </table:table-cell>
          <table:table-cell table:formula="of:=CONCATENATE(TEXT(INT([.E418]/(60*60*24));&quot;00&quot;);&quot; &quot;;TEXT(MOD(INT([.E418]/(60*60));24);&quot;00&quot;);&quot;:&quot;;TEXT(MOD(INT([.E418]/60);60);&quot;00&quot;);&quot;:&quot;;TEXT(MOD([.E418];60);&quot;00&quot;))" office:value-type="string" office:string-value="02 20:02:40" calcext:value-type="string">
            <text:p>02 20:02:4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419]/60);60);&quot;00&quot;);&quot;:&quot;;TEXT(MOD([.C419];60);&quot;00&quot;))" office:value-type="string" office:string-value="09:36" calcext:value-type="string">
            <text:p>09:36</text:p>
          </table:table-cell>
          <table:table-cell table:formula="of:=[.C419]+[.E418]" office:value-type="float" office:value="245536" calcext:value-type="float">
            <text:p>245536</text:p>
          </table:table-cell>
          <table:table-cell table:formula="of:=CONCATENATE(TEXT(INT([.E419]/(60*60*24));&quot;00&quot;);&quot; &quot;;TEXT(MOD(INT([.E419]/(60*60));24);&quot;00&quot;);&quot;:&quot;;TEXT(MOD(INT([.E419]/60);60);&quot;00&quot;);&quot;:&quot;;TEXT(MOD([.E419];60);&quot;00&quot;))" office:value-type="string" office:string-value="02 20:12:16" calcext:value-type="string">
            <text:p>02 20:12:16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572" calcext:value-type="float">
            <text:p>572</text:p>
          </table:table-cell>
          <table:table-cell table:style-name="ce2" table:formula="of:=CONCATENATE(TEXT(MOD(INT([.C420]/60);60);&quot;00&quot;);&quot;:&quot;;TEXT(MOD([.C420];60);&quot;00&quot;))" office:value-type="string" office:string-value="09:32" calcext:value-type="string">
            <text:p>09:32</text:p>
          </table:table-cell>
          <table:table-cell table:formula="of:=[.C420]+[.E419]" office:value-type="float" office:value="246108" calcext:value-type="float">
            <text:p>246108</text:p>
          </table:table-cell>
          <table:table-cell table:formula="of:=CONCATENATE(TEXT(INT([.E420]/(60*60*24));&quot;00&quot;);&quot; &quot;;TEXT(MOD(INT([.E420]/(60*60));24);&quot;00&quot;);&quot;:&quot;;TEXT(MOD(INT([.E420]/60);60);&quot;00&quot;);&quot;:&quot;;TEXT(MOD([.E420];60);&quot;00&quot;))" office:value-type="string" office:string-value="02 20:21:48" calcext:value-type="string">
            <text:p>02 20:21:48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421]/60);60);&quot;00&quot;);&quot;:&quot;;TEXT(MOD([.C421];60);&quot;00&quot;))" office:value-type="string" office:string-value="09:37" calcext:value-type="string">
            <text:p>09:37</text:p>
          </table:table-cell>
          <table:table-cell table:formula="of:=[.C421]+[.E420]" office:value-type="float" office:value="246685" calcext:value-type="float">
            <text:p>246685</text:p>
          </table:table-cell>
          <table:table-cell table:formula="of:=CONCATENATE(TEXT(INT([.E421]/(60*60*24));&quot;00&quot;);&quot; &quot;;TEXT(MOD(INT([.E421]/(60*60));24);&quot;00&quot;);&quot;:&quot;;TEXT(MOD(INT([.E421]/60);60);&quot;00&quot;);&quot;:&quot;;TEXT(MOD([.E421];60);&quot;00&quot;))" office:value-type="string" office:string-value="02 20:31:25" calcext:value-type="string">
            <text:p>02 20:31:25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422]/60);60);&quot;00&quot;);&quot;:&quot;;TEXT(MOD([.C422];60);&quot;00&quot;))" office:value-type="string" office:string-value="09:37" calcext:value-type="string">
            <text:p>09:37</text:p>
          </table:table-cell>
          <table:table-cell table:formula="of:=[.C422]+[.E421]" office:value-type="float" office:value="247262" calcext:value-type="float">
            <text:p>247262</text:p>
          </table:table-cell>
          <table:table-cell table:formula="of:=CONCATENATE(TEXT(INT([.E422]/(60*60*24));&quot;00&quot;);&quot; &quot;;TEXT(MOD(INT([.E422]/(60*60));24);&quot;00&quot;);&quot;:&quot;;TEXT(MOD(INT([.E422]/60);60);&quot;00&quot;);&quot;:&quot;;TEXT(MOD([.E422];60);&quot;00&quot;))" office:value-type="string" office:string-value="02 20:41:02" calcext:value-type="string">
            <text:p>02 20:41:0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599" calcext:value-type="float">
            <text:p>599</text:p>
          </table:table-cell>
          <table:table-cell table:style-name="ce2" table:formula="of:=CONCATENATE(TEXT(MOD(INT([.C423]/60);60);&quot;00&quot;);&quot;:&quot;;TEXT(MOD([.C423];60);&quot;00&quot;))" office:value-type="string" office:string-value="09:59" calcext:value-type="string">
            <text:p>09:59</text:p>
          </table:table-cell>
          <table:table-cell table:formula="of:=[.C423]+[.E422]" office:value-type="float" office:value="247861" calcext:value-type="float">
            <text:p>247861</text:p>
          </table:table-cell>
          <table:table-cell table:formula="of:=CONCATENATE(TEXT(INT([.E423]/(60*60*24));&quot;00&quot;);&quot; &quot;;TEXT(MOD(INT([.E423]/(60*60));24);&quot;00&quot;);&quot;:&quot;;TEXT(MOD(INT([.E423]/60);60);&quot;00&quot;);&quot;:&quot;;TEXT(MOD([.E423];60);&quot;00&quot;))" office:value-type="string" office:string-value="02 20:51:01" calcext:value-type="string">
            <text:p>02 20:51:0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577" calcext:value-type="float">
            <text:p>577</text:p>
          </table:table-cell>
          <table:table-cell table:style-name="ce2" table:formula="of:=CONCATENATE(TEXT(MOD(INT([.C424]/60);60);&quot;00&quot;);&quot;:&quot;;TEXT(MOD([.C424];60);&quot;00&quot;))" office:value-type="string" office:string-value="09:37" calcext:value-type="string">
            <text:p>09:37</text:p>
          </table:table-cell>
          <table:table-cell table:formula="of:=[.C424]+[.E423]" office:value-type="float" office:value="248438" calcext:value-type="float">
            <text:p>248438</text:p>
          </table:table-cell>
          <table:table-cell table:formula="of:=CONCATENATE(TEXT(INT([.E424]/(60*60*24));&quot;00&quot;);&quot; &quot;;TEXT(MOD(INT([.E424]/(60*60));24);&quot;00&quot;);&quot;:&quot;;TEXT(MOD(INT([.E424]/60);60);&quot;00&quot;);&quot;:&quot;;TEXT(MOD([.E424];60);&quot;00&quot;))" office:value-type="string" office:string-value="02 21:00:38" calcext:value-type="string">
            <text:p>02 21:00:3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575" calcext:value-type="float">
            <text:p>575</text:p>
          </table:table-cell>
          <table:table-cell table:style-name="ce2" table:formula="of:=CONCATENATE(TEXT(MOD(INT([.C425]/60);60);&quot;00&quot;);&quot;:&quot;;TEXT(MOD([.C425];60);&quot;00&quot;))" office:value-type="string" office:string-value="09:35" calcext:value-type="string">
            <text:p>09:35</text:p>
          </table:table-cell>
          <table:table-cell table:formula="of:=[.C425]+[.E424]" office:value-type="float" office:value="249013" calcext:value-type="float">
            <text:p>249013</text:p>
          </table:table-cell>
          <table:table-cell table:formula="of:=CONCATENATE(TEXT(INT([.E425]/(60*60*24));&quot;00&quot;);&quot; &quot;;TEXT(MOD(INT([.E425]/(60*60));24);&quot;00&quot;);&quot;:&quot;;TEXT(MOD(INT([.E425]/60);60);&quot;00&quot;);&quot;:&quot;;TEXT(MOD([.E425];60);&quot;00&quot;))" office:value-type="string" office:string-value="02 21:10:13" calcext:value-type="string">
            <text:p>02 21:10:13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589" calcext:value-type="float">
            <text:p>589</text:p>
          </table:table-cell>
          <table:table-cell table:style-name="ce2" table:formula="of:=CONCATENATE(TEXT(MOD(INT([.C426]/60);60);&quot;00&quot;);&quot;:&quot;;TEXT(MOD([.C426];60);&quot;00&quot;))" office:value-type="string" office:string-value="09:49" calcext:value-type="string">
            <text:p>09:49</text:p>
          </table:table-cell>
          <table:table-cell table:formula="of:=[.C426]+[.E425]" office:value-type="float" office:value="249602" calcext:value-type="float">
            <text:p>249602</text:p>
          </table:table-cell>
          <table:table-cell table:formula="of:=CONCATENATE(TEXT(INT([.E426]/(60*60*24));&quot;00&quot;);&quot; &quot;;TEXT(MOD(INT([.E426]/(60*60));24);&quot;00&quot;);&quot;:&quot;;TEXT(MOD(INT([.E426]/60);60);&quot;00&quot;);&quot;:&quot;;TEXT(MOD([.E426];60);&quot;00&quot;))" office:value-type="string" office:string-value="02 21:20:02" calcext:value-type="string">
            <text:p>02 21:20:02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592" calcext:value-type="float">
            <text:p>592</text:p>
          </table:table-cell>
          <table:table-cell table:style-name="ce2" table:formula="of:=CONCATENATE(TEXT(MOD(INT([.C427]/60);60);&quot;00&quot;);&quot;:&quot;;TEXT(MOD([.C427];60);&quot;00&quot;))" office:value-type="string" office:string-value="09:52" calcext:value-type="string">
            <text:p>09:52</text:p>
          </table:table-cell>
          <table:table-cell table:formula="of:=[.C427]+[.E426]" office:value-type="float" office:value="250194" calcext:value-type="float">
            <text:p>250194</text:p>
          </table:table-cell>
          <table:table-cell table:formula="of:=CONCATENATE(TEXT(INT([.E427]/(60*60*24));&quot;00&quot;);&quot; &quot;;TEXT(MOD(INT([.E427]/(60*60));24);&quot;00&quot;);&quot;:&quot;;TEXT(MOD(INT([.E427]/60);60);&quot;00&quot;);&quot;:&quot;;TEXT(MOD([.E427];60);&quot;00&quot;))" office:value-type="string" office:string-value="02 21:29:54" calcext:value-type="string">
            <text:p>02 21:29:54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603" calcext:value-type="float">
            <text:p>603</text:p>
          </table:table-cell>
          <table:table-cell table:style-name="ce2" table:formula="of:=CONCATENATE(TEXT(MOD(INT([.C428]/60);60);&quot;00&quot;);&quot;:&quot;;TEXT(MOD([.C428];60);&quot;00&quot;))" office:value-type="string" office:string-value="10:03" calcext:value-type="string">
            <text:p>10:03</text:p>
          </table:table-cell>
          <table:table-cell table:formula="of:=[.C428]+[.E427]" office:value-type="float" office:value="250797" calcext:value-type="float">
            <text:p>250797</text:p>
          </table:table-cell>
          <table:table-cell table:formula="of:=CONCATENATE(TEXT(INT([.E428]/(60*60*24));&quot;00&quot;);&quot; &quot;;TEXT(MOD(INT([.E428]/(60*60));24);&quot;00&quot;);&quot;:&quot;;TEXT(MOD(INT([.E428]/60);60);&quot;00&quot;);&quot;:&quot;;TEXT(MOD([.E428];60);&quot;00&quot;))" office:value-type="string" office:string-value="02 21:39:57" calcext:value-type="string">
            <text:p>02 21:39:57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591" calcext:value-type="float">
            <text:p>591</text:p>
          </table:table-cell>
          <table:table-cell table:style-name="ce2" table:formula="of:=CONCATENATE(TEXT(MOD(INT([.C429]/60);60);&quot;00&quot;);&quot;:&quot;;TEXT(MOD([.C429];60);&quot;00&quot;))" office:value-type="string" office:string-value="09:51" calcext:value-type="string">
            <text:p>09:51</text:p>
          </table:table-cell>
          <table:table-cell table:formula="of:=[.C429]+[.E428]" office:value-type="float" office:value="251388" calcext:value-type="float">
            <text:p>251388</text:p>
          </table:table-cell>
          <table:table-cell table:formula="of:=CONCATENATE(TEXT(INT([.E429]/(60*60*24));&quot;00&quot;);&quot; &quot;;TEXT(MOD(INT([.E429]/(60*60));24);&quot;00&quot;);&quot;:&quot;;TEXT(MOD(INT([.E429]/60);60);&quot;00&quot;);&quot;:&quot;;TEXT(MOD([.E429];60);&quot;00&quot;))" office:value-type="string" office:string-value="02 21:49:48" calcext:value-type="string">
            <text:p>02 21:49:48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598" calcext:value-type="float">
            <text:p>598</text:p>
          </table:table-cell>
          <table:table-cell table:style-name="ce2" table:formula="of:=CONCATENATE(TEXT(MOD(INT([.C430]/60);60);&quot;00&quot;);&quot;:&quot;;TEXT(MOD([.C430];60);&quot;00&quot;))" office:value-type="string" office:string-value="09:58" calcext:value-type="string">
            <text:p>09:58</text:p>
          </table:table-cell>
          <table:table-cell table:formula="of:=[.C430]+[.E429]" office:value-type="float" office:value="251986" calcext:value-type="float">
            <text:p>251986</text:p>
          </table:table-cell>
          <table:table-cell table:formula="of:=CONCATENATE(TEXT(INT([.E430]/(60*60*24));&quot;00&quot;);&quot; &quot;;TEXT(MOD(INT([.E430]/(60*60));24);&quot;00&quot;);&quot;:&quot;;TEXT(MOD(INT([.E430]/60);60);&quot;00&quot;);&quot;:&quot;;TEXT(MOD([.E430];60);&quot;00&quot;))" office:value-type="string" office:string-value="02 21:59:46" calcext:value-type="string">
            <text:p>02 21:59:46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599" calcext:value-type="float">
            <text:p>599</text:p>
          </table:table-cell>
          <table:table-cell table:style-name="ce2" table:formula="of:=CONCATENATE(TEXT(MOD(INT([.C431]/60);60);&quot;00&quot;);&quot;:&quot;;TEXT(MOD([.C431];60);&quot;00&quot;))" office:value-type="string" office:string-value="09:59" calcext:value-type="string">
            <text:p>09:59</text:p>
          </table:table-cell>
          <table:table-cell table:formula="of:=[.C431]+[.E430]" office:value-type="float" office:value="252585" calcext:value-type="float">
            <text:p>252585</text:p>
          </table:table-cell>
          <table:table-cell table:formula="of:=CONCATENATE(TEXT(INT([.E431]/(60*60*24));&quot;00&quot;);&quot; &quot;;TEXT(MOD(INT([.E431]/(60*60));24);&quot;00&quot;);&quot;:&quot;;TEXT(MOD(INT([.E431]/60);60);&quot;00&quot;);&quot;:&quot;;TEXT(MOD([.E431];60);&quot;00&quot;))" office:value-type="string" office:string-value="02 22:09:45" calcext:value-type="string">
            <text:p>02 22:09:45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600" calcext:value-type="float">
            <text:p>600</text:p>
          </table:table-cell>
          <table:table-cell table:style-name="ce2" table:formula="of:=CONCATENATE(TEXT(MOD(INT([.C432]/60);60);&quot;00&quot;);&quot;:&quot;;TEXT(MOD([.C432];60);&quot;00&quot;))" office:value-type="string" office:string-value="10:00" calcext:value-type="string">
            <text:p>10:00</text:p>
          </table:table-cell>
          <table:table-cell table:formula="of:=[.C432]+[.E431]" office:value-type="float" office:value="253185" calcext:value-type="float">
            <text:p>253185</text:p>
          </table:table-cell>
          <table:table-cell table:formula="of:=CONCATENATE(TEXT(INT([.E432]/(60*60*24));&quot;00&quot;);&quot; &quot;;TEXT(MOD(INT([.E432]/(60*60));24);&quot;00&quot;);&quot;:&quot;;TEXT(MOD(INT([.E432]/60);60);&quot;00&quot;);&quot;:&quot;;TEXT(MOD([.E432];60);&quot;00&quot;))" office:value-type="string" office:string-value="02 22:19:45" calcext:value-type="string">
            <text:p>02 22:19:45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93" calcext:value-type="float">
            <text:p>593</text:p>
          </table:table-cell>
          <table:table-cell table:style-name="ce2" table:formula="of:=CONCATENATE(TEXT(MOD(INT([.C433]/60);60);&quot;00&quot;);&quot;:&quot;;TEXT(MOD([.C433];60);&quot;00&quot;))" office:value-type="string" office:string-value="09:53" calcext:value-type="string">
            <text:p>09:53</text:p>
          </table:table-cell>
          <table:table-cell table:formula="of:=[.C433]+[.E432]" office:value-type="float" office:value="253778" calcext:value-type="float">
            <text:p>253778</text:p>
          </table:table-cell>
          <table:table-cell table:formula="of:=CONCATENATE(TEXT(INT([.E433]/(60*60*24));&quot;00&quot;);&quot; &quot;;TEXT(MOD(INT([.E433]/(60*60));24);&quot;00&quot;);&quot;:&quot;;TEXT(MOD(INT([.E433]/60);60);&quot;00&quot;);&quot;:&quot;;TEXT(MOD([.E433];60);&quot;00&quot;))" office:value-type="string" office:string-value="02 22:29:38" calcext:value-type="string">
            <text:p>02 22:29:38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591" calcext:value-type="float">
            <text:p>591</text:p>
          </table:table-cell>
          <table:table-cell table:style-name="ce2" table:formula="of:=CONCATENATE(TEXT(MOD(INT([.C434]/60);60);&quot;00&quot;);&quot;:&quot;;TEXT(MOD([.C434];60);&quot;00&quot;))" office:value-type="string" office:string-value="09:51" calcext:value-type="string">
            <text:p>09:51</text:p>
          </table:table-cell>
          <table:table-cell table:formula="of:=[.C434]+[.E433]" office:value-type="float" office:value="254369" calcext:value-type="float">
            <text:p>254369</text:p>
          </table:table-cell>
          <table:table-cell table:formula="of:=CONCATENATE(TEXT(INT([.E434]/(60*60*24));&quot;00&quot;);&quot; &quot;;TEXT(MOD(INT([.E434]/(60*60));24);&quot;00&quot;);&quot;:&quot;;TEXT(MOD(INT([.E434]/60);60);&quot;00&quot;);&quot;:&quot;;TEXT(MOD([.E434];60);&quot;00&quot;))" office:value-type="string" office:string-value="02 22:39:29" calcext:value-type="string">
            <text:p>02 22:39:29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435]/60);60);&quot;00&quot;);&quot;:&quot;;TEXT(MOD([.C435];60);&quot;00&quot;))" office:value-type="string" office:string-value="09:38" calcext:value-type="string">
            <text:p>09:38</text:p>
          </table:table-cell>
          <table:table-cell table:formula="of:=[.C435]+[.E434]" office:value-type="float" office:value="254947" calcext:value-type="float">
            <text:p>254947</text:p>
          </table:table-cell>
          <table:table-cell table:formula="of:=CONCATENATE(TEXT(INT([.E435]/(60*60*24));&quot;00&quot;);&quot; &quot;;TEXT(MOD(INT([.E435]/(60*60));24);&quot;00&quot;);&quot;:&quot;;TEXT(MOD(INT([.E435]/60);60);&quot;00&quot;);&quot;:&quot;;TEXT(MOD([.E435];60);&quot;00&quot;))" office:value-type="string" office:string-value="02 22:49:07" calcext:value-type="string">
            <text:p>02 22:49:07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586" calcext:value-type="float">
            <text:p>586</text:p>
          </table:table-cell>
          <table:table-cell table:style-name="ce2" table:formula="of:=CONCATENATE(TEXT(MOD(INT([.C436]/60);60);&quot;00&quot;);&quot;:&quot;;TEXT(MOD([.C436];60);&quot;00&quot;))" office:value-type="string" office:string-value="09:46" calcext:value-type="string">
            <text:p>09:46</text:p>
          </table:table-cell>
          <table:table-cell table:formula="of:=[.C436]+[.E435]" office:value-type="float" office:value="255533" calcext:value-type="float">
            <text:p>255533</text:p>
          </table:table-cell>
          <table:table-cell table:formula="of:=CONCATENATE(TEXT(INT([.E436]/(60*60*24));&quot;00&quot;);&quot; &quot;;TEXT(MOD(INT([.E436]/(60*60));24);&quot;00&quot;);&quot;:&quot;;TEXT(MOD(INT([.E436]/60);60);&quot;00&quot;);&quot;:&quot;;TEXT(MOD([.E436];60);&quot;00&quot;))" office:value-type="string" office:string-value="02 22:58:53" calcext:value-type="string">
            <text:p>02 22:58:53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572" calcext:value-type="float">
            <text:p>572</text:p>
          </table:table-cell>
          <table:table-cell table:style-name="ce2" table:formula="of:=CONCATENATE(TEXT(MOD(INT([.C437]/60);60);&quot;00&quot;);&quot;:&quot;;TEXT(MOD([.C437];60);&quot;00&quot;))" office:value-type="string" office:string-value="09:32" calcext:value-type="string">
            <text:p>09:32</text:p>
          </table:table-cell>
          <table:table-cell table:formula="of:=[.C437]+[.E436]" office:value-type="float" office:value="256105" calcext:value-type="float">
            <text:p>256105</text:p>
          </table:table-cell>
          <table:table-cell table:formula="of:=CONCATENATE(TEXT(INT([.E437]/(60*60*24));&quot;00&quot;);&quot; &quot;;TEXT(MOD(INT([.E437]/(60*60));24);&quot;00&quot;);&quot;:&quot;;TEXT(MOD(INT([.E437]/60);60);&quot;00&quot;);&quot;:&quot;;TEXT(MOD([.E437];60);&quot;00&quot;))" office:value-type="string" office:string-value="02 23:08:25" calcext:value-type="string">
            <text:p>02 23:08:2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438]/60);60);&quot;00&quot;);&quot;:&quot;;TEXT(MOD([.C438];60);&quot;00&quot;))" office:value-type="string" office:string-value="09:25" calcext:value-type="string">
            <text:p>09:25</text:p>
          </table:table-cell>
          <table:table-cell table:formula="of:=[.C438]+[.E437]" office:value-type="float" office:value="256670" calcext:value-type="float">
            <text:p>256670</text:p>
          </table:table-cell>
          <table:table-cell table:formula="of:=CONCATENATE(TEXT(INT([.E438]/(60*60*24));&quot;00&quot;);&quot; &quot;;TEXT(MOD(INT([.E438]/(60*60));24);&quot;00&quot;);&quot;:&quot;;TEXT(MOD(INT([.E438]/60);60);&quot;00&quot;);&quot;:&quot;;TEXT(MOD([.E438];60);&quot;00&quot;))" office:value-type="string" office:string-value="02 23:17:50" calcext:value-type="string">
            <text:p>02 23:17:50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597" calcext:value-type="float">
            <text:p>597</text:p>
          </table:table-cell>
          <table:table-cell table:style-name="ce2" table:formula="of:=CONCATENATE(TEXT(MOD(INT([.C439]/60);60);&quot;00&quot;);&quot;:&quot;;TEXT(MOD([.C439];60);&quot;00&quot;))" office:value-type="string" office:string-value="09:57" calcext:value-type="string">
            <text:p>09:57</text:p>
          </table:table-cell>
          <table:table-cell table:formula="of:=[.C439]+[.E438]" office:value-type="float" office:value="257267" calcext:value-type="float">
            <text:p>257267</text:p>
          </table:table-cell>
          <table:table-cell table:formula="of:=CONCATENATE(TEXT(INT([.E439]/(60*60*24));&quot;00&quot;);&quot; &quot;;TEXT(MOD(INT([.E439]/(60*60));24);&quot;00&quot;);&quot;:&quot;;TEXT(MOD(INT([.E439]/60);60);&quot;00&quot;);&quot;:&quot;;TEXT(MOD([.E439];60);&quot;00&quot;))" office:value-type="string" office:string-value="02 23:27:47" calcext:value-type="string">
            <text:p>02 23:27:47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575" calcext:value-type="float">
            <text:p>575</text:p>
          </table:table-cell>
          <table:table-cell table:style-name="ce2" table:formula="of:=CONCATENATE(TEXT(MOD(INT([.C440]/60);60);&quot;00&quot;);&quot;:&quot;;TEXT(MOD([.C440];60);&quot;00&quot;))" office:value-type="string" office:string-value="09:35" calcext:value-type="string">
            <text:p>09:35</text:p>
          </table:table-cell>
          <table:table-cell table:formula="of:=[.C440]+[.E439]" office:value-type="float" office:value="257842" calcext:value-type="float">
            <text:p>257842</text:p>
          </table:table-cell>
          <table:table-cell table:formula="of:=CONCATENATE(TEXT(INT([.E440]/(60*60*24));&quot;00&quot;);&quot; &quot;;TEXT(MOD(INT([.E440]/(60*60));24);&quot;00&quot;);&quot;:&quot;;TEXT(MOD(INT([.E440]/60);60);&quot;00&quot;);&quot;:&quot;;TEXT(MOD([.E440];60);&quot;00&quot;))" office:value-type="string" office:string-value="02 23:37:22" calcext:value-type="string">
            <text:p>02 23:37:22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441]/60);60);&quot;00&quot;);&quot;:&quot;;TEXT(MOD([.C441];60);&quot;00&quot;))" office:value-type="string" office:string-value="09:36" calcext:value-type="string">
            <text:p>09:36</text:p>
          </table:table-cell>
          <table:table-cell table:formula="of:=[.C441]+[.E440]" office:value-type="float" office:value="258418" calcext:value-type="float">
            <text:p>258418</text:p>
          </table:table-cell>
          <table:table-cell table:formula="of:=CONCATENATE(TEXT(INT([.E441]/(60*60*24));&quot;00&quot;);&quot; &quot;;TEXT(MOD(INT([.E441]/(60*60));24);&quot;00&quot;);&quot;:&quot;;TEXT(MOD(INT([.E441]/60);60);&quot;00&quot;);&quot;:&quot;;TEXT(MOD([.E441];60);&quot;00&quot;))" office:value-type="string" office:string-value="02 23:46:58" calcext:value-type="string">
            <text:p>02 23:46:58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575" calcext:value-type="float">
            <text:p>575</text:p>
          </table:table-cell>
          <table:table-cell table:style-name="ce2" table:formula="of:=CONCATENATE(TEXT(MOD(INT([.C442]/60);60);&quot;00&quot;);&quot;:&quot;;TEXT(MOD([.C442];60);&quot;00&quot;))" office:value-type="string" office:string-value="09:35" calcext:value-type="string">
            <text:p>09:35</text:p>
          </table:table-cell>
          <table:table-cell table:formula="of:=[.C442]+[.E441]" office:value-type="float" office:value="258993" calcext:value-type="float">
            <text:p>258993</text:p>
          </table:table-cell>
          <table:table-cell table:formula="of:=CONCATENATE(TEXT(INT([.E442]/(60*60*24));&quot;00&quot;);&quot; &quot;;TEXT(MOD(INT([.E442]/(60*60));24);&quot;00&quot;);&quot;:&quot;;TEXT(MOD(INT([.E442]/60);60);&quot;00&quot;);&quot;:&quot;;TEXT(MOD([.E442];60);&quot;00&quot;))" office:value-type="string" office:string-value="02 23:56:33" calcext:value-type="string">
            <text:p>02 23:56:3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443]/60);60);&quot;00&quot;);&quot;:&quot;;TEXT(MOD([.C443];60);&quot;00&quot;))" office:value-type="string" office:string-value="09:36" calcext:value-type="string">
            <text:p>09:36</text:p>
          </table:table-cell>
          <table:table-cell table:formula="of:=[.C443]+[.E442]" office:value-type="float" office:value="259569" calcext:value-type="float">
            <text:p>259569</text:p>
          </table:table-cell>
          <table:table-cell table:formula="of:=CONCATENATE(TEXT(INT([.E443]/(60*60*24));&quot;00&quot;);&quot; &quot;;TEXT(MOD(INT([.E443]/(60*60));24);&quot;00&quot;);&quot;:&quot;;TEXT(MOD(INT([.E443]/60);60);&quot;00&quot;);&quot;:&quot;;TEXT(MOD([.E443];60);&quot;00&quot;))" office:value-type="string" office:string-value="03 00:06:09" calcext:value-type="string">
            <text:p>03 00:06:09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444]/60);60);&quot;00&quot;);&quot;:&quot;;TEXT(MOD([.C444];60);&quot;00&quot;))" office:value-type="string" office:string-value="09:39" calcext:value-type="string">
            <text:p>09:39</text:p>
          </table:table-cell>
          <table:table-cell table:formula="of:=[.C444]+[.E443]" office:value-type="float" office:value="260148" calcext:value-type="float">
            <text:p>260148</text:p>
          </table:table-cell>
          <table:table-cell table:formula="of:=CONCATENATE(TEXT(INT([.E444]/(60*60*24));&quot;00&quot;);&quot; &quot;;TEXT(MOD(INT([.E444]/(60*60));24);&quot;00&quot;);&quot;:&quot;;TEXT(MOD(INT([.E444]/60);60);&quot;00&quot;);&quot;:&quot;;TEXT(MOD([.E444];60);&quot;00&quot;))" office:value-type="string" office:string-value="03 00:15:48" calcext:value-type="string">
            <text:p>03 00:15:48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445]/60);60);&quot;00&quot;);&quot;:&quot;;TEXT(MOD([.C445];60);&quot;00&quot;))" office:value-type="string" office:string-value="09:38" calcext:value-type="string">
            <text:p>09:38</text:p>
          </table:table-cell>
          <table:table-cell table:formula="of:=[.C445]+[.E444]" office:value-type="float" office:value="260726" calcext:value-type="float">
            <text:p>260726</text:p>
          </table:table-cell>
          <table:table-cell table:formula="of:=CONCATENATE(TEXT(INT([.E445]/(60*60*24));&quot;00&quot;);&quot; &quot;;TEXT(MOD(INT([.E445]/(60*60));24);&quot;00&quot;);&quot;:&quot;;TEXT(MOD(INT([.E445]/60);60);&quot;00&quot;);&quot;:&quot;;TEXT(MOD([.E445];60);&quot;00&quot;))" office:value-type="string" office:string-value="03 00:25:26" calcext:value-type="string">
            <text:p>03 00:25:26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446]/60);60);&quot;00&quot;);&quot;:&quot;;TEXT(MOD([.C446];60);&quot;00&quot;))" office:value-type="string" office:string-value="09:24" calcext:value-type="string">
            <text:p>09:24</text:p>
          </table:table-cell>
          <table:table-cell table:formula="of:=[.C446]+[.E445]" office:value-type="float" office:value="261290" calcext:value-type="float">
            <text:p>261290</text:p>
          </table:table-cell>
          <table:table-cell table:formula="of:=CONCATENATE(TEXT(INT([.E446]/(60*60*24));&quot;00&quot;);&quot; &quot;;TEXT(MOD(INT([.E446]/(60*60));24);&quot;00&quot;);&quot;:&quot;;TEXT(MOD(INT([.E446]/60);60);&quot;00&quot;);&quot;:&quot;;TEXT(MOD([.E446];60);&quot;00&quot;))" office:value-type="string" office:string-value="03 00:34:50" calcext:value-type="string">
            <text:p>03 00:34:5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447]/60);60);&quot;00&quot;);&quot;:&quot;;TEXT(MOD([.C447];60);&quot;00&quot;))" office:value-type="string" office:string-value="09:19" calcext:value-type="string">
            <text:p>09:19</text:p>
          </table:table-cell>
          <table:table-cell table:formula="of:=[.C447]+[.E446]" office:value-type="float" office:value="261849" calcext:value-type="float">
            <text:p>261849</text:p>
          </table:table-cell>
          <table:table-cell table:formula="of:=CONCATENATE(TEXT(INT([.E447]/(60*60*24));&quot;00&quot;);&quot; &quot;;TEXT(MOD(INT([.E447]/(60*60));24);&quot;00&quot;);&quot;:&quot;;TEXT(MOD(INT([.E447]/60);60);&quot;00&quot;);&quot;:&quot;;TEXT(MOD([.E447];60);&quot;00&quot;))" office:value-type="string" office:string-value="03 00:44:09" calcext:value-type="string">
            <text:p>03 00:44:09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48]/60);60);&quot;00&quot;);&quot;:&quot;;TEXT(MOD([.C448];60);&quot;00&quot;))" office:value-type="string" office:string-value="09:15" calcext:value-type="string">
            <text:p>09:15</text:p>
          </table:table-cell>
          <table:table-cell table:formula="of:=[.C448]+[.E447]" office:value-type="float" office:value="262404" calcext:value-type="float">
            <text:p>262404</text:p>
          </table:table-cell>
          <table:table-cell table:formula="of:=CONCATENATE(TEXT(INT([.E448]/(60*60*24));&quot;00&quot;);&quot; &quot;;TEXT(MOD(INT([.E448]/(60*60));24);&quot;00&quot;);&quot;:&quot;;TEXT(MOD(INT([.E448]/60);60);&quot;00&quot;);&quot;:&quot;;TEXT(MOD([.E448];60);&quot;00&quot;))" office:value-type="string" office:string-value="03 00:53:24" calcext:value-type="string">
            <text:p>03 00:53:24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49]/60);60);&quot;00&quot;);&quot;:&quot;;TEXT(MOD([.C449];60);&quot;00&quot;))" office:value-type="string" office:string-value="09:15" calcext:value-type="string">
            <text:p>09:15</text:p>
          </table:table-cell>
          <table:table-cell table:formula="of:=[.C449]+[.E448]" office:value-type="float" office:value="262959" calcext:value-type="float">
            <text:p>262959</text:p>
          </table:table-cell>
          <table:table-cell table:formula="of:=CONCATENATE(TEXT(INT([.E449]/(60*60*24));&quot;00&quot;);&quot; &quot;;TEXT(MOD(INT([.E449]/(60*60));24);&quot;00&quot;);&quot;:&quot;;TEXT(MOD(INT([.E449]/60);60);&quot;00&quot;);&quot;:&quot;;TEXT(MOD([.E449];60);&quot;00&quot;))" office:value-type="string" office:string-value="03 01:02:39" calcext:value-type="string">
            <text:p>03 01:02:39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0]/60);60);&quot;00&quot;);&quot;:&quot;;TEXT(MOD([.C450];60);&quot;00&quot;))" office:value-type="string" office:string-value="09:15" calcext:value-type="string">
            <text:p>09:15</text:p>
          </table:table-cell>
          <table:table-cell table:formula="of:=[.C450]+[.E449]" office:value-type="float" office:value="263514" calcext:value-type="float">
            <text:p>263514</text:p>
          </table:table-cell>
          <table:table-cell table:formula="of:=CONCATENATE(TEXT(INT([.E450]/(60*60*24));&quot;00&quot;);&quot; &quot;;TEXT(MOD(INT([.E450]/(60*60));24);&quot;00&quot;);&quot;:&quot;;TEXT(MOD(INT([.E450]/60);60);&quot;00&quot;);&quot;:&quot;;TEXT(MOD([.E450];60);&quot;00&quot;))" office:value-type="string" office:string-value="03 01:11:54" calcext:value-type="string">
            <text:p>03 01:11:54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1]/60);60);&quot;00&quot;);&quot;:&quot;;TEXT(MOD([.C451];60);&quot;00&quot;))" office:value-type="string" office:string-value="09:15" calcext:value-type="string">
            <text:p>09:15</text:p>
          </table:table-cell>
          <table:table-cell table:formula="of:=[.C451]+[.E450]" office:value-type="float" office:value="264069" calcext:value-type="float">
            <text:p>264069</text:p>
          </table:table-cell>
          <table:table-cell table:formula="of:=CONCATENATE(TEXT(INT([.E451]/(60*60*24));&quot;00&quot;);&quot; &quot;;TEXT(MOD(INT([.E451]/(60*60));24);&quot;00&quot;);&quot;:&quot;;TEXT(MOD(INT([.E451]/60);60);&quot;00&quot;);&quot;:&quot;;TEXT(MOD([.E451];60);&quot;00&quot;))" office:value-type="string" office:string-value="03 01:21:09" calcext:value-type="string">
            <text:p>03 01:21:09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2]/60);60);&quot;00&quot;);&quot;:&quot;;TEXT(MOD([.C452];60);&quot;00&quot;))" office:value-type="string" office:string-value="09:15" calcext:value-type="string">
            <text:p>09:15</text:p>
          </table:table-cell>
          <table:table-cell table:formula="of:=[.C452]+[.E451]" office:value-type="float" office:value="264624" calcext:value-type="float">
            <text:p>264624</text:p>
          </table:table-cell>
          <table:table-cell table:formula="of:=CONCATENATE(TEXT(INT([.E452]/(60*60*24));&quot;00&quot;);&quot; &quot;;TEXT(MOD(INT([.E452]/(60*60));24);&quot;00&quot;);&quot;:&quot;;TEXT(MOD(INT([.E452]/60);60);&quot;00&quot;);&quot;:&quot;;TEXT(MOD([.E452];60);&quot;00&quot;))" office:value-type="string" office:string-value="03 01:30:24" calcext:value-type="string">
            <text:p>03 01:30:2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3]/60);60);&quot;00&quot;);&quot;:&quot;;TEXT(MOD([.C453];60);&quot;00&quot;))" office:value-type="string" office:string-value="09:15" calcext:value-type="string">
            <text:p>09:15</text:p>
          </table:table-cell>
          <table:table-cell table:formula="of:=[.C453]+[.E452]" office:value-type="float" office:value="265179" calcext:value-type="float">
            <text:p>265179</text:p>
          </table:table-cell>
          <table:table-cell table:formula="of:=CONCATENATE(TEXT(INT([.E453]/(60*60*24));&quot;00&quot;);&quot; &quot;;TEXT(MOD(INT([.E453]/(60*60));24);&quot;00&quot;);&quot;:&quot;;TEXT(MOD(INT([.E453]/60);60);&quot;00&quot;);&quot;:&quot;;TEXT(MOD([.E453];60);&quot;00&quot;))" office:value-type="string" office:string-value="03 01:39:39" calcext:value-type="string">
            <text:p>03 01:39:39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54]/60);60);&quot;00&quot;);&quot;:&quot;;TEXT(MOD([.C454];60);&quot;00&quot;))" office:value-type="string" office:string-value="09:14" calcext:value-type="string">
            <text:p>09:14</text:p>
          </table:table-cell>
          <table:table-cell table:formula="of:=[.C454]+[.E453]" office:value-type="float" office:value="265733" calcext:value-type="float">
            <text:p>265733</text:p>
          </table:table-cell>
          <table:table-cell table:formula="of:=CONCATENATE(TEXT(INT([.E454]/(60*60*24));&quot;00&quot;);&quot; &quot;;TEXT(MOD(INT([.E454]/(60*60));24);&quot;00&quot;);&quot;:&quot;;TEXT(MOD(INT([.E454]/60);60);&quot;00&quot;);&quot;:&quot;;TEXT(MOD([.E454];60);&quot;00&quot;))" office:value-type="string" office:string-value="03 01:48:53" calcext:value-type="string">
            <text:p>03 01:48:53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5]/60);60);&quot;00&quot;);&quot;:&quot;;TEXT(MOD([.C455];60);&quot;00&quot;))" office:value-type="string" office:string-value="09:15" calcext:value-type="string">
            <text:p>09:15</text:p>
          </table:table-cell>
          <table:table-cell table:formula="of:=[.C455]+[.E454]" office:value-type="float" office:value="266288" calcext:value-type="float">
            <text:p>266288</text:p>
          </table:table-cell>
          <table:table-cell table:formula="of:=CONCATENATE(TEXT(INT([.E455]/(60*60*24));&quot;00&quot;);&quot; &quot;;TEXT(MOD(INT([.E455]/(60*60));24);&quot;00&quot;);&quot;:&quot;;TEXT(MOD(INT([.E455]/60);60);&quot;00&quot;);&quot;:&quot;;TEXT(MOD([.E455];60);&quot;00&quot;))" office:value-type="string" office:string-value="03 01:58:08" calcext:value-type="string">
            <text:p>03 01:58:08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6]/60);60);&quot;00&quot;);&quot;:&quot;;TEXT(MOD([.C456];60);&quot;00&quot;))" office:value-type="string" office:string-value="09:15" calcext:value-type="string">
            <text:p>09:15</text:p>
          </table:table-cell>
          <table:table-cell table:formula="of:=[.C456]+[.E455]" office:value-type="float" office:value="266843" calcext:value-type="float">
            <text:p>266843</text:p>
          </table:table-cell>
          <table:table-cell table:formula="of:=CONCATENATE(TEXT(INT([.E456]/(60*60*24));&quot;00&quot;);&quot; &quot;;TEXT(MOD(INT([.E456]/(60*60));24);&quot;00&quot;);&quot;:&quot;;TEXT(MOD(INT([.E456]/60);60);&quot;00&quot;);&quot;:&quot;;TEXT(MOD([.E456];60);&quot;00&quot;))" office:value-type="string" office:string-value="03 02:07:23" calcext:value-type="string">
            <text:p>03 02:07:2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7]/60);60);&quot;00&quot;);&quot;:&quot;;TEXT(MOD([.C457];60);&quot;00&quot;))" office:value-type="string" office:string-value="09:15" calcext:value-type="string">
            <text:p>09:15</text:p>
          </table:table-cell>
          <table:table-cell table:formula="of:=[.C457]+[.E456]" office:value-type="float" office:value="267398" calcext:value-type="float">
            <text:p>267398</text:p>
          </table:table-cell>
          <table:table-cell table:formula="of:=CONCATENATE(TEXT(INT([.E457]/(60*60*24));&quot;00&quot;);&quot; &quot;;TEXT(MOD(INT([.E457]/(60*60));24);&quot;00&quot;);&quot;:&quot;;TEXT(MOD(INT([.E457]/60);60);&quot;00&quot;);&quot;:&quot;;TEXT(MOD([.E457];60);&quot;00&quot;))" office:value-type="string" office:string-value="03 02:16:38" calcext:value-type="string">
            <text:p>03 02:16:38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58]/60);60);&quot;00&quot;);&quot;:&quot;;TEXT(MOD([.C458];60);&quot;00&quot;))" office:value-type="string" office:string-value="09:15" calcext:value-type="string">
            <text:p>09:15</text:p>
          </table:table-cell>
          <table:table-cell table:formula="of:=[.C458]+[.E457]" office:value-type="float" office:value="267953" calcext:value-type="float">
            <text:p>267953</text:p>
          </table:table-cell>
          <table:table-cell table:formula="of:=CONCATENATE(TEXT(INT([.E458]/(60*60*24));&quot;00&quot;);&quot; &quot;;TEXT(MOD(INT([.E458]/(60*60));24);&quot;00&quot;);&quot;:&quot;;TEXT(MOD(INT([.E458]/60);60);&quot;00&quot;);&quot;:&quot;;TEXT(MOD([.E458];60);&quot;00&quot;))" office:value-type="string" office:string-value="03 02:25:53" calcext:value-type="string">
            <text:p>03 02:25:5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59]/60);60);&quot;00&quot;);&quot;:&quot;;TEXT(MOD([.C459];60);&quot;00&quot;))" office:value-type="string" office:string-value="09:14" calcext:value-type="string">
            <text:p>09:14</text:p>
          </table:table-cell>
          <table:table-cell table:formula="of:=[.C459]+[.E458]" office:value-type="float" office:value="268507" calcext:value-type="float">
            <text:p>268507</text:p>
          </table:table-cell>
          <table:table-cell table:formula="of:=CONCATENATE(TEXT(INT([.E459]/(60*60*24));&quot;00&quot;);&quot; &quot;;TEXT(MOD(INT([.E459]/(60*60));24);&quot;00&quot;);&quot;:&quot;;TEXT(MOD(INT([.E459]/60);60);&quot;00&quot;);&quot;:&quot;;TEXT(MOD([.E459];60);&quot;00&quot;))" office:value-type="string" office:string-value="03 02:35:07" calcext:value-type="string">
            <text:p>03 02:35:0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0]/60);60);&quot;00&quot;);&quot;:&quot;;TEXT(MOD([.C460];60);&quot;00&quot;))" office:value-type="string" office:string-value="09:15" calcext:value-type="string">
            <text:p>09:15</text:p>
          </table:table-cell>
          <table:table-cell table:formula="of:=[.C460]+[.E459]" office:value-type="float" office:value="269062" calcext:value-type="float">
            <text:p>269062</text:p>
          </table:table-cell>
          <table:table-cell table:formula="of:=CONCATENATE(TEXT(INT([.E460]/(60*60*24));&quot;00&quot;);&quot; &quot;;TEXT(MOD(INT([.E460]/(60*60));24);&quot;00&quot;);&quot;:&quot;;TEXT(MOD(INT([.E460]/60);60);&quot;00&quot;);&quot;:&quot;;TEXT(MOD([.E460];60);&quot;00&quot;))" office:value-type="string" office:string-value="03 02:44:22" calcext:value-type="string">
            <text:p>03 02:44:22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1]/60);60);&quot;00&quot;);&quot;:&quot;;TEXT(MOD([.C461];60);&quot;00&quot;))" office:value-type="string" office:string-value="09:15" calcext:value-type="string">
            <text:p>09:15</text:p>
          </table:table-cell>
          <table:table-cell table:formula="of:=[.C461]+[.E460]" office:value-type="float" office:value="269617" calcext:value-type="float">
            <text:p>269617</text:p>
          </table:table-cell>
          <table:table-cell table:formula="of:=CONCATENATE(TEXT(INT([.E461]/(60*60*24));&quot;00&quot;);&quot; &quot;;TEXT(MOD(INT([.E461]/(60*60));24);&quot;00&quot;);&quot;:&quot;;TEXT(MOD(INT([.E461]/60);60);&quot;00&quot;);&quot;:&quot;;TEXT(MOD([.E461];60);&quot;00&quot;))" office:value-type="string" office:string-value="03 02:53:37" calcext:value-type="string">
            <text:p>03 02:53:37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2]/60);60);&quot;00&quot;);&quot;:&quot;;TEXT(MOD([.C462];60);&quot;00&quot;))" office:value-type="string" office:string-value="09:15" calcext:value-type="string">
            <text:p>09:15</text:p>
          </table:table-cell>
          <table:table-cell table:formula="of:=[.C462]+[.E461]" office:value-type="float" office:value="270172" calcext:value-type="float">
            <text:p>270172</text:p>
          </table:table-cell>
          <table:table-cell table:formula="of:=CONCATENATE(TEXT(INT([.E462]/(60*60*24));&quot;00&quot;);&quot; &quot;;TEXT(MOD(INT([.E462]/(60*60));24);&quot;00&quot;);&quot;:&quot;;TEXT(MOD(INT([.E462]/60);60);&quot;00&quot;);&quot;:&quot;;TEXT(MOD([.E462];60);&quot;00&quot;))" office:value-type="string" office:string-value="03 03:02:52" calcext:value-type="string">
            <text:p>03 03:02: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3]/60);60);&quot;00&quot;);&quot;:&quot;;TEXT(MOD([.C463];60);&quot;00&quot;))" office:value-type="string" office:string-value="09:15" calcext:value-type="string">
            <text:p>09:15</text:p>
          </table:table-cell>
          <table:table-cell table:formula="of:=[.C463]+[.E462]" office:value-type="float" office:value="270727" calcext:value-type="float">
            <text:p>270727</text:p>
          </table:table-cell>
          <table:table-cell table:formula="of:=CONCATENATE(TEXT(INT([.E463]/(60*60*24));&quot;00&quot;);&quot; &quot;;TEXT(MOD(INT([.E463]/(60*60));24);&quot;00&quot;);&quot;:&quot;;TEXT(MOD(INT([.E463]/60);60);&quot;00&quot;);&quot;:&quot;;TEXT(MOD([.E463];60);&quot;00&quot;))" office:value-type="string" office:string-value="03 03:12:07" calcext:value-type="string">
            <text:p>03 03:12:07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64]/60);60);&quot;00&quot;);&quot;:&quot;;TEXT(MOD([.C464];60);&quot;00&quot;))" office:value-type="string" office:string-value="09:14" calcext:value-type="string">
            <text:p>09:14</text:p>
          </table:table-cell>
          <table:table-cell table:formula="of:=[.C464]+[.E463]" office:value-type="float" office:value="271281" calcext:value-type="float">
            <text:p>271281</text:p>
          </table:table-cell>
          <table:table-cell table:formula="of:=CONCATENATE(TEXT(INT([.E464]/(60*60*24));&quot;00&quot;);&quot; &quot;;TEXT(MOD(INT([.E464]/(60*60));24);&quot;00&quot;);&quot;:&quot;;TEXT(MOD(INT([.E464]/60);60);&quot;00&quot;);&quot;:&quot;;TEXT(MOD([.E464];60);&quot;00&quot;))" office:value-type="string" office:string-value="03 03:21:21" calcext:value-type="string">
            <text:p>03 03:21:21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5]/60);60);&quot;00&quot;);&quot;:&quot;;TEXT(MOD([.C465];60);&quot;00&quot;))" office:value-type="string" office:string-value="09:15" calcext:value-type="string">
            <text:p>09:15</text:p>
          </table:table-cell>
          <table:table-cell table:formula="of:=[.C465]+[.E464]" office:value-type="float" office:value="271836" calcext:value-type="float">
            <text:p>271836</text:p>
          </table:table-cell>
          <table:table-cell table:formula="of:=CONCATENATE(TEXT(INT([.E465]/(60*60*24));&quot;00&quot;);&quot; &quot;;TEXT(MOD(INT([.E465]/(60*60));24);&quot;00&quot;);&quot;:&quot;;TEXT(MOD(INT([.E465]/60);60);&quot;00&quot;);&quot;:&quot;;TEXT(MOD([.E465];60);&quot;00&quot;))" office:value-type="string" office:string-value="03 03:30:36" calcext:value-type="string">
            <text:p>03 03:30:36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6]/60);60);&quot;00&quot;);&quot;:&quot;;TEXT(MOD([.C466];60);&quot;00&quot;))" office:value-type="string" office:string-value="09:15" calcext:value-type="string">
            <text:p>09:15</text:p>
          </table:table-cell>
          <table:table-cell table:formula="of:=[.C466]+[.E465]" office:value-type="float" office:value="272391" calcext:value-type="float">
            <text:p>272391</text:p>
          </table:table-cell>
          <table:table-cell table:formula="of:=CONCATENATE(TEXT(INT([.E466]/(60*60*24));&quot;00&quot;);&quot; &quot;;TEXT(MOD(INT([.E466]/(60*60));24);&quot;00&quot;);&quot;:&quot;;TEXT(MOD(INT([.E466]/60);60);&quot;00&quot;);&quot;:&quot;;TEXT(MOD([.E466];60);&quot;00&quot;))" office:value-type="string" office:string-value="03 03:39:51" calcext:value-type="string">
            <text:p>03 03:39:5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67]/60);60);&quot;00&quot;);&quot;:&quot;;TEXT(MOD([.C467];60);&quot;00&quot;))" office:value-type="string" office:string-value="09:14" calcext:value-type="string">
            <text:p>09:14</text:p>
          </table:table-cell>
          <table:table-cell table:formula="of:=[.C467]+[.E466]" office:value-type="float" office:value="272945" calcext:value-type="float">
            <text:p>272945</text:p>
          </table:table-cell>
          <table:table-cell table:formula="of:=CONCATENATE(TEXT(INT([.E467]/(60*60*24));&quot;00&quot;);&quot; &quot;;TEXT(MOD(INT([.E467]/(60*60));24);&quot;00&quot;);&quot;:&quot;;TEXT(MOD(INT([.E467]/60);60);&quot;00&quot;);&quot;:&quot;;TEXT(MOD([.E467];60);&quot;00&quot;))" office:value-type="string" office:string-value="03 03:49:05" calcext:value-type="string">
            <text:p>03 03:49:05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8]/60);60);&quot;00&quot;);&quot;:&quot;;TEXT(MOD([.C468];60);&quot;00&quot;))" office:value-type="string" office:string-value="09:15" calcext:value-type="string">
            <text:p>09:15</text:p>
          </table:table-cell>
          <table:table-cell table:formula="of:=[.C468]+[.E467]" office:value-type="float" office:value="273500" calcext:value-type="float">
            <text:p>273500</text:p>
          </table:table-cell>
          <table:table-cell table:formula="of:=CONCATENATE(TEXT(INT([.E468]/(60*60*24));&quot;00&quot;);&quot; &quot;;TEXT(MOD(INT([.E468]/(60*60));24);&quot;00&quot;);&quot;:&quot;;TEXT(MOD(INT([.E468]/60);60);&quot;00&quot;);&quot;:&quot;;TEXT(MOD([.E468];60);&quot;00&quot;))" office:value-type="string" office:string-value="03 03:58:20" calcext:value-type="string">
            <text:p>03 03:58:20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69]/60);60);&quot;00&quot;);&quot;:&quot;;TEXT(MOD([.C469];60);&quot;00&quot;))" office:value-type="string" office:string-value="09:15" calcext:value-type="string">
            <text:p>09:15</text:p>
          </table:table-cell>
          <table:table-cell table:formula="of:=[.C469]+[.E468]" office:value-type="float" office:value="274055" calcext:value-type="float">
            <text:p>274055</text:p>
          </table:table-cell>
          <table:table-cell table:formula="of:=CONCATENATE(TEXT(INT([.E469]/(60*60*24));&quot;00&quot;);&quot; &quot;;TEXT(MOD(INT([.E469]/(60*60));24);&quot;00&quot;);&quot;:&quot;;TEXT(MOD(INT([.E469]/60);60);&quot;00&quot;);&quot;:&quot;;TEXT(MOD([.E469];60);&quot;00&quot;))" office:value-type="string" office:string-value="03 04:07:35" calcext:value-type="string">
            <text:p>03 04:07:3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70]/60);60);&quot;00&quot;);&quot;:&quot;;TEXT(MOD([.C470];60);&quot;00&quot;))" office:value-type="string" office:string-value="09:14" calcext:value-type="string">
            <text:p>09:14</text:p>
          </table:table-cell>
          <table:table-cell table:formula="of:=[.C470]+[.E469]" office:value-type="float" office:value="274609" calcext:value-type="float">
            <text:p>274609</text:p>
          </table:table-cell>
          <table:table-cell table:formula="of:=CONCATENATE(TEXT(INT([.E470]/(60*60*24));&quot;00&quot;);&quot; &quot;;TEXT(MOD(INT([.E470]/(60*60));24);&quot;00&quot;);&quot;:&quot;;TEXT(MOD(INT([.E470]/60);60);&quot;00&quot;);&quot;:&quot;;TEXT(MOD([.E470];60);&quot;00&quot;))" office:value-type="string" office:string-value="03 04:16:49" calcext:value-type="string">
            <text:p>03 04:16:49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71]/60);60);&quot;00&quot;);&quot;:&quot;;TEXT(MOD([.C471];60);&quot;00&quot;))" office:value-type="string" office:string-value="09:14" calcext:value-type="string">
            <text:p>09:14</text:p>
          </table:table-cell>
          <table:table-cell table:formula="of:=[.C471]+[.E470]" office:value-type="float" office:value="275163" calcext:value-type="float">
            <text:p>275163</text:p>
          </table:table-cell>
          <table:table-cell table:formula="of:=CONCATENATE(TEXT(INT([.E471]/(60*60*24));&quot;00&quot;);&quot; &quot;;TEXT(MOD(INT([.E471]/(60*60));24);&quot;00&quot;);&quot;:&quot;;TEXT(MOD(INT([.E471]/60);60);&quot;00&quot;);&quot;:&quot;;TEXT(MOD([.E471];60);&quot;00&quot;))" office:value-type="string" office:string-value="03 04:26:03" calcext:value-type="string">
            <text:p>03 04:26:03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472]/60);60);&quot;00&quot;);&quot;:&quot;;TEXT(MOD([.C472];60);&quot;00&quot;))" office:value-type="string" office:string-value="09:20" calcext:value-type="string">
            <text:p>09:20</text:p>
          </table:table-cell>
          <table:table-cell table:formula="of:=[.C472]+[.E471]" office:value-type="float" office:value="275723" calcext:value-type="float">
            <text:p>275723</text:p>
          </table:table-cell>
          <table:table-cell table:formula="of:=CONCATENATE(TEXT(INT([.E472]/(60*60*24));&quot;00&quot;);&quot; &quot;;TEXT(MOD(INT([.E472]/(60*60));24);&quot;00&quot;);&quot;:&quot;;TEXT(MOD(INT([.E472]/60);60);&quot;00&quot;);&quot;:&quot;;TEXT(MOD([.E472];60);&quot;00&quot;))" office:value-type="string" office:string-value="03 04:35:23" calcext:value-type="string">
            <text:p>03 04:35:23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561" calcext:value-type="float">
            <text:p>561</text:p>
          </table:table-cell>
          <table:table-cell table:style-name="ce2" table:formula="of:=CONCATENATE(TEXT(MOD(INT([.C473]/60);60);&quot;00&quot;);&quot;:&quot;;TEXT(MOD([.C473];60);&quot;00&quot;))" office:value-type="string" office:string-value="09:21" calcext:value-type="string">
            <text:p>09:21</text:p>
          </table:table-cell>
          <table:table-cell table:formula="of:=[.C473]+[.E472]" office:value-type="float" office:value="276284" calcext:value-type="float">
            <text:p>276284</text:p>
          </table:table-cell>
          <table:table-cell table:formula="of:=CONCATENATE(TEXT(INT([.E473]/(60*60*24));&quot;00&quot;);&quot; &quot;;TEXT(MOD(INT([.E473]/(60*60));24);&quot;00&quot;);&quot;:&quot;;TEXT(MOD(INT([.E473]/60);60);&quot;00&quot;);&quot;:&quot;;TEXT(MOD([.E473];60);&quot;00&quot;))" office:value-type="string" office:string-value="03 04:44:44" calcext:value-type="string">
            <text:p>03 04:44:44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557" calcext:value-type="float">
            <text:p>557</text:p>
          </table:table-cell>
          <table:table-cell table:style-name="ce2" table:formula="of:=CONCATENATE(TEXT(MOD(INT([.C474]/60);60);&quot;00&quot;);&quot;:&quot;;TEXT(MOD([.C474];60);&quot;00&quot;))" office:value-type="string" office:string-value="09:17" calcext:value-type="string">
            <text:p>09:17</text:p>
          </table:table-cell>
          <table:table-cell table:formula="of:=[.C474]+[.E473]" office:value-type="float" office:value="276841" calcext:value-type="float">
            <text:p>276841</text:p>
          </table:table-cell>
          <table:table-cell table:formula="of:=CONCATENATE(TEXT(INT([.E474]/(60*60*24));&quot;00&quot;);&quot; &quot;;TEXT(MOD(INT([.E474]/(60*60));24);&quot;00&quot;);&quot;:&quot;;TEXT(MOD(INT([.E474]/60);60);&quot;00&quot;);&quot;:&quot;;TEXT(MOD([.E474];60);&quot;00&quot;))" office:value-type="string" office:string-value="03 04:54:01" calcext:value-type="string">
            <text:p>03 04:54:01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555" calcext:value-type="float">
            <text:p>555</text:p>
          </table:table-cell>
          <table:table-cell table:style-name="ce2" table:formula="of:=CONCATENATE(TEXT(MOD(INT([.C475]/60);60);&quot;00&quot;);&quot;:&quot;;TEXT(MOD([.C475];60);&quot;00&quot;))" office:value-type="string" office:string-value="09:15" calcext:value-type="string">
            <text:p>09:15</text:p>
          </table:table-cell>
          <table:table-cell table:formula="of:=[.C475]+[.E474]" office:value-type="float" office:value="277396" calcext:value-type="float">
            <text:p>277396</text:p>
          </table:table-cell>
          <table:table-cell table:formula="of:=CONCATENATE(TEXT(INT([.E475]/(60*60*24));&quot;00&quot;);&quot; &quot;;TEXT(MOD(INT([.E475]/(60*60));24);&quot;00&quot;);&quot;:&quot;;TEXT(MOD(INT([.E475]/60);60);&quot;00&quot;);&quot;:&quot;;TEXT(MOD([.E475];60);&quot;00&quot;))" office:value-type="string" office:string-value="03 05:03:16" calcext:value-type="string">
            <text:p>03 05:03:16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476]/60);60);&quot;00&quot;);&quot;:&quot;;TEXT(MOD([.C476];60);&quot;00&quot;))" office:value-type="string" office:string-value="09:14" calcext:value-type="string">
            <text:p>09:14</text:p>
          </table:table-cell>
          <table:table-cell table:formula="of:=[.C476]+[.E475]" office:value-type="float" office:value="277950" calcext:value-type="float">
            <text:p>277950</text:p>
          </table:table-cell>
          <table:table-cell table:formula="of:=CONCATENATE(TEXT(INT([.E476]/(60*60*24));&quot;00&quot;);&quot; &quot;;TEXT(MOD(INT([.E476]/(60*60));24);&quot;00&quot;);&quot;:&quot;;TEXT(MOD(INT([.E476]/60);60);&quot;00&quot;);&quot;:&quot;;TEXT(MOD([.E476];60);&quot;00&quot;))" office:value-type="string" office:string-value="03 05:12:30" calcext:value-type="string">
            <text:p>03 05:12:30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477]/60);60);&quot;00&quot;);&quot;:&quot;;TEXT(MOD([.C477];60);&quot;00&quot;))" office:value-type="string" office:string-value="09:12" calcext:value-type="string">
            <text:p>09:12</text:p>
          </table:table-cell>
          <table:table-cell table:formula="of:=[.C477]+[.E476]" office:value-type="float" office:value="278502" calcext:value-type="float">
            <text:p>278502</text:p>
          </table:table-cell>
          <table:table-cell table:formula="of:=CONCATENATE(TEXT(INT([.E477]/(60*60*24));&quot;00&quot;);&quot; &quot;;TEXT(MOD(INT([.E477]/(60*60));24);&quot;00&quot;);&quot;:&quot;;TEXT(MOD(INT([.E477]/60);60);&quot;00&quot;);&quot;:&quot;;TEXT(MOD([.E477];60);&quot;00&quot;))" office:value-type="string" office:string-value="03 05:21:42" calcext:value-type="string">
            <text:p>03 05:21:42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478]/60);60);&quot;00&quot;);&quot;:&quot;;TEXT(MOD([.C478];60);&quot;00&quot;))" office:value-type="string" office:string-value="09:12" calcext:value-type="string">
            <text:p>09:12</text:p>
          </table:table-cell>
          <table:table-cell table:formula="of:=[.C478]+[.E477]" office:value-type="float" office:value="279054" calcext:value-type="float">
            <text:p>279054</text:p>
          </table:table-cell>
          <table:table-cell table:formula="of:=CONCATENATE(TEXT(INT([.E478]/(60*60*24));&quot;00&quot;);&quot; &quot;;TEXT(MOD(INT([.E478]/(60*60));24);&quot;00&quot;);&quot;:&quot;;TEXT(MOD(INT([.E478]/60);60);&quot;00&quot;);&quot;:&quot;;TEXT(MOD([.E478];60);&quot;00&quot;))" office:value-type="string" office:string-value="03 05:30:54" calcext:value-type="string">
            <text:p>03 05:30:54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479]/60);60);&quot;00&quot;);&quot;:&quot;;TEXT(MOD([.C479];60);&quot;00&quot;))" office:value-type="string" office:string-value="09:12" calcext:value-type="string">
            <text:p>09:12</text:p>
          </table:table-cell>
          <table:table-cell table:formula="of:=[.C479]+[.E478]" office:value-type="float" office:value="279606" calcext:value-type="float">
            <text:p>279606</text:p>
          </table:table-cell>
          <table:table-cell table:formula="of:=CONCATENATE(TEXT(INT([.E479]/(60*60*24));&quot;00&quot;);&quot; &quot;;TEXT(MOD(INT([.E479]/(60*60));24);&quot;00&quot;);&quot;:&quot;;TEXT(MOD(INT([.E479]/60);60);&quot;00&quot;);&quot;:&quot;;TEXT(MOD([.E479];60);&quot;00&quot;))" office:value-type="string" office:string-value="03 05:40:06" calcext:value-type="string">
            <text:p>03 05:40:06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480]/60);60);&quot;00&quot;);&quot;:&quot;;TEXT(MOD([.C480];60);&quot;00&quot;))" office:value-type="string" office:string-value="09:12" calcext:value-type="string">
            <text:p>09:12</text:p>
          </table:table-cell>
          <table:table-cell table:formula="of:=[.C480]+[.E479]" office:value-type="float" office:value="280158" calcext:value-type="float">
            <text:p>280158</text:p>
          </table:table-cell>
          <table:table-cell table:formula="of:=CONCATENATE(TEXT(INT([.E480]/(60*60*24));&quot;00&quot;);&quot; &quot;;TEXT(MOD(INT([.E480]/(60*60));24);&quot;00&quot;);&quot;:&quot;;TEXT(MOD(INT([.E480]/60);60);&quot;00&quot;);&quot;:&quot;;TEXT(MOD([.E480];60);&quot;00&quot;))" office:value-type="string" office:string-value="03 05:49:18" calcext:value-type="string">
            <text:p>03 05:49:18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481]/60);60);&quot;00&quot;);&quot;:&quot;;TEXT(MOD([.C481];60);&quot;00&quot;))" office:value-type="string" office:string-value="09:11" calcext:value-type="string">
            <text:p>09:11</text:p>
          </table:table-cell>
          <table:table-cell table:formula="of:=[.C481]+[.E480]" office:value-type="float" office:value="280709" calcext:value-type="float">
            <text:p>280709</text:p>
          </table:table-cell>
          <table:table-cell table:formula="of:=CONCATENATE(TEXT(INT([.E481]/(60*60*24));&quot;00&quot;);&quot; &quot;;TEXT(MOD(INT([.E481]/(60*60));24);&quot;00&quot;);&quot;:&quot;;TEXT(MOD(INT([.E481]/60);60);&quot;00&quot;);&quot;:&quot;;TEXT(MOD([.E481];60);&quot;00&quot;))" office:value-type="string" office:string-value="03 05:58:29" calcext:value-type="string">
            <text:p>03 05:58:29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482]/60);60);&quot;00&quot;);&quot;:&quot;;TEXT(MOD([.C482];60);&quot;00&quot;))" office:value-type="string" office:string-value="09:12" calcext:value-type="string">
            <text:p>09:12</text:p>
          </table:table-cell>
          <table:table-cell table:formula="of:=[.C482]+[.E481]" office:value-type="float" office:value="281261" calcext:value-type="float">
            <text:p>281261</text:p>
          </table:table-cell>
          <table:table-cell table:formula="of:=CONCATENATE(TEXT(INT([.E482]/(60*60*24));&quot;00&quot;);&quot; &quot;;TEXT(MOD(INT([.E482]/(60*60));24);&quot;00&quot;);&quot;:&quot;;TEXT(MOD(INT([.E482]/60);60);&quot;00&quot;);&quot;:&quot;;TEXT(MOD([.E482];60);&quot;00&quot;))" office:value-type="string" office:string-value="03 06:07:41" calcext:value-type="string">
            <text:p>03 06:07:4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483]/60);60);&quot;00&quot;);&quot;:&quot;;TEXT(MOD([.C483];60);&quot;00&quot;))" office:value-type="string" office:string-value="09:11" calcext:value-type="string">
            <text:p>09:11</text:p>
          </table:table-cell>
          <table:table-cell table:formula="of:=[.C483]+[.E482]" office:value-type="float" office:value="281812" calcext:value-type="float">
            <text:p>281812</text:p>
          </table:table-cell>
          <table:table-cell table:formula="of:=CONCATENATE(TEXT(INT([.E483]/(60*60*24));&quot;00&quot;);&quot; &quot;;TEXT(MOD(INT([.E483]/(60*60));24);&quot;00&quot;);&quot;:&quot;;TEXT(MOD(INT([.E483]/60);60);&quot;00&quot;);&quot;:&quot;;TEXT(MOD([.E483];60);&quot;00&quot;))" office:value-type="string" office:string-value="03 06:16:52" calcext:value-type="string">
            <text:p>03 06:16:52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84]/60);60);&quot;00&quot;);&quot;:&quot;;TEXT(MOD([.C484];60);&quot;00&quot;))" office:value-type="string" office:string-value="09:10" calcext:value-type="string">
            <text:p>09:10</text:p>
          </table:table-cell>
          <table:table-cell table:formula="of:=[.C484]+[.E483]" office:value-type="float" office:value="282362" calcext:value-type="float">
            <text:p>282362</text:p>
          </table:table-cell>
          <table:table-cell table:formula="of:=CONCATENATE(TEXT(INT([.E484]/(60*60*24));&quot;00&quot;);&quot; &quot;;TEXT(MOD(INT([.E484]/(60*60));24);&quot;00&quot;);&quot;:&quot;;TEXT(MOD(INT([.E484]/60);60);&quot;00&quot;);&quot;:&quot;;TEXT(MOD([.E484];60);&quot;00&quot;))" office:value-type="string" office:string-value="03 06:26:02" calcext:value-type="string">
            <text:p>03 06:26:02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85]/60);60);&quot;00&quot;);&quot;:&quot;;TEXT(MOD([.C485];60);&quot;00&quot;))" office:value-type="string" office:string-value="09:09" calcext:value-type="string">
            <text:p>09:09</text:p>
          </table:table-cell>
          <table:table-cell table:formula="of:=[.C485]+[.E484]" office:value-type="float" office:value="282911" calcext:value-type="float">
            <text:p>282911</text:p>
          </table:table-cell>
          <table:table-cell table:formula="of:=CONCATENATE(TEXT(INT([.E485]/(60*60*24));&quot;00&quot;);&quot; &quot;;TEXT(MOD(INT([.E485]/(60*60));24);&quot;00&quot;);&quot;:&quot;;TEXT(MOD(INT([.E485]/60);60);&quot;00&quot;);&quot;:&quot;;TEXT(MOD([.E485];60);&quot;00&quot;))" office:value-type="string" office:string-value="03 06:35:11" calcext:value-type="string">
            <text:p>03 06:35:11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86]/60);60);&quot;00&quot;);&quot;:&quot;;TEXT(MOD([.C486];60);&quot;00&quot;))" office:value-type="string" office:string-value="09:10" calcext:value-type="string">
            <text:p>09:10</text:p>
          </table:table-cell>
          <table:table-cell table:formula="of:=[.C486]+[.E485]" office:value-type="float" office:value="283461" calcext:value-type="float">
            <text:p>283461</text:p>
          </table:table-cell>
          <table:table-cell table:formula="of:=CONCATENATE(TEXT(INT([.E486]/(60*60*24));&quot;00&quot;);&quot; &quot;;TEXT(MOD(INT([.E486]/(60*60));24);&quot;00&quot;);&quot;:&quot;;TEXT(MOD(INT([.E486]/60);60);&quot;00&quot;);&quot;:&quot;;TEXT(MOD([.E486];60);&quot;00&quot;))" office:value-type="string" office:string-value="03 06:44:21" calcext:value-type="string">
            <text:p>03 06:44:2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87]/60);60);&quot;00&quot;);&quot;:&quot;;TEXT(MOD([.C487];60);&quot;00&quot;))" office:value-type="string" office:string-value="09:09" calcext:value-type="string">
            <text:p>09:09</text:p>
          </table:table-cell>
          <table:table-cell table:formula="of:=[.C487]+[.E486]" office:value-type="float" office:value="284010" calcext:value-type="float">
            <text:p>284010</text:p>
          </table:table-cell>
          <table:table-cell table:formula="of:=CONCATENATE(TEXT(INT([.E487]/(60*60*24));&quot;00&quot;);&quot; &quot;;TEXT(MOD(INT([.E487]/(60*60));24);&quot;00&quot;);&quot;:&quot;;TEXT(MOD(INT([.E487]/60);60);&quot;00&quot;);&quot;:&quot;;TEXT(MOD([.E487];60);&quot;00&quot;))" office:value-type="string" office:string-value="03 06:53:30" calcext:value-type="string">
            <text:p>03 06:53:30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88]/60);60);&quot;00&quot;);&quot;:&quot;;TEXT(MOD([.C488];60);&quot;00&quot;))" office:value-type="string" office:string-value="09:09" calcext:value-type="string">
            <text:p>09:09</text:p>
          </table:table-cell>
          <table:table-cell table:formula="of:=[.C488]+[.E487]" office:value-type="float" office:value="284559" calcext:value-type="float">
            <text:p>284559</text:p>
          </table:table-cell>
          <table:table-cell table:formula="of:=CONCATENATE(TEXT(INT([.E488]/(60*60*24));&quot;00&quot;);&quot; &quot;;TEXT(MOD(INT([.E488]/(60*60));24);&quot;00&quot;);&quot;:&quot;;TEXT(MOD(INT([.E488]/60);60);&quot;00&quot;);&quot;:&quot;;TEXT(MOD([.E488];60);&quot;00&quot;))" office:value-type="string" office:string-value="03 07:02:39" calcext:value-type="string">
            <text:p>03 07:02:39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89]/60);60);&quot;00&quot;);&quot;:&quot;;TEXT(MOD([.C489];60);&quot;00&quot;))" office:value-type="string" office:string-value="09:10" calcext:value-type="string">
            <text:p>09:10</text:p>
          </table:table-cell>
          <table:table-cell table:formula="of:=[.C489]+[.E488]" office:value-type="float" office:value="285109" calcext:value-type="float">
            <text:p>285109</text:p>
          </table:table-cell>
          <table:table-cell table:formula="of:=CONCATENATE(TEXT(INT([.E489]/(60*60*24));&quot;00&quot;);&quot; &quot;;TEXT(MOD(INT([.E489]/(60*60));24);&quot;00&quot;);&quot;:&quot;;TEXT(MOD(INT([.E489]/60);60);&quot;00&quot;);&quot;:&quot;;TEXT(MOD([.E489];60);&quot;00&quot;))" office:value-type="string" office:string-value="03 07:11:49" calcext:value-type="string">
            <text:p>03 07:11:49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0]/60);60);&quot;00&quot;);&quot;:&quot;;TEXT(MOD([.C490];60);&quot;00&quot;))" office:value-type="string" office:string-value="09:09" calcext:value-type="string">
            <text:p>09:09</text:p>
          </table:table-cell>
          <table:table-cell table:formula="of:=[.C490]+[.E489]" office:value-type="float" office:value="285658" calcext:value-type="float">
            <text:p>285658</text:p>
          </table:table-cell>
          <table:table-cell table:formula="of:=CONCATENATE(TEXT(INT([.E490]/(60*60*24));&quot;00&quot;);&quot; &quot;;TEXT(MOD(INT([.E490]/(60*60));24);&quot;00&quot;);&quot;:&quot;;TEXT(MOD(INT([.E490]/60);60);&quot;00&quot;);&quot;:&quot;;TEXT(MOD([.E490];60);&quot;00&quot;))" office:value-type="string" office:string-value="03 07:20:58" calcext:value-type="string">
            <text:p>03 07:20:58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1]/60);60);&quot;00&quot;);&quot;:&quot;;TEXT(MOD([.C491];60);&quot;00&quot;))" office:value-type="string" office:string-value="09:09" calcext:value-type="string">
            <text:p>09:09</text:p>
          </table:table-cell>
          <table:table-cell table:formula="of:=[.C491]+[.E490]" office:value-type="float" office:value="286207" calcext:value-type="float">
            <text:p>286207</text:p>
          </table:table-cell>
          <table:table-cell table:formula="of:=CONCATENATE(TEXT(INT([.E491]/(60*60*24));&quot;00&quot;);&quot; &quot;;TEXT(MOD(INT([.E491]/(60*60));24);&quot;00&quot;);&quot;:&quot;;TEXT(MOD(INT([.E491]/60);60);&quot;00&quot;);&quot;:&quot;;TEXT(MOD([.E491];60);&quot;00&quot;))" office:value-type="string" office:string-value="03 07:30:07" calcext:value-type="string">
            <text:p>03 07:30:07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92]/60);60);&quot;00&quot;);&quot;:&quot;;TEXT(MOD([.C492];60);&quot;00&quot;))" office:value-type="string" office:string-value="09:10" calcext:value-type="string">
            <text:p>09:10</text:p>
          </table:table-cell>
          <table:table-cell table:formula="of:=[.C492]+[.E491]" office:value-type="float" office:value="286757" calcext:value-type="float">
            <text:p>286757</text:p>
          </table:table-cell>
          <table:table-cell table:formula="of:=CONCATENATE(TEXT(INT([.E492]/(60*60*24));&quot;00&quot;);&quot; &quot;;TEXT(MOD(INT([.E492]/(60*60));24);&quot;00&quot;);&quot;:&quot;;TEXT(MOD(INT([.E492]/60);60);&quot;00&quot;);&quot;:&quot;;TEXT(MOD([.E492];60);&quot;00&quot;))" office:value-type="string" office:string-value="03 07:39:17" calcext:value-type="string">
            <text:p>03 07:39:17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3]/60);60);&quot;00&quot;);&quot;:&quot;;TEXT(MOD([.C493];60);&quot;00&quot;))" office:value-type="string" office:string-value="09:09" calcext:value-type="string">
            <text:p>09:09</text:p>
          </table:table-cell>
          <table:table-cell table:formula="of:=[.C493]+[.E492]" office:value-type="float" office:value="287306" calcext:value-type="float">
            <text:p>287306</text:p>
          </table:table-cell>
          <table:table-cell table:formula="of:=CONCATENATE(TEXT(INT([.E493]/(60*60*24));&quot;00&quot;);&quot; &quot;;TEXT(MOD(INT([.E493]/(60*60));24);&quot;00&quot;);&quot;:&quot;;TEXT(MOD(INT([.E493]/60);60);&quot;00&quot;);&quot;:&quot;;TEXT(MOD([.E493];60);&quot;00&quot;))" office:value-type="string" office:string-value="03 07:48:26" calcext:value-type="string">
            <text:p>03 07:48:26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94]/60);60);&quot;00&quot;);&quot;:&quot;;TEXT(MOD([.C494];60);&quot;00&quot;))" office:value-type="string" office:string-value="09:10" calcext:value-type="string">
            <text:p>09:10</text:p>
          </table:table-cell>
          <table:table-cell table:formula="of:=[.C494]+[.E493]" office:value-type="float" office:value="287856" calcext:value-type="float">
            <text:p>287856</text:p>
          </table:table-cell>
          <table:table-cell table:formula="of:=CONCATENATE(TEXT(INT([.E494]/(60*60*24));&quot;00&quot;);&quot; &quot;;TEXT(MOD(INT([.E494]/(60*60));24);&quot;00&quot;);&quot;:&quot;;TEXT(MOD(INT([.E494]/60);60);&quot;00&quot;);&quot;:&quot;;TEXT(MOD([.E494];60);&quot;00&quot;))" office:value-type="string" office:string-value="03 07:57:36" calcext:value-type="string">
            <text:p>03 07:57:36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5]/60);60);&quot;00&quot;);&quot;:&quot;;TEXT(MOD([.C495];60);&quot;00&quot;))" office:value-type="string" office:string-value="09:09" calcext:value-type="string">
            <text:p>09:09</text:p>
          </table:table-cell>
          <table:table-cell table:formula="of:=[.C495]+[.E494]" office:value-type="float" office:value="288405" calcext:value-type="float">
            <text:p>288405</text:p>
          </table:table-cell>
          <table:table-cell table:formula="of:=CONCATENATE(TEXT(INT([.E495]/(60*60*24));&quot;00&quot;);&quot; &quot;;TEXT(MOD(INT([.E495]/(60*60));24);&quot;00&quot;);&quot;:&quot;;TEXT(MOD(INT([.E495]/60);60);&quot;00&quot;);&quot;:&quot;;TEXT(MOD([.E495];60);&quot;00&quot;))" office:value-type="string" office:string-value="03 08:06:45" calcext:value-type="string">
            <text:p>03 08:06:45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96]/60);60);&quot;00&quot;);&quot;:&quot;;TEXT(MOD([.C496];60);&quot;00&quot;))" office:value-type="string" office:string-value="09:10" calcext:value-type="string">
            <text:p>09:10</text:p>
          </table:table-cell>
          <table:table-cell table:formula="of:=[.C496]+[.E495]" office:value-type="float" office:value="288955" calcext:value-type="float">
            <text:p>288955</text:p>
          </table:table-cell>
          <table:table-cell table:formula="of:=CONCATENATE(TEXT(INT([.E496]/(60*60*24));&quot;00&quot;);&quot; &quot;;TEXT(MOD(INT([.E496]/(60*60));24);&quot;00&quot;);&quot;:&quot;;TEXT(MOD(INT([.E496]/60);60);&quot;00&quot;);&quot;:&quot;;TEXT(MOD([.E496];60);&quot;00&quot;))" office:value-type="string" office:string-value="03 08:15:55" calcext:value-type="string">
            <text:p>03 08:15:55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7]/60);60);&quot;00&quot;);&quot;:&quot;;TEXT(MOD([.C497];60);&quot;00&quot;))" office:value-type="string" office:string-value="09:09" calcext:value-type="string">
            <text:p>09:09</text:p>
          </table:table-cell>
          <table:table-cell table:formula="of:=[.C497]+[.E496]" office:value-type="float" office:value="289504" calcext:value-type="float">
            <text:p>289504</text:p>
          </table:table-cell>
          <table:table-cell table:formula="of:=CONCATENATE(TEXT(INT([.E497]/(60*60*24));&quot;00&quot;);&quot; &quot;;TEXT(MOD(INT([.E497]/(60*60));24);&quot;00&quot;);&quot;:&quot;;TEXT(MOD(INT([.E497]/60);60);&quot;00&quot;);&quot;:&quot;;TEXT(MOD([.E497];60);&quot;00&quot;))" office:value-type="string" office:string-value="03 08:25:04" calcext:value-type="string">
            <text:p>03 08:25:04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498]/60);60);&quot;00&quot;);&quot;:&quot;;TEXT(MOD([.C498];60);&quot;00&quot;))" office:value-type="string" office:string-value="09:10" calcext:value-type="string">
            <text:p>09:10</text:p>
          </table:table-cell>
          <table:table-cell table:formula="of:=[.C498]+[.E497]" office:value-type="float" office:value="290054" calcext:value-type="float">
            <text:p>290054</text:p>
          </table:table-cell>
          <table:table-cell table:formula="of:=CONCATENATE(TEXT(INT([.E498]/(60*60*24));&quot;00&quot;);&quot; &quot;;TEXT(MOD(INT([.E498]/(60*60));24);&quot;00&quot;);&quot;:&quot;;TEXT(MOD(INT([.E498]/60);60);&quot;00&quot;);&quot;:&quot;;TEXT(MOD([.E498];60);&quot;00&quot;))" office:value-type="string" office:string-value="03 08:34:14" calcext:value-type="string">
            <text:p>03 08:34:1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499]/60);60);&quot;00&quot;);&quot;:&quot;;TEXT(MOD([.C499];60);&quot;00&quot;))" office:value-type="string" office:string-value="09:09" calcext:value-type="string">
            <text:p>09:09</text:p>
          </table:table-cell>
          <table:table-cell table:formula="of:=[.C499]+[.E498]" office:value-type="float" office:value="290603" calcext:value-type="float">
            <text:p>290603</text:p>
          </table:table-cell>
          <table:table-cell table:formula="of:=CONCATENATE(TEXT(INT([.E499]/(60*60*24));&quot;00&quot;);&quot; &quot;;TEXT(MOD(INT([.E499]/(60*60));24);&quot;00&quot;);&quot;:&quot;;TEXT(MOD(INT([.E499]/60);60);&quot;00&quot;);&quot;:&quot;;TEXT(MOD([.E499];60);&quot;00&quot;))" office:value-type="string" office:string-value="03 08:43:23" calcext:value-type="string">
            <text:p>03 08:43:23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00]/60);60);&quot;00&quot;);&quot;:&quot;;TEXT(MOD([.C500];60);&quot;00&quot;))" office:value-type="string" office:string-value="09:10" calcext:value-type="string">
            <text:p>09:10</text:p>
          </table:table-cell>
          <table:table-cell table:formula="of:=[.C500]+[.E499]" office:value-type="float" office:value="291153" calcext:value-type="float">
            <text:p>291153</text:p>
          </table:table-cell>
          <table:table-cell table:formula="of:=CONCATENATE(TEXT(INT([.E500]/(60*60*24));&quot;00&quot;);&quot; &quot;;TEXT(MOD(INT([.E500]/(60*60));24);&quot;00&quot;);&quot;:&quot;;TEXT(MOD(INT([.E500]/60);60);&quot;00&quot;);&quot;:&quot;;TEXT(MOD([.E500];60);&quot;00&quot;))" office:value-type="string" office:string-value="03 08:52:33" calcext:value-type="string">
            <text:p>03 08:52:33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1]/60);60);&quot;00&quot;);&quot;:&quot;;TEXT(MOD([.C501];60);&quot;00&quot;))" office:value-type="string" office:string-value="09:09" calcext:value-type="string">
            <text:p>09:09</text:p>
          </table:table-cell>
          <table:table-cell table:formula="of:=[.C501]+[.E500]" office:value-type="float" office:value="291702" calcext:value-type="float">
            <text:p>291702</text:p>
          </table:table-cell>
          <table:table-cell table:formula="of:=CONCATENATE(TEXT(INT([.E501]/(60*60*24));&quot;00&quot;);&quot; &quot;;TEXT(MOD(INT([.E501]/(60*60));24);&quot;00&quot;);&quot;:&quot;;TEXT(MOD(INT([.E501]/60);60);&quot;00&quot;);&quot;:&quot;;TEXT(MOD([.E501];60);&quot;00&quot;))" office:value-type="string" office:string-value="03 09:01:42" calcext:value-type="string">
            <text:p>03 09:01:4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2]/60);60);&quot;00&quot;);&quot;:&quot;;TEXT(MOD([.C502];60);&quot;00&quot;))" office:value-type="string" office:string-value="09:09" calcext:value-type="string">
            <text:p>09:09</text:p>
          </table:table-cell>
          <table:table-cell table:formula="of:=[.C502]+[.E501]" office:value-type="float" office:value="292251" calcext:value-type="float">
            <text:p>292251</text:p>
          </table:table-cell>
          <table:table-cell table:formula="of:=CONCATENATE(TEXT(INT([.E502]/(60*60*24));&quot;00&quot;);&quot; &quot;;TEXT(MOD(INT([.E502]/(60*60));24);&quot;00&quot;);&quot;:&quot;;TEXT(MOD(INT([.E502]/60);60);&quot;00&quot;);&quot;:&quot;;TEXT(MOD([.E502];60);&quot;00&quot;))" office:value-type="string" office:string-value="03 09:10:51" calcext:value-type="string">
            <text:p>03 09:10:5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03]/60);60);&quot;00&quot;);&quot;:&quot;;TEXT(MOD([.C503];60);&quot;00&quot;))" office:value-type="string" office:string-value="09:10" calcext:value-type="string">
            <text:p>09:10</text:p>
          </table:table-cell>
          <table:table-cell table:formula="of:=[.C503]+[.E502]" office:value-type="float" office:value="292801" calcext:value-type="float">
            <text:p>292801</text:p>
          </table:table-cell>
          <table:table-cell table:formula="of:=CONCATENATE(TEXT(INT([.E503]/(60*60*24));&quot;00&quot;);&quot; &quot;;TEXT(MOD(INT([.E503]/(60*60));24);&quot;00&quot;);&quot;:&quot;;TEXT(MOD(INT([.E503]/60);60);&quot;00&quot;);&quot;:&quot;;TEXT(MOD([.E503];60);&quot;00&quot;))" office:value-type="string" office:string-value="03 09:20:01" calcext:value-type="string">
            <text:p>03 09:20:0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4]/60);60);&quot;00&quot;);&quot;:&quot;;TEXT(MOD([.C504];60);&quot;00&quot;))" office:value-type="string" office:string-value="09:09" calcext:value-type="string">
            <text:p>09:09</text:p>
          </table:table-cell>
          <table:table-cell table:formula="of:=[.C504]+[.E503]" office:value-type="float" office:value="293350" calcext:value-type="float">
            <text:p>293350</text:p>
          </table:table-cell>
          <table:table-cell table:formula="of:=CONCATENATE(TEXT(INT([.E504]/(60*60*24));&quot;00&quot;);&quot; &quot;;TEXT(MOD(INT([.E504]/(60*60));24);&quot;00&quot;);&quot;:&quot;;TEXT(MOD(INT([.E504]/60);60);&quot;00&quot;);&quot;:&quot;;TEXT(MOD([.E504];60);&quot;00&quot;))" office:value-type="string" office:string-value="03 09:29:10" calcext:value-type="string">
            <text:p>03 09:29:10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05]/60);60);&quot;00&quot;);&quot;:&quot;;TEXT(MOD([.C505];60);&quot;00&quot;))" office:value-type="string" office:string-value="09:10" calcext:value-type="string">
            <text:p>09:10</text:p>
          </table:table-cell>
          <table:table-cell table:formula="of:=[.C505]+[.E504]" office:value-type="float" office:value="293900" calcext:value-type="float">
            <text:p>293900</text:p>
          </table:table-cell>
          <table:table-cell table:formula="of:=CONCATENATE(TEXT(INT([.E505]/(60*60*24));&quot;00&quot;);&quot; &quot;;TEXT(MOD(INT([.E505]/(60*60));24);&quot;00&quot;);&quot;:&quot;;TEXT(MOD(INT([.E505]/60);60);&quot;00&quot;);&quot;:&quot;;TEXT(MOD([.E505];60);&quot;00&quot;))" office:value-type="string" office:string-value="03 09:38:20" calcext:value-type="string">
            <text:p>03 09:38:20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6]/60);60);&quot;00&quot;);&quot;:&quot;;TEXT(MOD([.C506];60);&quot;00&quot;))" office:value-type="string" office:string-value="09:09" calcext:value-type="string">
            <text:p>09:09</text:p>
          </table:table-cell>
          <table:table-cell table:formula="of:=[.C506]+[.E505]" office:value-type="float" office:value="294449" calcext:value-type="float">
            <text:p>294449</text:p>
          </table:table-cell>
          <table:table-cell table:formula="of:=CONCATENATE(TEXT(INT([.E506]/(60*60*24));&quot;00&quot;);&quot; &quot;;TEXT(MOD(INT([.E506]/(60*60));24);&quot;00&quot;);&quot;:&quot;;TEXT(MOD(INT([.E506]/60);60);&quot;00&quot;);&quot;:&quot;;TEXT(MOD([.E506];60);&quot;00&quot;))" office:value-type="string" office:string-value="03 09:47:29" calcext:value-type="string">
            <text:p>03 09:47:29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7]/60);60);&quot;00&quot;);&quot;:&quot;;TEXT(MOD([.C507];60);&quot;00&quot;))" office:value-type="string" office:string-value="09:09" calcext:value-type="string">
            <text:p>09:09</text:p>
          </table:table-cell>
          <table:table-cell table:formula="of:=[.C507]+[.E506]" office:value-type="float" office:value="294998" calcext:value-type="float">
            <text:p>294998</text:p>
          </table:table-cell>
          <table:table-cell table:formula="of:=CONCATENATE(TEXT(INT([.E507]/(60*60*24));&quot;00&quot;);&quot; &quot;;TEXT(MOD(INT([.E507]/(60*60));24);&quot;00&quot;);&quot;:&quot;;TEXT(MOD(INT([.E507]/60);60);&quot;00&quot;);&quot;:&quot;;TEXT(MOD([.E507];60);&quot;00&quot;))" office:value-type="string" office:string-value="03 09:56:38" calcext:value-type="string">
            <text:p>03 09:56:38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08]/60);60);&quot;00&quot;);&quot;:&quot;;TEXT(MOD([.C508];60);&quot;00&quot;))" office:value-type="string" office:string-value="09:09" calcext:value-type="string">
            <text:p>09:09</text:p>
          </table:table-cell>
          <table:table-cell table:formula="of:=[.C508]+[.E507]" office:value-type="float" office:value="295547" calcext:value-type="float">
            <text:p>295547</text:p>
          </table:table-cell>
          <table:table-cell table:formula="of:=CONCATENATE(TEXT(INT([.E508]/(60*60*24));&quot;00&quot;);&quot; &quot;;TEXT(MOD(INT([.E508]/(60*60));24);&quot;00&quot;);&quot;:&quot;;TEXT(MOD(INT([.E508]/60);60);&quot;00&quot;);&quot;:&quot;;TEXT(MOD([.E508];60);&quot;00&quot;))" office:value-type="string" office:string-value="03 10:05:47" calcext:value-type="string">
            <text:p>03 10:05:47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09]/60);60);&quot;00&quot;);&quot;:&quot;;TEXT(MOD([.C509];60);&quot;00&quot;))" office:value-type="string" office:string-value="09:10" calcext:value-type="string">
            <text:p>09:10</text:p>
          </table:table-cell>
          <table:table-cell table:formula="of:=[.C509]+[.E508]" office:value-type="float" office:value="296097" calcext:value-type="float">
            <text:p>296097</text:p>
          </table:table-cell>
          <table:table-cell table:formula="of:=CONCATENATE(TEXT(INT([.E509]/(60*60*24));&quot;00&quot;);&quot; &quot;;TEXT(MOD(INT([.E509]/(60*60));24);&quot;00&quot;);&quot;:&quot;;TEXT(MOD(INT([.E509]/60);60);&quot;00&quot;);&quot;:&quot;;TEXT(MOD([.E509];60);&quot;00&quot;))" office:value-type="string" office:string-value="03 10:14:57" calcext:value-type="string">
            <text:p>03 10:14:57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0]/60);60);&quot;00&quot;);&quot;:&quot;;TEXT(MOD([.C510];60);&quot;00&quot;))" office:value-type="string" office:string-value="09:09" calcext:value-type="string">
            <text:p>09:09</text:p>
          </table:table-cell>
          <table:table-cell table:formula="of:=[.C510]+[.E509]" office:value-type="float" office:value="296646" calcext:value-type="float">
            <text:p>296646</text:p>
          </table:table-cell>
          <table:table-cell table:formula="of:=CONCATENATE(TEXT(INT([.E510]/(60*60*24));&quot;00&quot;);&quot; &quot;;TEXT(MOD(INT([.E510]/(60*60));24);&quot;00&quot;);&quot;:&quot;;TEXT(MOD(INT([.E510]/60);60);&quot;00&quot;);&quot;:&quot;;TEXT(MOD([.E510];60);&quot;00&quot;))" office:value-type="string" office:string-value="03 10:24:06" calcext:value-type="string">
            <text:p>03 10:24:06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1]/60);60);&quot;00&quot;);&quot;:&quot;;TEXT(MOD([.C511];60);&quot;00&quot;))" office:value-type="string" office:string-value="09:09" calcext:value-type="string">
            <text:p>09:09</text:p>
          </table:table-cell>
          <table:table-cell table:formula="of:=[.C511]+[.E510]" office:value-type="float" office:value="297195" calcext:value-type="float">
            <text:p>297195</text:p>
          </table:table-cell>
          <table:table-cell table:formula="of:=CONCATENATE(TEXT(INT([.E511]/(60*60*24));&quot;00&quot;);&quot; &quot;;TEXT(MOD(INT([.E511]/(60*60));24);&quot;00&quot;);&quot;:&quot;;TEXT(MOD(INT([.E511]/60);60);&quot;00&quot;);&quot;:&quot;;TEXT(MOD([.E511];60);&quot;00&quot;))" office:value-type="string" office:string-value="03 10:33:15" calcext:value-type="string">
            <text:p>03 10:33:15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12]/60);60);&quot;00&quot;);&quot;:&quot;;TEXT(MOD([.C512];60);&quot;00&quot;))" office:value-type="string" office:string-value="09:10" calcext:value-type="string">
            <text:p>09:10</text:p>
          </table:table-cell>
          <table:table-cell table:formula="of:=[.C512]+[.E511]" office:value-type="float" office:value="297745" calcext:value-type="float">
            <text:p>297745</text:p>
          </table:table-cell>
          <table:table-cell table:formula="of:=CONCATENATE(TEXT(INT([.E512]/(60*60*24));&quot;00&quot;);&quot; &quot;;TEXT(MOD(INT([.E512]/(60*60));24);&quot;00&quot;);&quot;:&quot;;TEXT(MOD(INT([.E512]/60);60);&quot;00&quot;);&quot;:&quot;;TEXT(MOD([.E512];60);&quot;00&quot;))" office:value-type="string" office:string-value="03 10:42:25" calcext:value-type="string">
            <text:p>03 10:42:25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3]/60);60);&quot;00&quot;);&quot;:&quot;;TEXT(MOD([.C513];60);&quot;00&quot;))" office:value-type="string" office:string-value="09:09" calcext:value-type="string">
            <text:p>09:09</text:p>
          </table:table-cell>
          <table:table-cell table:formula="of:=[.C513]+[.E512]" office:value-type="float" office:value="298294" calcext:value-type="float">
            <text:p>298294</text:p>
          </table:table-cell>
          <table:table-cell table:formula="of:=CONCATENATE(TEXT(INT([.E513]/(60*60*24));&quot;00&quot;);&quot; &quot;;TEXT(MOD(INT([.E513]/(60*60));24);&quot;00&quot;);&quot;:&quot;;TEXT(MOD(INT([.E513]/60);60);&quot;00&quot;);&quot;:&quot;;TEXT(MOD([.E513];60);&quot;00&quot;))" office:value-type="string" office:string-value="03 10:51:34" calcext:value-type="string">
            <text:p>03 10:51:34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4]/60);60);&quot;00&quot;);&quot;:&quot;;TEXT(MOD([.C514];60);&quot;00&quot;))" office:value-type="string" office:string-value="09:09" calcext:value-type="string">
            <text:p>09:09</text:p>
          </table:table-cell>
          <table:table-cell table:formula="of:=[.C514]+[.E513]" office:value-type="float" office:value="298843" calcext:value-type="float">
            <text:p>298843</text:p>
          </table:table-cell>
          <table:table-cell table:formula="of:=CONCATENATE(TEXT(INT([.E514]/(60*60*24));&quot;00&quot;);&quot; &quot;;TEXT(MOD(INT([.E514]/(60*60));24);&quot;00&quot;);&quot;:&quot;;TEXT(MOD(INT([.E514]/60);60);&quot;00&quot;);&quot;:&quot;;TEXT(MOD([.E514];60);&quot;00&quot;))" office:value-type="string" office:string-value="03 11:00:43" calcext:value-type="string">
            <text:p>03 11:00:4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15]/60);60);&quot;00&quot;);&quot;:&quot;;TEXT(MOD([.C515];60);&quot;00&quot;))" office:value-type="string" office:string-value="09:10" calcext:value-type="string">
            <text:p>09:10</text:p>
          </table:table-cell>
          <table:table-cell table:formula="of:=[.C515]+[.E514]" office:value-type="float" office:value="299393" calcext:value-type="float">
            <text:p>299393</text:p>
          </table:table-cell>
          <table:table-cell table:formula="of:=CONCATENATE(TEXT(INT([.E515]/(60*60*24));&quot;00&quot;);&quot; &quot;;TEXT(MOD(INT([.E515]/(60*60));24);&quot;00&quot;);&quot;:&quot;;TEXT(MOD(INT([.E515]/60);60);&quot;00&quot;);&quot;:&quot;;TEXT(MOD([.E515];60);&quot;00&quot;))" office:value-type="string" office:string-value="03 11:09:53" calcext:value-type="string">
            <text:p>03 11:09:53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6]/60);60);&quot;00&quot;);&quot;:&quot;;TEXT(MOD([.C516];60);&quot;00&quot;))" office:value-type="string" office:string-value="09:09" calcext:value-type="string">
            <text:p>09:09</text:p>
          </table:table-cell>
          <table:table-cell table:formula="of:=[.C516]+[.E515]" office:value-type="float" office:value="299942" calcext:value-type="float">
            <text:p>299942</text:p>
          </table:table-cell>
          <table:table-cell table:formula="of:=CONCATENATE(TEXT(INT([.E516]/(60*60*24));&quot;00&quot;);&quot; &quot;;TEXT(MOD(INT([.E516]/(60*60));24);&quot;00&quot;);&quot;:&quot;;TEXT(MOD(INT([.E516]/60);60);&quot;00&quot;);&quot;:&quot;;TEXT(MOD([.E516];60);&quot;00&quot;))" office:value-type="string" office:string-value="03 11:19:02" calcext:value-type="string">
            <text:p>03 11:19:02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7]/60);60);&quot;00&quot;);&quot;:&quot;;TEXT(MOD([.C517];60);&quot;00&quot;))" office:value-type="string" office:string-value="09:09" calcext:value-type="string">
            <text:p>09:09</text:p>
          </table:table-cell>
          <table:table-cell table:formula="of:=[.C517]+[.E516]" office:value-type="float" office:value="300491" calcext:value-type="float">
            <text:p>300491</text:p>
          </table:table-cell>
          <table:table-cell table:formula="of:=CONCATENATE(TEXT(INT([.E517]/(60*60*24));&quot;00&quot;);&quot; &quot;;TEXT(MOD(INT([.E517]/(60*60));24);&quot;00&quot;);&quot;:&quot;;TEXT(MOD(INT([.E517]/60);60);&quot;00&quot;);&quot;:&quot;;TEXT(MOD([.E517];60);&quot;00&quot;))" office:value-type="string" office:string-value="03 11:28:11" calcext:value-type="string">
            <text:p>03 11:28:11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18]/60);60);&quot;00&quot;);&quot;:&quot;;TEXT(MOD([.C518];60);&quot;00&quot;))" office:value-type="string" office:string-value="09:10" calcext:value-type="string">
            <text:p>09:10</text:p>
          </table:table-cell>
          <table:table-cell table:formula="of:=[.C518]+[.E517]" office:value-type="float" office:value="301041" calcext:value-type="float">
            <text:p>301041</text:p>
          </table:table-cell>
          <table:table-cell table:formula="of:=CONCATENATE(TEXT(INT([.E518]/(60*60*24));&quot;00&quot;);&quot; &quot;;TEXT(MOD(INT([.E518]/(60*60));24);&quot;00&quot;);&quot;:&quot;;TEXT(MOD(INT([.E518]/60);60);&quot;00&quot;);&quot;:&quot;;TEXT(MOD([.E518];60);&quot;00&quot;))" office:value-type="string" office:string-value="03 11:37:21" calcext:value-type="string">
            <text:p>03 11:37:21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19]/60);60);&quot;00&quot;);&quot;:&quot;;TEXT(MOD([.C519];60);&quot;00&quot;))" office:value-type="string" office:string-value="09:09" calcext:value-type="string">
            <text:p>09:09</text:p>
          </table:table-cell>
          <table:table-cell table:formula="of:=[.C519]+[.E518]" office:value-type="float" office:value="301590" calcext:value-type="float">
            <text:p>301590</text:p>
          </table:table-cell>
          <table:table-cell table:formula="of:=CONCATENATE(TEXT(INT([.E519]/(60*60*24));&quot;00&quot;);&quot; &quot;;TEXT(MOD(INT([.E519]/(60*60));24);&quot;00&quot;);&quot;:&quot;;TEXT(MOD(INT([.E519]/60);60);&quot;00&quot;);&quot;:&quot;;TEXT(MOD([.E519];60);&quot;00&quot;))" office:value-type="string" office:string-value="03 11:46:30" calcext:value-type="string">
            <text:p>03 11:46:30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20]/60);60);&quot;00&quot;);&quot;:&quot;;TEXT(MOD([.C520];60);&quot;00&quot;))" office:value-type="string" office:string-value="09:10" calcext:value-type="string">
            <text:p>09:10</text:p>
          </table:table-cell>
          <table:table-cell table:formula="of:=[.C520]+[.E519]" office:value-type="float" office:value="302140" calcext:value-type="float">
            <text:p>302140</text:p>
          </table:table-cell>
          <table:table-cell table:formula="of:=CONCATENATE(TEXT(INT([.E520]/(60*60*24));&quot;00&quot;);&quot; &quot;;TEXT(MOD(INT([.E520]/(60*60));24);&quot;00&quot;);&quot;:&quot;;TEXT(MOD(INT([.E520]/60);60);&quot;00&quot;);&quot;:&quot;;TEXT(MOD([.E520];60);&quot;00&quot;))" office:value-type="string" office:string-value="03 11:55:40" calcext:value-type="string">
            <text:p>03 11:55:40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1]/60);60);&quot;00&quot;);&quot;:&quot;;TEXT(MOD([.C521];60);&quot;00&quot;))" office:value-type="string" office:string-value="09:09" calcext:value-type="string">
            <text:p>09:09</text:p>
          </table:table-cell>
          <table:table-cell table:formula="of:=[.C521]+[.E520]" office:value-type="float" office:value="302689" calcext:value-type="float">
            <text:p>302689</text:p>
          </table:table-cell>
          <table:table-cell table:formula="of:=CONCATENATE(TEXT(INT([.E521]/(60*60*24));&quot;00&quot;);&quot; &quot;;TEXT(MOD(INT([.E521]/(60*60));24);&quot;00&quot;);&quot;:&quot;;TEXT(MOD(INT([.E521]/60);60);&quot;00&quot;);&quot;:&quot;;TEXT(MOD([.E521];60);&quot;00&quot;))" office:value-type="string" office:string-value="03 12:04:49" calcext:value-type="string">
            <text:p>03 12:04:49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2]/60);60);&quot;00&quot;);&quot;:&quot;;TEXT(MOD([.C522];60);&quot;00&quot;))" office:value-type="string" office:string-value="09:09" calcext:value-type="string">
            <text:p>09:09</text:p>
          </table:table-cell>
          <table:table-cell table:formula="of:=[.C522]+[.E521]" office:value-type="float" office:value="303238" calcext:value-type="float">
            <text:p>303238</text:p>
          </table:table-cell>
          <table:table-cell table:formula="of:=CONCATENATE(TEXT(INT([.E522]/(60*60*24));&quot;00&quot;);&quot; &quot;;TEXT(MOD(INT([.E522]/(60*60));24);&quot;00&quot;);&quot;:&quot;;TEXT(MOD(INT([.E522]/60);60);&quot;00&quot;);&quot;:&quot;;TEXT(MOD([.E522];60);&quot;00&quot;))" office:value-type="string" office:string-value="03 12:13:58" calcext:value-type="string">
            <text:p>03 12:13:58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23]/60);60);&quot;00&quot;);&quot;:&quot;;TEXT(MOD([.C523];60);&quot;00&quot;))" office:value-type="string" office:string-value="09:10" calcext:value-type="string">
            <text:p>09:10</text:p>
          </table:table-cell>
          <table:table-cell table:formula="of:=[.C523]+[.E522]" office:value-type="float" office:value="303788" calcext:value-type="float">
            <text:p>303788</text:p>
          </table:table-cell>
          <table:table-cell table:formula="of:=CONCATENATE(TEXT(INT([.E523]/(60*60*24));&quot;00&quot;);&quot; &quot;;TEXT(MOD(INT([.E523]/(60*60));24);&quot;00&quot;);&quot;:&quot;;TEXT(MOD(INT([.E523]/60);60);&quot;00&quot;);&quot;:&quot;;TEXT(MOD([.E523];60);&quot;00&quot;))" office:value-type="string" office:string-value="03 12:23:08" calcext:value-type="string">
            <text:p>03 12:23:0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4]/60);60);&quot;00&quot;);&quot;:&quot;;TEXT(MOD([.C524];60);&quot;00&quot;))" office:value-type="string" office:string-value="09:09" calcext:value-type="string">
            <text:p>09:09</text:p>
          </table:table-cell>
          <table:table-cell table:formula="of:=[.C524]+[.E523]" office:value-type="float" office:value="304337" calcext:value-type="float">
            <text:p>304337</text:p>
          </table:table-cell>
          <table:table-cell table:formula="of:=CONCATENATE(TEXT(INT([.E524]/(60*60*24));&quot;00&quot;);&quot; &quot;;TEXT(MOD(INT([.E524]/(60*60));24);&quot;00&quot;);&quot;:&quot;;TEXT(MOD(INT([.E524]/60);60);&quot;00&quot;);&quot;:&quot;;TEXT(MOD([.E524];60);&quot;00&quot;))" office:value-type="string" office:string-value="03 12:32:17" calcext:value-type="string">
            <text:p>03 12:32:17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5]/60);60);&quot;00&quot;);&quot;:&quot;;TEXT(MOD([.C525];60);&quot;00&quot;))" office:value-type="string" office:string-value="09:09" calcext:value-type="string">
            <text:p>09:09</text:p>
          </table:table-cell>
          <table:table-cell table:formula="of:=[.C525]+[.E524]" office:value-type="float" office:value="304886" calcext:value-type="float">
            <text:p>304886</text:p>
          </table:table-cell>
          <table:table-cell table:formula="of:=CONCATENATE(TEXT(INT([.E525]/(60*60*24));&quot;00&quot;);&quot; &quot;;TEXT(MOD(INT([.E525]/(60*60));24);&quot;00&quot;);&quot;:&quot;;TEXT(MOD(INT([.E525]/60);60);&quot;00&quot;);&quot;:&quot;;TEXT(MOD([.E525];60);&quot;00&quot;))" office:value-type="string" office:string-value="03 12:41:26" calcext:value-type="string">
            <text:p>03 12:41:26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26]/60);60);&quot;00&quot;);&quot;:&quot;;TEXT(MOD([.C526];60);&quot;00&quot;))" office:value-type="string" office:string-value="09:10" calcext:value-type="string">
            <text:p>09:10</text:p>
          </table:table-cell>
          <table:table-cell table:formula="of:=[.C526]+[.E525]" office:value-type="float" office:value="305436" calcext:value-type="float">
            <text:p>305436</text:p>
          </table:table-cell>
          <table:table-cell table:formula="of:=CONCATENATE(TEXT(INT([.E526]/(60*60*24));&quot;00&quot;);&quot; &quot;;TEXT(MOD(INT([.E526]/(60*60));24);&quot;00&quot;);&quot;:&quot;;TEXT(MOD(INT([.E526]/60);60);&quot;00&quot;);&quot;:&quot;;TEXT(MOD([.E526];60);&quot;00&quot;))" office:value-type="string" office:string-value="03 12:50:36" calcext:value-type="string">
            <text:p>03 12:50:36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7]/60);60);&quot;00&quot;);&quot;:&quot;;TEXT(MOD([.C527];60);&quot;00&quot;))" office:value-type="string" office:string-value="09:09" calcext:value-type="string">
            <text:p>09:09</text:p>
          </table:table-cell>
          <table:table-cell table:formula="of:=[.C527]+[.E526]" office:value-type="float" office:value="305985" calcext:value-type="float">
            <text:p>305985</text:p>
          </table:table-cell>
          <table:table-cell table:formula="of:=CONCATENATE(TEXT(INT([.E527]/(60*60*24));&quot;00&quot;);&quot; &quot;;TEXT(MOD(INT([.E527]/(60*60));24);&quot;00&quot;);&quot;:&quot;;TEXT(MOD(INT([.E527]/60);60);&quot;00&quot;);&quot;:&quot;;TEXT(MOD([.E527];60);&quot;00&quot;))" office:value-type="string" office:string-value="03 12:59:45" calcext:value-type="string">
            <text:p>03 12:59:45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28]/60);60);&quot;00&quot;);&quot;:&quot;;TEXT(MOD([.C528];60);&quot;00&quot;))" office:value-type="string" office:string-value="09:10" calcext:value-type="string">
            <text:p>09:10</text:p>
          </table:table-cell>
          <table:table-cell table:formula="of:=[.C528]+[.E527]" office:value-type="float" office:value="306535" calcext:value-type="float">
            <text:p>306535</text:p>
          </table:table-cell>
          <table:table-cell table:formula="of:=CONCATENATE(TEXT(INT([.E528]/(60*60*24));&quot;00&quot;);&quot; &quot;;TEXT(MOD(INT([.E528]/(60*60));24);&quot;00&quot;);&quot;:&quot;;TEXT(MOD(INT([.E528]/60);60);&quot;00&quot;);&quot;:&quot;;TEXT(MOD([.E528];60);&quot;00&quot;))" office:value-type="string" office:string-value="03 13:08:55" calcext:value-type="string">
            <text:p>03 13:08:55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29]/60);60);&quot;00&quot;);&quot;:&quot;;TEXT(MOD([.C529];60);&quot;00&quot;))" office:value-type="string" office:string-value="09:09" calcext:value-type="string">
            <text:p>09:09</text:p>
          </table:table-cell>
          <table:table-cell table:formula="of:=[.C529]+[.E528]" office:value-type="float" office:value="307084" calcext:value-type="float">
            <text:p>307084</text:p>
          </table:table-cell>
          <table:table-cell table:formula="of:=CONCATENATE(TEXT(INT([.E529]/(60*60*24));&quot;00&quot;);&quot; &quot;;TEXT(MOD(INT([.E529]/(60*60));24);&quot;00&quot;);&quot;:&quot;;TEXT(MOD(INT([.E529]/60);60);&quot;00&quot;);&quot;:&quot;;TEXT(MOD([.E529];60);&quot;00&quot;))" office:value-type="string" office:string-value="03 13:18:04" calcext:value-type="string">
            <text:p>03 13:18:04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30]/60);60);&quot;00&quot;);&quot;:&quot;;TEXT(MOD([.C530];60);&quot;00&quot;))" office:value-type="string" office:string-value="09:10" calcext:value-type="string">
            <text:p>09:10</text:p>
          </table:table-cell>
          <table:table-cell table:formula="of:=[.C530]+[.E529]" office:value-type="float" office:value="307634" calcext:value-type="float">
            <text:p>307634</text:p>
          </table:table-cell>
          <table:table-cell table:formula="of:=CONCATENATE(TEXT(INT([.E530]/(60*60*24));&quot;00&quot;);&quot; &quot;;TEXT(MOD(INT([.E530]/(60*60));24);&quot;00&quot;);&quot;:&quot;;TEXT(MOD(INT([.E530]/60);60);&quot;00&quot;);&quot;:&quot;;TEXT(MOD([.E530];60);&quot;00&quot;))" office:value-type="string" office:string-value="03 13:27:14" calcext:value-type="string">
            <text:p>03 13:27:14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31]/60);60);&quot;00&quot;);&quot;:&quot;;TEXT(MOD([.C531];60);&quot;00&quot;))" office:value-type="string" office:string-value="09:09" calcext:value-type="string">
            <text:p>09:09</text:p>
          </table:table-cell>
          <table:table-cell table:formula="of:=[.C531]+[.E530]" office:value-type="float" office:value="308183" calcext:value-type="float">
            <text:p>308183</text:p>
          </table:table-cell>
          <table:table-cell table:formula="of:=CONCATENATE(TEXT(INT([.E531]/(60*60*24));&quot;00&quot;);&quot; &quot;;TEXT(MOD(INT([.E531]/(60*60));24);&quot;00&quot;);&quot;:&quot;;TEXT(MOD(INT([.E531]/60);60);&quot;00&quot;);&quot;:&quot;;TEXT(MOD([.E531];60);&quot;00&quot;))" office:value-type="string" office:string-value="03 13:36:23" calcext:value-type="string">
            <text:p>03 13:36:23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32]/60);60);&quot;00&quot;);&quot;:&quot;;TEXT(MOD([.C532];60);&quot;00&quot;))" office:value-type="string" office:string-value="09:09" calcext:value-type="string">
            <text:p>09:09</text:p>
          </table:table-cell>
          <table:table-cell table:formula="of:=[.C532]+[.E531]" office:value-type="float" office:value="308732" calcext:value-type="float">
            <text:p>308732</text:p>
          </table:table-cell>
          <table:table-cell table:formula="of:=CONCATENATE(TEXT(INT([.E532]/(60*60*24));&quot;00&quot;);&quot; &quot;;TEXT(MOD(INT([.E532]/(60*60));24);&quot;00&quot;);&quot;:&quot;;TEXT(MOD(INT([.E532]/60);60);&quot;00&quot;);&quot;:&quot;;TEXT(MOD([.E532];60);&quot;00&quot;))" office:value-type="string" office:string-value="03 13:45:32" calcext:value-type="string">
            <text:p>03 13:45:3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33]/60);60);&quot;00&quot;);&quot;:&quot;;TEXT(MOD([.C533];60);&quot;00&quot;))" office:value-type="string" office:string-value="09:10" calcext:value-type="string">
            <text:p>09:10</text:p>
          </table:table-cell>
          <table:table-cell table:formula="of:=[.C533]+[.E532]" office:value-type="float" office:value="309282" calcext:value-type="float">
            <text:p>309282</text:p>
          </table:table-cell>
          <table:table-cell table:formula="of:=CONCATENATE(TEXT(INT([.E533]/(60*60*24));&quot;00&quot;);&quot; &quot;;TEXT(MOD(INT([.E533]/(60*60));24);&quot;00&quot;);&quot;:&quot;;TEXT(MOD(INT([.E533]/60);60);&quot;00&quot;);&quot;:&quot;;TEXT(MOD([.E533];60);&quot;00&quot;))" office:value-type="string" office:string-value="03 13:54:42" calcext:value-type="string">
            <text:p>03 13:54:42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34]/60);60);&quot;00&quot;);&quot;:&quot;;TEXT(MOD([.C534];60);&quot;00&quot;))" office:value-type="string" office:string-value="09:10" calcext:value-type="string">
            <text:p>09:10</text:p>
          </table:table-cell>
          <table:table-cell table:formula="of:=[.C534]+[.E533]" office:value-type="float" office:value="309832" calcext:value-type="float">
            <text:p>309832</text:p>
          </table:table-cell>
          <table:table-cell table:formula="of:=CONCATENATE(TEXT(INT([.E534]/(60*60*24));&quot;00&quot;);&quot; &quot;;TEXT(MOD(INT([.E534]/(60*60));24);&quot;00&quot;);&quot;:&quot;;TEXT(MOD(INT([.E534]/60);60);&quot;00&quot;);&quot;:&quot;;TEXT(MOD([.E534];60);&quot;00&quot;))" office:value-type="string" office:string-value="03 14:03:52" calcext:value-type="string">
            <text:p>03 14:03:52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35]/60);60);&quot;00&quot;);&quot;:&quot;;TEXT(MOD([.C535];60);&quot;00&quot;))" office:value-type="string" office:string-value="09:09" calcext:value-type="string">
            <text:p>09:09</text:p>
          </table:table-cell>
          <table:table-cell table:formula="of:=[.C535]+[.E534]" office:value-type="float" office:value="310381" calcext:value-type="float">
            <text:p>310381</text:p>
          </table:table-cell>
          <table:table-cell table:formula="of:=CONCATENATE(TEXT(INT([.E535]/(60*60*24));&quot;00&quot;);&quot; &quot;;TEXT(MOD(INT([.E535]/(60*60));24);&quot;00&quot;);&quot;:&quot;;TEXT(MOD(INT([.E535]/60);60);&quot;00&quot;);&quot;:&quot;;TEXT(MOD([.E535];60);&quot;00&quot;))" office:value-type="string" office:string-value="03 14:13:01" calcext:value-type="string">
            <text:p>03 14:13:01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36]/60);60);&quot;00&quot;);&quot;:&quot;;TEXT(MOD([.C536];60);&quot;00&quot;))" office:value-type="string" office:string-value="09:10" calcext:value-type="string">
            <text:p>09:10</text:p>
          </table:table-cell>
          <table:table-cell table:formula="of:=[.C536]+[.E535]" office:value-type="float" office:value="310931" calcext:value-type="float">
            <text:p>310931</text:p>
          </table:table-cell>
          <table:table-cell table:formula="of:=CONCATENATE(TEXT(INT([.E536]/(60*60*24));&quot;00&quot;);&quot; &quot;;TEXT(MOD(INT([.E536]/(60*60));24);&quot;00&quot;);&quot;:&quot;;TEXT(MOD(INT([.E536]/60);60);&quot;00&quot;);&quot;:&quot;;TEXT(MOD([.E536];60);&quot;00&quot;))" office:value-type="string" office:string-value="03 14:22:11" calcext:value-type="string">
            <text:p>03 14:22:11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37]/60);60);&quot;00&quot;);&quot;:&quot;;TEXT(MOD([.C537];60);&quot;00&quot;))" office:value-type="string" office:string-value="09:09" calcext:value-type="string">
            <text:p>09:09</text:p>
          </table:table-cell>
          <table:table-cell table:formula="of:=[.C537]+[.E536]" office:value-type="float" office:value="311480" calcext:value-type="float">
            <text:p>311480</text:p>
          </table:table-cell>
          <table:table-cell table:formula="of:=CONCATENATE(TEXT(INT([.E537]/(60*60*24));&quot;00&quot;);&quot; &quot;;TEXT(MOD(INT([.E537]/(60*60));24);&quot;00&quot;);&quot;:&quot;;TEXT(MOD(INT([.E537]/60);60);&quot;00&quot;);&quot;:&quot;;TEXT(MOD([.E537];60);&quot;00&quot;))" office:value-type="string" office:string-value="03 14:31:20" calcext:value-type="string">
            <text:p>03 14:31:20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38]/60);60);&quot;00&quot;);&quot;:&quot;;TEXT(MOD([.C538];60);&quot;00&quot;))" office:value-type="string" office:string-value="09:10" calcext:value-type="string">
            <text:p>09:10</text:p>
          </table:table-cell>
          <table:table-cell table:formula="of:=[.C538]+[.E537]" office:value-type="float" office:value="312030" calcext:value-type="float">
            <text:p>312030</text:p>
          </table:table-cell>
          <table:table-cell table:formula="of:=CONCATENATE(TEXT(INT([.E538]/(60*60*24));&quot;00&quot;);&quot; &quot;;TEXT(MOD(INT([.E538]/(60*60));24);&quot;00&quot;);&quot;:&quot;;TEXT(MOD(INT([.E538]/60);60);&quot;00&quot;);&quot;:&quot;;TEXT(MOD([.E538];60);&quot;00&quot;))" office:value-type="string" office:string-value="03 14:40:30" calcext:value-type="string">
            <text:p>03 14:40:30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39]/60);60);&quot;00&quot;);&quot;:&quot;;TEXT(MOD([.C539];60);&quot;00&quot;))" office:value-type="string" office:string-value="09:09" calcext:value-type="string">
            <text:p>09:09</text:p>
          </table:table-cell>
          <table:table-cell table:formula="of:=[.C539]+[.E538]" office:value-type="float" office:value="312579" calcext:value-type="float">
            <text:p>312579</text:p>
          </table:table-cell>
          <table:table-cell table:formula="of:=CONCATENATE(TEXT(INT([.E539]/(60*60*24));&quot;00&quot;);&quot; &quot;;TEXT(MOD(INT([.E539]/(60*60));24);&quot;00&quot;);&quot;:&quot;;TEXT(MOD(INT([.E539]/60);60);&quot;00&quot;);&quot;:&quot;;TEXT(MOD([.E539];60);&quot;00&quot;))" office:value-type="string" office:string-value="03 14:49:39" calcext:value-type="string">
            <text:p>03 14:49:39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40]/60);60);&quot;00&quot;);&quot;:&quot;;TEXT(MOD([.C540];60);&quot;00&quot;))" office:value-type="string" office:string-value="09:10" calcext:value-type="string">
            <text:p>09:10</text:p>
          </table:table-cell>
          <table:table-cell table:formula="of:=[.C540]+[.E539]" office:value-type="float" office:value="313129" calcext:value-type="float">
            <text:p>313129</text:p>
          </table:table-cell>
          <table:table-cell table:formula="of:=CONCATENATE(TEXT(INT([.E540]/(60*60*24));&quot;00&quot;);&quot; &quot;;TEXT(MOD(INT([.E540]/(60*60));24);&quot;00&quot;);&quot;:&quot;;TEXT(MOD(INT([.E540]/60);60);&quot;00&quot;);&quot;:&quot;;TEXT(MOD([.E540];60);&quot;00&quot;))" office:value-type="string" office:string-value="03 14:58:49" calcext:value-type="string">
            <text:p>03 14:58:49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41]/60);60);&quot;00&quot;);&quot;:&quot;;TEXT(MOD([.C541];60);&quot;00&quot;))" office:value-type="string" office:string-value="09:09" calcext:value-type="string">
            <text:p>09:09</text:p>
          </table:table-cell>
          <table:table-cell table:formula="of:=[.C541]+[.E540]" office:value-type="float" office:value="313678" calcext:value-type="float">
            <text:p>313678</text:p>
          </table:table-cell>
          <table:table-cell table:formula="of:=CONCATENATE(TEXT(INT([.E541]/(60*60*24));&quot;00&quot;);&quot; &quot;;TEXT(MOD(INT([.E541]/(60*60));24);&quot;00&quot;);&quot;:&quot;;TEXT(MOD(INT([.E541]/60);60);&quot;00&quot;);&quot;:&quot;;TEXT(MOD([.E541];60);&quot;00&quot;))" office:value-type="string" office:string-value="03 15:07:58" calcext:value-type="string">
            <text:p>03 15:07:5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42]/60);60);&quot;00&quot;);&quot;:&quot;;TEXT(MOD([.C542];60);&quot;00&quot;))" office:value-type="string" office:string-value="09:09" calcext:value-type="string">
            <text:p>09:09</text:p>
          </table:table-cell>
          <table:table-cell table:formula="of:=[.C542]+[.E541]" office:value-type="float" office:value="314227" calcext:value-type="float">
            <text:p>314227</text:p>
          </table:table-cell>
          <table:table-cell table:formula="of:=CONCATENATE(TEXT(INT([.E542]/(60*60*24));&quot;00&quot;);&quot; &quot;;TEXT(MOD(INT([.E542]/(60*60));24);&quot;00&quot;);&quot;:&quot;;TEXT(MOD(INT([.E542]/60);60);&quot;00&quot;);&quot;:&quot;;TEXT(MOD([.E542];60);&quot;00&quot;))" office:value-type="string" office:string-value="03 15:17:07" calcext:value-type="string">
            <text:p>03 15:17:07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43]/60);60);&quot;00&quot;);&quot;:&quot;;TEXT(MOD([.C543];60);&quot;00&quot;))" office:value-type="string" office:string-value="09:10" calcext:value-type="string">
            <text:p>09:10</text:p>
          </table:table-cell>
          <table:table-cell table:formula="of:=[.C543]+[.E542]" office:value-type="float" office:value="314777" calcext:value-type="float">
            <text:p>314777</text:p>
          </table:table-cell>
          <table:table-cell table:formula="of:=CONCATENATE(TEXT(INT([.E543]/(60*60*24));&quot;00&quot;);&quot; &quot;;TEXT(MOD(INT([.E543]/(60*60));24);&quot;00&quot;);&quot;:&quot;;TEXT(MOD(INT([.E543]/60);60);&quot;00&quot;);&quot;:&quot;;TEXT(MOD([.E543];60);&quot;00&quot;))" office:value-type="string" office:string-value="03 15:26:17" calcext:value-type="string">
            <text:p>03 15:26:17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44]/60);60);&quot;00&quot;);&quot;:&quot;;TEXT(MOD([.C544];60);&quot;00&quot;))" office:value-type="string" office:string-value="09:09" calcext:value-type="string">
            <text:p>09:09</text:p>
          </table:table-cell>
          <table:table-cell table:formula="of:=[.C544]+[.E543]" office:value-type="float" office:value="315326" calcext:value-type="float">
            <text:p>315326</text:p>
          </table:table-cell>
          <table:table-cell table:formula="of:=CONCATENATE(TEXT(INT([.E544]/(60*60*24));&quot;00&quot;);&quot; &quot;;TEXT(MOD(INT([.E544]/(60*60));24);&quot;00&quot;);&quot;:&quot;;TEXT(MOD(INT([.E544]/60);60);&quot;00&quot;);&quot;:&quot;;TEXT(MOD([.E544];60);&quot;00&quot;))" office:value-type="string" office:string-value="03 15:35:26" calcext:value-type="string">
            <text:p>03 15:35:26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45]/60);60);&quot;00&quot;);&quot;:&quot;;TEXT(MOD([.C545];60);&quot;00&quot;))" office:value-type="string" office:string-value="09:09" calcext:value-type="string">
            <text:p>09:09</text:p>
          </table:table-cell>
          <table:table-cell table:formula="of:=[.C545]+[.E544]" office:value-type="float" office:value="315875" calcext:value-type="float">
            <text:p>315875</text:p>
          </table:table-cell>
          <table:table-cell table:formula="of:=CONCATENATE(TEXT(INT([.E545]/(60*60*24));&quot;00&quot;);&quot; &quot;;TEXT(MOD(INT([.E545]/(60*60));24);&quot;00&quot;);&quot;:&quot;;TEXT(MOD(INT([.E545]/60);60);&quot;00&quot;);&quot;:&quot;;TEXT(MOD([.E545];60);&quot;00&quot;))" office:value-type="string" office:string-value="03 15:44:35" calcext:value-type="string">
            <text:p>03 15:44:35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546]/60);60);&quot;00&quot;);&quot;:&quot;;TEXT(MOD([.C546];60);&quot;00&quot;))" office:value-type="string" office:string-value="09:10" calcext:value-type="string">
            <text:p>09:10</text:p>
          </table:table-cell>
          <table:table-cell table:formula="of:=[.C546]+[.E545]" office:value-type="float" office:value="316425" calcext:value-type="float">
            <text:p>316425</text:p>
          </table:table-cell>
          <table:table-cell table:formula="of:=CONCATENATE(TEXT(INT([.E546]/(60*60*24));&quot;00&quot;);&quot; &quot;;TEXT(MOD(INT([.E546]/(60*60));24);&quot;00&quot;);&quot;:&quot;;TEXT(MOD(INT([.E546]/60);60);&quot;00&quot;);&quot;:&quot;;TEXT(MOD([.E546];60);&quot;00&quot;))" office:value-type="string" office:string-value="03 15:53:45" calcext:value-type="string">
            <text:p>03 15:53:45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547]/60);60);&quot;00&quot;);&quot;:&quot;;TEXT(MOD([.C547];60);&quot;00&quot;))" office:value-type="string" office:string-value="09:09" calcext:value-type="string">
            <text:p>09:09</text:p>
          </table:table-cell>
          <table:table-cell table:formula="of:=[.C547]+[.E546]" office:value-type="float" office:value="316974" calcext:value-type="float">
            <text:p>316974</text:p>
          </table:table-cell>
          <table:table-cell table:formula="of:=CONCATENATE(TEXT(INT([.E547]/(60*60*24));&quot;00&quot;);&quot; &quot;;TEXT(MOD(INT([.E547]/(60*60));24);&quot;00&quot;);&quot;:&quot;;TEXT(MOD(INT([.E547]/60);60);&quot;00&quot;);&quot;:&quot;;TEXT(MOD([.E547];60);&quot;00&quot;))" office:value-type="string" office:string-value="03 16:02:54" calcext:value-type="string">
            <text:p>03 16:02:54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548]/60);60);&quot;00&quot;);&quot;:&quot;;TEXT(MOD([.C548];60);&quot;00&quot;))" office:value-type="string" office:string-value="09:12" calcext:value-type="string">
            <text:p>09:12</text:p>
          </table:table-cell>
          <table:table-cell table:formula="of:=[.C548]+[.E547]" office:value-type="float" office:value="317526" calcext:value-type="float">
            <text:p>317526</text:p>
          </table:table-cell>
          <table:table-cell table:formula="of:=CONCATENATE(TEXT(INT([.E548]/(60*60*24));&quot;00&quot;);&quot; &quot;;TEXT(MOD(INT([.E548]/(60*60));24);&quot;00&quot;);&quot;:&quot;;TEXT(MOD(INT([.E548]/60);60);&quot;00&quot;);&quot;:&quot;;TEXT(MOD([.E548];60);&quot;00&quot;))" office:value-type="string" office:string-value="03 16:12:06" calcext:value-type="string">
            <text:p>03 16:12:06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618" calcext:value-type="float">
            <text:p>618</text:p>
          </table:table-cell>
          <table:table-cell table:style-name="ce2" table:formula="of:=CONCATENATE(TEXT(MOD(INT([.C549]/60);60);&quot;00&quot;);&quot;:&quot;;TEXT(MOD([.C549];60);&quot;00&quot;))" office:value-type="string" office:string-value="10:18" calcext:value-type="string">
            <text:p>10:18</text:p>
          </table:table-cell>
          <table:table-cell table:formula="of:=[.C549]+[.E548]" office:value-type="float" office:value="318144" calcext:value-type="float">
            <text:p>318144</text:p>
          </table:table-cell>
          <table:table-cell table:formula="of:=CONCATENATE(TEXT(INT([.E549]/(60*60*24));&quot;00&quot;);&quot; &quot;;TEXT(MOD(INT([.E549]/(60*60));24);&quot;00&quot;);&quot;:&quot;;TEXT(MOD(INT([.E549]/60);60);&quot;00&quot;);&quot;:&quot;;TEXT(MOD([.E549];60);&quot;00&quot;))" office:value-type="string" office:string-value="03 16:22:24" calcext:value-type="string">
            <text:p>03 16:22:24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591" calcext:value-type="float">
            <text:p>591</text:p>
          </table:table-cell>
          <table:table-cell table:style-name="ce2" table:formula="of:=CONCATENATE(TEXT(MOD(INT([.C550]/60);60);&quot;00&quot;);&quot;:&quot;;TEXT(MOD([.C550];60);&quot;00&quot;))" office:value-type="string" office:string-value="09:51" calcext:value-type="string">
            <text:p>09:51</text:p>
          </table:table-cell>
          <table:table-cell table:formula="of:=[.C550]+[.E549]" office:value-type="float" office:value="318735" calcext:value-type="float">
            <text:p>318735</text:p>
          </table:table-cell>
          <table:table-cell table:formula="of:=CONCATENATE(TEXT(INT([.E550]/(60*60*24));&quot;00&quot;);&quot; &quot;;TEXT(MOD(INT([.E550]/(60*60));24);&quot;00&quot;);&quot;:&quot;;TEXT(MOD(INT([.E550]/60);60);&quot;00&quot;);&quot;:&quot;;TEXT(MOD([.E550];60);&quot;00&quot;))" office:value-type="string" office:string-value="03 16:32:15" calcext:value-type="string">
            <text:p>03 16:32:15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658" calcext:value-type="float">
            <text:p>658</text:p>
          </table:table-cell>
          <table:table-cell table:style-name="ce2" table:formula="of:=CONCATENATE(TEXT(MOD(INT([.C551]/60);60);&quot;00&quot;);&quot;:&quot;;TEXT(MOD([.C551];60);&quot;00&quot;))" office:value-type="string" office:string-value="10:58" calcext:value-type="string">
            <text:p>10:58</text:p>
          </table:table-cell>
          <table:table-cell table:formula="of:=[.C551]+[.E550]" office:value-type="float" office:value="319393" calcext:value-type="float">
            <text:p>319393</text:p>
          </table:table-cell>
          <table:table-cell table:formula="of:=CONCATENATE(TEXT(INT([.E551]/(60*60*24));&quot;00&quot;);&quot; &quot;;TEXT(MOD(INT([.E551]/(60*60));24);&quot;00&quot;);&quot;:&quot;;TEXT(MOD(INT([.E551]/60);60);&quot;00&quot;);&quot;:&quot;;TEXT(MOD([.E551];60);&quot;00&quot;))" office:value-type="string" office:string-value="03 16:43:13" calcext:value-type="string">
            <text:p>03 16:43:13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847" calcext:value-type="float">
            <text:p>847</text:p>
          </table:table-cell>
          <table:table-cell table:style-name="ce2" table:formula="of:=CONCATENATE(TEXT(MOD(INT([.C552]/60);60);&quot;00&quot;);&quot;:&quot;;TEXT(MOD([.C552];60);&quot;00&quot;))" office:value-type="string" office:string-value="14:07" calcext:value-type="string">
            <text:p>14:07</text:p>
          </table:table-cell>
          <table:table-cell table:formula="of:=[.C552]+[.E551]" office:value-type="float" office:value="320240" calcext:value-type="float">
            <text:p>320240</text:p>
          </table:table-cell>
          <table:table-cell table:formula="of:=CONCATENATE(TEXT(INT([.E552]/(60*60*24));&quot;00&quot;);&quot; &quot;;TEXT(MOD(INT([.E552]/(60*60));24);&quot;00&quot;);&quot;:&quot;;TEXT(MOD(INT([.E552]/60);60);&quot;00&quot;);&quot;:&quot;;TEXT(MOD([.E552];60);&quot;00&quot;))" office:value-type="string" office:string-value="03 16:57:20" calcext:value-type="string">
            <text:p>03 16:57:2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828" calcext:value-type="float">
            <text:p>828</text:p>
          </table:table-cell>
          <table:table-cell table:style-name="ce2" table:formula="of:=CONCATENATE(TEXT(MOD(INT([.C553]/60);60);&quot;00&quot;);&quot;:&quot;;TEXT(MOD([.C553];60);&quot;00&quot;))" office:value-type="string" office:string-value="13:48" calcext:value-type="string">
            <text:p>13:48</text:p>
          </table:table-cell>
          <table:table-cell table:formula="of:=[.C553]+[.E552]" office:value-type="float" office:value="321068" calcext:value-type="float">
            <text:p>321068</text:p>
          </table:table-cell>
          <table:table-cell table:formula="of:=CONCATENATE(TEXT(INT([.E553]/(60*60*24));&quot;00&quot;);&quot; &quot;;TEXT(MOD(INT([.E553]/(60*60));24);&quot;00&quot;);&quot;:&quot;;TEXT(MOD(INT([.E553]/60);60);&quot;00&quot;);&quot;:&quot;;TEXT(MOD([.E553];60);&quot;00&quot;))" office:value-type="string" office:string-value="03 17:11:08" calcext:value-type="string">
            <text:p>03 17:11:08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590" calcext:value-type="float">
            <text:p>590</text:p>
          </table:table-cell>
          <table:table-cell table:style-name="ce2" table:formula="of:=CONCATENATE(TEXT(MOD(INT([.C554]/60);60);&quot;00&quot;);&quot;:&quot;;TEXT(MOD([.C554];60);&quot;00&quot;))" office:value-type="string" office:string-value="09:50" calcext:value-type="string">
            <text:p>09:50</text:p>
          </table:table-cell>
          <table:table-cell table:formula="of:=[.C554]+[.E553]" office:value-type="float" office:value="321658" calcext:value-type="float">
            <text:p>321658</text:p>
          </table:table-cell>
          <table:table-cell table:formula="of:=CONCATENATE(TEXT(INT([.E554]/(60*60*24));&quot;00&quot;);&quot; &quot;;TEXT(MOD(INT([.E554]/(60*60));24);&quot;00&quot;);&quot;:&quot;;TEXT(MOD(INT([.E554]/60);60);&quot;00&quot;);&quot;:&quot;;TEXT(MOD([.E554];60);&quot;00&quot;))" office:value-type="string" office:string-value="03 17:20:58" calcext:value-type="string">
            <text:p>03 17:20:5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573" calcext:value-type="float">
            <text:p>573</text:p>
          </table:table-cell>
          <table:table-cell table:style-name="ce2" table:formula="of:=CONCATENATE(TEXT(MOD(INT([.C555]/60);60);&quot;00&quot;);&quot;:&quot;;TEXT(MOD([.C555];60);&quot;00&quot;))" office:value-type="string" office:string-value="09:33" calcext:value-type="string">
            <text:p>09:33</text:p>
          </table:table-cell>
          <table:table-cell table:formula="of:=[.C555]+[.E554]" office:value-type="float" office:value="322231" calcext:value-type="float">
            <text:p>322231</text:p>
          </table:table-cell>
          <table:table-cell table:formula="of:=CONCATENATE(TEXT(INT([.E555]/(60*60*24));&quot;00&quot;);&quot; &quot;;TEXT(MOD(INT([.E555]/(60*60));24);&quot;00&quot;);&quot;:&quot;;TEXT(MOD(INT([.E555]/60);60);&quot;00&quot;);&quot;:&quot;;TEXT(MOD([.E555];60);&quot;00&quot;))" office:value-type="string" office:string-value="03 17:30:31" calcext:value-type="string">
            <text:p>03 17:30:31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591" calcext:value-type="float">
            <text:p>591</text:p>
          </table:table-cell>
          <table:table-cell table:style-name="ce2" table:formula="of:=CONCATENATE(TEXT(MOD(INT([.C556]/60);60);&quot;00&quot;);&quot;:&quot;;TEXT(MOD([.C556];60);&quot;00&quot;))" office:value-type="string" office:string-value="09:51" calcext:value-type="string">
            <text:p>09:51</text:p>
          </table:table-cell>
          <table:table-cell table:formula="of:=[.C556]+[.E555]" office:value-type="float" office:value="322822" calcext:value-type="float">
            <text:p>322822</text:p>
          </table:table-cell>
          <table:table-cell table:formula="of:=CONCATENATE(TEXT(INT([.E556]/(60*60*24));&quot;00&quot;);&quot; &quot;;TEXT(MOD(INT([.E556]/(60*60));24);&quot;00&quot;);&quot;:&quot;;TEXT(MOD(INT([.E556]/60);60);&quot;00&quot;);&quot;:&quot;;TEXT(MOD([.E556];60);&quot;00&quot;))" office:value-type="string" office:string-value="03 17:40:22" calcext:value-type="string">
            <text:p>03 17:40:22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  <table:table-cell table:style-name="ce2" table:formula="of:=CONCATENATE(TEXT(MOD(INT([.C557]/60);60);&quot;00&quot;);&quot;:&quot;;TEXT(MOD([.C557];60);&quot;00&quot;))" office:value-type="string" office:string-value="09:44" calcext:value-type="string">
            <text:p>09:44</text:p>
          </table:table-cell>
          <table:table-cell table:formula="of:=[.C557]+[.E556]" office:value-type="float" office:value="323406" calcext:value-type="float">
            <text:p>323406</text:p>
          </table:table-cell>
          <table:table-cell table:formula="of:=CONCATENATE(TEXT(INT([.E557]/(60*60*24));&quot;00&quot;);&quot; &quot;;TEXT(MOD(INT([.E557]/(60*60));24);&quot;00&quot;);&quot;:&quot;;TEXT(MOD(INT([.E557]/60);60);&quot;00&quot;);&quot;:&quot;;TEXT(MOD([.E557];60);&quot;00&quot;))" office:value-type="string" office:string-value="03 17:50:06" calcext:value-type="string">
            <text:p>03 17:50:06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599" calcext:value-type="float">
            <text:p>599</text:p>
          </table:table-cell>
          <table:table-cell table:style-name="ce2" table:formula="of:=CONCATENATE(TEXT(MOD(INT([.C558]/60);60);&quot;00&quot;);&quot;:&quot;;TEXT(MOD([.C558];60);&quot;00&quot;))" office:value-type="string" office:string-value="09:59" calcext:value-type="string">
            <text:p>09:59</text:p>
          </table:table-cell>
          <table:table-cell table:formula="of:=[.C558]+[.E557]" office:value-type="float" office:value="324005" calcext:value-type="float">
            <text:p>324005</text:p>
          </table:table-cell>
          <table:table-cell table:formula="of:=CONCATENATE(TEXT(INT([.E558]/(60*60*24));&quot;00&quot;);&quot; &quot;;TEXT(MOD(INT([.E558]/(60*60));24);&quot;00&quot;);&quot;:&quot;;TEXT(MOD(INT([.E558]/60);60);&quot;00&quot;);&quot;:&quot;;TEXT(MOD([.E558];60);&quot;00&quot;))" office:value-type="string" office:string-value="03 18:00:05" calcext:value-type="string">
            <text:p>03 18:00:05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657" calcext:value-type="float">
            <text:p>657</text:p>
          </table:table-cell>
          <table:table-cell table:style-name="ce2" table:formula="of:=CONCATENATE(TEXT(MOD(INT([.C559]/60);60);&quot;00&quot;);&quot;:&quot;;TEXT(MOD([.C559];60);&quot;00&quot;))" office:value-type="string" office:string-value="10:57" calcext:value-type="string">
            <text:p>10:57</text:p>
          </table:table-cell>
          <table:table-cell table:formula="of:=[.C559]+[.E558]" office:value-type="float" office:value="324662" calcext:value-type="float">
            <text:p>324662</text:p>
          </table:table-cell>
          <table:table-cell table:formula="of:=CONCATENATE(TEXT(INT([.E559]/(60*60*24));&quot;00&quot;);&quot; &quot;;TEXT(MOD(INT([.E559]/(60*60));24);&quot;00&quot;);&quot;:&quot;;TEXT(MOD(INT([.E559]/60);60);&quot;00&quot;);&quot;:&quot;;TEXT(MOD([.E559];60);&quot;00&quot;))" office:value-type="string" office:string-value="03 18:11:02" calcext:value-type="string">
            <text:p>03 18:11:02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643" calcext:value-type="float">
            <text:p>643</text:p>
          </table:table-cell>
          <table:table-cell table:style-name="ce2" table:formula="of:=CONCATENATE(TEXT(MOD(INT([.C560]/60);60);&quot;00&quot;);&quot;:&quot;;TEXT(MOD([.C560];60);&quot;00&quot;))" office:value-type="string" office:string-value="10:43" calcext:value-type="string">
            <text:p>10:43</text:p>
          </table:table-cell>
          <table:table-cell table:formula="of:=[.C560]+[.E559]" office:value-type="float" office:value="325305" calcext:value-type="float">
            <text:p>325305</text:p>
          </table:table-cell>
          <table:table-cell table:formula="of:=CONCATENATE(TEXT(INT([.E560]/(60*60*24));&quot;00&quot;);&quot; &quot;;TEXT(MOD(INT([.E560]/(60*60));24);&quot;00&quot;);&quot;:&quot;;TEXT(MOD(INT([.E560]/60);60);&quot;00&quot;);&quot;:&quot;;TEXT(MOD([.E560];60);&quot;00&quot;))" office:value-type="string" office:string-value="03 18:21:45" calcext:value-type="string">
            <text:p>03 18:21:45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612" calcext:value-type="float">
            <text:p>612</text:p>
          </table:table-cell>
          <table:table-cell table:style-name="ce2" table:formula="of:=CONCATENATE(TEXT(MOD(INT([.C561]/60);60);&quot;00&quot;);&quot;:&quot;;TEXT(MOD([.C561];60);&quot;00&quot;))" office:value-type="string" office:string-value="10:12" calcext:value-type="string">
            <text:p>10:12</text:p>
          </table:table-cell>
          <table:table-cell table:formula="of:=[.C561]+[.E560]" office:value-type="float" office:value="325917" calcext:value-type="float">
            <text:p>325917</text:p>
          </table:table-cell>
          <table:table-cell table:formula="of:=CONCATENATE(TEXT(INT([.E561]/(60*60*24));&quot;00&quot;);&quot; &quot;;TEXT(MOD(INT([.E561]/(60*60));24);&quot;00&quot;);&quot;:&quot;;TEXT(MOD(INT([.E561]/60);60);&quot;00&quot;);&quot;:&quot;;TEXT(MOD([.E561];60);&quot;00&quot;))" office:value-type="string" office:string-value="03 18:31:57" calcext:value-type="string">
            <text:p>03 18:31:57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657" calcext:value-type="float">
            <text:p>657</text:p>
          </table:table-cell>
          <table:table-cell table:style-name="ce2" table:formula="of:=CONCATENATE(TEXT(MOD(INT([.C562]/60);60);&quot;00&quot;);&quot;:&quot;;TEXT(MOD([.C562];60);&quot;00&quot;))" office:value-type="string" office:string-value="10:57" calcext:value-type="string">
            <text:p>10:57</text:p>
          </table:table-cell>
          <table:table-cell table:formula="of:=[.C562]+[.E561]" office:value-type="float" office:value="326574" calcext:value-type="float">
            <text:p>326574</text:p>
          </table:table-cell>
          <table:table-cell table:formula="of:=CONCATENATE(TEXT(INT([.E562]/(60*60*24));&quot;00&quot;);&quot; &quot;;TEXT(MOD(INT([.E562]/(60*60));24);&quot;00&quot;);&quot;:&quot;;TEXT(MOD(INT([.E562]/60);60);&quot;00&quot;);&quot;:&quot;;TEXT(MOD([.E562];60);&quot;00&quot;))" office:value-type="string" office:string-value="03 18:42:54" calcext:value-type="string">
            <text:p>03 18:42:54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611" calcext:value-type="float">
            <text:p>611</text:p>
          </table:table-cell>
          <table:table-cell table:style-name="ce2" table:formula="of:=CONCATENATE(TEXT(MOD(INT([.C563]/60);60);&quot;00&quot;);&quot;:&quot;;TEXT(MOD([.C563];60);&quot;00&quot;))" office:value-type="string" office:string-value="10:11" calcext:value-type="string">
            <text:p>10:11</text:p>
          </table:table-cell>
          <table:table-cell table:formula="of:=[.C563]+[.E562]" office:value-type="float" office:value="327185" calcext:value-type="float">
            <text:p>327185</text:p>
          </table:table-cell>
          <table:table-cell table:formula="of:=CONCATENATE(TEXT(INT([.E563]/(60*60*24));&quot;00&quot;);&quot; &quot;;TEXT(MOD(INT([.E563]/(60*60));24);&quot;00&quot;);&quot;:&quot;;TEXT(MOD(INT([.E563]/60);60);&quot;00&quot;);&quot;:&quot;;TEXT(MOD([.E563];60);&quot;00&quot;))" office:value-type="string" office:string-value="03 18:53:05" calcext:value-type="string">
            <text:p>03 18:53:05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609" calcext:value-type="float">
            <text:p>609</text:p>
          </table:table-cell>
          <table:table-cell table:style-name="ce2" table:formula="of:=CONCATENATE(TEXT(MOD(INT([.C564]/60);60);&quot;00&quot;);&quot;:&quot;;TEXT(MOD([.C564];60);&quot;00&quot;))" office:value-type="string" office:string-value="10:09" calcext:value-type="string">
            <text:p>10:09</text:p>
          </table:table-cell>
          <table:table-cell table:formula="of:=[.C564]+[.E563]" office:value-type="float" office:value="327794" calcext:value-type="float">
            <text:p>327794</text:p>
          </table:table-cell>
          <table:table-cell table:formula="of:=CONCATENATE(TEXT(INT([.E564]/(60*60*24));&quot;00&quot;);&quot; &quot;;TEXT(MOD(INT([.E564]/(60*60));24);&quot;00&quot;);&quot;:&quot;;TEXT(MOD(INT([.E564]/60);60);&quot;00&quot;);&quot;:&quot;;TEXT(MOD([.E564];60);&quot;00&quot;))" office:value-type="string" office:string-value="03 19:03:14" calcext:value-type="string">
            <text:p>03 19:03:14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565]/60);60);&quot;00&quot;);&quot;:&quot;;TEXT(MOD([.C565];60);&quot;00&quot;))" office:value-type="string" office:string-value="09:23" calcext:value-type="string">
            <text:p>09:23</text:p>
          </table:table-cell>
          <table:table-cell table:formula="of:=[.C565]+[.E564]" office:value-type="float" office:value="328357" calcext:value-type="float">
            <text:p>328357</text:p>
          </table:table-cell>
          <table:table-cell table:formula="of:=CONCATENATE(TEXT(INT([.E565]/(60*60*24));&quot;00&quot;);&quot; &quot;;TEXT(MOD(INT([.E565]/(60*60));24);&quot;00&quot;);&quot;:&quot;;TEXT(MOD(INT([.E565]/60);60);&quot;00&quot;);&quot;:&quot;;TEXT(MOD([.E565];60);&quot;00&quot;))" office:value-type="string" office:string-value="03 19:12:37" calcext:value-type="string">
            <text:p>03 19:12:37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77" calcext:value-type="float">
            <text:p>677</text:p>
          </table:table-cell>
          <table:table-cell table:style-name="ce2" table:formula="of:=CONCATENATE(TEXT(MOD(INT([.C566]/60);60);&quot;00&quot;);&quot;:&quot;;TEXT(MOD([.C566];60);&quot;00&quot;))" office:value-type="string" office:string-value="11:17" calcext:value-type="string">
            <text:p>11:17</text:p>
          </table:table-cell>
          <table:table-cell table:formula="of:=[.C566]+[.E565]" office:value-type="float" office:value="329034" calcext:value-type="float">
            <text:p>329034</text:p>
          </table:table-cell>
          <table:table-cell table:formula="of:=CONCATENATE(TEXT(INT([.E566]/(60*60*24));&quot;00&quot;);&quot; &quot;;TEXT(MOD(INT([.E566]/(60*60));24);&quot;00&quot;);&quot;:&quot;;TEXT(MOD(INT([.E566]/60);60);&quot;00&quot;);&quot;:&quot;;TEXT(MOD([.E566];60);&quot;00&quot;))" office:value-type="string" office:string-value="03 19:23:54" calcext:value-type="string">
            <text:p>03 19:23:54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701" calcext:value-type="float">
            <text:p>701</text:p>
          </table:table-cell>
          <table:table-cell table:style-name="ce2" table:formula="of:=CONCATENATE(TEXT(MOD(INT([.C567]/60);60);&quot;00&quot;);&quot;:&quot;;TEXT(MOD([.C567];60);&quot;00&quot;))" office:value-type="string" office:string-value="11:41" calcext:value-type="string">
            <text:p>11:41</text:p>
          </table:table-cell>
          <table:table-cell table:formula="of:=[.C567]+[.E566]" office:value-type="float" office:value="329735" calcext:value-type="float">
            <text:p>329735</text:p>
          </table:table-cell>
          <table:table-cell table:formula="of:=CONCATENATE(TEXT(INT([.E567]/(60*60*24));&quot;00&quot;);&quot; &quot;;TEXT(MOD(INT([.E567]/(60*60));24);&quot;00&quot;);&quot;:&quot;;TEXT(MOD(INT([.E567]/60);60);&quot;00&quot;);&quot;:&quot;;TEXT(MOD([.E567];60);&quot;00&quot;))" office:value-type="string" office:string-value="03 19:35:35" calcext:value-type="string">
            <text:p>03 19:35:35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568]/60);60);&quot;00&quot;);&quot;:&quot;;TEXT(MOD([.C568];60);&quot;00&quot;))" office:value-type="string" office:string-value="09:36" calcext:value-type="string">
            <text:p>09:36</text:p>
          </table:table-cell>
          <table:table-cell table:formula="of:=[.C568]+[.E567]" office:value-type="float" office:value="330311" calcext:value-type="float">
            <text:p>330311</text:p>
          </table:table-cell>
          <table:table-cell table:formula="of:=CONCATENATE(TEXT(INT([.E568]/(60*60*24));&quot;00&quot;);&quot; &quot;;TEXT(MOD(INT([.E568]/(60*60));24);&quot;00&quot;);&quot;:&quot;;TEXT(MOD(INT([.E568]/60);60);&quot;00&quot;);&quot;:&quot;;TEXT(MOD([.E568];60);&quot;00&quot;))" office:value-type="string" office:string-value="03 19:45:11" calcext:value-type="string">
            <text:p>03 19:45:11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569]/60);60);&quot;00&quot;);&quot;:&quot;;TEXT(MOD([.C569];60);&quot;00&quot;))" office:value-type="string" office:string-value="09:38" calcext:value-type="string">
            <text:p>09:38</text:p>
          </table:table-cell>
          <table:table-cell table:formula="of:=[.C569]+[.E568]" office:value-type="float" office:value="330889" calcext:value-type="float">
            <text:p>330889</text:p>
          </table:table-cell>
          <table:table-cell table:formula="of:=CONCATENATE(TEXT(INT([.E569]/(60*60*24));&quot;00&quot;);&quot; &quot;;TEXT(MOD(INT([.E569]/(60*60));24);&quot;00&quot;);&quot;:&quot;;TEXT(MOD(INT([.E569]/60);60);&quot;00&quot;);&quot;:&quot;;TEXT(MOD([.E569];60);&quot;00&quot;))" office:value-type="string" office:string-value="03 19:54:49" calcext:value-type="string">
            <text:p>03 19:54:49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581" calcext:value-type="float">
            <text:p>581</text:p>
          </table:table-cell>
          <table:table-cell table:style-name="ce2" table:formula="of:=CONCATENATE(TEXT(MOD(INT([.C570]/60);60);&quot;00&quot;);&quot;:&quot;;TEXT(MOD([.C570];60);&quot;00&quot;))" office:value-type="string" office:string-value="09:41" calcext:value-type="string">
            <text:p>09:41</text:p>
          </table:table-cell>
          <table:table-cell table:formula="of:=[.C570]+[.E569]" office:value-type="float" office:value="331470" calcext:value-type="float">
            <text:p>331470</text:p>
          </table:table-cell>
          <table:table-cell table:formula="of:=CONCATENATE(TEXT(INT([.E570]/(60*60*24));&quot;00&quot;);&quot; &quot;;TEXT(MOD(INT([.E570]/(60*60));24);&quot;00&quot;);&quot;:&quot;;TEXT(MOD(INT([.E570]/60);60);&quot;00&quot;);&quot;:&quot;;TEXT(MOD([.E570];60);&quot;00&quot;))" office:value-type="string" office:string-value="03 20:04:30" calcext:value-type="string">
            <text:p>03 20:04:30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580" calcext:value-type="float">
            <text:p>580</text:p>
          </table:table-cell>
          <table:table-cell table:style-name="ce2" table:formula="of:=CONCATENATE(TEXT(MOD(INT([.C571]/60);60);&quot;00&quot;);&quot;:&quot;;TEXT(MOD([.C571];60);&quot;00&quot;))" office:value-type="string" office:string-value="09:40" calcext:value-type="string">
            <text:p>09:40</text:p>
          </table:table-cell>
          <table:table-cell table:formula="of:=[.C571]+[.E570]" office:value-type="float" office:value="332050" calcext:value-type="float">
            <text:p>332050</text:p>
          </table:table-cell>
          <table:table-cell table:formula="of:=CONCATENATE(TEXT(INT([.E571]/(60*60*24));&quot;00&quot;);&quot; &quot;;TEXT(MOD(INT([.E571]/(60*60));24);&quot;00&quot;);&quot;:&quot;;TEXT(MOD(INT([.E571]/60);60);&quot;00&quot;);&quot;:&quot;;TEXT(MOD([.E571];60);&quot;00&quot;))" office:value-type="string" office:string-value="03 20:14:10" calcext:value-type="string">
            <text:p>03 20:14:10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656" calcext:value-type="float">
            <text:p>656</text:p>
          </table:table-cell>
          <table:table-cell table:style-name="ce2" table:formula="of:=CONCATENATE(TEXT(MOD(INT([.C572]/60);60);&quot;00&quot;);&quot;:&quot;;TEXT(MOD([.C572];60);&quot;00&quot;))" office:value-type="string" office:string-value="10:56" calcext:value-type="string">
            <text:p>10:56</text:p>
          </table:table-cell>
          <table:table-cell table:formula="of:=[.C572]+[.E571]" office:value-type="float" office:value="332706" calcext:value-type="float">
            <text:p>332706</text:p>
          </table:table-cell>
          <table:table-cell table:formula="of:=CONCATENATE(TEXT(INT([.E572]/(60*60*24));&quot;00&quot;);&quot; &quot;;TEXT(MOD(INT([.E572]/(60*60));24);&quot;00&quot;);&quot;:&quot;;TEXT(MOD(INT([.E572]/60);60);&quot;00&quot;);&quot;:&quot;;TEXT(MOD([.E572];60);&quot;00&quot;))" office:value-type="string" office:string-value="03 20:25:06" calcext:value-type="string">
            <text:p>03 20:25:06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597" calcext:value-type="float">
            <text:p>597</text:p>
          </table:table-cell>
          <table:table-cell table:style-name="ce2" table:formula="of:=CONCATENATE(TEXT(MOD(INT([.C573]/60);60);&quot;00&quot;);&quot;:&quot;;TEXT(MOD([.C573];60);&quot;00&quot;))" office:value-type="string" office:string-value="09:57" calcext:value-type="string">
            <text:p>09:57</text:p>
          </table:table-cell>
          <table:table-cell table:formula="of:=[.C573]+[.E572]" office:value-type="float" office:value="333303" calcext:value-type="float">
            <text:p>333303</text:p>
          </table:table-cell>
          <table:table-cell table:formula="of:=CONCATENATE(TEXT(INT([.E573]/(60*60*24));&quot;00&quot;);&quot; &quot;;TEXT(MOD(INT([.E573]/(60*60));24);&quot;00&quot;);&quot;:&quot;;TEXT(MOD(INT([.E573]/60);60);&quot;00&quot;);&quot;:&quot;;TEXT(MOD([.E573];60);&quot;00&quot;))" office:value-type="string" office:string-value="03 20:35:03" calcext:value-type="string">
            <text:p>03 20:35:03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614" calcext:value-type="float">
            <text:p>614</text:p>
          </table:table-cell>
          <table:table-cell table:style-name="ce2" table:formula="of:=CONCATENATE(TEXT(MOD(INT([.C574]/60);60);&quot;00&quot;);&quot;:&quot;;TEXT(MOD([.C574];60);&quot;00&quot;))" office:value-type="string" office:string-value="10:14" calcext:value-type="string">
            <text:p>10:14</text:p>
          </table:table-cell>
          <table:table-cell table:formula="of:=[.C574]+[.E573]" office:value-type="float" office:value="333917" calcext:value-type="float">
            <text:p>333917</text:p>
          </table:table-cell>
          <table:table-cell table:formula="of:=CONCATENATE(TEXT(INT([.E574]/(60*60*24));&quot;00&quot;);&quot; &quot;;TEXT(MOD(INT([.E574]/(60*60));24);&quot;00&quot;);&quot;:&quot;;TEXT(MOD(INT([.E574]/60);60);&quot;00&quot;);&quot;:&quot;;TEXT(MOD([.E574];60);&quot;00&quot;))" office:value-type="string" office:string-value="03 20:45:17" calcext:value-type="string">
            <text:p>03 20:45:17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575]/60);60);&quot;00&quot;);&quot;:&quot;;TEXT(MOD([.C575];60);&quot;00&quot;))" office:value-type="string" office:string-value="09:31" calcext:value-type="string">
            <text:p>09:31</text:p>
          </table:table-cell>
          <table:table-cell table:formula="of:=[.C575]+[.E574]" office:value-type="float" office:value="334488" calcext:value-type="float">
            <text:p>334488</text:p>
          </table:table-cell>
          <table:table-cell table:formula="of:=CONCATENATE(TEXT(INT([.E575]/(60*60*24));&quot;00&quot;);&quot; &quot;;TEXT(MOD(INT([.E575]/(60*60));24);&quot;00&quot;);&quot;:&quot;;TEXT(MOD(INT([.E575]/60);60);&quot;00&quot;);&quot;:&quot;;TEXT(MOD([.E575];60);&quot;00&quot;))" office:value-type="string" office:string-value="03 20:54:48" calcext:value-type="string">
            <text:p>03 20:54:4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588" calcext:value-type="float">
            <text:p>588</text:p>
          </table:table-cell>
          <table:table-cell table:style-name="ce2" table:formula="of:=CONCATENATE(TEXT(MOD(INT([.C576]/60);60);&quot;00&quot;);&quot;:&quot;;TEXT(MOD([.C576];60);&quot;00&quot;))" office:value-type="string" office:string-value="09:48" calcext:value-type="string">
            <text:p>09:48</text:p>
          </table:table-cell>
          <table:table-cell table:formula="of:=[.C576]+[.E575]" office:value-type="float" office:value="335076" calcext:value-type="float">
            <text:p>335076</text:p>
          </table:table-cell>
          <table:table-cell table:formula="of:=CONCATENATE(TEXT(INT([.E576]/(60*60*24));&quot;00&quot;);&quot; &quot;;TEXT(MOD(INT([.E576]/(60*60));24);&quot;00&quot;);&quot;:&quot;;TEXT(MOD(INT([.E576]/60);60);&quot;00&quot;);&quot;:&quot;;TEXT(MOD([.E576];60);&quot;00&quot;))" office:value-type="string" office:string-value="03 21:04:36" calcext:value-type="string">
            <text:p>03 21:04:36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table:style-name="ce2" table:formula="of:=CONCATENATE(TEXT(MOD(INT([.C577]/60);60);&quot;00&quot;);&quot;:&quot;;TEXT(MOD([.C577];60);&quot;00&quot;))" office:value-type="string" office:string-value="10:07" calcext:value-type="string">
            <text:p>10:07</text:p>
          </table:table-cell>
          <table:table-cell table:formula="of:=[.C577]+[.E576]" office:value-type="float" office:value="335683" calcext:value-type="float">
            <text:p>335683</text:p>
          </table:table-cell>
          <table:table-cell table:formula="of:=CONCATENATE(TEXT(INT([.E577]/(60*60*24));&quot;00&quot;);&quot; &quot;;TEXT(MOD(INT([.E577]/(60*60));24);&quot;00&quot;);&quot;:&quot;;TEXT(MOD(INT([.E577]/60);60);&quot;00&quot;);&quot;:&quot;;TEXT(MOD([.E577];60);&quot;00&quot;))" office:value-type="string" office:string-value="03 21:14:43" calcext:value-type="string">
            <text:p>03 21:14:43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578]/60);60);&quot;00&quot;);&quot;:&quot;;TEXT(MOD([.C578];60);&quot;00&quot;))" office:value-type="string" office:string-value="09:28" calcext:value-type="string">
            <text:p>09:28</text:p>
          </table:table-cell>
          <table:table-cell table:formula="of:=[.C578]+[.E577]" office:value-type="float" office:value="336251" calcext:value-type="float">
            <text:p>336251</text:p>
          </table:table-cell>
          <table:table-cell table:formula="of:=CONCATENATE(TEXT(INT([.E578]/(60*60*24));&quot;00&quot;);&quot; &quot;;TEXT(MOD(INT([.E578]/(60*60));24);&quot;00&quot;);&quot;:&quot;;TEXT(MOD(INT([.E578]/60);60);&quot;00&quot;);&quot;:&quot;;TEXT(MOD([.E578];60);&quot;00&quot;))" office:value-type="string" office:string-value="03 21:24:11" calcext:value-type="string">
            <text:p>03 21:24:11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579]/60);60);&quot;00&quot;);&quot;:&quot;;TEXT(MOD([.C579];60);&quot;00&quot;))" office:value-type="string" office:string-value="09:27" calcext:value-type="string">
            <text:p>09:27</text:p>
          </table:table-cell>
          <table:table-cell table:formula="of:=[.C579]+[.E578]" office:value-type="float" office:value="336818" calcext:value-type="float">
            <text:p>336818</text:p>
          </table:table-cell>
          <table:table-cell table:formula="of:=CONCATENATE(TEXT(INT([.E579]/(60*60*24));&quot;00&quot;);&quot; &quot;;TEXT(MOD(INT([.E579]/(60*60));24);&quot;00&quot;);&quot;:&quot;;TEXT(MOD(INT([.E579]/60);60);&quot;00&quot;);&quot;:&quot;;TEXT(MOD([.E579];60);&quot;00&quot;))" office:value-type="string" office:string-value="03 21:33:38" calcext:value-type="string">
            <text:p>03 21:33:38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587" calcext:value-type="float">
            <text:p>587</text:p>
          </table:table-cell>
          <table:table-cell table:style-name="ce2" table:formula="of:=CONCATENATE(TEXT(MOD(INT([.C580]/60);60);&quot;00&quot;);&quot;:&quot;;TEXT(MOD([.C580];60);&quot;00&quot;))" office:value-type="string" office:string-value="09:47" calcext:value-type="string">
            <text:p>09:47</text:p>
          </table:table-cell>
          <table:table-cell table:formula="of:=[.C580]+[.E579]" office:value-type="float" office:value="337405" calcext:value-type="float">
            <text:p>337405</text:p>
          </table:table-cell>
          <table:table-cell table:formula="of:=CONCATENATE(TEXT(INT([.E580]/(60*60*24));&quot;00&quot;);&quot; &quot;;TEXT(MOD(INT([.E580]/(60*60));24);&quot;00&quot;);&quot;:&quot;;TEXT(MOD(INT([.E580]/60);60);&quot;00&quot;);&quot;:&quot;;TEXT(MOD([.E580];60);&quot;00&quot;))" office:value-type="string" office:string-value="03 21:43:25" calcext:value-type="string">
            <text:p>03 21:43:25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581]/60);60);&quot;00&quot;);&quot;:&quot;;TEXT(MOD([.C581];60);&quot;00&quot;))" office:value-type="string" office:string-value="09:28" calcext:value-type="string">
            <text:p>09:28</text:p>
          </table:table-cell>
          <table:table-cell table:formula="of:=[.C581]+[.E580]" office:value-type="float" office:value="337973" calcext:value-type="float">
            <text:p>337973</text:p>
          </table:table-cell>
          <table:table-cell table:formula="of:=CONCATENATE(TEXT(INT([.E581]/(60*60*24));&quot;00&quot;);&quot; &quot;;TEXT(MOD(INT([.E581]/(60*60));24);&quot;00&quot;);&quot;:&quot;;TEXT(MOD(INT([.E581]/60);60);&quot;00&quot;);&quot;:&quot;;TEXT(MOD([.E581];60);&quot;00&quot;))" office:value-type="string" office:string-value="03 21:52:53" calcext:value-type="string">
            <text:p>03 21:52:53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582]/60);60);&quot;00&quot;);&quot;:&quot;;TEXT(MOD([.C582];60);&quot;00&quot;))" office:value-type="string" office:string-value="09:27" calcext:value-type="string">
            <text:p>09:27</text:p>
          </table:table-cell>
          <table:table-cell table:formula="of:=[.C582]+[.E581]" office:value-type="float" office:value="338540" calcext:value-type="float">
            <text:p>338540</text:p>
          </table:table-cell>
          <table:table-cell table:formula="of:=CONCATENATE(TEXT(INT([.E582]/(60*60*24));&quot;00&quot;);&quot; &quot;;TEXT(MOD(INT([.E582]/(60*60));24);&quot;00&quot;);&quot;:&quot;;TEXT(MOD(INT([.E582]/60);60);&quot;00&quot;);&quot;:&quot;;TEXT(MOD([.E582];60);&quot;00&quot;))" office:value-type="string" office:string-value="03 22:02:20" calcext:value-type="string">
            <text:p>03 22:02:20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583]/60);60);&quot;00&quot;);&quot;:&quot;;TEXT(MOD([.C583];60);&quot;00&quot;))" office:value-type="string" office:string-value="09:27" calcext:value-type="string">
            <text:p>09:27</text:p>
          </table:table-cell>
          <table:table-cell table:formula="of:=[.C583]+[.E582]" office:value-type="float" office:value="339107" calcext:value-type="float">
            <text:p>339107</text:p>
          </table:table-cell>
          <table:table-cell table:formula="of:=CONCATENATE(TEXT(INT([.E583]/(60*60*24));&quot;00&quot;);&quot; &quot;;TEXT(MOD(INT([.E583]/(60*60));24);&quot;00&quot;);&quot;:&quot;;TEXT(MOD(INT([.E583]/60);60);&quot;00&quot;);&quot;:&quot;;TEXT(MOD([.E583];60);&quot;00&quot;))" office:value-type="string" office:string-value="03 22:11:47" calcext:value-type="string">
            <text:p>03 22:11:47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table:style-name="ce2" table:formula="of:=CONCATENATE(TEXT(MOD(INT([.C584]/60);60);&quot;00&quot;);&quot;:&quot;;TEXT(MOD([.C584];60);&quot;00&quot;))" office:value-type="string" office:string-value="09:45" calcext:value-type="string">
            <text:p>09:45</text:p>
          </table:table-cell>
          <table:table-cell table:formula="of:=[.C584]+[.E583]" office:value-type="float" office:value="339692" calcext:value-type="float">
            <text:p>339692</text:p>
          </table:table-cell>
          <table:table-cell table:formula="of:=CONCATENATE(TEXT(INT([.E584]/(60*60*24));&quot;00&quot;);&quot; &quot;;TEXT(MOD(INT([.E584]/(60*60));24);&quot;00&quot;);&quot;:&quot;;TEXT(MOD(INT([.E584]/60);60);&quot;00&quot;);&quot;:&quot;;TEXT(MOD([.E584];60);&quot;00&quot;))" office:value-type="string" office:string-value="03 22:21:32" calcext:value-type="string">
            <text:p>03 22:21:32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602" calcext:value-type="float">
            <text:p>602</text:p>
          </table:table-cell>
          <table:table-cell table:style-name="ce2" table:formula="of:=CONCATENATE(TEXT(MOD(INT([.C585]/60);60);&quot;00&quot;);&quot;:&quot;;TEXT(MOD([.C585];60);&quot;00&quot;))" office:value-type="string" office:string-value="10:02" calcext:value-type="string">
            <text:p>10:02</text:p>
          </table:table-cell>
          <table:table-cell table:formula="of:=[.C585]+[.E584]" office:value-type="float" office:value="340294" calcext:value-type="float">
            <text:p>340294</text:p>
          </table:table-cell>
          <table:table-cell table:formula="of:=CONCATENATE(TEXT(INT([.E585]/(60*60*24));&quot;00&quot;);&quot; &quot;;TEXT(MOD(INT([.E585]/(60*60));24);&quot;00&quot;);&quot;:&quot;;TEXT(MOD(INT([.E585]/60);60);&quot;00&quot;);&quot;:&quot;;TEXT(MOD([.E585];60);&quot;00&quot;))" office:value-type="string" office:string-value="03 22:31:34" calcext:value-type="string">
            <text:p>03 22:31:34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589" calcext:value-type="float">
            <text:p>589</text:p>
          </table:table-cell>
          <table:table-cell table:style-name="ce2" table:formula="of:=CONCATENATE(TEXT(MOD(INT([.C586]/60);60);&quot;00&quot;);&quot;:&quot;;TEXT(MOD([.C586];60);&quot;00&quot;))" office:value-type="string" office:string-value="09:49" calcext:value-type="string">
            <text:p>09:49</text:p>
          </table:table-cell>
          <table:table-cell table:formula="of:=[.C586]+[.E585]" office:value-type="float" office:value="340883" calcext:value-type="float">
            <text:p>340883</text:p>
          </table:table-cell>
          <table:table-cell table:formula="of:=CONCATENATE(TEXT(INT([.E586]/(60*60*24));&quot;00&quot;);&quot; &quot;;TEXT(MOD(INT([.E586]/(60*60));24);&quot;00&quot;);&quot;:&quot;;TEXT(MOD(INT([.E586]/60);60);&quot;00&quot;);&quot;:&quot;;TEXT(MOD([.E586];60);&quot;00&quot;))" office:value-type="string" office:string-value="03 22:41:23" calcext:value-type="string">
            <text:p>03 22:41:23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table:style-name="ce2" table:formula="of:=CONCATENATE(TEXT(MOD(INT([.C587]/60);60);&quot;00&quot;);&quot;:&quot;;TEXT(MOD([.C587];60);&quot;00&quot;))" office:value-type="string" office:string-value="09:46" calcext:value-type="string">
            <text:p>09:46</text:p>
          </table:table-cell>
          <table:table-cell table:formula="of:=[.C587]+[.E586]" office:value-type="float" office:value="341469" calcext:value-type="float">
            <text:p>341469</text:p>
          </table:table-cell>
          <table:table-cell table:formula="of:=CONCATENATE(TEXT(INT([.E587]/(60*60*24));&quot;00&quot;);&quot; &quot;;TEXT(MOD(INT([.E587]/(60*60));24);&quot;00&quot;);&quot;:&quot;;TEXT(MOD(INT([.E587]/60);60);&quot;00&quot;);&quot;:&quot;;TEXT(MOD([.E587];60);&quot;00&quot;))" office:value-type="string" office:string-value="03 22:51:09" calcext:value-type="string">
            <text:p>03 22:51:09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580" calcext:value-type="float">
            <text:p>580</text:p>
          </table:table-cell>
          <table:table-cell table:style-name="ce2" table:formula="of:=CONCATENATE(TEXT(MOD(INT([.C588]/60);60);&quot;00&quot;);&quot;:&quot;;TEXT(MOD([.C588];60);&quot;00&quot;))" office:value-type="string" office:string-value="09:40" calcext:value-type="string">
            <text:p>09:40</text:p>
          </table:table-cell>
          <table:table-cell table:formula="of:=[.C588]+[.E587]" office:value-type="float" office:value="342049" calcext:value-type="float">
            <text:p>342049</text:p>
          </table:table-cell>
          <table:table-cell table:formula="of:=CONCATENATE(TEXT(INT([.E588]/(60*60*24));&quot;00&quot;);&quot; &quot;;TEXT(MOD(INT([.E588]/(60*60));24);&quot;00&quot;);&quot;:&quot;;TEXT(MOD(INT([.E588]/60);60);&quot;00&quot;);&quot;:&quot;;TEXT(MOD([.E588];60);&quot;00&quot;))" office:value-type="string" office:string-value="03 23:00:49" calcext:value-type="string">
            <text:p>03 23:00:49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603" calcext:value-type="float">
            <text:p>603</text:p>
          </table:table-cell>
          <table:table-cell table:style-name="ce2" table:formula="of:=CONCATENATE(TEXT(MOD(INT([.C589]/60);60);&quot;00&quot;);&quot;:&quot;;TEXT(MOD([.C589];60);&quot;00&quot;))" office:value-type="string" office:string-value="10:03" calcext:value-type="string">
            <text:p>10:03</text:p>
          </table:table-cell>
          <table:table-cell table:formula="of:=[.C589]+[.E588]" office:value-type="float" office:value="342652" calcext:value-type="float">
            <text:p>342652</text:p>
          </table:table-cell>
          <table:table-cell table:formula="of:=CONCATENATE(TEXT(INT([.E589]/(60*60*24));&quot;00&quot;);&quot; &quot;;TEXT(MOD(INT([.E589]/(60*60));24);&quot;00&quot;);&quot;:&quot;;TEXT(MOD(INT([.E589]/60);60);&quot;00&quot;);&quot;:&quot;;TEXT(MOD([.E589];60);&quot;00&quot;))" office:value-type="string" office:string-value="03 23:10:52" calcext:value-type="string">
            <text:p>03 23:10:52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590]/60);60);&quot;00&quot;);&quot;:&quot;;TEXT(MOD([.C590];60);&quot;00&quot;))" office:value-type="string" office:string-value="09:23" calcext:value-type="string">
            <text:p>09:23</text:p>
          </table:table-cell>
          <table:table-cell table:formula="of:=[.C590]+[.E589]" office:value-type="float" office:value="343215" calcext:value-type="float">
            <text:p>343215</text:p>
          </table:table-cell>
          <table:table-cell table:formula="of:=CONCATENATE(TEXT(INT([.E590]/(60*60*24));&quot;00&quot;);&quot; &quot;;TEXT(MOD(INT([.E590]/(60*60));24);&quot;00&quot;);&quot;:&quot;;TEXT(MOD(INT([.E590]/60);60);&quot;00&quot;);&quot;:&quot;;TEXT(MOD([.E590];60);&quot;00&quot;))" office:value-type="string" office:string-value="03 23:20:15" calcext:value-type="string">
            <text:p>03 23:20:15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table:style-name="ce2" table:formula="of:=CONCATENATE(TEXT(MOD(INT([.C591]/60);60);&quot;00&quot;);&quot;:&quot;;TEXT(MOD([.C591];60);&quot;00&quot;))" office:value-type="string" office:string-value="09:45" calcext:value-type="string">
            <text:p>09:45</text:p>
          </table:table-cell>
          <table:table-cell table:formula="of:=[.C591]+[.E590]" office:value-type="float" office:value="343800" calcext:value-type="float">
            <text:p>343800</text:p>
          </table:table-cell>
          <table:table-cell table:formula="of:=CONCATENATE(TEXT(INT([.E591]/(60*60*24));&quot;00&quot;);&quot; &quot;;TEXT(MOD(INT([.E591]/(60*60));24);&quot;00&quot;);&quot;:&quot;;TEXT(MOD(INT([.E591]/60);60);&quot;00&quot;);&quot;:&quot;;TEXT(MOD([.E591];60);&quot;00&quot;))" office:value-type="string" office:string-value="03 23:30:00" calcext:value-type="string">
            <text:p>03 23:30:00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571" calcext:value-type="float">
            <text:p>571</text:p>
          </table:table-cell>
          <table:table-cell table:style-name="ce2" table:formula="of:=CONCATENATE(TEXT(MOD(INT([.C592]/60);60);&quot;00&quot;);&quot;:&quot;;TEXT(MOD([.C592];60);&quot;00&quot;))" office:value-type="string" office:string-value="09:31" calcext:value-type="string">
            <text:p>09:31</text:p>
          </table:table-cell>
          <table:table-cell table:formula="of:=[.C592]+[.E591]" office:value-type="float" office:value="344371" calcext:value-type="float">
            <text:p>344371</text:p>
          </table:table-cell>
          <table:table-cell table:formula="of:=CONCATENATE(TEXT(INT([.E592]/(60*60*24));&quot;00&quot;);&quot; &quot;;TEXT(MOD(INT([.E592]/(60*60));24);&quot;00&quot;);&quot;:&quot;;TEXT(MOD(INT([.E592]/60);60);&quot;00&quot;);&quot;:&quot;;TEXT(MOD([.E592];60);&quot;00&quot;))" office:value-type="string" office:string-value="03 23:39:31" calcext:value-type="string">
            <text:p>03 23:39:31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593]/60);60);&quot;00&quot;);&quot;:&quot;;TEXT(MOD([.C593];60);&quot;00&quot;))" office:value-type="string" office:string-value="09:23" calcext:value-type="string">
            <text:p>09:23</text:p>
          </table:table-cell>
          <table:table-cell table:formula="of:=[.C593]+[.E592]" office:value-type="float" office:value="344934" calcext:value-type="float">
            <text:p>344934</text:p>
          </table:table-cell>
          <table:table-cell table:formula="of:=CONCATENATE(TEXT(INT([.E593]/(60*60*24));&quot;00&quot;);&quot; &quot;;TEXT(MOD(INT([.E593]/(60*60));24);&quot;00&quot;);&quot;:&quot;;TEXT(MOD(INT([.E593]/60);60);&quot;00&quot;);&quot;:&quot;;TEXT(MOD([.E593];60);&quot;00&quot;))" office:value-type="string" office:string-value="03 23:48:54" calcext:value-type="string">
            <text:p>03 23:48:54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594]/60);60);&quot;00&quot;);&quot;:&quot;;TEXT(MOD([.C594];60);&quot;00&quot;))" office:value-type="string" office:string-value="09:25" calcext:value-type="string">
            <text:p>09:25</text:p>
          </table:table-cell>
          <table:table-cell table:formula="of:=[.C594]+[.E593]" office:value-type="float" office:value="345499" calcext:value-type="float">
            <text:p>345499</text:p>
          </table:table-cell>
          <table:table-cell table:formula="of:=CONCATENATE(TEXT(INT([.E594]/(60*60*24));&quot;00&quot;);&quot; &quot;;TEXT(MOD(INT([.E594]/(60*60));24);&quot;00&quot;);&quot;:&quot;;TEXT(MOD(INT([.E594]/60);60);&quot;00&quot;);&quot;:&quot;;TEXT(MOD([.E594];60);&quot;00&quot;))" office:value-type="string" office:string-value="03 23:58:19" calcext:value-type="string">
            <text:p>03 23:58:19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560" calcext:value-type="float">
            <text:p>560</text:p>
          </table:table-cell>
          <table:table-cell table:style-name="ce2" table:formula="of:=CONCATENATE(TEXT(MOD(INT([.C595]/60);60);&quot;00&quot;);&quot;:&quot;;TEXT(MOD([.C595];60);&quot;00&quot;))" office:value-type="string" office:string-value="09:20" calcext:value-type="string">
            <text:p>09:20</text:p>
          </table:table-cell>
          <table:table-cell table:formula="of:=[.C595]+[.E594]" office:value-type="float" office:value="346059" calcext:value-type="float">
            <text:p>346059</text:p>
          </table:table-cell>
          <table:table-cell table:formula="of:=CONCATENATE(TEXT(INT([.E595]/(60*60*24));&quot;00&quot;);&quot; &quot;;TEXT(MOD(INT([.E595]/(60*60));24);&quot;00&quot;);&quot;:&quot;;TEXT(MOD(INT([.E595]/60);60);&quot;00&quot;);&quot;:&quot;;TEXT(MOD([.E595];60);&quot;00&quot;))" office:value-type="string" office:string-value="04 00:07:39" calcext:value-type="string">
            <text:p>04 00:07:39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596]/60);60);&quot;00&quot;);&quot;:&quot;;TEXT(MOD([.C596];60);&quot;00&quot;))" office:value-type="string" office:string-value="09:19" calcext:value-type="string">
            <text:p>09:19</text:p>
          </table:table-cell>
          <table:table-cell table:formula="of:=[.C596]+[.E595]" office:value-type="float" office:value="346618" calcext:value-type="float">
            <text:p>346618</text:p>
          </table:table-cell>
          <table:table-cell table:formula="of:=CONCATENATE(TEXT(INT([.E596]/(60*60*24));&quot;00&quot;);&quot; &quot;;TEXT(MOD(INT([.E596]/(60*60));24);&quot;00&quot;);&quot;:&quot;;TEXT(MOD(INT([.E596]/60);60);&quot;00&quot;);&quot;:&quot;;TEXT(MOD([.E596];60);&quot;00&quot;))" office:value-type="string" office:string-value="04 00:16:58" calcext:value-type="string">
            <text:p>04 00:16:5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579" calcext:value-type="float">
            <text:p>579</text:p>
          </table:table-cell>
          <table:table-cell table:style-name="ce2" table:formula="of:=CONCATENATE(TEXT(MOD(INT([.C597]/60);60);&quot;00&quot;);&quot;:&quot;;TEXT(MOD([.C597];60);&quot;00&quot;))" office:value-type="string" office:string-value="09:39" calcext:value-type="string">
            <text:p>09:39</text:p>
          </table:table-cell>
          <table:table-cell table:formula="of:=[.C597]+[.E596]" office:value-type="float" office:value="347197" calcext:value-type="float">
            <text:p>347197</text:p>
          </table:table-cell>
          <table:table-cell table:formula="of:=CONCATENATE(TEXT(INT([.E597]/(60*60*24));&quot;00&quot;);&quot; &quot;;TEXT(MOD(INT([.E597]/(60*60));24);&quot;00&quot;);&quot;:&quot;;TEXT(MOD(INT([.E597]/60);60);&quot;00&quot;);&quot;:&quot;;TEXT(MOD([.E597];60);&quot;00&quot;))" office:value-type="string" office:string-value="04 00:26:37" calcext:value-type="string">
            <text:p>04 00:26:3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598]/60);60);&quot;00&quot;);&quot;:&quot;;TEXT(MOD([.C598];60);&quot;00&quot;))" office:value-type="string" office:string-value="09:23" calcext:value-type="string">
            <text:p>09:23</text:p>
          </table:table-cell>
          <table:table-cell table:formula="of:=[.C598]+[.E597]" office:value-type="float" office:value="347760" calcext:value-type="float">
            <text:p>347760</text:p>
          </table:table-cell>
          <table:table-cell table:formula="of:=CONCATENATE(TEXT(INT([.E598]/(60*60*24));&quot;00&quot;);&quot; &quot;;TEXT(MOD(INT([.E598]/(60*60));24);&quot;00&quot;);&quot;:&quot;;TEXT(MOD(INT([.E598]/60);60);&quot;00&quot;);&quot;:&quot;;TEXT(MOD([.E598];60);&quot;00&quot;))" office:value-type="string" office:string-value="04 00:36:00" calcext:value-type="string">
            <text:p>04 00:36:00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573" calcext:value-type="float">
            <text:p>573</text:p>
          </table:table-cell>
          <table:table-cell table:style-name="ce2" table:formula="of:=CONCATENATE(TEXT(MOD(INT([.C599]/60);60);&quot;00&quot;);&quot;:&quot;;TEXT(MOD([.C599];60);&quot;00&quot;))" office:value-type="string" office:string-value="09:33" calcext:value-type="string">
            <text:p>09:33</text:p>
          </table:table-cell>
          <table:table-cell table:formula="of:=[.C599]+[.E598]" office:value-type="float" office:value="348333" calcext:value-type="float">
            <text:p>348333</text:p>
          </table:table-cell>
          <table:table-cell table:formula="of:=CONCATENATE(TEXT(INT([.E599]/(60*60*24));&quot;00&quot;);&quot; &quot;;TEXT(MOD(INT([.E599]/(60*60));24);&quot;00&quot;);&quot;:&quot;;TEXT(MOD(INT([.E599]/60);60);&quot;00&quot;);&quot;:&quot;;TEXT(MOD([.E599];60);&quot;00&quot;))" office:value-type="string" office:string-value="04 00:45:33" calcext:value-type="string">
            <text:p>04 00:45:33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600]/60);60);&quot;00&quot;);&quot;:&quot;;TEXT(MOD([.C600];60);&quot;00&quot;))" office:value-type="string" office:string-value="09:26" calcext:value-type="string">
            <text:p>09:26</text:p>
          </table:table-cell>
          <table:table-cell table:formula="of:=[.C600]+[.E599]" office:value-type="float" office:value="348899" calcext:value-type="float">
            <text:p>348899</text:p>
          </table:table-cell>
          <table:table-cell table:formula="of:=CONCATENATE(TEXT(INT([.E600]/(60*60*24));&quot;00&quot;);&quot; &quot;;TEXT(MOD(INT([.E600]/(60*60));24);&quot;00&quot;);&quot;:&quot;;TEXT(MOD(INT([.E600]/60);60);&quot;00&quot;);&quot;:&quot;;TEXT(MOD([.E600];60);&quot;00&quot;))" office:value-type="string" office:string-value="04 00:54:59" calcext:value-type="string">
            <text:p>04 00:54:59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601]/60);60);&quot;00&quot;);&quot;:&quot;;TEXT(MOD([.C601];60);&quot;00&quot;))" office:value-type="string" office:string-value="09:36" calcext:value-type="string">
            <text:p>09:36</text:p>
          </table:table-cell>
          <table:table-cell table:formula="of:=[.C601]+[.E600]" office:value-type="float" office:value="349475" calcext:value-type="float">
            <text:p>349475</text:p>
          </table:table-cell>
          <table:table-cell table:formula="of:=CONCATENATE(TEXT(INT([.E601]/(60*60*24));&quot;00&quot;);&quot; &quot;;TEXT(MOD(INT([.E601]/(60*60));24);&quot;00&quot;);&quot;:&quot;;TEXT(MOD(INT([.E601]/60);60);&quot;00&quot;);&quot;:&quot;;TEXT(MOD([.E601];60);&quot;00&quot;))" office:value-type="string" office:string-value="04 01:04:35" calcext:value-type="string">
            <text:p>04 01:04:35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602]/60);60);&quot;00&quot;);&quot;:&quot;;TEXT(MOD([.C602];60);&quot;00&quot;))" office:value-type="string" office:string-value="09:38" calcext:value-type="string">
            <text:p>09:38</text:p>
          </table:table-cell>
          <table:table-cell table:formula="of:=[.C602]+[.E601]" office:value-type="float" office:value="350053" calcext:value-type="float">
            <text:p>350053</text:p>
          </table:table-cell>
          <table:table-cell table:formula="of:=CONCATENATE(TEXT(INT([.E602]/(60*60*24));&quot;00&quot;);&quot; &quot;;TEXT(MOD(INT([.E602]/(60*60));24);&quot;00&quot;);&quot;:&quot;;TEXT(MOD(INT([.E602]/60);60);&quot;00&quot;);&quot;:&quot;;TEXT(MOD([.E602];60);&quot;00&quot;))" office:value-type="string" office:string-value="04 01:14:13" calcext:value-type="string">
            <text:p>04 01:14:13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603]/60);60);&quot;00&quot;);&quot;:&quot;;TEXT(MOD([.C603];60);&quot;00&quot;))" office:value-type="string" office:string-value="09:24" calcext:value-type="string">
            <text:p>09:24</text:p>
          </table:table-cell>
          <table:table-cell table:formula="of:=[.C603]+[.E602]" office:value-type="float" office:value="350617" calcext:value-type="float">
            <text:p>350617</text:p>
          </table:table-cell>
          <table:table-cell table:formula="of:=CONCATENATE(TEXT(INT([.E603]/(60*60*24));&quot;00&quot;);&quot; &quot;;TEXT(MOD(INT([.E603]/(60*60));24);&quot;00&quot;);&quot;:&quot;;TEXT(MOD(INT([.E603]/60);60);&quot;00&quot;);&quot;:&quot;;TEXT(MOD([.E603];60);&quot;00&quot;))" office:value-type="string" office:string-value="04 01:23:37" calcext:value-type="string">
            <text:p>04 01:23:37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558" calcext:value-type="float">
            <text:p>558</text:p>
          </table:table-cell>
          <table:table-cell table:style-name="ce2" table:formula="of:=CONCATENATE(TEXT(MOD(INT([.C604]/60);60);&quot;00&quot;);&quot;:&quot;;TEXT(MOD([.C604];60);&quot;00&quot;))" office:value-type="string" office:string-value="09:18" calcext:value-type="string">
            <text:p>09:18</text:p>
          </table:table-cell>
          <table:table-cell table:formula="of:=[.C604]+[.E603]" office:value-type="float" office:value="351175" calcext:value-type="float">
            <text:p>351175</text:p>
          </table:table-cell>
          <table:table-cell table:formula="of:=CONCATENATE(TEXT(INT([.E604]/(60*60*24));&quot;00&quot;);&quot; &quot;;TEXT(MOD(INT([.E604]/(60*60));24);&quot;00&quot;);&quot;:&quot;;TEXT(MOD(INT([.E604]/60);60);&quot;00&quot;);&quot;:&quot;;TEXT(MOD([.E604];60);&quot;00&quot;))" office:value-type="string" office:string-value="04 01:32:55" calcext:value-type="string">
            <text:p>04 01:32:55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553" calcext:value-type="float">
            <text:p>553</text:p>
          </table:table-cell>
          <table:table-cell table:style-name="ce2" table:formula="of:=CONCATENATE(TEXT(MOD(INT([.C605]/60);60);&quot;00&quot;);&quot;:&quot;;TEXT(MOD([.C605];60);&quot;00&quot;))" office:value-type="string" office:string-value="09:13" calcext:value-type="string">
            <text:p>09:13</text:p>
          </table:table-cell>
          <table:table-cell table:formula="of:=[.C605]+[.E604]" office:value-type="float" office:value="351728" calcext:value-type="float">
            <text:p>351728</text:p>
          </table:table-cell>
          <table:table-cell table:formula="of:=CONCATENATE(TEXT(INT([.E605]/(60*60*24));&quot;00&quot;);&quot; &quot;;TEXT(MOD(INT([.E605]/(60*60));24);&quot;00&quot;);&quot;:&quot;;TEXT(MOD(INT([.E605]/60);60);&quot;00&quot;);&quot;:&quot;;TEXT(MOD([.E605];60);&quot;00&quot;))" office:value-type="string" office:string-value="04 01:42:08" calcext:value-type="string">
            <text:p>04 01:42:0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06]/60);60);&quot;00&quot;);&quot;:&quot;;TEXT(MOD([.C606];60);&quot;00&quot;))" office:value-type="string" office:string-value="09:11" calcext:value-type="string">
            <text:p>09:11</text:p>
          </table:table-cell>
          <table:table-cell table:formula="of:=[.C606]+[.E605]" office:value-type="float" office:value="352279" calcext:value-type="float">
            <text:p>352279</text:p>
          </table:table-cell>
          <table:table-cell table:formula="of:=CONCATENATE(TEXT(INT([.E606]/(60*60*24));&quot;00&quot;);&quot; &quot;;TEXT(MOD(INT([.E606]/(60*60));24);&quot;00&quot;);&quot;:&quot;;TEXT(MOD(INT([.E606]/60);60);&quot;00&quot;);&quot;:&quot;;TEXT(MOD([.E606];60);&quot;00&quot;))" office:value-type="string" office:string-value="04 01:51:19" calcext:value-type="string">
            <text:p>04 01:51:19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07]/60);60);&quot;00&quot;);&quot;:&quot;;TEXT(MOD([.C607];60);&quot;00&quot;))" office:value-type="string" office:string-value="09:11" calcext:value-type="string">
            <text:p>09:11</text:p>
          </table:table-cell>
          <table:table-cell table:formula="of:=[.C607]+[.E606]" office:value-type="float" office:value="352830" calcext:value-type="float">
            <text:p>352830</text:p>
          </table:table-cell>
          <table:table-cell table:formula="of:=CONCATENATE(TEXT(INT([.E607]/(60*60*24));&quot;00&quot;);&quot; &quot;;TEXT(MOD(INT([.E607]/(60*60));24);&quot;00&quot;);&quot;:&quot;;TEXT(MOD(INT([.E607]/60);60);&quot;00&quot;);&quot;:&quot;;TEXT(MOD([.E607];60);&quot;00&quot;))" office:value-type="string" office:string-value="04 02:00:30" calcext:value-type="string">
            <text:p>04 02:00:30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08]/60);60);&quot;00&quot;);&quot;:&quot;;TEXT(MOD([.C608];60);&quot;00&quot;))" office:value-type="string" office:string-value="09:12" calcext:value-type="string">
            <text:p>09:12</text:p>
          </table:table-cell>
          <table:table-cell table:formula="of:=[.C608]+[.E607]" office:value-type="float" office:value="353382" calcext:value-type="float">
            <text:p>353382</text:p>
          </table:table-cell>
          <table:table-cell table:formula="of:=CONCATENATE(TEXT(INT([.E608]/(60*60*24));&quot;00&quot;);&quot; &quot;;TEXT(MOD(INT([.E608]/(60*60));24);&quot;00&quot;);&quot;:&quot;;TEXT(MOD(INT([.E608]/60);60);&quot;00&quot;);&quot;:&quot;;TEXT(MOD([.E608];60);&quot;00&quot;))" office:value-type="string" office:string-value="04 02:09:42" calcext:value-type="string">
            <text:p>04 02:09:42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09]/60);60);&quot;00&quot;);&quot;:&quot;;TEXT(MOD([.C609];60);&quot;00&quot;))" office:value-type="string" office:string-value="09:11" calcext:value-type="string">
            <text:p>09:11</text:p>
          </table:table-cell>
          <table:table-cell table:formula="of:=[.C609]+[.E608]" office:value-type="float" office:value="353933" calcext:value-type="float">
            <text:p>353933</text:p>
          </table:table-cell>
          <table:table-cell table:formula="of:=CONCATENATE(TEXT(INT([.E609]/(60*60*24));&quot;00&quot;);&quot; &quot;;TEXT(MOD(INT([.E609]/(60*60));24);&quot;00&quot;);&quot;:&quot;;TEXT(MOD(INT([.E609]/60);60);&quot;00&quot;);&quot;:&quot;;TEXT(MOD([.E609];60);&quot;00&quot;))" office:value-type="string" office:string-value="04 02:18:53" calcext:value-type="string">
            <text:p>04 02:18:53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0]/60);60);&quot;00&quot;);&quot;:&quot;;TEXT(MOD([.C610];60);&quot;00&quot;))" office:value-type="string" office:string-value="09:11" calcext:value-type="string">
            <text:p>09:11</text:p>
          </table:table-cell>
          <table:table-cell table:formula="of:=[.C610]+[.E609]" office:value-type="float" office:value="354484" calcext:value-type="float">
            <text:p>354484</text:p>
          </table:table-cell>
          <table:table-cell table:formula="of:=CONCATENATE(TEXT(INT([.E610]/(60*60*24));&quot;00&quot;);&quot; &quot;;TEXT(MOD(INT([.E610]/(60*60));24);&quot;00&quot;);&quot;:&quot;;TEXT(MOD(INT([.E610]/60);60);&quot;00&quot;);&quot;:&quot;;TEXT(MOD([.E610];60);&quot;00&quot;))" office:value-type="string" office:string-value="04 02:28:04" calcext:value-type="string">
            <text:p>04 02:28:04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1]/60);60);&quot;00&quot;);&quot;:&quot;;TEXT(MOD([.C611];60);&quot;00&quot;))" office:value-type="string" office:string-value="09:11" calcext:value-type="string">
            <text:p>09:11</text:p>
          </table:table-cell>
          <table:table-cell table:formula="of:=[.C611]+[.E610]" office:value-type="float" office:value="355035" calcext:value-type="float">
            <text:p>355035</text:p>
          </table:table-cell>
          <table:table-cell table:formula="of:=CONCATENATE(TEXT(INT([.E611]/(60*60*24));&quot;00&quot;);&quot; &quot;;TEXT(MOD(INT([.E611]/(60*60));24);&quot;00&quot;);&quot;:&quot;;TEXT(MOD(INT([.E611]/60);60);&quot;00&quot;);&quot;:&quot;;TEXT(MOD([.E611];60);&quot;00&quot;))" office:value-type="string" office:string-value="04 02:37:15" calcext:value-type="string">
            <text:p>04 02:37:15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12]/60);60);&quot;00&quot;);&quot;:&quot;;TEXT(MOD([.C612];60);&quot;00&quot;))" office:value-type="string" office:string-value="09:12" calcext:value-type="string">
            <text:p>09:12</text:p>
          </table:table-cell>
          <table:table-cell table:formula="of:=[.C612]+[.E611]" office:value-type="float" office:value="355587" calcext:value-type="float">
            <text:p>355587</text:p>
          </table:table-cell>
          <table:table-cell table:formula="of:=CONCATENATE(TEXT(INT([.E612]/(60*60*24));&quot;00&quot;);&quot; &quot;;TEXT(MOD(INT([.E612]/(60*60));24);&quot;00&quot;);&quot;:&quot;;TEXT(MOD(INT([.E612]/60);60);&quot;00&quot;);&quot;:&quot;;TEXT(MOD([.E612];60);&quot;00&quot;))" office:value-type="string" office:string-value="04 02:46:27" calcext:value-type="string">
            <text:p>04 02:46:27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3]/60);60);&quot;00&quot;);&quot;:&quot;;TEXT(MOD([.C613];60);&quot;00&quot;))" office:value-type="string" office:string-value="09:11" calcext:value-type="string">
            <text:p>09:11</text:p>
          </table:table-cell>
          <table:table-cell table:formula="of:=[.C613]+[.E612]" office:value-type="float" office:value="356138" calcext:value-type="float">
            <text:p>356138</text:p>
          </table:table-cell>
          <table:table-cell table:formula="of:=CONCATENATE(TEXT(INT([.E613]/(60*60*24));&quot;00&quot;);&quot; &quot;;TEXT(MOD(INT([.E613]/(60*60));24);&quot;00&quot;);&quot;:&quot;;TEXT(MOD(INT([.E613]/60);60);&quot;00&quot;);&quot;:&quot;;TEXT(MOD([.E613];60);&quot;00&quot;))" office:value-type="string" office:string-value="04 02:55:38" calcext:value-type="string">
            <text:p>04 02:55:38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4]/60);60);&quot;00&quot;);&quot;:&quot;;TEXT(MOD([.C614];60);&quot;00&quot;))" office:value-type="string" office:string-value="09:11" calcext:value-type="string">
            <text:p>09:11</text:p>
          </table:table-cell>
          <table:table-cell table:formula="of:=[.C614]+[.E613]" office:value-type="float" office:value="356689" calcext:value-type="float">
            <text:p>356689</text:p>
          </table:table-cell>
          <table:table-cell table:formula="of:=CONCATENATE(TEXT(INT([.E614]/(60*60*24));&quot;00&quot;);&quot; &quot;;TEXT(MOD(INT([.E614]/(60*60));24);&quot;00&quot;);&quot;:&quot;;TEXT(MOD(INT([.E614]/60);60);&quot;00&quot;);&quot;:&quot;;TEXT(MOD([.E614];60);&quot;00&quot;))" office:value-type="string" office:string-value="04 03:04:49" calcext:value-type="string">
            <text:p>04 03:04:49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5]/60);60);&quot;00&quot;);&quot;:&quot;;TEXT(MOD([.C615];60);&quot;00&quot;))" office:value-type="string" office:string-value="09:11" calcext:value-type="string">
            <text:p>09:11</text:p>
          </table:table-cell>
          <table:table-cell table:formula="of:=[.C615]+[.E614]" office:value-type="float" office:value="357240" calcext:value-type="float">
            <text:p>357240</text:p>
          </table:table-cell>
          <table:table-cell table:formula="of:=CONCATENATE(TEXT(INT([.E615]/(60*60*24));&quot;00&quot;);&quot; &quot;;TEXT(MOD(INT([.E615]/(60*60));24);&quot;00&quot;);&quot;:&quot;;TEXT(MOD(INT([.E615]/60);60);&quot;00&quot;);&quot;:&quot;;TEXT(MOD([.E615];60);&quot;00&quot;))" office:value-type="string" office:string-value="04 03:14:00" calcext:value-type="string">
            <text:p>04 03:14:00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16]/60);60);&quot;00&quot;);&quot;:&quot;;TEXT(MOD([.C616];60);&quot;00&quot;))" office:value-type="string" office:string-value="09:12" calcext:value-type="string">
            <text:p>09:12</text:p>
          </table:table-cell>
          <table:table-cell table:formula="of:=[.C616]+[.E615]" office:value-type="float" office:value="357792" calcext:value-type="float">
            <text:p>357792</text:p>
          </table:table-cell>
          <table:table-cell table:formula="of:=CONCATENATE(TEXT(INT([.E616]/(60*60*24));&quot;00&quot;);&quot; &quot;;TEXT(MOD(INT([.E616]/(60*60));24);&quot;00&quot;);&quot;:&quot;;TEXT(MOD(INT([.E616]/60);60);&quot;00&quot;);&quot;:&quot;;TEXT(MOD([.E616];60);&quot;00&quot;))" office:value-type="string" office:string-value="04 03:23:12" calcext:value-type="string">
            <text:p>04 03:23:12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7]/60);60);&quot;00&quot;);&quot;:&quot;;TEXT(MOD([.C617];60);&quot;00&quot;))" office:value-type="string" office:string-value="09:11" calcext:value-type="string">
            <text:p>09:11</text:p>
          </table:table-cell>
          <table:table-cell table:formula="of:=[.C617]+[.E616]" office:value-type="float" office:value="358343" calcext:value-type="float">
            <text:p>358343</text:p>
          </table:table-cell>
          <table:table-cell table:formula="of:=CONCATENATE(TEXT(INT([.E617]/(60*60*24));&quot;00&quot;);&quot; &quot;;TEXT(MOD(INT([.E617]/(60*60));24);&quot;00&quot;);&quot;:&quot;;TEXT(MOD(INT([.E617]/60);60);&quot;00&quot;);&quot;:&quot;;TEXT(MOD([.E617];60);&quot;00&quot;))" office:value-type="string" office:string-value="04 03:32:23" calcext:value-type="string">
            <text:p>04 03:32:23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18]/60);60);&quot;00&quot;);&quot;:&quot;;TEXT(MOD([.C618];60);&quot;00&quot;))" office:value-type="string" office:string-value="09:12" calcext:value-type="string">
            <text:p>09:12</text:p>
          </table:table-cell>
          <table:table-cell table:formula="of:=[.C618]+[.E617]" office:value-type="float" office:value="358895" calcext:value-type="float">
            <text:p>358895</text:p>
          </table:table-cell>
          <table:table-cell table:formula="of:=CONCATENATE(TEXT(INT([.E618]/(60*60*24));&quot;00&quot;);&quot; &quot;;TEXT(MOD(INT([.E618]/(60*60));24);&quot;00&quot;);&quot;:&quot;;TEXT(MOD(INT([.E618]/60);60);&quot;00&quot;);&quot;:&quot;;TEXT(MOD([.E618];60);&quot;00&quot;))" office:value-type="string" office:string-value="04 03:41:35" calcext:value-type="string">
            <text:p>04 03:41:35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19]/60);60);&quot;00&quot;);&quot;:&quot;;TEXT(MOD([.C619];60);&quot;00&quot;))" office:value-type="string" office:string-value="09:11" calcext:value-type="string">
            <text:p>09:11</text:p>
          </table:table-cell>
          <table:table-cell table:formula="of:=[.C619]+[.E618]" office:value-type="float" office:value="359446" calcext:value-type="float">
            <text:p>359446</text:p>
          </table:table-cell>
          <table:table-cell table:formula="of:=CONCATENATE(TEXT(INT([.E619]/(60*60*24));&quot;00&quot;);&quot; &quot;;TEXT(MOD(INT([.E619]/(60*60));24);&quot;00&quot;);&quot;:&quot;;TEXT(MOD(INT([.E619]/60);60);&quot;00&quot;);&quot;:&quot;;TEXT(MOD([.E619];60);&quot;00&quot;))" office:value-type="string" office:string-value="04 03:50:46" calcext:value-type="string">
            <text:p>04 03:50:46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20]/60);60);&quot;00&quot;);&quot;:&quot;;TEXT(MOD([.C620];60);&quot;00&quot;))" office:value-type="string" office:string-value="09:12" calcext:value-type="string">
            <text:p>09:12</text:p>
          </table:table-cell>
          <table:table-cell table:formula="of:=[.C620]+[.E619]" office:value-type="float" office:value="359998" calcext:value-type="float">
            <text:p>359998</text:p>
          </table:table-cell>
          <table:table-cell table:formula="of:=CONCATENATE(TEXT(INT([.E620]/(60*60*24));&quot;00&quot;);&quot; &quot;;TEXT(MOD(INT([.E620]/(60*60));24);&quot;00&quot;);&quot;:&quot;;TEXT(MOD(INT([.E620]/60);60);&quot;00&quot;);&quot;:&quot;;TEXT(MOD([.E620];60);&quot;00&quot;))" office:value-type="string" office:string-value="04 03:59:58" calcext:value-type="string">
            <text:p>04 03:59:5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21]/60);60);&quot;00&quot;);&quot;:&quot;;TEXT(MOD([.C621];60);&quot;00&quot;))" office:value-type="string" office:string-value="09:11" calcext:value-type="string">
            <text:p>09:11</text:p>
          </table:table-cell>
          <table:table-cell table:formula="of:=[.C621]+[.E620]" office:value-type="float" office:value="360549" calcext:value-type="float">
            <text:p>360549</text:p>
          </table:table-cell>
          <table:table-cell table:formula="of:=CONCATENATE(TEXT(INT([.E621]/(60*60*24));&quot;00&quot;);&quot; &quot;;TEXT(MOD(INT([.E621]/(60*60));24);&quot;00&quot;);&quot;:&quot;;TEXT(MOD(INT([.E621]/60);60);&quot;00&quot;);&quot;:&quot;;TEXT(MOD([.E621];60);&quot;00&quot;))" office:value-type="string" office:string-value="04 04:09:09" calcext:value-type="string">
            <text:p>04 04:09:09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22]/60);60);&quot;00&quot;);&quot;:&quot;;TEXT(MOD([.C622];60);&quot;00&quot;))" office:value-type="string" office:string-value="09:11" calcext:value-type="string">
            <text:p>09:11</text:p>
          </table:table-cell>
          <table:table-cell table:formula="of:=[.C622]+[.E621]" office:value-type="float" office:value="361100" calcext:value-type="float">
            <text:p>361100</text:p>
          </table:table-cell>
          <table:table-cell table:formula="of:=CONCATENATE(TEXT(INT([.E622]/(60*60*24));&quot;00&quot;);&quot; &quot;;TEXT(MOD(INT([.E622]/(60*60));24);&quot;00&quot;);&quot;:&quot;;TEXT(MOD(INT([.E622]/60);60);&quot;00&quot;);&quot;:&quot;;TEXT(MOD([.E622];60);&quot;00&quot;))" office:value-type="string" office:string-value="04 04:18:20" calcext:value-type="string">
            <text:p>04 04:18:20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23]/60);60);&quot;00&quot;);&quot;:&quot;;TEXT(MOD([.C623];60);&quot;00&quot;))" office:value-type="string" office:string-value="09:12" calcext:value-type="string">
            <text:p>09:12</text:p>
          </table:table-cell>
          <table:table-cell table:formula="of:=[.C623]+[.E622]" office:value-type="float" office:value="361652" calcext:value-type="float">
            <text:p>361652</text:p>
          </table:table-cell>
          <table:table-cell table:formula="of:=CONCATENATE(TEXT(INT([.E623]/(60*60*24));&quot;00&quot;);&quot; &quot;;TEXT(MOD(INT([.E623]/(60*60));24);&quot;00&quot;);&quot;:&quot;;TEXT(MOD(INT([.E623]/60);60);&quot;00&quot;);&quot;:&quot;;TEXT(MOD([.E623];60);&quot;00&quot;))" office:value-type="string" office:string-value="04 04:27:32" calcext:value-type="string">
            <text:p>04 04:27:32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24]/60);60);&quot;00&quot;);&quot;:&quot;;TEXT(MOD([.C624];60);&quot;00&quot;))" office:value-type="string" office:string-value="09:11" calcext:value-type="string">
            <text:p>09:11</text:p>
          </table:table-cell>
          <table:table-cell table:formula="of:=[.C624]+[.E623]" office:value-type="float" office:value="362203" calcext:value-type="float">
            <text:p>362203</text:p>
          </table:table-cell>
          <table:table-cell table:formula="of:=CONCATENATE(TEXT(INT([.E624]/(60*60*24));&quot;00&quot;);&quot; &quot;;TEXT(MOD(INT([.E624]/(60*60));24);&quot;00&quot;);&quot;:&quot;;TEXT(MOD(INT([.E624]/60);60);&quot;00&quot;);&quot;:&quot;;TEXT(MOD([.E624];60);&quot;00&quot;))" office:value-type="string" office:string-value="04 04:36:43" calcext:value-type="string">
            <text:p>04 04:36:43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25]/60);60);&quot;00&quot;);&quot;:&quot;;TEXT(MOD([.C625];60);&quot;00&quot;))" office:value-type="string" office:string-value="09:11" calcext:value-type="string">
            <text:p>09:11</text:p>
          </table:table-cell>
          <table:table-cell table:formula="of:=[.C625]+[.E624]" office:value-type="float" office:value="362754" calcext:value-type="float">
            <text:p>362754</text:p>
          </table:table-cell>
          <table:table-cell table:formula="of:=CONCATENATE(TEXT(INT([.E625]/(60*60*24));&quot;00&quot;);&quot; &quot;;TEXT(MOD(INT([.E625]/(60*60));24);&quot;00&quot;);&quot;:&quot;;TEXT(MOD(INT([.E625]/60);60);&quot;00&quot;);&quot;:&quot;;TEXT(MOD([.E625];60);&quot;00&quot;))" office:value-type="string" office:string-value="04 04:45:54" calcext:value-type="string">
            <text:p>04 04:45:54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626]/60);60);&quot;00&quot;);&quot;:&quot;;TEXT(MOD([.C626];60);&quot;00&quot;))" office:value-type="string" office:string-value="09:12" calcext:value-type="string">
            <text:p>09:12</text:p>
          </table:table-cell>
          <table:table-cell table:formula="of:=[.C626]+[.E625]" office:value-type="float" office:value="363306" calcext:value-type="float">
            <text:p>363306</text:p>
          </table:table-cell>
          <table:table-cell table:formula="of:=CONCATENATE(TEXT(INT([.E626]/(60*60*24));&quot;00&quot;);&quot; &quot;;TEXT(MOD(INT([.E626]/(60*60));24);&quot;00&quot;);&quot;:&quot;;TEXT(MOD(INT([.E626]/60);60);&quot;00&quot;);&quot;:&quot;;TEXT(MOD([.E626];60);&quot;00&quot;))" office:value-type="string" office:string-value="04 04:55:06" calcext:value-type="string">
            <text:p>04 04:55:06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627]/60);60);&quot;00&quot;);&quot;:&quot;;TEXT(MOD([.C627];60);&quot;00&quot;))" office:value-type="string" office:string-value="09:26" calcext:value-type="string">
            <text:p>09:26</text:p>
          </table:table-cell>
          <table:table-cell table:formula="of:=[.C627]+[.E626]" office:value-type="float" office:value="363872" calcext:value-type="float">
            <text:p>363872</text:p>
          </table:table-cell>
          <table:table-cell table:formula="of:=CONCATENATE(TEXT(INT([.E627]/(60*60*24));&quot;00&quot;);&quot; &quot;;TEXT(MOD(INT([.E627]/(60*60));24);&quot;00&quot;);&quot;:&quot;;TEXT(MOD(INT([.E627]/60);60);&quot;00&quot;);&quot;:&quot;;TEXT(MOD([.E627];60);&quot;00&quot;))" office:value-type="string" office:string-value="04 05:04:32" calcext:value-type="string">
            <text:p>04 05:04:32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559" calcext:value-type="float">
            <text:p>559</text:p>
          </table:table-cell>
          <table:table-cell table:style-name="ce2" table:formula="of:=CONCATENATE(TEXT(MOD(INT([.C628]/60);60);&quot;00&quot;);&quot;:&quot;;TEXT(MOD([.C628];60);&quot;00&quot;))" office:value-type="string" office:string-value="09:19" calcext:value-type="string">
            <text:p>09:19</text:p>
          </table:table-cell>
          <table:table-cell table:formula="of:=[.C628]+[.E627]" office:value-type="float" office:value="364431" calcext:value-type="float">
            <text:p>364431</text:p>
          </table:table-cell>
          <table:table-cell table:formula="of:=CONCATENATE(TEXT(INT([.E628]/(60*60*24));&quot;00&quot;);&quot; &quot;;TEXT(MOD(INT([.E628]/(60*60));24);&quot;00&quot;);&quot;:&quot;;TEXT(MOD(INT([.E628]/60);60);&quot;00&quot;);&quot;:&quot;;TEXT(MOD([.E628];60);&quot;00&quot;))" office:value-type="string" office:string-value="04 05:13:51" calcext:value-type="string">
            <text:p>04 05:13:51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551" calcext:value-type="float">
            <text:p>551</text:p>
          </table:table-cell>
          <table:table-cell table:style-name="ce2" table:formula="of:=CONCATENATE(TEXT(MOD(INT([.C629]/60);60);&quot;00&quot;);&quot;:&quot;;TEXT(MOD([.C629];60);&quot;00&quot;))" office:value-type="string" office:string-value="09:11" calcext:value-type="string">
            <text:p>09:11</text:p>
          </table:table-cell>
          <table:table-cell table:formula="of:=[.C629]+[.E628]" office:value-type="float" office:value="364982" calcext:value-type="float">
            <text:p>364982</text:p>
          </table:table-cell>
          <table:table-cell table:formula="of:=CONCATENATE(TEXT(INT([.E629]/(60*60*24));&quot;00&quot;);&quot; &quot;;TEXT(MOD(INT([.E629]/(60*60));24);&quot;00&quot;);&quot;:&quot;;TEXT(MOD(INT([.E629]/60);60);&quot;00&quot;);&quot;:&quot;;TEXT(MOD([.E629];60);&quot;00&quot;))" office:value-type="string" office:string-value="04 05:23:02" calcext:value-type="string">
            <text:p>04 05:23:02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630]/60);60);&quot;00&quot;);&quot;:&quot;;TEXT(MOD([.C630];60);&quot;00&quot;))" office:value-type="string" office:string-value="09:10" calcext:value-type="string">
            <text:p>09:10</text:p>
          </table:table-cell>
          <table:table-cell table:formula="of:=[.C630]+[.E629]" office:value-type="float" office:value="365532" calcext:value-type="float">
            <text:p>365532</text:p>
          </table:table-cell>
          <table:table-cell table:formula="of:=CONCATENATE(TEXT(INT([.E630]/(60*60*24));&quot;00&quot;);&quot; &quot;;TEXT(MOD(INT([.E630]/(60*60));24);&quot;00&quot;);&quot;:&quot;;TEXT(MOD(INT([.E630]/60);60);&quot;00&quot;);&quot;:&quot;;TEXT(MOD([.E630];60);&quot;00&quot;))" office:value-type="string" office:string-value="04 05:32:12" calcext:value-type="string">
            <text:p>04 05:32:12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550" calcext:value-type="float">
            <text:p>550</text:p>
          </table:table-cell>
          <table:table-cell table:style-name="ce2" table:formula="of:=CONCATENATE(TEXT(MOD(INT([.C631]/60);60);&quot;00&quot;);&quot;:&quot;;TEXT(MOD([.C631];60);&quot;00&quot;))" office:value-type="string" office:string-value="09:10" calcext:value-type="string">
            <text:p>09:10</text:p>
          </table:table-cell>
          <table:table-cell table:formula="of:=[.C631]+[.E630]" office:value-type="float" office:value="366082" calcext:value-type="float">
            <text:p>366082</text:p>
          </table:table-cell>
          <table:table-cell table:formula="of:=CONCATENATE(TEXT(INT([.E631]/(60*60*24));&quot;00&quot;);&quot; &quot;;TEXT(MOD(INT([.E631]/(60*60));24);&quot;00&quot;);&quot;:&quot;;TEXT(MOD(INT([.E631]/60);60);&quot;00&quot;);&quot;:&quot;;TEXT(MOD([.E631];60);&quot;00&quot;))" office:value-type="string" office:string-value="04 05:41:22" calcext:value-type="string">
            <text:p>04 05:41:22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549" calcext:value-type="float">
            <text:p>549</text:p>
          </table:table-cell>
          <table:table-cell table:style-name="ce2" table:formula="of:=CONCATENATE(TEXT(MOD(INT([.C632]/60);60);&quot;00&quot;);&quot;:&quot;;TEXT(MOD([.C632];60);&quot;00&quot;))" office:value-type="string" office:string-value="09:09" calcext:value-type="string">
            <text:p>09:09</text:p>
          </table:table-cell>
          <table:table-cell table:formula="of:=[.C632]+[.E631]" office:value-type="float" office:value="366631" calcext:value-type="float">
            <text:p>366631</text:p>
          </table:table-cell>
          <table:table-cell table:formula="of:=CONCATENATE(TEXT(INT([.E632]/(60*60*24));&quot;00&quot;);&quot; &quot;;TEXT(MOD(INT([.E632]/(60*60));24);&quot;00&quot;);&quot;:&quot;;TEXT(MOD(INT([.E632]/60);60);&quot;00&quot;);&quot;:&quot;;TEXT(MOD([.E632];60);&quot;00&quot;))" office:value-type="string" office:string-value="04 05:50:31" calcext:value-type="string">
            <text:p>04 05:50:31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3]/60);60);&quot;00&quot;);&quot;:&quot;;TEXT(MOD([.C633];60);&quot;00&quot;))" office:value-type="string" office:string-value="09:07" calcext:value-type="string">
            <text:p>09:07</text:p>
          </table:table-cell>
          <table:table-cell table:formula="of:=[.C633]+[.E632]" office:value-type="float" office:value="367178" calcext:value-type="float">
            <text:p>367178</text:p>
          </table:table-cell>
          <table:table-cell table:formula="of:=CONCATENATE(TEXT(INT([.E633]/(60*60*24));&quot;00&quot;);&quot; &quot;;TEXT(MOD(INT([.E633]/(60*60));24);&quot;00&quot;);&quot;:&quot;;TEXT(MOD(INT([.E633]/60);60);&quot;00&quot;);&quot;:&quot;;TEXT(MOD([.E633];60);&quot;00&quot;))" office:value-type="string" office:string-value="04 05:59:38" calcext:value-type="string">
            <text:p>04 05:59:38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4]/60);60);&quot;00&quot;);&quot;:&quot;;TEXT(MOD([.C634];60);&quot;00&quot;))" office:value-type="string" office:string-value="09:07" calcext:value-type="string">
            <text:p>09:07</text:p>
          </table:table-cell>
          <table:table-cell table:formula="of:=[.C634]+[.E633]" office:value-type="float" office:value="367725" calcext:value-type="float">
            <text:p>367725</text:p>
          </table:table-cell>
          <table:table-cell table:formula="of:=CONCATENATE(TEXT(INT([.E634]/(60*60*24));&quot;00&quot;);&quot; &quot;;TEXT(MOD(INT([.E634]/(60*60));24);&quot;00&quot;);&quot;:&quot;;TEXT(MOD(INT([.E634]/60);60);&quot;00&quot;);&quot;:&quot;;TEXT(MOD([.E634];60);&quot;00&quot;))" office:value-type="string" office:string-value="04 06:08:45" calcext:value-type="string">
            <text:p>04 06:08:45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5]/60);60);&quot;00&quot;);&quot;:&quot;;TEXT(MOD([.C635];60);&quot;00&quot;))" office:value-type="string" office:string-value="09:07" calcext:value-type="string">
            <text:p>09:07</text:p>
          </table:table-cell>
          <table:table-cell table:formula="of:=[.C635]+[.E634]" office:value-type="float" office:value="368272" calcext:value-type="float">
            <text:p>368272</text:p>
          </table:table-cell>
          <table:table-cell table:formula="of:=CONCATENATE(TEXT(INT([.E635]/(60*60*24));&quot;00&quot;);&quot; &quot;;TEXT(MOD(INT([.E635]/(60*60));24);&quot;00&quot;);&quot;:&quot;;TEXT(MOD(INT([.E635]/60);60);&quot;00&quot;);&quot;:&quot;;TEXT(MOD([.E635];60);&quot;00&quot;))" office:value-type="string" office:string-value="04 06:17:52" calcext:value-type="string">
            <text:p>04 06:17:52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6]/60);60);&quot;00&quot;);&quot;:&quot;;TEXT(MOD([.C636];60);&quot;00&quot;))" office:value-type="string" office:string-value="09:07" calcext:value-type="string">
            <text:p>09:07</text:p>
          </table:table-cell>
          <table:table-cell table:formula="of:=[.C636]+[.E635]" office:value-type="float" office:value="368819" calcext:value-type="float">
            <text:p>368819</text:p>
          </table:table-cell>
          <table:table-cell table:formula="of:=CONCATENATE(TEXT(INT([.E636]/(60*60*24));&quot;00&quot;);&quot; &quot;;TEXT(MOD(INT([.E636]/(60*60));24);&quot;00&quot;);&quot;:&quot;;TEXT(MOD(INT([.E636]/60);60);&quot;00&quot;);&quot;:&quot;;TEXT(MOD([.E636];60);&quot;00&quot;))" office:value-type="string" office:string-value="04 06:26:59" calcext:value-type="string">
            <text:p>04 06:26:59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7]/60);60);&quot;00&quot;);&quot;:&quot;;TEXT(MOD([.C637];60);&quot;00&quot;))" office:value-type="string" office:string-value="09:07" calcext:value-type="string">
            <text:p>09:07</text:p>
          </table:table-cell>
          <table:table-cell table:formula="of:=[.C637]+[.E636]" office:value-type="float" office:value="369366" calcext:value-type="float">
            <text:p>369366</text:p>
          </table:table-cell>
          <table:table-cell table:formula="of:=CONCATENATE(TEXT(INT([.E637]/(60*60*24));&quot;00&quot;);&quot; &quot;;TEXT(MOD(INT([.E637]/(60*60));24);&quot;00&quot;);&quot;:&quot;;TEXT(MOD(INT([.E637]/60);60);&quot;00&quot;);&quot;:&quot;;TEXT(MOD([.E637];60);&quot;00&quot;))" office:value-type="string" office:string-value="04 06:36:06" calcext:value-type="string">
            <text:p>04 06:36:06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8]/60);60);&quot;00&quot;);&quot;:&quot;;TEXT(MOD([.C638];60);&quot;00&quot;))" office:value-type="string" office:string-value="09:07" calcext:value-type="string">
            <text:p>09:07</text:p>
          </table:table-cell>
          <table:table-cell table:formula="of:=[.C638]+[.E637]" office:value-type="float" office:value="369913" calcext:value-type="float">
            <text:p>369913</text:p>
          </table:table-cell>
          <table:table-cell table:formula="of:=CONCATENATE(TEXT(INT([.E638]/(60*60*24));&quot;00&quot;);&quot; &quot;;TEXT(MOD(INT([.E638]/(60*60));24);&quot;00&quot;);&quot;:&quot;;TEXT(MOD(INT([.E638]/60);60);&quot;00&quot;);&quot;:&quot;;TEXT(MOD([.E638];60);&quot;00&quot;))" office:value-type="string" office:string-value="04 06:45:13" calcext:value-type="string">
            <text:p>04 06:45:13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39]/60);60);&quot;00&quot;);&quot;:&quot;;TEXT(MOD([.C639];60);&quot;00&quot;))" office:value-type="string" office:string-value="09:07" calcext:value-type="string">
            <text:p>09:07</text:p>
          </table:table-cell>
          <table:table-cell table:formula="of:=[.C639]+[.E638]" office:value-type="float" office:value="370460" calcext:value-type="float">
            <text:p>370460</text:p>
          </table:table-cell>
          <table:table-cell table:formula="of:=CONCATENATE(TEXT(INT([.E639]/(60*60*24));&quot;00&quot;);&quot; &quot;;TEXT(MOD(INT([.E639]/(60*60));24);&quot;00&quot;);&quot;:&quot;;TEXT(MOD(INT([.E639]/60);60);&quot;00&quot;);&quot;:&quot;;TEXT(MOD([.E639];60);&quot;00&quot;))" office:value-type="string" office:string-value="04 06:54:20" calcext:value-type="string">
            <text:p>04 06:54:20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40]/60);60);&quot;00&quot;);&quot;:&quot;;TEXT(MOD([.C640];60);&quot;00&quot;))" office:value-type="string" office:string-value="09:07" calcext:value-type="string">
            <text:p>09:07</text:p>
          </table:table-cell>
          <table:table-cell table:formula="of:=[.C640]+[.E639]" office:value-type="float" office:value="371007" calcext:value-type="float">
            <text:p>371007</text:p>
          </table:table-cell>
          <table:table-cell table:formula="of:=CONCATENATE(TEXT(INT([.E640]/(60*60*24));&quot;00&quot;);&quot; &quot;;TEXT(MOD(INT([.E640]/(60*60));24);&quot;00&quot;);&quot;:&quot;;TEXT(MOD(INT([.E640]/60);60);&quot;00&quot;);&quot;:&quot;;TEXT(MOD([.E640];60);&quot;00&quot;))" office:value-type="string" office:string-value="04 07:03:27" calcext:value-type="string">
            <text:p>04 07:03:27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641]/60);60);&quot;00&quot;);&quot;:&quot;;TEXT(MOD([.C641];60);&quot;00&quot;))" office:value-type="string" office:string-value="09:07" calcext:value-type="string">
            <text:p>09:07</text:p>
          </table:table-cell>
          <table:table-cell table:formula="of:=[.C641]+[.E640]" office:value-type="float" office:value="371554" calcext:value-type="float">
            <text:p>371554</text:p>
          </table:table-cell>
          <table:table-cell table:formula="of:=CONCATENATE(TEXT(INT([.E641]/(60*60*24));&quot;00&quot;);&quot; &quot;;TEXT(MOD(INT([.E641]/(60*60));24);&quot;00&quot;);&quot;:&quot;;TEXT(MOD(INT([.E641]/60);60);&quot;00&quot;);&quot;:&quot;;TEXT(MOD([.E641];60);&quot;00&quot;))" office:value-type="string" office:string-value="04 07:12:34" calcext:value-type="string">
            <text:p>04 07:12:34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2]/60);60);&quot;00&quot;);&quot;:&quot;;TEXT(MOD([.C642];60);&quot;00&quot;))" office:value-type="string" office:string-value="09:05" calcext:value-type="string">
            <text:p>09:05</text:p>
          </table:table-cell>
          <table:table-cell table:formula="of:=[.C642]+[.E641]" office:value-type="float" office:value="372099" calcext:value-type="float">
            <text:p>372099</text:p>
          </table:table-cell>
          <table:table-cell table:formula="of:=CONCATENATE(TEXT(INT([.E642]/(60*60*24));&quot;00&quot;);&quot; &quot;;TEXT(MOD(INT([.E642]/(60*60));24);&quot;00&quot;);&quot;:&quot;;TEXT(MOD(INT([.E642]/60);60);&quot;00&quot;);&quot;:&quot;;TEXT(MOD([.E642];60);&quot;00&quot;))" office:value-type="string" office:string-value="04 07:21:39" calcext:value-type="string">
            <text:p>04 07:21:39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3]/60);60);&quot;00&quot;);&quot;:&quot;;TEXT(MOD([.C643];60);&quot;00&quot;))" office:value-type="string" office:string-value="09:05" calcext:value-type="string">
            <text:p>09:05</text:p>
          </table:table-cell>
          <table:table-cell table:formula="of:=[.C643]+[.E642]" office:value-type="float" office:value="372644" calcext:value-type="float">
            <text:p>372644</text:p>
          </table:table-cell>
          <table:table-cell table:formula="of:=CONCATENATE(TEXT(INT([.E643]/(60*60*24));&quot;00&quot;);&quot; &quot;;TEXT(MOD(INT([.E643]/(60*60));24);&quot;00&quot;);&quot;:&quot;;TEXT(MOD(INT([.E643]/60);60);&quot;00&quot;);&quot;:&quot;;TEXT(MOD([.E643];60);&quot;00&quot;))" office:value-type="string" office:string-value="04 07:30:44" calcext:value-type="string">
            <text:p>04 07:30:44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4]/60);60);&quot;00&quot;);&quot;:&quot;;TEXT(MOD([.C644];60);&quot;00&quot;))" office:value-type="string" office:string-value="09:05" calcext:value-type="string">
            <text:p>09:05</text:p>
          </table:table-cell>
          <table:table-cell table:formula="of:=[.C644]+[.E643]" office:value-type="float" office:value="373189" calcext:value-type="float">
            <text:p>373189</text:p>
          </table:table-cell>
          <table:table-cell table:formula="of:=CONCATENATE(TEXT(INT([.E644]/(60*60*24));&quot;00&quot;);&quot; &quot;;TEXT(MOD(INT([.E644]/(60*60));24);&quot;00&quot;);&quot;:&quot;;TEXT(MOD(INT([.E644]/60);60);&quot;00&quot;);&quot;:&quot;;TEXT(MOD([.E644];60);&quot;00&quot;))" office:value-type="string" office:string-value="04 07:39:49" calcext:value-type="string">
            <text:p>04 07:39:49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5]/60);60);&quot;00&quot;);&quot;:&quot;;TEXT(MOD([.C645];60);&quot;00&quot;))" office:value-type="string" office:string-value="09:05" calcext:value-type="string">
            <text:p>09:05</text:p>
          </table:table-cell>
          <table:table-cell table:formula="of:=[.C645]+[.E644]" office:value-type="float" office:value="373734" calcext:value-type="float">
            <text:p>373734</text:p>
          </table:table-cell>
          <table:table-cell table:formula="of:=CONCATENATE(TEXT(INT([.E645]/(60*60*24));&quot;00&quot;);&quot; &quot;;TEXT(MOD(INT([.E645]/(60*60));24);&quot;00&quot;);&quot;:&quot;;TEXT(MOD(INT([.E645]/60);60);&quot;00&quot;);&quot;:&quot;;TEXT(MOD([.E645];60);&quot;00&quot;))" office:value-type="string" office:string-value="04 07:48:54" calcext:value-type="string">
            <text:p>04 07:48:54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6]/60);60);&quot;00&quot;);&quot;:&quot;;TEXT(MOD([.C646];60);&quot;00&quot;))" office:value-type="string" office:string-value="09:05" calcext:value-type="string">
            <text:p>09:05</text:p>
          </table:table-cell>
          <table:table-cell table:formula="of:=[.C646]+[.E645]" office:value-type="float" office:value="374279" calcext:value-type="float">
            <text:p>374279</text:p>
          </table:table-cell>
          <table:table-cell table:formula="of:=CONCATENATE(TEXT(INT([.E646]/(60*60*24));&quot;00&quot;);&quot; &quot;;TEXT(MOD(INT([.E646]/(60*60));24);&quot;00&quot;);&quot;:&quot;;TEXT(MOD(INT([.E646]/60);60);&quot;00&quot;);&quot;:&quot;;TEXT(MOD([.E646];60);&quot;00&quot;))" office:value-type="string" office:string-value="04 07:57:59" calcext:value-type="string">
            <text:p>04 07:57:59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7]/60);60);&quot;00&quot;);&quot;:&quot;;TEXT(MOD([.C647];60);&quot;00&quot;))" office:value-type="string" office:string-value="09:05" calcext:value-type="string">
            <text:p>09:05</text:p>
          </table:table-cell>
          <table:table-cell table:formula="of:=[.C647]+[.E646]" office:value-type="float" office:value="374824" calcext:value-type="float">
            <text:p>374824</text:p>
          </table:table-cell>
          <table:table-cell table:formula="of:=CONCATENATE(TEXT(INT([.E647]/(60*60*24));&quot;00&quot;);&quot; &quot;;TEXT(MOD(INT([.E647]/(60*60));24);&quot;00&quot;);&quot;:&quot;;TEXT(MOD(INT([.E647]/60);60);&quot;00&quot;);&quot;:&quot;;TEXT(MOD([.E647];60);&quot;00&quot;))" office:value-type="string" office:string-value="04 08:07:04" calcext:value-type="string">
            <text:p>04 08:07:04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48]/60);60);&quot;00&quot;);&quot;:&quot;;TEXT(MOD([.C648];60);&quot;00&quot;))" office:value-type="string" office:string-value="09:04" calcext:value-type="string">
            <text:p>09:04</text:p>
          </table:table-cell>
          <table:table-cell table:formula="of:=[.C648]+[.E647]" office:value-type="float" office:value="375368" calcext:value-type="float">
            <text:p>375368</text:p>
          </table:table-cell>
          <table:table-cell table:formula="of:=CONCATENATE(TEXT(INT([.E648]/(60*60*24));&quot;00&quot;);&quot; &quot;;TEXT(MOD(INT([.E648]/(60*60));24);&quot;00&quot;);&quot;:&quot;;TEXT(MOD(INT([.E648]/60);60);&quot;00&quot;);&quot;:&quot;;TEXT(MOD([.E648];60);&quot;00&quot;))" office:value-type="string" office:string-value="04 08:16:08" calcext:value-type="string">
            <text:p>04 08:16:08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49]/60);60);&quot;00&quot;);&quot;:&quot;;TEXT(MOD([.C649];60);&quot;00&quot;))" office:value-type="string" office:string-value="09:05" calcext:value-type="string">
            <text:p>09:05</text:p>
          </table:table-cell>
          <table:table-cell table:formula="of:=[.C649]+[.E648]" office:value-type="float" office:value="375913" calcext:value-type="float">
            <text:p>375913</text:p>
          </table:table-cell>
          <table:table-cell table:formula="of:=CONCATENATE(TEXT(INT([.E649]/(60*60*24));&quot;00&quot;);&quot; &quot;;TEXT(MOD(INT([.E649]/(60*60));24);&quot;00&quot;);&quot;:&quot;;TEXT(MOD(INT([.E649]/60);60);&quot;00&quot;);&quot;:&quot;;TEXT(MOD([.E649];60);&quot;00&quot;))" office:value-type="string" office:string-value="04 08:25:13" calcext:value-type="string">
            <text:p>04 08:25:13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0]/60);60);&quot;00&quot;);&quot;:&quot;;TEXT(MOD([.C650];60);&quot;00&quot;))" office:value-type="string" office:string-value="09:05" calcext:value-type="string">
            <text:p>09:05</text:p>
          </table:table-cell>
          <table:table-cell table:formula="of:=[.C650]+[.E649]" office:value-type="float" office:value="376458" calcext:value-type="float">
            <text:p>376458</text:p>
          </table:table-cell>
          <table:table-cell table:formula="of:=CONCATENATE(TEXT(INT([.E650]/(60*60*24));&quot;00&quot;);&quot; &quot;;TEXT(MOD(INT([.E650]/(60*60));24);&quot;00&quot;);&quot;:&quot;;TEXT(MOD(INT([.E650]/60);60);&quot;00&quot;);&quot;:&quot;;TEXT(MOD([.E650];60);&quot;00&quot;))" office:value-type="string" office:string-value="04 08:34:18" calcext:value-type="string">
            <text:p>04 08:34:18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1]/60);60);&quot;00&quot;);&quot;:&quot;;TEXT(MOD([.C651];60);&quot;00&quot;))" office:value-type="string" office:string-value="09:05" calcext:value-type="string">
            <text:p>09:05</text:p>
          </table:table-cell>
          <table:table-cell table:formula="of:=[.C651]+[.E650]" office:value-type="float" office:value="377003" calcext:value-type="float">
            <text:p>377003</text:p>
          </table:table-cell>
          <table:table-cell table:formula="of:=CONCATENATE(TEXT(INT([.E651]/(60*60*24));&quot;00&quot;);&quot; &quot;;TEXT(MOD(INT([.E651]/(60*60));24);&quot;00&quot;);&quot;:&quot;;TEXT(MOD(INT([.E651]/60);60);&quot;00&quot;);&quot;:&quot;;TEXT(MOD([.E651];60);&quot;00&quot;))" office:value-type="string" office:string-value="04 08:43:23" calcext:value-type="string">
            <text:p>04 08:43:23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2]/60);60);&quot;00&quot;);&quot;:&quot;;TEXT(MOD([.C652];60);&quot;00&quot;))" office:value-type="string" office:string-value="09:05" calcext:value-type="string">
            <text:p>09:05</text:p>
          </table:table-cell>
          <table:table-cell table:formula="of:=[.C652]+[.E651]" office:value-type="float" office:value="377548" calcext:value-type="float">
            <text:p>377548</text:p>
          </table:table-cell>
          <table:table-cell table:formula="of:=CONCATENATE(TEXT(INT([.E652]/(60*60*24));&quot;00&quot;);&quot; &quot;;TEXT(MOD(INT([.E652]/(60*60));24);&quot;00&quot;);&quot;:&quot;;TEXT(MOD(INT([.E652]/60);60);&quot;00&quot;);&quot;:&quot;;TEXT(MOD([.E652];60);&quot;00&quot;))" office:value-type="string" office:string-value="04 08:52:28" calcext:value-type="string">
            <text:p>04 08:52:2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53]/60);60);&quot;00&quot;);&quot;:&quot;;TEXT(MOD([.C653];60);&quot;00&quot;))" office:value-type="string" office:string-value="09:04" calcext:value-type="string">
            <text:p>09:04</text:p>
          </table:table-cell>
          <table:table-cell table:formula="of:=[.C653]+[.E652]" office:value-type="float" office:value="378092" calcext:value-type="float">
            <text:p>378092</text:p>
          </table:table-cell>
          <table:table-cell table:formula="of:=CONCATENATE(TEXT(INT([.E653]/(60*60*24));&quot;00&quot;);&quot; &quot;;TEXT(MOD(INT([.E653]/(60*60));24);&quot;00&quot;);&quot;:&quot;;TEXT(MOD(INT([.E653]/60);60);&quot;00&quot;);&quot;:&quot;;TEXT(MOD([.E653];60);&quot;00&quot;))" office:value-type="string" office:string-value="04 09:01:32" calcext:value-type="string">
            <text:p>04 09:01:32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4]/60);60);&quot;00&quot;);&quot;:&quot;;TEXT(MOD([.C654];60);&quot;00&quot;))" office:value-type="string" office:string-value="09:05" calcext:value-type="string">
            <text:p>09:05</text:p>
          </table:table-cell>
          <table:table-cell table:formula="of:=[.C654]+[.E653]" office:value-type="float" office:value="378637" calcext:value-type="float">
            <text:p>378637</text:p>
          </table:table-cell>
          <table:table-cell table:formula="of:=CONCATENATE(TEXT(INT([.E654]/(60*60*24));&quot;00&quot;);&quot; &quot;;TEXT(MOD(INT([.E654]/(60*60));24);&quot;00&quot;);&quot;:&quot;;TEXT(MOD(INT([.E654]/60);60);&quot;00&quot;);&quot;:&quot;;TEXT(MOD([.E654];60);&quot;00&quot;))" office:value-type="string" office:string-value="04 09:10:37" calcext:value-type="string">
            <text:p>04 09:10:37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5]/60);60);&quot;00&quot;);&quot;:&quot;;TEXT(MOD([.C655];60);&quot;00&quot;))" office:value-type="string" office:string-value="09:05" calcext:value-type="string">
            <text:p>09:05</text:p>
          </table:table-cell>
          <table:table-cell table:formula="of:=[.C655]+[.E654]" office:value-type="float" office:value="379182" calcext:value-type="float">
            <text:p>379182</text:p>
          </table:table-cell>
          <table:table-cell table:formula="of:=CONCATENATE(TEXT(INT([.E655]/(60*60*24));&quot;00&quot;);&quot; &quot;;TEXT(MOD(INT([.E655]/(60*60));24);&quot;00&quot;);&quot;:&quot;;TEXT(MOD(INT([.E655]/60);60);&quot;00&quot;);&quot;:&quot;;TEXT(MOD([.E655];60);&quot;00&quot;))" office:value-type="string" office:string-value="04 09:19:42" calcext:value-type="string">
            <text:p>04 09:19:42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6]/60);60);&quot;00&quot;);&quot;:&quot;;TEXT(MOD([.C656];60);&quot;00&quot;))" office:value-type="string" office:string-value="09:05" calcext:value-type="string">
            <text:p>09:05</text:p>
          </table:table-cell>
          <table:table-cell table:formula="of:=[.C656]+[.E655]" office:value-type="float" office:value="379727" calcext:value-type="float">
            <text:p>379727</text:p>
          </table:table-cell>
          <table:table-cell table:formula="of:=CONCATENATE(TEXT(INT([.E656]/(60*60*24));&quot;00&quot;);&quot; &quot;;TEXT(MOD(INT([.E656]/(60*60));24);&quot;00&quot;);&quot;:&quot;;TEXT(MOD(INT([.E656]/60);60);&quot;00&quot;);&quot;:&quot;;TEXT(MOD([.E656];60);&quot;00&quot;))" office:value-type="string" office:string-value="04 09:28:47" calcext:value-type="string">
            <text:p>04 09:28:47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57]/60);60);&quot;00&quot;);&quot;:&quot;;TEXT(MOD([.C657];60);&quot;00&quot;))" office:value-type="string" office:string-value="09:04" calcext:value-type="string">
            <text:p>09:04</text:p>
          </table:table-cell>
          <table:table-cell table:formula="of:=[.C657]+[.E656]" office:value-type="float" office:value="380271" calcext:value-type="float">
            <text:p>380271</text:p>
          </table:table-cell>
          <table:table-cell table:formula="of:=CONCATENATE(TEXT(INT([.E657]/(60*60*24));&quot;00&quot;);&quot; &quot;;TEXT(MOD(INT([.E657]/(60*60));24);&quot;00&quot;);&quot;:&quot;;TEXT(MOD(INT([.E657]/60);60);&quot;00&quot;);&quot;:&quot;;TEXT(MOD([.E657];60);&quot;00&quot;))" office:value-type="string" office:string-value="04 09:37:51" calcext:value-type="string">
            <text:p>04 09:37:51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58]/60);60);&quot;00&quot;);&quot;:&quot;;TEXT(MOD([.C658];60);&quot;00&quot;))" office:value-type="string" office:string-value="09:05" calcext:value-type="string">
            <text:p>09:05</text:p>
          </table:table-cell>
          <table:table-cell table:formula="of:=[.C658]+[.E657]" office:value-type="float" office:value="380816" calcext:value-type="float">
            <text:p>380816</text:p>
          </table:table-cell>
          <table:table-cell table:formula="of:=CONCATENATE(TEXT(INT([.E658]/(60*60*24));&quot;00&quot;);&quot; &quot;;TEXT(MOD(INT([.E658]/(60*60));24);&quot;00&quot;);&quot;:&quot;;TEXT(MOD(INT([.E658]/60);60);&quot;00&quot;);&quot;:&quot;;TEXT(MOD([.E658];60);&quot;00&quot;))" office:value-type="string" office:string-value="04 09:46:56" calcext:value-type="string">
            <text:p>04 09:46:56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59]/60);60);&quot;00&quot;);&quot;:&quot;;TEXT(MOD([.C659];60);&quot;00&quot;))" office:value-type="string" office:string-value="09:04" calcext:value-type="string">
            <text:p>09:04</text:p>
          </table:table-cell>
          <table:table-cell table:formula="of:=[.C659]+[.E658]" office:value-type="float" office:value="381360" calcext:value-type="float">
            <text:p>381360</text:p>
          </table:table-cell>
          <table:table-cell table:formula="of:=CONCATENATE(TEXT(INT([.E659]/(60*60*24));&quot;00&quot;);&quot; &quot;;TEXT(MOD(INT([.E659]/(60*60));24);&quot;00&quot;);&quot;:&quot;;TEXT(MOD(INT([.E659]/60);60);&quot;00&quot;);&quot;:&quot;;TEXT(MOD([.E659];60);&quot;00&quot;))" office:value-type="string" office:string-value="04 09:56:00" calcext:value-type="string">
            <text:p>04 09:56:00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0]/60);60);&quot;00&quot;);&quot;:&quot;;TEXT(MOD([.C660];60);&quot;00&quot;))" office:value-type="string" office:string-value="09:05" calcext:value-type="string">
            <text:p>09:05</text:p>
          </table:table-cell>
          <table:table-cell table:formula="of:=[.C660]+[.E659]" office:value-type="float" office:value="381905" calcext:value-type="float">
            <text:p>381905</text:p>
          </table:table-cell>
          <table:table-cell table:formula="of:=CONCATENATE(TEXT(INT([.E660]/(60*60*24));&quot;00&quot;);&quot; &quot;;TEXT(MOD(INT([.E660]/(60*60));24);&quot;00&quot;);&quot;:&quot;;TEXT(MOD(INT([.E660]/60);60);&quot;00&quot;);&quot;:&quot;;TEXT(MOD([.E660];60);&quot;00&quot;))" office:value-type="string" office:string-value="04 10:05:05" calcext:value-type="string">
            <text:p>04 10:05:05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61]/60);60);&quot;00&quot;);&quot;:&quot;;TEXT(MOD([.C661];60);&quot;00&quot;))" office:value-type="string" office:string-value="09:04" calcext:value-type="string">
            <text:p>09:04</text:p>
          </table:table-cell>
          <table:table-cell table:formula="of:=[.C661]+[.E660]" office:value-type="float" office:value="382449" calcext:value-type="float">
            <text:p>382449</text:p>
          </table:table-cell>
          <table:table-cell table:formula="of:=CONCATENATE(TEXT(INT([.E661]/(60*60*24));&quot;00&quot;);&quot; &quot;;TEXT(MOD(INT([.E661]/(60*60));24);&quot;00&quot;);&quot;:&quot;;TEXT(MOD(INT([.E661]/60);60);&quot;00&quot;);&quot;:&quot;;TEXT(MOD([.E661];60);&quot;00&quot;))" office:value-type="string" office:string-value="04 10:14:09" calcext:value-type="string">
            <text:p>04 10:14:0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2]/60);60);&quot;00&quot;);&quot;:&quot;;TEXT(MOD([.C662];60);&quot;00&quot;))" office:value-type="string" office:string-value="09:05" calcext:value-type="string">
            <text:p>09:05</text:p>
          </table:table-cell>
          <table:table-cell table:formula="of:=[.C662]+[.E661]" office:value-type="float" office:value="382994" calcext:value-type="float">
            <text:p>382994</text:p>
          </table:table-cell>
          <table:table-cell table:formula="of:=CONCATENATE(TEXT(INT([.E662]/(60*60*24));&quot;00&quot;);&quot; &quot;;TEXT(MOD(INT([.E662]/(60*60));24);&quot;00&quot;);&quot;:&quot;;TEXT(MOD(INT([.E662]/60);60);&quot;00&quot;);&quot;:&quot;;TEXT(MOD([.E662];60);&quot;00&quot;))" office:value-type="string" office:string-value="04 10:23:14" calcext:value-type="string">
            <text:p>04 10:23:14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63]/60);60);&quot;00&quot;);&quot;:&quot;;TEXT(MOD([.C663];60);&quot;00&quot;))" office:value-type="string" office:string-value="09:04" calcext:value-type="string">
            <text:p>09:04</text:p>
          </table:table-cell>
          <table:table-cell table:formula="of:=[.C663]+[.E662]" office:value-type="float" office:value="383538" calcext:value-type="float">
            <text:p>383538</text:p>
          </table:table-cell>
          <table:table-cell table:formula="of:=CONCATENATE(TEXT(INT([.E663]/(60*60*24));&quot;00&quot;);&quot; &quot;;TEXT(MOD(INT([.E663]/(60*60));24);&quot;00&quot;);&quot;:&quot;;TEXT(MOD(INT([.E663]/60);60);&quot;00&quot;);&quot;:&quot;;TEXT(MOD([.E663];60);&quot;00&quot;))" office:value-type="string" office:string-value="04 10:32:18" calcext:value-type="string">
            <text:p>04 10:32:18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4]/60);60);&quot;00&quot;);&quot;:&quot;;TEXT(MOD([.C664];60);&quot;00&quot;))" office:value-type="string" office:string-value="09:05" calcext:value-type="string">
            <text:p>09:05</text:p>
          </table:table-cell>
          <table:table-cell table:formula="of:=[.C664]+[.E663]" office:value-type="float" office:value="384083" calcext:value-type="float">
            <text:p>384083</text:p>
          </table:table-cell>
          <table:table-cell table:formula="of:=CONCATENATE(TEXT(INT([.E664]/(60*60*24));&quot;00&quot;);&quot; &quot;;TEXT(MOD(INT([.E664]/(60*60));24);&quot;00&quot;);&quot;:&quot;;TEXT(MOD(INT([.E664]/60);60);&quot;00&quot;);&quot;:&quot;;TEXT(MOD([.E664];60);&quot;00&quot;))" office:value-type="string" office:string-value="04 10:41:23" calcext:value-type="string">
            <text:p>04 10:41:23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5]/60);60);&quot;00&quot;);&quot;:&quot;;TEXT(MOD([.C665];60);&quot;00&quot;))" office:value-type="string" office:string-value="09:05" calcext:value-type="string">
            <text:p>09:05</text:p>
          </table:table-cell>
          <table:table-cell table:formula="of:=[.C665]+[.E664]" office:value-type="float" office:value="384628" calcext:value-type="float">
            <text:p>384628</text:p>
          </table:table-cell>
          <table:table-cell table:formula="of:=CONCATENATE(TEXT(INT([.E665]/(60*60*24));&quot;00&quot;);&quot; &quot;;TEXT(MOD(INT([.E665]/(60*60));24);&quot;00&quot;);&quot;:&quot;;TEXT(MOD(INT([.E665]/60);60);&quot;00&quot;);&quot;:&quot;;TEXT(MOD([.E665];60);&quot;00&quot;))" office:value-type="string" office:string-value="04 10:50:28" calcext:value-type="string">
            <text:p>04 10:50:28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66]/60);60);&quot;00&quot;);&quot;:&quot;;TEXT(MOD([.C666];60);&quot;00&quot;))" office:value-type="string" office:string-value="09:04" calcext:value-type="string">
            <text:p>09:04</text:p>
          </table:table-cell>
          <table:table-cell table:formula="of:=[.C666]+[.E665]" office:value-type="float" office:value="385172" calcext:value-type="float">
            <text:p>385172</text:p>
          </table:table-cell>
          <table:table-cell table:formula="of:=CONCATENATE(TEXT(INT([.E666]/(60*60*24));&quot;00&quot;);&quot; &quot;;TEXT(MOD(INT([.E666]/(60*60));24);&quot;00&quot;);&quot;:&quot;;TEXT(MOD(INT([.E666]/60);60);&quot;00&quot;);&quot;:&quot;;TEXT(MOD([.E666];60);&quot;00&quot;))" office:value-type="string" office:string-value="04 10:59:32" calcext:value-type="string">
            <text:p>04 10:59:32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7]/60);60);&quot;00&quot;);&quot;:&quot;;TEXT(MOD([.C667];60);&quot;00&quot;))" office:value-type="string" office:string-value="09:05" calcext:value-type="string">
            <text:p>09:05</text:p>
          </table:table-cell>
          <table:table-cell table:formula="of:=[.C667]+[.E666]" office:value-type="float" office:value="385717" calcext:value-type="float">
            <text:p>385717</text:p>
          </table:table-cell>
          <table:table-cell table:formula="of:=CONCATENATE(TEXT(INT([.E667]/(60*60*24));&quot;00&quot;);&quot; &quot;;TEXT(MOD(INT([.E667]/(60*60));24);&quot;00&quot;);&quot;:&quot;;TEXT(MOD(INT([.E667]/60);60);&quot;00&quot;);&quot;:&quot;;TEXT(MOD([.E667];60);&quot;00&quot;))" office:value-type="string" office:string-value="04 11:08:37" calcext:value-type="string">
            <text:p>04 11:08:37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68]/60);60);&quot;00&quot;);&quot;:&quot;;TEXT(MOD([.C668];60);&quot;00&quot;))" office:value-type="string" office:string-value="09:04" calcext:value-type="string">
            <text:p>09:04</text:p>
          </table:table-cell>
          <table:table-cell table:formula="of:=[.C668]+[.E667]" office:value-type="float" office:value="386261" calcext:value-type="float">
            <text:p>386261</text:p>
          </table:table-cell>
          <table:table-cell table:formula="of:=CONCATENATE(TEXT(INT([.E668]/(60*60*24));&quot;00&quot;);&quot; &quot;;TEXT(MOD(INT([.E668]/(60*60));24);&quot;00&quot;);&quot;:&quot;;TEXT(MOD(INT([.E668]/60);60);&quot;00&quot;);&quot;:&quot;;TEXT(MOD([.E668];60);&quot;00&quot;))" office:value-type="string" office:string-value="04 11:17:41" calcext:value-type="string">
            <text:p>04 11:17:41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69]/60);60);&quot;00&quot;);&quot;:&quot;;TEXT(MOD([.C669];60);&quot;00&quot;))" office:value-type="string" office:string-value="09:05" calcext:value-type="string">
            <text:p>09:05</text:p>
          </table:table-cell>
          <table:table-cell table:formula="of:=[.C669]+[.E668]" office:value-type="float" office:value="386806" calcext:value-type="float">
            <text:p>386806</text:p>
          </table:table-cell>
          <table:table-cell table:formula="of:=CONCATENATE(TEXT(INT([.E669]/(60*60*24));&quot;00&quot;);&quot; &quot;;TEXT(MOD(INT([.E669]/(60*60));24);&quot;00&quot;);&quot;:&quot;;TEXT(MOD(INT([.E669]/60);60);&quot;00&quot;);&quot;:&quot;;TEXT(MOD([.E669];60);&quot;00&quot;))" office:value-type="string" office:string-value="04 11:26:46" calcext:value-type="string">
            <text:p>04 11:26:46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0]/60);60);&quot;00&quot;);&quot;:&quot;;TEXT(MOD([.C670];60);&quot;00&quot;))" office:value-type="string" office:string-value="09:05" calcext:value-type="string">
            <text:p>09:05</text:p>
          </table:table-cell>
          <table:table-cell table:formula="of:=[.C670]+[.E669]" office:value-type="float" office:value="387351" calcext:value-type="float">
            <text:p>387351</text:p>
          </table:table-cell>
          <table:table-cell table:formula="of:=CONCATENATE(TEXT(INT([.E670]/(60*60*24));&quot;00&quot;);&quot; &quot;;TEXT(MOD(INT([.E670]/(60*60));24);&quot;00&quot;);&quot;:&quot;;TEXT(MOD(INT([.E670]/60);60);&quot;00&quot;);&quot;:&quot;;TEXT(MOD([.E670];60);&quot;00&quot;))" office:value-type="string" office:string-value="04 11:35:51" calcext:value-type="string">
            <text:p>04 11:35:51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1]/60);60);&quot;00&quot;);&quot;:&quot;;TEXT(MOD([.C671];60);&quot;00&quot;))" office:value-type="string" office:string-value="09:05" calcext:value-type="string">
            <text:p>09:05</text:p>
          </table:table-cell>
          <table:table-cell table:formula="of:=[.C671]+[.E670]" office:value-type="float" office:value="387896" calcext:value-type="float">
            <text:p>387896</text:p>
          </table:table-cell>
          <table:table-cell table:formula="of:=CONCATENATE(TEXT(INT([.E671]/(60*60*24));&quot;00&quot;);&quot; &quot;;TEXT(MOD(INT([.E671]/(60*60));24);&quot;00&quot;);&quot;:&quot;;TEXT(MOD(INT([.E671]/60);60);&quot;00&quot;);&quot;:&quot;;TEXT(MOD([.E671];60);&quot;00&quot;))" office:value-type="string" office:string-value="04 11:44:56" calcext:value-type="string">
            <text:p>04 11:44:56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2]/60);60);&quot;00&quot;);&quot;:&quot;;TEXT(MOD([.C672];60);&quot;00&quot;))" office:value-type="string" office:string-value="09:05" calcext:value-type="string">
            <text:p>09:05</text:p>
          </table:table-cell>
          <table:table-cell table:formula="of:=[.C672]+[.E671]" office:value-type="float" office:value="388441" calcext:value-type="float">
            <text:p>388441</text:p>
          </table:table-cell>
          <table:table-cell table:formula="of:=CONCATENATE(TEXT(INT([.E672]/(60*60*24));&quot;00&quot;);&quot; &quot;;TEXT(MOD(INT([.E672]/(60*60));24);&quot;00&quot;);&quot;:&quot;;TEXT(MOD(INT([.E672]/60);60);&quot;00&quot;);&quot;:&quot;;TEXT(MOD([.E672];60);&quot;00&quot;))" office:value-type="string" office:string-value="04 11:54:01" calcext:value-type="string">
            <text:p>04 11:54:01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73]/60);60);&quot;00&quot;);&quot;:&quot;;TEXT(MOD([.C673];60);&quot;00&quot;))" office:value-type="string" office:string-value="09:04" calcext:value-type="string">
            <text:p>09:04</text:p>
          </table:table-cell>
          <table:table-cell table:formula="of:=[.C673]+[.E672]" office:value-type="float" office:value="388985" calcext:value-type="float">
            <text:p>388985</text:p>
          </table:table-cell>
          <table:table-cell table:formula="of:=CONCATENATE(TEXT(INT([.E673]/(60*60*24));&quot;00&quot;);&quot; &quot;;TEXT(MOD(INT([.E673]/(60*60));24);&quot;00&quot;);&quot;:&quot;;TEXT(MOD(INT([.E673]/60);60);&quot;00&quot;);&quot;:&quot;;TEXT(MOD([.E673];60);&quot;00&quot;))" office:value-type="string" office:string-value="04 12:03:05" calcext:value-type="string">
            <text:p>04 12:03:05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4]/60);60);&quot;00&quot;);&quot;:&quot;;TEXT(MOD([.C674];60);&quot;00&quot;))" office:value-type="string" office:string-value="09:05" calcext:value-type="string">
            <text:p>09:05</text:p>
          </table:table-cell>
          <table:table-cell table:formula="of:=[.C674]+[.E673]" office:value-type="float" office:value="389530" calcext:value-type="float">
            <text:p>389530</text:p>
          </table:table-cell>
          <table:table-cell table:formula="of:=CONCATENATE(TEXT(INT([.E674]/(60*60*24));&quot;00&quot;);&quot; &quot;;TEXT(MOD(INT([.E674]/(60*60));24);&quot;00&quot;);&quot;:&quot;;TEXT(MOD(INT([.E674]/60);60);&quot;00&quot;);&quot;:&quot;;TEXT(MOD([.E674];60);&quot;00&quot;))" office:value-type="string" office:string-value="04 12:12:10" calcext:value-type="string">
            <text:p>04 12:12:10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5]/60);60);&quot;00&quot;);&quot;:&quot;;TEXT(MOD([.C675];60);&quot;00&quot;))" office:value-type="string" office:string-value="09:05" calcext:value-type="string">
            <text:p>09:05</text:p>
          </table:table-cell>
          <table:table-cell table:formula="of:=[.C675]+[.E674]" office:value-type="float" office:value="390075" calcext:value-type="float">
            <text:p>390075</text:p>
          </table:table-cell>
          <table:table-cell table:formula="of:=CONCATENATE(TEXT(INT([.E675]/(60*60*24));&quot;00&quot;);&quot; &quot;;TEXT(MOD(INT([.E675]/(60*60));24);&quot;00&quot;);&quot;:&quot;;TEXT(MOD(INT([.E675]/60);60);&quot;00&quot;);&quot;:&quot;;TEXT(MOD([.E675];60);&quot;00&quot;))" office:value-type="string" office:string-value="04 12:21:15" calcext:value-type="string">
            <text:p>04 12:21:15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6]/60);60);&quot;00&quot;);&quot;:&quot;;TEXT(MOD([.C676];60);&quot;00&quot;))" office:value-type="string" office:string-value="09:05" calcext:value-type="string">
            <text:p>09:05</text:p>
          </table:table-cell>
          <table:table-cell table:formula="of:=[.C676]+[.E675]" office:value-type="float" office:value="390620" calcext:value-type="float">
            <text:p>390620</text:p>
          </table:table-cell>
          <table:table-cell table:formula="of:=CONCATENATE(TEXT(INT([.E676]/(60*60*24));&quot;00&quot;);&quot; &quot;;TEXT(MOD(INT([.E676]/(60*60));24);&quot;00&quot;);&quot;:&quot;;TEXT(MOD(INT([.E676]/60);60);&quot;00&quot;);&quot;:&quot;;TEXT(MOD([.E676];60);&quot;00&quot;))" office:value-type="string" office:string-value="04 12:30:20" calcext:value-type="string">
            <text:p>04 12:30:20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7]/60);60);&quot;00&quot;);&quot;:&quot;;TEXT(MOD([.C677];60);&quot;00&quot;))" office:value-type="string" office:string-value="09:05" calcext:value-type="string">
            <text:p>09:05</text:p>
          </table:table-cell>
          <table:table-cell table:formula="of:=[.C677]+[.E676]" office:value-type="float" office:value="391165" calcext:value-type="float">
            <text:p>391165</text:p>
          </table:table-cell>
          <table:table-cell table:formula="of:=CONCATENATE(TEXT(INT([.E677]/(60*60*24));&quot;00&quot;);&quot; &quot;;TEXT(MOD(INT([.E677]/(60*60));24);&quot;00&quot;);&quot;:&quot;;TEXT(MOD(INT([.E677]/60);60);&quot;00&quot;);&quot;:&quot;;TEXT(MOD([.E677];60);&quot;00&quot;))" office:value-type="string" office:string-value="04 12:39:25" calcext:value-type="string">
            <text:p>04 12:39:25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78]/60);60);&quot;00&quot;);&quot;:&quot;;TEXT(MOD([.C678];60);&quot;00&quot;))" office:value-type="string" office:string-value="09:04" calcext:value-type="string">
            <text:p>09:04</text:p>
          </table:table-cell>
          <table:table-cell table:formula="of:=[.C678]+[.E677]" office:value-type="float" office:value="391709" calcext:value-type="float">
            <text:p>391709</text:p>
          </table:table-cell>
          <table:table-cell table:formula="of:=CONCATENATE(TEXT(INT([.E678]/(60*60*24));&quot;00&quot;);&quot; &quot;;TEXT(MOD(INT([.E678]/(60*60));24);&quot;00&quot;);&quot;:&quot;;TEXT(MOD(INT([.E678]/60);60);&quot;00&quot;);&quot;:&quot;;TEXT(MOD([.E678];60);&quot;00&quot;))" office:value-type="string" office:string-value="04 12:48:29" calcext:value-type="string">
            <text:p>04 12:48:29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79]/60);60);&quot;00&quot;);&quot;:&quot;;TEXT(MOD([.C679];60);&quot;00&quot;))" office:value-type="string" office:string-value="09:05" calcext:value-type="string">
            <text:p>09:05</text:p>
          </table:table-cell>
          <table:table-cell table:formula="of:=[.C679]+[.E678]" office:value-type="float" office:value="392254" calcext:value-type="float">
            <text:p>392254</text:p>
          </table:table-cell>
          <table:table-cell table:formula="of:=CONCATENATE(TEXT(INT([.E679]/(60*60*24));&quot;00&quot;);&quot; &quot;;TEXT(MOD(INT([.E679]/(60*60));24);&quot;00&quot;);&quot;:&quot;;TEXT(MOD(INT([.E679]/60);60);&quot;00&quot;);&quot;:&quot;;TEXT(MOD([.E679];60);&quot;00&quot;))" office:value-type="string" office:string-value="04 12:57:34" calcext:value-type="string">
            <text:p>04 12:57:34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0]/60);60);&quot;00&quot;);&quot;:&quot;;TEXT(MOD([.C680];60);&quot;00&quot;))" office:value-type="string" office:string-value="09:05" calcext:value-type="string">
            <text:p>09:05</text:p>
          </table:table-cell>
          <table:table-cell table:formula="of:=[.C680]+[.E679]" office:value-type="float" office:value="392799" calcext:value-type="float">
            <text:p>392799</text:p>
          </table:table-cell>
          <table:table-cell table:formula="of:=CONCATENATE(TEXT(INT([.E680]/(60*60*24));&quot;00&quot;);&quot; &quot;;TEXT(MOD(INT([.E680]/(60*60));24);&quot;00&quot;);&quot;:&quot;;TEXT(MOD(INT([.E680]/60);60);&quot;00&quot;);&quot;:&quot;;TEXT(MOD([.E680];60);&quot;00&quot;))" office:value-type="string" office:string-value="04 13:06:39" calcext:value-type="string">
            <text:p>04 13:06:39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1]/60);60);&quot;00&quot;);&quot;:&quot;;TEXT(MOD([.C681];60);&quot;00&quot;))" office:value-type="string" office:string-value="09:05" calcext:value-type="string">
            <text:p>09:05</text:p>
          </table:table-cell>
          <table:table-cell table:formula="of:=[.C681]+[.E680]" office:value-type="float" office:value="393344" calcext:value-type="float">
            <text:p>393344</text:p>
          </table:table-cell>
          <table:table-cell table:formula="of:=CONCATENATE(TEXT(INT([.E681]/(60*60*24));&quot;00&quot;);&quot; &quot;;TEXT(MOD(INT([.E681]/(60*60));24);&quot;00&quot;);&quot;:&quot;;TEXT(MOD(INT([.E681]/60);60);&quot;00&quot;);&quot;:&quot;;TEXT(MOD([.E681];60);&quot;00&quot;))" office:value-type="string" office:string-value="04 13:15:44" calcext:value-type="string">
            <text:p>04 13:15:44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82]/60);60);&quot;00&quot;);&quot;:&quot;;TEXT(MOD([.C682];60);&quot;00&quot;))" office:value-type="string" office:string-value="09:04" calcext:value-type="string">
            <text:p>09:04</text:p>
          </table:table-cell>
          <table:table-cell table:formula="of:=[.C682]+[.E681]" office:value-type="float" office:value="393888" calcext:value-type="float">
            <text:p>393888</text:p>
          </table:table-cell>
          <table:table-cell table:formula="of:=CONCATENATE(TEXT(INT([.E682]/(60*60*24));&quot;00&quot;);&quot; &quot;;TEXT(MOD(INT([.E682]/(60*60));24);&quot;00&quot;);&quot;:&quot;;TEXT(MOD(INT([.E682]/60);60);&quot;00&quot;);&quot;:&quot;;TEXT(MOD([.E682];60);&quot;00&quot;))" office:value-type="string" office:string-value="04 13:24:48" calcext:value-type="string">
            <text:p>04 13:24:48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3]/60);60);&quot;00&quot;);&quot;:&quot;;TEXT(MOD([.C683];60);&quot;00&quot;))" office:value-type="string" office:string-value="09:05" calcext:value-type="string">
            <text:p>09:05</text:p>
          </table:table-cell>
          <table:table-cell table:formula="of:=[.C683]+[.E682]" office:value-type="float" office:value="394433" calcext:value-type="float">
            <text:p>394433</text:p>
          </table:table-cell>
          <table:table-cell table:formula="of:=CONCATENATE(TEXT(INT([.E683]/(60*60*24));&quot;00&quot;);&quot; &quot;;TEXT(MOD(INT([.E683]/(60*60));24);&quot;00&quot;);&quot;:&quot;;TEXT(MOD(INT([.E683]/60);60);&quot;00&quot;);&quot;:&quot;;TEXT(MOD([.E683];60);&quot;00&quot;))" office:value-type="string" office:string-value="04 13:33:53" calcext:value-type="string">
            <text:p>04 13:33:53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4]/60);60);&quot;00&quot;);&quot;:&quot;;TEXT(MOD([.C684];60);&quot;00&quot;))" office:value-type="string" office:string-value="09:05" calcext:value-type="string">
            <text:p>09:05</text:p>
          </table:table-cell>
          <table:table-cell table:formula="of:=[.C684]+[.E683]" office:value-type="float" office:value="394978" calcext:value-type="float">
            <text:p>394978</text:p>
          </table:table-cell>
          <table:table-cell table:formula="of:=CONCATENATE(TEXT(INT([.E684]/(60*60*24));&quot;00&quot;);&quot; &quot;;TEXT(MOD(INT([.E684]/(60*60));24);&quot;00&quot;);&quot;:&quot;;TEXT(MOD(INT([.E684]/60);60);&quot;00&quot;);&quot;:&quot;;TEXT(MOD([.E684];60);&quot;00&quot;))" office:value-type="string" office:string-value="04 13:42:58" calcext:value-type="string">
            <text:p>04 13:42:58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85]/60);60);&quot;00&quot;);&quot;:&quot;;TEXT(MOD([.C685];60);&quot;00&quot;))" office:value-type="string" office:string-value="09:04" calcext:value-type="string">
            <text:p>09:04</text:p>
          </table:table-cell>
          <table:table-cell table:formula="of:=[.C685]+[.E684]" office:value-type="float" office:value="395522" calcext:value-type="float">
            <text:p>395522</text:p>
          </table:table-cell>
          <table:table-cell table:formula="of:=CONCATENATE(TEXT(INT([.E685]/(60*60*24));&quot;00&quot;);&quot; &quot;;TEXT(MOD(INT([.E685]/(60*60));24);&quot;00&quot;);&quot;:&quot;;TEXT(MOD(INT([.E685]/60);60);&quot;00&quot;);&quot;:&quot;;TEXT(MOD([.E685];60);&quot;00&quot;))" office:value-type="string" office:string-value="04 13:52:02" calcext:value-type="string">
            <text:p>04 13:52:02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6]/60);60);&quot;00&quot;);&quot;:&quot;;TEXT(MOD([.C686];60);&quot;00&quot;))" office:value-type="string" office:string-value="09:05" calcext:value-type="string">
            <text:p>09:05</text:p>
          </table:table-cell>
          <table:table-cell table:formula="of:=[.C686]+[.E685]" office:value-type="float" office:value="396067" calcext:value-type="float">
            <text:p>396067</text:p>
          </table:table-cell>
          <table:table-cell table:formula="of:=CONCATENATE(TEXT(INT([.E686]/(60*60*24));&quot;00&quot;);&quot; &quot;;TEXT(MOD(INT([.E686]/(60*60));24);&quot;00&quot;);&quot;:&quot;;TEXT(MOD(INT([.E686]/60);60);&quot;00&quot;);&quot;:&quot;;TEXT(MOD([.E686];60);&quot;00&quot;))" office:value-type="string" office:string-value="04 14:01:07" calcext:value-type="string">
            <text:p>04 14:01:07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87]/60);60);&quot;00&quot;);&quot;:&quot;;TEXT(MOD([.C687];60);&quot;00&quot;))" office:value-type="string" office:string-value="09:04" calcext:value-type="string">
            <text:p>09:04</text:p>
          </table:table-cell>
          <table:table-cell table:formula="of:=[.C687]+[.E686]" office:value-type="float" office:value="396611" calcext:value-type="float">
            <text:p>396611</text:p>
          </table:table-cell>
          <table:table-cell table:formula="of:=CONCATENATE(TEXT(INT([.E687]/(60*60*24));&quot;00&quot;);&quot; &quot;;TEXT(MOD(INT([.E687]/(60*60));24);&quot;00&quot;);&quot;:&quot;;TEXT(MOD(INT([.E687]/60);60);&quot;00&quot;);&quot;:&quot;;TEXT(MOD([.E687];60);&quot;00&quot;))" office:value-type="string" office:string-value="04 14:10:11" calcext:value-type="string">
            <text:p>04 14:10:11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88]/60);60);&quot;00&quot;);&quot;:&quot;;TEXT(MOD([.C688];60);&quot;00&quot;))" office:value-type="string" office:string-value="09:05" calcext:value-type="string">
            <text:p>09:05</text:p>
          </table:table-cell>
          <table:table-cell table:formula="of:=[.C688]+[.E687]" office:value-type="float" office:value="397156" calcext:value-type="float">
            <text:p>397156</text:p>
          </table:table-cell>
          <table:table-cell table:formula="of:=CONCATENATE(TEXT(INT([.E688]/(60*60*24));&quot;00&quot;);&quot; &quot;;TEXT(MOD(INT([.E688]/(60*60));24);&quot;00&quot;);&quot;:&quot;;TEXT(MOD(INT([.E688]/60);60);&quot;00&quot;);&quot;:&quot;;TEXT(MOD([.E688];60);&quot;00&quot;))" office:value-type="string" office:string-value="04 14:19:16" calcext:value-type="string">
            <text:p>04 14:19:16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89]/60);60);&quot;00&quot;);&quot;:&quot;;TEXT(MOD([.C689];60);&quot;00&quot;))" office:value-type="string" office:string-value="09:04" calcext:value-type="string">
            <text:p>09:04</text:p>
          </table:table-cell>
          <table:table-cell table:formula="of:=[.C689]+[.E688]" office:value-type="float" office:value="397700" calcext:value-type="float">
            <text:p>397700</text:p>
          </table:table-cell>
          <table:table-cell table:formula="of:=CONCATENATE(TEXT(INT([.E689]/(60*60*24));&quot;00&quot;);&quot; &quot;;TEXT(MOD(INT([.E689]/(60*60));24);&quot;00&quot;);&quot;:&quot;;TEXT(MOD(INT([.E689]/60);60);&quot;00&quot;);&quot;:&quot;;TEXT(MOD([.E689];60);&quot;00&quot;))" office:value-type="string" office:string-value="04 14:28:20" calcext:value-type="string">
            <text:p>04 14:28:20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90]/60);60);&quot;00&quot;);&quot;:&quot;;TEXT(MOD([.C690];60);&quot;00&quot;))" office:value-type="string" office:string-value="09:05" calcext:value-type="string">
            <text:p>09:05</text:p>
          </table:table-cell>
          <table:table-cell table:formula="of:=[.C690]+[.E689]" office:value-type="float" office:value="398245" calcext:value-type="float">
            <text:p>398245</text:p>
          </table:table-cell>
          <table:table-cell table:formula="of:=CONCATENATE(TEXT(INT([.E690]/(60*60*24));&quot;00&quot;);&quot; &quot;;TEXT(MOD(INT([.E690]/(60*60));24);&quot;00&quot;);&quot;:&quot;;TEXT(MOD(INT([.E690]/60);60);&quot;00&quot;);&quot;:&quot;;TEXT(MOD([.E690];60);&quot;00&quot;))" office:value-type="string" office:string-value="04 14:37:25" calcext:value-type="string">
            <text:p>04 14:37:25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91]/60);60);&quot;00&quot;);&quot;:&quot;;TEXT(MOD([.C691];60);&quot;00&quot;))" office:value-type="string" office:string-value="09:04" calcext:value-type="string">
            <text:p>09:04</text:p>
          </table:table-cell>
          <table:table-cell table:formula="of:=[.C691]+[.E690]" office:value-type="float" office:value="398789" calcext:value-type="float">
            <text:p>398789</text:p>
          </table:table-cell>
          <table:table-cell table:formula="of:=CONCATENATE(TEXT(INT([.E691]/(60*60*24));&quot;00&quot;);&quot; &quot;;TEXT(MOD(INT([.E691]/(60*60));24);&quot;00&quot;);&quot;:&quot;;TEXT(MOD(INT([.E691]/60);60);&quot;00&quot;);&quot;:&quot;;TEXT(MOD([.E691];60);&quot;00&quot;))" office:value-type="string" office:string-value="04 14:46:29" calcext:value-type="string">
            <text:p>04 14:46:29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92]/60);60);&quot;00&quot;);&quot;:&quot;;TEXT(MOD([.C692];60);&quot;00&quot;))" office:value-type="string" office:string-value="09:05" calcext:value-type="string">
            <text:p>09:05</text:p>
          </table:table-cell>
          <table:table-cell table:formula="of:=[.C692]+[.E691]" office:value-type="float" office:value="399334" calcext:value-type="float">
            <text:p>399334</text:p>
          </table:table-cell>
          <table:table-cell table:formula="of:=CONCATENATE(TEXT(INT([.E692]/(60*60*24));&quot;00&quot;);&quot; &quot;;TEXT(MOD(INT([.E692]/(60*60));24);&quot;00&quot;);&quot;:&quot;;TEXT(MOD(INT([.E692]/60);60);&quot;00&quot;);&quot;:&quot;;TEXT(MOD([.E692];60);&quot;00&quot;))" office:value-type="string" office:string-value="04 14:55:34" calcext:value-type="string">
            <text:p>04 14:55:34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93]/60);60);&quot;00&quot;);&quot;:&quot;;TEXT(MOD([.C693];60);&quot;00&quot;))" office:value-type="string" office:string-value="09:04" calcext:value-type="string">
            <text:p>09:04</text:p>
          </table:table-cell>
          <table:table-cell table:formula="of:=[.C693]+[.E692]" office:value-type="float" office:value="399878" calcext:value-type="float">
            <text:p>399878</text:p>
          </table:table-cell>
          <table:table-cell table:formula="of:=CONCATENATE(TEXT(INT([.E693]/(60*60*24));&quot;00&quot;);&quot; &quot;;TEXT(MOD(INT([.E693]/(60*60));24);&quot;00&quot;);&quot;:&quot;;TEXT(MOD(INT([.E693]/60);60);&quot;00&quot;);&quot;:&quot;;TEXT(MOD([.E693];60);&quot;00&quot;))" office:value-type="string" office:string-value="04 15:04:38" calcext:value-type="string">
            <text:p>04 15:04:3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94]/60);60);&quot;00&quot;);&quot;:&quot;;TEXT(MOD([.C694];60);&quot;00&quot;))" office:value-type="string" office:string-value="09:05" calcext:value-type="string">
            <text:p>09:05</text:p>
          </table:table-cell>
          <table:table-cell table:formula="of:=[.C694]+[.E693]" office:value-type="float" office:value="400423" calcext:value-type="float">
            <text:p>400423</text:p>
          </table:table-cell>
          <table:table-cell table:formula="of:=CONCATENATE(TEXT(INT([.E694]/(60*60*24));&quot;00&quot;);&quot; &quot;;TEXT(MOD(INT([.E694]/(60*60));24);&quot;00&quot;);&quot;:&quot;;TEXT(MOD(INT([.E694]/60);60);&quot;00&quot;);&quot;:&quot;;TEXT(MOD([.E694];60);&quot;00&quot;))" office:value-type="string" office:string-value="04 15:13:43" calcext:value-type="string">
            <text:p>04 15:13:43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95]/60);60);&quot;00&quot;);&quot;:&quot;;TEXT(MOD([.C695];60);&quot;00&quot;))" office:value-type="string" office:string-value="09:04" calcext:value-type="string">
            <text:p>09:04</text:p>
          </table:table-cell>
          <table:table-cell table:formula="of:=[.C695]+[.E694]" office:value-type="float" office:value="400967" calcext:value-type="float">
            <text:p>400967</text:p>
          </table:table-cell>
          <table:table-cell table:formula="of:=CONCATENATE(TEXT(INT([.E695]/(60*60*24));&quot;00&quot;);&quot; &quot;;TEXT(MOD(INT([.E695]/(60*60));24);&quot;00&quot;);&quot;:&quot;;TEXT(MOD(INT([.E695]/60);60);&quot;00&quot;);&quot;:&quot;;TEXT(MOD([.E695];60);&quot;00&quot;))" office:value-type="string" office:string-value="04 15:22:47" calcext:value-type="string">
            <text:p>04 15:22:47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96]/60);60);&quot;00&quot;);&quot;:&quot;;TEXT(MOD([.C696];60);&quot;00&quot;))" office:value-type="string" office:string-value="09:05" calcext:value-type="string">
            <text:p>09:05</text:p>
          </table:table-cell>
          <table:table-cell table:formula="of:=[.C696]+[.E695]" office:value-type="float" office:value="401512" calcext:value-type="float">
            <text:p>401512</text:p>
          </table:table-cell>
          <table:table-cell table:formula="of:=CONCATENATE(TEXT(INT([.E696]/(60*60*24));&quot;00&quot;);&quot; &quot;;TEXT(MOD(INT([.E696]/(60*60));24);&quot;00&quot;);&quot;:&quot;;TEXT(MOD(INT([.E696]/60);60);&quot;00&quot;);&quot;:&quot;;TEXT(MOD([.E696];60);&quot;00&quot;))" office:value-type="string" office:string-value="04 15:31:52" calcext:value-type="string">
            <text:p>04 15:31:52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97]/60);60);&quot;00&quot;);&quot;:&quot;;TEXT(MOD([.C697];60);&quot;00&quot;))" office:value-type="string" office:string-value="09:04" calcext:value-type="string">
            <text:p>09:04</text:p>
          </table:table-cell>
          <table:table-cell table:formula="of:=[.C697]+[.E696]" office:value-type="float" office:value="402056" calcext:value-type="float">
            <text:p>402056</text:p>
          </table:table-cell>
          <table:table-cell table:formula="of:=CONCATENATE(TEXT(INT([.E697]/(60*60*24));&quot;00&quot;);&quot; &quot;;TEXT(MOD(INT([.E697]/(60*60));24);&quot;00&quot;);&quot;:&quot;;TEXT(MOD(INT([.E697]/60);60);&quot;00&quot;);&quot;:&quot;;TEXT(MOD([.E697];60);&quot;00&quot;))" office:value-type="string" office:string-value="04 15:40:56" calcext:value-type="string">
            <text:p>04 15:40:56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698]/60);60);&quot;00&quot;);&quot;:&quot;;TEXT(MOD([.C698];60);&quot;00&quot;))" office:value-type="string" office:string-value="09:05" calcext:value-type="string">
            <text:p>09:05</text:p>
          </table:table-cell>
          <table:table-cell table:formula="of:=[.C698]+[.E697]" office:value-type="float" office:value="402601" calcext:value-type="float">
            <text:p>402601</text:p>
          </table:table-cell>
          <table:table-cell table:formula="of:=CONCATENATE(TEXT(INT([.E698]/(60*60*24));&quot;00&quot;);&quot; &quot;;TEXT(MOD(INT([.E698]/(60*60));24);&quot;00&quot;);&quot;:&quot;;TEXT(MOD(INT([.E698]/60);60);&quot;00&quot;);&quot;:&quot;;TEXT(MOD([.E698];60);&quot;00&quot;))" office:value-type="string" office:string-value="04 15:50:01" calcext:value-type="string">
            <text:p>04 15:50:01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699]/60);60);&quot;00&quot;);&quot;:&quot;;TEXT(MOD([.C699];60);&quot;00&quot;))" office:value-type="string" office:string-value="09:04" calcext:value-type="string">
            <text:p>09:04</text:p>
          </table:table-cell>
          <table:table-cell table:formula="of:=[.C699]+[.E698]" office:value-type="float" office:value="403145" calcext:value-type="float">
            <text:p>403145</text:p>
          </table:table-cell>
          <table:table-cell table:formula="of:=CONCATENATE(TEXT(INT([.E699]/(60*60*24));&quot;00&quot;);&quot; &quot;;TEXT(MOD(INT([.E699]/(60*60));24);&quot;00&quot;);&quot;:&quot;;TEXT(MOD(INT([.E699]/60);60);&quot;00&quot;);&quot;:&quot;;TEXT(MOD([.E699];60);&quot;00&quot;))" office:value-type="string" office:string-value="04 15:59:05" calcext:value-type="string">
            <text:p>04 15:59:05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700]/60);60);&quot;00&quot;);&quot;:&quot;;TEXT(MOD([.C700];60);&quot;00&quot;))" office:value-type="string" office:string-value="09:05" calcext:value-type="string">
            <text:p>09:05</text:p>
          </table:table-cell>
          <table:table-cell table:formula="of:=[.C700]+[.E699]" office:value-type="float" office:value="403690" calcext:value-type="float">
            <text:p>403690</text:p>
          </table:table-cell>
          <table:table-cell table:formula="of:=CONCATENATE(TEXT(INT([.E700]/(60*60*24));&quot;00&quot;);&quot; &quot;;TEXT(MOD(INT([.E700]/(60*60));24);&quot;00&quot;);&quot;:&quot;;TEXT(MOD(INT([.E700]/60);60);&quot;00&quot;);&quot;:&quot;;TEXT(MOD([.E700];60);&quot;00&quot;))" office:value-type="string" office:string-value="04 16:08:10" calcext:value-type="string">
            <text:p>04 16:08:10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701]/60);60);&quot;00&quot;);&quot;:&quot;;TEXT(MOD([.C701];60);&quot;00&quot;))" office:value-type="string" office:string-value="09:05" calcext:value-type="string">
            <text:p>09:05</text:p>
          </table:table-cell>
          <table:table-cell table:formula="of:=[.C701]+[.E700]" office:value-type="float" office:value="404235" calcext:value-type="float">
            <text:p>404235</text:p>
          </table:table-cell>
          <table:table-cell table:formula="of:=CONCATENATE(TEXT(INT([.E701]/(60*60*24));&quot;00&quot;);&quot; &quot;;TEXT(MOD(INT([.E701]/(60*60));24);&quot;00&quot;);&quot;:&quot;;TEXT(MOD(INT([.E701]/60);60);&quot;00&quot;);&quot;:&quot;;TEXT(MOD([.E701];60);&quot;00&quot;))" office:value-type="string" office:string-value="04 16:17:15" calcext:value-type="string">
            <text:p>04 16:17:1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544" calcext:value-type="float">
            <text:p>544</text:p>
          </table:table-cell>
          <table:table-cell table:style-name="ce2" table:formula="of:=CONCATENATE(TEXT(MOD(INT([.C702]/60);60);&quot;00&quot;);&quot;:&quot;;TEXT(MOD([.C702];60);&quot;00&quot;))" office:value-type="string" office:string-value="09:04" calcext:value-type="string">
            <text:p>09:04</text:p>
          </table:table-cell>
          <table:table-cell table:formula="of:=[.C702]+[.E701]" office:value-type="float" office:value="404779" calcext:value-type="float">
            <text:p>404779</text:p>
          </table:table-cell>
          <table:table-cell table:formula="of:=CONCATENATE(TEXT(INT([.E702]/(60*60*24));&quot;00&quot;);&quot; &quot;;TEXT(MOD(INT([.E702]/(60*60));24);&quot;00&quot;);&quot;:&quot;;TEXT(MOD(INT([.E702]/60);60);&quot;00&quot;);&quot;:&quot;;TEXT(MOD([.E702];60);&quot;00&quot;))" office:value-type="string" office:string-value="04 16:26:19" calcext:value-type="string">
            <text:p>04 16:26:1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45" calcext:value-type="float">
            <text:p>545</text:p>
          </table:table-cell>
          <table:table-cell table:style-name="ce2" table:formula="of:=CONCATENATE(TEXT(MOD(INT([.C703]/60);60);&quot;00&quot;);&quot;:&quot;;TEXT(MOD([.C703];60);&quot;00&quot;))" office:value-type="string" office:string-value="09:05" calcext:value-type="string">
            <text:p>09:05</text:p>
          </table:table-cell>
          <table:table-cell table:formula="of:=[.C703]+[.E702]" office:value-type="float" office:value="405324" calcext:value-type="float">
            <text:p>405324</text:p>
          </table:table-cell>
          <table:table-cell table:formula="of:=CONCATENATE(TEXT(INT([.E703]/(60*60*24));&quot;00&quot;);&quot; &quot;;TEXT(MOD(INT([.E703]/(60*60));24);&quot;00&quot;);&quot;:&quot;;TEXT(MOD(INT([.E703]/60);60);&quot;00&quot;);&quot;:&quot;;TEXT(MOD([.E703];60);&quot;00&quot;))" office:value-type="string" office:string-value="04 16:35:24" calcext:value-type="string">
            <text:p>04 16:35:24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596" calcext:value-type="float">
            <text:p>596</text:p>
          </table:table-cell>
          <table:table-cell table:style-name="ce2" table:formula="of:=CONCATENATE(TEXT(MOD(INT([.C704]/60);60);&quot;00&quot;);&quot;:&quot;;TEXT(MOD([.C704];60);&quot;00&quot;))" office:value-type="string" office:string-value="09:56" calcext:value-type="string">
            <text:p>09:56</text:p>
          </table:table-cell>
          <table:table-cell table:formula="of:=[.C704]+[.E703]" office:value-type="float" office:value="405920" calcext:value-type="float">
            <text:p>405920</text:p>
          </table:table-cell>
          <table:table-cell table:formula="of:=CONCATENATE(TEXT(INT([.E704]/(60*60*24));&quot;00&quot;);&quot; &quot;;TEXT(MOD(INT([.E704]/(60*60));24);&quot;00&quot;);&quot;:&quot;;TEXT(MOD(INT([.E704]/60);60);&quot;00&quot;);&quot;:&quot;;TEXT(MOD([.E704];60);&quot;00&quot;))" office:value-type="string" office:string-value="04 16:45:20" calcext:value-type="string">
            <text:p>04 16:45:20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569" calcext:value-type="float">
            <text:p>569</text:p>
          </table:table-cell>
          <table:table-cell table:style-name="ce2" table:formula="of:=CONCATENATE(TEXT(MOD(INT([.C705]/60);60);&quot;00&quot;);&quot;:&quot;;TEXT(MOD([.C705];60);&quot;00&quot;))" office:value-type="string" office:string-value="09:29" calcext:value-type="string">
            <text:p>09:29</text:p>
          </table:table-cell>
          <table:table-cell table:formula="of:=[.C705]+[.E704]" office:value-type="float" office:value="406489" calcext:value-type="float">
            <text:p>406489</text:p>
          </table:table-cell>
          <table:table-cell table:formula="of:=CONCATENATE(TEXT(INT([.E705]/(60*60*24));&quot;00&quot;);&quot; &quot;;TEXT(MOD(INT([.E705]/(60*60));24);&quot;00&quot;);&quot;:&quot;;TEXT(MOD(INT([.E705]/60);60);&quot;00&quot;);&quot;:&quot;;TEXT(MOD([.E705];60);&quot;00&quot;))" office:value-type="string" office:string-value="04 16:54:49" calcext:value-type="string">
            <text:p>04 16:54:49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706]/60);60);&quot;00&quot;);&quot;:&quot;;TEXT(MOD([.C706];60);&quot;00&quot;))" office:value-type="string" office:string-value="09:12" calcext:value-type="string">
            <text:p>09:12</text:p>
          </table:table-cell>
          <table:table-cell table:formula="of:=[.C706]+[.E705]" office:value-type="float" office:value="407041" calcext:value-type="float">
            <text:p>407041</text:p>
          </table:table-cell>
          <table:table-cell table:formula="of:=CONCATENATE(TEXT(INT([.E706]/(60*60*24));&quot;00&quot;);&quot; &quot;;TEXT(MOD(INT([.E706]/(60*60));24);&quot;00&quot;);&quot;:&quot;;TEXT(MOD(INT([.E706]/60);60);&quot;00&quot;);&quot;:&quot;;TEXT(MOD([.E706];60);&quot;00&quot;))" office:value-type="string" office:string-value="04 17:04:01" calcext:value-type="string">
            <text:p>04 17:04:01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707]/60);60);&quot;00&quot;);&quot;:&quot;;TEXT(MOD([.C707];60);&quot;00&quot;))" office:value-type="string" office:string-value="09:07" calcext:value-type="string">
            <text:p>09:07</text:p>
          </table:table-cell>
          <table:table-cell table:formula="of:=[.C707]+[.E706]" office:value-type="float" office:value="407588" calcext:value-type="float">
            <text:p>407588</text:p>
          </table:table-cell>
          <table:table-cell table:formula="of:=CONCATENATE(TEXT(INT([.E707]/(60*60*24));&quot;00&quot;);&quot; &quot;;TEXT(MOD(INT([.E707]/(60*60));24);&quot;00&quot;);&quot;:&quot;;TEXT(MOD(INT([.E707]/60);60);&quot;00&quot;);&quot;:&quot;;TEXT(MOD([.E707];60);&quot;00&quot;))" office:value-type="string" office:string-value="04 17:13:08" calcext:value-type="string">
            <text:p>04 17:13:08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547" calcext:value-type="float">
            <text:p>547</text:p>
          </table:table-cell>
          <table:table-cell table:style-name="ce2" table:formula="of:=CONCATENATE(TEXT(MOD(INT([.C708]/60);60);&quot;00&quot;);&quot;:&quot;;TEXT(MOD([.C708];60);&quot;00&quot;))" office:value-type="string" office:string-value="09:07" calcext:value-type="string">
            <text:p>09:07</text:p>
          </table:table-cell>
          <table:table-cell table:formula="of:=[.C708]+[.E707]" office:value-type="float" office:value="408135" calcext:value-type="float">
            <text:p>408135</text:p>
          </table:table-cell>
          <table:table-cell table:formula="of:=CONCATENATE(TEXT(INT([.E708]/(60*60*24));&quot;00&quot;);&quot; &quot;;TEXT(MOD(INT([.E708]/(60*60));24);&quot;00&quot;);&quot;:&quot;;TEXT(MOD(INT([.E708]/60);60);&quot;00&quot;);&quot;:&quot;;TEXT(MOD([.E708];60);&quot;00&quot;))" office:value-type="string" office:string-value="04 17:22:15" calcext:value-type="string">
            <text:p>04 17:22:15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548" calcext:value-type="float">
            <text:p>548</text:p>
          </table:table-cell>
          <table:table-cell table:style-name="ce2" table:formula="of:=CONCATENATE(TEXT(MOD(INT([.C709]/60);60);&quot;00&quot;);&quot;:&quot;;TEXT(MOD([.C709];60);&quot;00&quot;))" office:value-type="string" office:string-value="09:08" calcext:value-type="string">
            <text:p>09:08</text:p>
          </table:table-cell>
          <table:table-cell table:formula="of:=[.C709]+[.E708]" office:value-type="float" office:value="408683" calcext:value-type="float">
            <text:p>408683</text:p>
          </table:table-cell>
          <table:table-cell table:formula="of:=CONCATENATE(TEXT(INT([.E709]/(60*60*24));&quot;00&quot;);&quot; &quot;;TEXT(MOD(INT([.E709]/(60*60));24);&quot;00&quot;);&quot;:&quot;;TEXT(MOD(INT([.E709]/60);60);&quot;00&quot;);&quot;:&quot;;TEXT(MOD([.E709];60);&quot;00&quot;))" office:value-type="string" office:string-value="04 17:31:23" calcext:value-type="string">
            <text:p>04 17:31:23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585" calcext:value-type="float">
            <text:p>585</text:p>
          </table:table-cell>
          <table:table-cell table:style-name="ce2" table:formula="of:=CONCATENATE(TEXT(MOD(INT([.C710]/60);60);&quot;00&quot;);&quot;:&quot;;TEXT(MOD([.C710];60);&quot;00&quot;))" office:value-type="string" office:string-value="09:45" calcext:value-type="string">
            <text:p>09:45</text:p>
          </table:table-cell>
          <table:table-cell table:formula="of:=[.C710]+[.E709]" office:value-type="float" office:value="409268" calcext:value-type="float">
            <text:p>409268</text:p>
          </table:table-cell>
          <table:table-cell table:formula="of:=CONCATENATE(TEXT(INT([.E710]/(60*60*24));&quot;00&quot;);&quot; &quot;;TEXT(MOD(INT([.E710]/(60*60));24);&quot;00&quot;);&quot;:&quot;;TEXT(MOD(INT([.E710]/60);60);&quot;00&quot;);&quot;:&quot;;TEXT(MOD([.E710];60);&quot;00&quot;))" office:value-type="string" office:string-value="04 17:41:08" calcext:value-type="string">
            <text:p>04 17:41:08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table:style-name="ce2" table:formula="of:=CONCATENATE(TEXT(MOD(INT([.C711]/60);60);&quot;00&quot;);&quot;:&quot;;TEXT(MOD([.C711];60);&quot;00&quot;))" office:value-type="string" office:string-value="09:14" calcext:value-type="string">
            <text:p>09:14</text:p>
          </table:table-cell>
          <table:table-cell table:formula="of:=[.C711]+[.E710]" office:value-type="float" office:value="409822" calcext:value-type="float">
            <text:p>409822</text:p>
          </table:table-cell>
          <table:table-cell table:formula="of:=CONCATENATE(TEXT(INT([.E711]/(60*60*24));&quot;00&quot;);&quot; &quot;;TEXT(MOD(INT([.E711]/(60*60));24);&quot;00&quot;);&quot;:&quot;;TEXT(MOD(INT([.E711]/60);60);&quot;00&quot;);&quot;:&quot;;TEXT(MOD([.E711];60);&quot;00&quot;))" office:value-type="string" office:string-value="04 17:50:22" calcext:value-type="string">
            <text:p>04 17:50:22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548" calcext:value-type="float">
            <text:p>548</text:p>
          </table:table-cell>
          <table:table-cell table:style-name="ce2" table:formula="of:=CONCATENATE(TEXT(MOD(INT([.C712]/60);60);&quot;00&quot;);&quot;:&quot;;TEXT(MOD([.C712];60);&quot;00&quot;))" office:value-type="string" office:string-value="09:08" calcext:value-type="string">
            <text:p>09:08</text:p>
          </table:table-cell>
          <table:table-cell table:formula="of:=[.C712]+[.E711]" office:value-type="float" office:value="410370" calcext:value-type="float">
            <text:p>410370</text:p>
          </table:table-cell>
          <table:table-cell table:formula="of:=CONCATENATE(TEXT(INT([.E712]/(60*60*24));&quot;00&quot;);&quot; &quot;;TEXT(MOD(INT([.E712]/(60*60));24);&quot;00&quot;);&quot;:&quot;;TEXT(MOD(INT([.E712]/60);60);&quot;00&quot;);&quot;:&quot;;TEXT(MOD([.E712];60);&quot;00&quot;))" office:value-type="string" office:string-value="04 17:59:30" calcext:value-type="string">
            <text:p>04 17:59:30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570" calcext:value-type="float">
            <text:p>570</text:p>
          </table:table-cell>
          <table:table-cell table:style-name="ce2" table:formula="of:=CONCATENATE(TEXT(MOD(INT([.C713]/60);60);&quot;00&quot;);&quot;:&quot;;TEXT(MOD([.C713];60);&quot;00&quot;))" office:value-type="string" office:string-value="09:30" calcext:value-type="string">
            <text:p>09:30</text:p>
          </table:table-cell>
          <table:table-cell table:formula="of:=[.C713]+[.E712]" office:value-type="float" office:value="410940" calcext:value-type="float">
            <text:p>410940</text:p>
          </table:table-cell>
          <table:table-cell table:formula="of:=CONCATENATE(TEXT(INT([.E713]/(60*60*24));&quot;00&quot;);&quot; &quot;;TEXT(MOD(INT([.E713]/(60*60));24);&quot;00&quot;);&quot;:&quot;;TEXT(MOD(INT([.E713]/60);60);&quot;00&quot;);&quot;:&quot;;TEXT(MOD([.E713];60);&quot;00&quot;))" office:value-type="string" office:string-value="04 18:09:00" calcext:value-type="string">
            <text:p>04 18:09:00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714]/60);60);&quot;00&quot;);&quot;:&quot;;TEXT(MOD([.C714];60);&quot;00&quot;))" office:value-type="string" office:string-value="09:25" calcext:value-type="string">
            <text:p>09:25</text:p>
          </table:table-cell>
          <table:table-cell table:formula="of:=[.C714]+[.E713]" office:value-type="float" office:value="411505" calcext:value-type="float">
            <text:p>411505</text:p>
          </table:table-cell>
          <table:table-cell table:formula="of:=CONCATENATE(TEXT(INT([.E714]/(60*60*24));&quot;00&quot;);&quot; &quot;;TEXT(MOD(INT([.E714]/(60*60));24);&quot;00&quot;);&quot;:&quot;;TEXT(MOD(INT([.E714]/60);60);&quot;00&quot;);&quot;:&quot;;TEXT(MOD([.E714];60);&quot;00&quot;))" office:value-type="string" office:string-value="04 18:18:25" calcext:value-type="string">
            <text:p>04 18:18:25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572" calcext:value-type="float">
            <text:p>572</text:p>
          </table:table-cell>
          <table:table-cell table:style-name="ce2" table:formula="of:=CONCATENATE(TEXT(MOD(INT([.C715]/60);60);&quot;00&quot;);&quot;:&quot;;TEXT(MOD([.C715];60);&quot;00&quot;))" office:value-type="string" office:string-value="09:32" calcext:value-type="string">
            <text:p>09:32</text:p>
          </table:table-cell>
          <table:table-cell table:formula="of:=[.C715]+[.E714]" office:value-type="float" office:value="412077" calcext:value-type="float">
            <text:p>412077</text:p>
          </table:table-cell>
          <table:table-cell table:formula="of:=CONCATENATE(TEXT(INT([.E715]/(60*60*24));&quot;00&quot;);&quot; &quot;;TEXT(MOD(INT([.E715]/(60*60));24);&quot;00&quot;);&quot;:&quot;;TEXT(MOD(INT([.E715]/60);60);&quot;00&quot;);&quot;:&quot;;TEXT(MOD([.E715];60);&quot;00&quot;))" office:value-type="string" office:string-value="04 18:27:57" calcext:value-type="string">
            <text:p>04 18:27:57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597" calcext:value-type="float">
            <text:p>597</text:p>
          </table:table-cell>
          <table:table-cell table:style-name="ce2" table:formula="of:=CONCATENATE(TEXT(MOD(INT([.C716]/60);60);&quot;00&quot;);&quot;:&quot;;TEXT(MOD([.C716];60);&quot;00&quot;))" office:value-type="string" office:string-value="09:57" calcext:value-type="string">
            <text:p>09:57</text:p>
          </table:table-cell>
          <table:table-cell table:formula="of:=[.C716]+[.E715]" office:value-type="float" office:value="412674" calcext:value-type="float">
            <text:p>412674</text:p>
          </table:table-cell>
          <table:table-cell table:formula="of:=CONCATENATE(TEXT(INT([.E716]/(60*60*24));&quot;00&quot;);&quot; &quot;;TEXT(MOD(INT([.E716]/(60*60));24);&quot;00&quot;);&quot;:&quot;;TEXT(MOD(INT([.E716]/60);60);&quot;00&quot;);&quot;:&quot;;TEXT(MOD([.E716];60);&quot;00&quot;))" office:value-type="string" office:string-value="04 18:37:54" calcext:value-type="string">
            <text:p>04 18:37:54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608" calcext:value-type="float">
            <text:p>608</text:p>
          </table:table-cell>
          <table:table-cell table:style-name="ce2" table:formula="of:=CONCATENATE(TEXT(MOD(INT([.C717]/60);60);&quot;00&quot;);&quot;:&quot;;TEXT(MOD([.C717];60);&quot;00&quot;))" office:value-type="string" office:string-value="10:08" calcext:value-type="string">
            <text:p>10:08</text:p>
          </table:table-cell>
          <table:table-cell table:formula="of:=[.C717]+[.E716]" office:value-type="float" office:value="413282" calcext:value-type="float">
            <text:p>413282</text:p>
          </table:table-cell>
          <table:table-cell table:formula="of:=CONCATENATE(TEXT(INT([.E717]/(60*60*24));&quot;00&quot;);&quot; &quot;;TEXT(MOD(INT([.E717]/(60*60));24);&quot;00&quot;);&quot;:&quot;;TEXT(MOD(INT([.E717]/60);60);&quot;00&quot;);&quot;:&quot;;TEXT(MOD([.E717];60);&quot;00&quot;))" office:value-type="string" office:string-value="04 18:48:02" calcext:value-type="string">
            <text:p>04 18:48:02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596" calcext:value-type="float">
            <text:p>596</text:p>
          </table:table-cell>
          <table:table-cell table:style-name="ce2" table:formula="of:=CONCATENATE(TEXT(MOD(INT([.C718]/60);60);&quot;00&quot;);&quot;:&quot;;TEXT(MOD([.C718];60);&quot;00&quot;))" office:value-type="string" office:string-value="09:56" calcext:value-type="string">
            <text:p>09:56</text:p>
          </table:table-cell>
          <table:table-cell table:formula="of:=[.C718]+[.E717]" office:value-type="float" office:value="413878" calcext:value-type="float">
            <text:p>413878</text:p>
          </table:table-cell>
          <table:table-cell table:formula="of:=CONCATENATE(TEXT(INT([.E718]/(60*60*24));&quot;00&quot;);&quot; &quot;;TEXT(MOD(INT([.E718]/(60*60));24);&quot;00&quot;);&quot;:&quot;;TEXT(MOD(INT([.E718]/60);60);&quot;00&quot;);&quot;:&quot;;TEXT(MOD([.E718];60);&quot;00&quot;))" office:value-type="string" office:string-value="04 18:57:58" calcext:value-type="string">
            <text:p>04 18:57:58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719]/60);60);&quot;00&quot;);&quot;:&quot;;TEXT(MOD([.C719];60);&quot;00&quot;))" office:value-type="string" office:string-value="09:38" calcext:value-type="string">
            <text:p>09:38</text:p>
          </table:table-cell>
          <table:table-cell table:formula="of:=[.C719]+[.E718]" office:value-type="float" office:value="414456" calcext:value-type="float">
            <text:p>414456</text:p>
          </table:table-cell>
          <table:table-cell table:formula="of:=CONCATENATE(TEXT(INT([.E719]/(60*60*24));&quot;00&quot;);&quot; &quot;;TEXT(MOD(INT([.E719]/(60*60));24);&quot;00&quot;);&quot;:&quot;;TEXT(MOD(INT([.E719]/60);60);&quot;00&quot;);&quot;:&quot;;TEXT(MOD([.E719];60);&quot;00&quot;))" office:value-type="string" office:string-value="04 19:07:36" calcext:value-type="string">
            <text:p>04 19:07:36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720]/60);60);&quot;00&quot;);&quot;:&quot;;TEXT(MOD([.C720];60);&quot;00&quot;))" office:value-type="string" office:string-value="09:23" calcext:value-type="string">
            <text:p>09:23</text:p>
          </table:table-cell>
          <table:table-cell table:formula="of:=[.C720]+[.E719]" office:value-type="float" office:value="415019" calcext:value-type="float">
            <text:p>415019</text:p>
          </table:table-cell>
          <table:table-cell table:formula="of:=CONCATENATE(TEXT(INT([.E720]/(60*60*24));&quot;00&quot;);&quot; &quot;;TEXT(MOD(INT([.E720]/(60*60));24);&quot;00&quot;);&quot;:&quot;;TEXT(MOD(INT([.E720]/60);60);&quot;00&quot;);&quot;:&quot;;TEXT(MOD([.E720];60);&quot;00&quot;))" office:value-type="string" office:string-value="04 19:16:59" calcext:value-type="string">
            <text:p>04 19:16:59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721]/60);60);&quot;00&quot;);&quot;:&quot;;TEXT(MOD([.C721];60);&quot;00&quot;))" office:value-type="string" office:string-value="09:27" calcext:value-type="string">
            <text:p>09:27</text:p>
          </table:table-cell>
          <table:table-cell table:formula="of:=[.C721]+[.E720]" office:value-type="float" office:value="415586" calcext:value-type="float">
            <text:p>415586</text:p>
          </table:table-cell>
          <table:table-cell table:formula="of:=CONCATENATE(TEXT(INT([.E721]/(60*60*24));&quot;00&quot;);&quot; &quot;;TEXT(MOD(INT([.E721]/(60*60));24);&quot;00&quot;);&quot;:&quot;;TEXT(MOD(INT([.E721]/60);60);&quot;00&quot;);&quot;:&quot;;TEXT(MOD([.E721];60);&quot;00&quot;))" office:value-type="string" office:string-value="04 19:26:26" calcext:value-type="string">
            <text:p>04 19:26:26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722]/60);60);&quot;00&quot;);&quot;:&quot;;TEXT(MOD([.C722];60);&quot;00&quot;))" office:value-type="string" office:string-value="09:25" calcext:value-type="string">
            <text:p>09:25</text:p>
          </table:table-cell>
          <table:table-cell table:formula="of:=[.C722]+[.E721]" office:value-type="float" office:value="416151" calcext:value-type="float">
            <text:p>416151</text:p>
          </table:table-cell>
          <table:table-cell table:formula="of:=CONCATENATE(TEXT(INT([.E722]/(60*60*24));&quot;00&quot;);&quot; &quot;;TEXT(MOD(INT([.E722]/(60*60));24);&quot;00&quot;);&quot;:&quot;;TEXT(MOD(INT([.E722]/60);60);&quot;00&quot;);&quot;:&quot;;TEXT(MOD([.E722];60);&quot;00&quot;))" office:value-type="string" office:string-value="04 19:35:51" calcext:value-type="string">
            <text:p>04 19:35:51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561" calcext:value-type="float">
            <text:p>561</text:p>
          </table:table-cell>
          <table:table-cell table:style-name="ce2" table:formula="of:=CONCATENATE(TEXT(MOD(INT([.C723]/60);60);&quot;00&quot;);&quot;:&quot;;TEXT(MOD([.C723];60);&quot;00&quot;))" office:value-type="string" office:string-value="09:21" calcext:value-type="string">
            <text:p>09:21</text:p>
          </table:table-cell>
          <table:table-cell table:formula="of:=[.C723]+[.E722]" office:value-type="float" office:value="416712" calcext:value-type="float">
            <text:p>416712</text:p>
          </table:table-cell>
          <table:table-cell table:formula="of:=CONCATENATE(TEXT(INT([.E723]/(60*60*24));&quot;00&quot;);&quot; &quot;;TEXT(MOD(INT([.E723]/(60*60));24);&quot;00&quot;);&quot;:&quot;;TEXT(MOD(INT([.E723]/60);60);&quot;00&quot;);&quot;:&quot;;TEXT(MOD([.E723];60);&quot;00&quot;))" office:value-type="string" office:string-value="04 19:45:12" calcext:value-type="string">
            <text:p>04 19:45:12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576" calcext:value-type="float">
            <text:p>576</text:p>
          </table:table-cell>
          <table:table-cell table:style-name="ce2" table:formula="of:=CONCATENATE(TEXT(MOD(INT([.C724]/60);60);&quot;00&quot;);&quot;:&quot;;TEXT(MOD([.C724];60);&quot;00&quot;))" office:value-type="string" office:string-value="09:36" calcext:value-type="string">
            <text:p>09:36</text:p>
          </table:table-cell>
          <table:table-cell table:formula="of:=[.C724]+[.E723]" office:value-type="float" office:value="417288" calcext:value-type="float">
            <text:p>417288</text:p>
          </table:table-cell>
          <table:table-cell table:formula="of:=CONCATENATE(TEXT(INT([.E724]/(60*60*24));&quot;00&quot;);&quot; &quot;;TEXT(MOD(INT([.E724]/(60*60));24);&quot;00&quot;);&quot;:&quot;;TEXT(MOD(INT([.E724]/60);60);&quot;00&quot;);&quot;:&quot;;TEXT(MOD([.E724];60);&quot;00&quot;))" office:value-type="string" office:string-value="04 19:54:48" calcext:value-type="string">
            <text:p>04 19:54:48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592" calcext:value-type="float">
            <text:p>592</text:p>
          </table:table-cell>
          <table:table-cell table:style-name="ce2" table:formula="of:=CONCATENATE(TEXT(MOD(INT([.C725]/60);60);&quot;00&quot;);&quot;:&quot;;TEXT(MOD([.C725];60);&quot;00&quot;))" office:value-type="string" office:string-value="09:52" calcext:value-type="string">
            <text:p>09:52</text:p>
          </table:table-cell>
          <table:table-cell table:formula="of:=[.C725]+[.E724]" office:value-type="float" office:value="417880" calcext:value-type="float">
            <text:p>417880</text:p>
          </table:table-cell>
          <table:table-cell table:formula="of:=CONCATENATE(TEXT(INT([.E725]/(60*60*24));&quot;00&quot;);&quot; &quot;;TEXT(MOD(INT([.E725]/(60*60));24);&quot;00&quot;);&quot;:&quot;;TEXT(MOD(INT([.E725]/60);60);&quot;00&quot;);&quot;:&quot;;TEXT(MOD([.E725];60);&quot;00&quot;))" office:value-type="string" office:string-value="04 20:04:40" calcext:value-type="string">
            <text:p>04 20:04:40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666" calcext:value-type="float">
            <text:p>666</text:p>
          </table:table-cell>
          <table:table-cell table:style-name="ce2" table:formula="of:=CONCATENATE(TEXT(MOD(INT([.C726]/60);60);&quot;00&quot;);&quot;:&quot;;TEXT(MOD([.C726];60);&quot;00&quot;))" office:value-type="string" office:string-value="11:06" calcext:value-type="string">
            <text:p>11:06</text:p>
          </table:table-cell>
          <table:table-cell table:formula="of:=[.C726]+[.E725]" office:value-type="float" office:value="418546" calcext:value-type="float">
            <text:p>418546</text:p>
          </table:table-cell>
          <table:table-cell table:formula="of:=CONCATENATE(TEXT(INT([.E726]/(60*60*24));&quot;00&quot;);&quot; &quot;;TEXT(MOD(INT([.E726]/(60*60));24);&quot;00&quot;);&quot;:&quot;;TEXT(MOD(INT([.E726]/60);60);&quot;00&quot;);&quot;:&quot;;TEXT(MOD([.E726];60);&quot;00&quot;))" office:value-type="string" office:string-value="04 20:15:46" calcext:value-type="string">
            <text:p>04 20:15:46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622" calcext:value-type="float">
            <text:p>622</text:p>
          </table:table-cell>
          <table:table-cell table:style-name="ce2" table:formula="of:=CONCATENATE(TEXT(MOD(INT([.C727]/60);60);&quot;00&quot;);&quot;:&quot;;TEXT(MOD([.C727];60);&quot;00&quot;))" office:value-type="string" office:string-value="10:22" calcext:value-type="string">
            <text:p>10:22</text:p>
          </table:table-cell>
          <table:table-cell table:formula="of:=[.C727]+[.E726]" office:value-type="float" office:value="419168" calcext:value-type="float">
            <text:p>419168</text:p>
          </table:table-cell>
          <table:table-cell table:formula="of:=CONCATENATE(TEXT(INT([.E727]/(60*60*24));&quot;00&quot;);&quot; &quot;;TEXT(MOD(INT([.E727]/(60*60));24);&quot;00&quot;);&quot;:&quot;;TEXT(MOD(INT([.E727]/60);60);&quot;00&quot;);&quot;:&quot;;TEXT(MOD([.E727];60);&quot;00&quot;))" office:value-type="string" office:string-value="04 20:26:08" calcext:value-type="string">
            <text:p>04 20:26:08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728]/60);60);&quot;00&quot;);&quot;:&quot;;TEXT(MOD([.C728];60);&quot;00&quot;))" office:value-type="string" office:string-value="09:12" calcext:value-type="string">
            <text:p>09:12</text:p>
          </table:table-cell>
          <table:table-cell table:formula="of:=[.C728]+[.E727]" office:value-type="float" office:value="419720" calcext:value-type="float">
            <text:p>419720</text:p>
          </table:table-cell>
          <table:table-cell table:formula="of:=CONCATENATE(TEXT(INT([.E728]/(60*60*24));&quot;00&quot;);&quot; &quot;;TEXT(MOD(INT([.E728]/(60*60));24);&quot;00&quot;);&quot;:&quot;;TEXT(MOD(INT([.E728]/60);60);&quot;00&quot;);&quot;:&quot;;TEXT(MOD([.E728];60);&quot;00&quot;))" office:value-type="string" office:string-value="04 20:35:20" calcext:value-type="string">
            <text:p>04 20:35:20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729]/60);60);&quot;00&quot;);&quot;:&quot;;TEXT(MOD([.C729];60);&quot;00&quot;))" office:value-type="string" office:string-value="09:12" calcext:value-type="string">
            <text:p>09:12</text:p>
          </table:table-cell>
          <table:table-cell table:formula="of:=[.C729]+[.E728]" office:value-type="float" office:value="420272" calcext:value-type="float">
            <text:p>420272</text:p>
          </table:table-cell>
          <table:table-cell table:formula="of:=CONCATENATE(TEXT(INT([.E729]/(60*60*24));&quot;00&quot;);&quot; &quot;;TEXT(MOD(INT([.E729]/(60*60));24);&quot;00&quot;);&quot;:&quot;;TEXT(MOD(INT([.E729]/60);60);&quot;00&quot;);&quot;:&quot;;TEXT(MOD([.E729];60);&quot;00&quot;))" office:value-type="string" office:string-value="04 20:44:32" calcext:value-type="string">
            <text:p>04 20:44:32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552" calcext:value-type="float">
            <text:p>552</text:p>
          </table:table-cell>
          <table:table-cell table:style-name="ce2" table:formula="of:=CONCATENATE(TEXT(MOD(INT([.C730]/60);60);&quot;00&quot;);&quot;:&quot;;TEXT(MOD([.C730];60);&quot;00&quot;))" office:value-type="string" office:string-value="09:12" calcext:value-type="string">
            <text:p>09:12</text:p>
          </table:table-cell>
          <table:table-cell table:formula="of:=[.C730]+[.E729]" office:value-type="float" office:value="420824" calcext:value-type="float">
            <text:p>420824</text:p>
          </table:table-cell>
          <table:table-cell table:formula="of:=CONCATENATE(TEXT(INT([.E730]/(60*60*24));&quot;00&quot;);&quot; &quot;;TEXT(MOD(INT([.E730]/(60*60));24);&quot;00&quot;);&quot;:&quot;;TEXT(MOD(INT([.E730]/60);60);&quot;00&quot;);&quot;:&quot;;TEXT(MOD([.E730];60);&quot;00&quot;))" office:value-type="string" office:string-value="04 20:53:44" calcext:value-type="string">
            <text:p>04 20:53:44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632" calcext:value-type="float">
            <text:p>632</text:p>
          </table:table-cell>
          <table:table-cell table:style-name="ce2" table:formula="of:=CONCATENATE(TEXT(MOD(INT([.C731]/60);60);&quot;00&quot;);&quot;:&quot;;TEXT(MOD([.C731];60);&quot;00&quot;))" office:value-type="string" office:string-value="10:32" calcext:value-type="string">
            <text:p>10:32</text:p>
          </table:table-cell>
          <table:table-cell table:formula="of:=[.C731]+[.E730]" office:value-type="float" office:value="421456" calcext:value-type="float">
            <text:p>421456</text:p>
          </table:table-cell>
          <table:table-cell table:formula="of:=CONCATENATE(TEXT(INT([.E731]/(60*60*24));&quot;00&quot;);&quot; &quot;;TEXT(MOD(INT([.E731]/(60*60));24);&quot;00&quot;);&quot;:&quot;;TEXT(MOD(INT([.E731]/60);60);&quot;00&quot;);&quot;:&quot;;TEXT(MOD([.E731];60);&quot;00&quot;))" office:value-type="string" office:string-value="04 21:04:16" calcext:value-type="string">
            <text:p>04 21:04:16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703" calcext:value-type="float">
            <text:p>703</text:p>
          </table:table-cell>
          <table:table-cell table:style-name="ce2" table:formula="of:=CONCATENATE(TEXT(MOD(INT([.C732]/60);60);&quot;00&quot;);&quot;:&quot;;TEXT(MOD([.C732];60);&quot;00&quot;))" office:value-type="string" office:string-value="11:43" calcext:value-type="string">
            <text:p>11:43</text:p>
          </table:table-cell>
          <table:table-cell table:formula="of:=[.C732]+[.E731]" office:value-type="float" office:value="422159" calcext:value-type="float">
            <text:p>422159</text:p>
          </table:table-cell>
          <table:table-cell table:formula="of:=CONCATENATE(TEXT(INT([.E732]/(60*60*24));&quot;00&quot;);&quot; &quot;;TEXT(MOD(INT([.E732]/(60*60));24);&quot;00&quot;);&quot;:&quot;;TEXT(MOD(INT([.E732]/60);60);&quot;00&quot;);&quot;:&quot;;TEXT(MOD([.E732];60);&quot;00&quot;))" office:value-type="string" office:string-value="04 21:15:59" calcext:value-type="string">
            <text:p>04 21:15:59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599" calcext:value-type="float">
            <text:p>599</text:p>
          </table:table-cell>
          <table:table-cell table:style-name="ce2" table:formula="of:=CONCATENATE(TEXT(MOD(INT([.C733]/60);60);&quot;00&quot;);&quot;:&quot;;TEXT(MOD([.C733];60);&quot;00&quot;))" office:value-type="string" office:string-value="09:59" calcext:value-type="string">
            <text:p>09:59</text:p>
          </table:table-cell>
          <table:table-cell table:formula="of:=[.C733]+[.E732]" office:value-type="float" office:value="422758" calcext:value-type="float">
            <text:p>422758</text:p>
          </table:table-cell>
          <table:table-cell table:formula="of:=CONCATENATE(TEXT(INT([.E733]/(60*60*24));&quot;00&quot;);&quot; &quot;;TEXT(MOD(INT([.E733]/(60*60));24);&quot;00&quot;);&quot;:&quot;;TEXT(MOD(INT([.E733]/60);60);&quot;00&quot;);&quot;:&quot;;TEXT(MOD([.E733];60);&quot;00&quot;))" office:value-type="string" office:string-value="04 21:25:58" calcext:value-type="string">
            <text:p>04 21:25:58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601" calcext:value-type="float">
            <text:p>601</text:p>
          </table:table-cell>
          <table:table-cell table:style-name="ce2" table:formula="of:=CONCATENATE(TEXT(MOD(INT([.C734]/60);60);&quot;00&quot;);&quot;:&quot;;TEXT(MOD([.C734];60);&quot;00&quot;))" office:value-type="string" office:string-value="10:01" calcext:value-type="string">
            <text:p>10:01</text:p>
          </table:table-cell>
          <table:table-cell table:formula="of:=[.C734]+[.E733]" office:value-type="float" office:value="423359" calcext:value-type="float">
            <text:p>423359</text:p>
          </table:table-cell>
          <table:table-cell table:formula="of:=CONCATENATE(TEXT(INT([.E734]/(60*60*24));&quot;00&quot;);&quot; &quot;;TEXT(MOD(INT([.E734]/(60*60));24);&quot;00&quot;);&quot;:&quot;;TEXT(MOD(INT([.E734]/60);60);&quot;00&quot;);&quot;:&quot;;TEXT(MOD([.E734];60);&quot;00&quot;))" office:value-type="string" office:string-value="04 21:35:59" calcext:value-type="string">
            <text:p>04 21:35:5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584" calcext:value-type="float">
            <text:p>584</text:p>
          </table:table-cell>
          <table:table-cell table:style-name="ce2" table:formula="of:=CONCATENATE(TEXT(MOD(INT([.C735]/60);60);&quot;00&quot;);&quot;:&quot;;TEXT(MOD([.C735];60);&quot;00&quot;))" office:value-type="string" office:string-value="09:44" calcext:value-type="string">
            <text:p>09:44</text:p>
          </table:table-cell>
          <table:table-cell table:formula="of:=[.C735]+[.E734]" office:value-type="float" office:value="423943" calcext:value-type="float">
            <text:p>423943</text:p>
          </table:table-cell>
          <table:table-cell table:formula="of:=CONCATENATE(TEXT(INT([.E735]/(60*60*24));&quot;00&quot;);&quot; &quot;;TEXT(MOD(INT([.E735]/(60*60));24);&quot;00&quot;);&quot;:&quot;;TEXT(MOD(INT([.E735]/60);60);&quot;00&quot;);&quot;:&quot;;TEXT(MOD([.E735];60);&quot;00&quot;))" office:value-type="string" office:string-value="04 21:45:43" calcext:value-type="string">
            <text:p>04 21:45:43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736]/60);60);&quot;00&quot;);&quot;:&quot;;TEXT(MOD([.C736];60);&quot;00&quot;))" office:value-type="string" office:string-value="09:26" calcext:value-type="string">
            <text:p>09:26</text:p>
          </table:table-cell>
          <table:table-cell table:formula="of:=[.C736]+[.E735]" office:value-type="float" office:value="424509" calcext:value-type="float">
            <text:p>424509</text:p>
          </table:table-cell>
          <table:table-cell table:formula="of:=CONCATENATE(TEXT(INT([.E736]/(60*60*24));&quot;00&quot;);&quot; &quot;;TEXT(MOD(INT([.E736]/(60*60));24);&quot;00&quot;);&quot;:&quot;;TEXT(MOD(INT([.E736]/60);60);&quot;00&quot;);&quot;:&quot;;TEXT(MOD([.E736];60);&quot;00&quot;))" office:value-type="string" office:string-value="04 21:55:09" calcext:value-type="string">
            <text:p>04 21:55:09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737]/60);60);&quot;00&quot;);&quot;:&quot;;TEXT(MOD([.C737];60);&quot;00&quot;))" office:value-type="string" office:string-value="09:26" calcext:value-type="string">
            <text:p>09:26</text:p>
          </table:table-cell>
          <table:table-cell table:formula="of:=[.C737]+[.E736]" office:value-type="float" office:value="425075" calcext:value-type="float">
            <text:p>425075</text:p>
          </table:table-cell>
          <table:table-cell table:formula="of:=CONCATENATE(TEXT(INT([.E737]/(60*60*24));&quot;00&quot;);&quot; &quot;;TEXT(MOD(INT([.E737]/(60*60));24);&quot;00&quot;);&quot;:&quot;;TEXT(MOD(INT([.E737]/60);60);&quot;00&quot;);&quot;:&quot;;TEXT(MOD([.E737];60);&quot;00&quot;))" office:value-type="string" office:string-value="04 22:04:35" calcext:value-type="string">
            <text:p>04 22:04:35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738]/60);60);&quot;00&quot;);&quot;:&quot;;TEXT(MOD([.C738];60);&quot;00&quot;))" office:value-type="string" office:string-value="09:26" calcext:value-type="string">
            <text:p>09:26</text:p>
          </table:table-cell>
          <table:table-cell table:formula="of:=[.C738]+[.E737]" office:value-type="float" office:value="425641" calcext:value-type="float">
            <text:p>425641</text:p>
          </table:table-cell>
          <table:table-cell table:formula="of:=CONCATENATE(TEXT(INT([.E738]/(60*60*24));&quot;00&quot;);&quot; &quot;;TEXT(MOD(INT([.E738]/(60*60));24);&quot;00&quot;);&quot;:&quot;;TEXT(MOD(INT([.E738]/60);60);&quot;00&quot;);&quot;:&quot;;TEXT(MOD([.E738];60);&quot;00&quot;))" office:value-type="string" office:string-value="04 22:14:01" calcext:value-type="string">
            <text:p>04 22:14:01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584" calcext:value-type="float">
            <text:p>584</text:p>
          </table:table-cell>
          <table:table-cell table:style-name="ce2" table:formula="of:=CONCATENATE(TEXT(MOD(INT([.C739]/60);60);&quot;00&quot;);&quot;:&quot;;TEXT(MOD([.C739];60);&quot;00&quot;))" office:value-type="string" office:string-value="09:44" calcext:value-type="string">
            <text:p>09:44</text:p>
          </table:table-cell>
          <table:table-cell table:formula="of:=[.C739]+[.E738]" office:value-type="float" office:value="426225" calcext:value-type="float">
            <text:p>426225</text:p>
          </table:table-cell>
          <table:table-cell table:formula="of:=CONCATENATE(TEXT(INT([.E739]/(60*60*24));&quot;00&quot;);&quot; &quot;;TEXT(MOD(INT([.E739]/(60*60));24);&quot;00&quot;);&quot;:&quot;;TEXT(MOD(INT([.E739]/60);60);&quot;00&quot;);&quot;:&quot;;TEXT(MOD([.E739];60);&quot;00&quot;))" office:value-type="string" office:string-value="04 22:23:45" calcext:value-type="string">
            <text:p>04 22:23:45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597" calcext:value-type="float">
            <text:p>597</text:p>
          </table:table-cell>
          <table:table-cell table:style-name="ce2" table:formula="of:=CONCATENATE(TEXT(MOD(INT([.C740]/60);60);&quot;00&quot;);&quot;:&quot;;TEXT(MOD([.C740];60);&quot;00&quot;))" office:value-type="string" office:string-value="09:57" calcext:value-type="string">
            <text:p>09:57</text:p>
          </table:table-cell>
          <table:table-cell table:formula="of:=[.C740]+[.E739]" office:value-type="float" office:value="426822" calcext:value-type="float">
            <text:p>426822</text:p>
          </table:table-cell>
          <table:table-cell table:formula="of:=CONCATENATE(TEXT(INT([.E740]/(60*60*24));&quot;00&quot;);&quot; &quot;;TEXT(MOD(INT([.E740]/(60*60));24);&quot;00&quot;);&quot;:&quot;;TEXT(MOD(INT([.E740]/60);60);&quot;00&quot;);&quot;:&quot;;TEXT(MOD([.E740];60);&quot;00&quot;))" office:value-type="string" office:string-value="04 22:33:42" calcext:value-type="string">
            <text:p>04 22:33:42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741]/60);60);&quot;00&quot;);&quot;:&quot;;TEXT(MOD([.C741];60);&quot;00&quot;))" office:value-type="string" office:string-value="09:28" calcext:value-type="string">
            <text:p>09:28</text:p>
          </table:table-cell>
          <table:table-cell table:formula="of:=[.C741]+[.E740]" office:value-type="float" office:value="427390" calcext:value-type="float">
            <text:p>427390</text:p>
          </table:table-cell>
          <table:table-cell table:formula="of:=CONCATENATE(TEXT(INT([.E741]/(60*60*24));&quot;00&quot;);&quot; &quot;;TEXT(MOD(INT([.E741]/(60*60));24);&quot;00&quot;);&quot;:&quot;;TEXT(MOD(INT([.E741]/60);60);&quot;00&quot;);&quot;:&quot;;TEXT(MOD([.E741];60);&quot;00&quot;))" office:value-type="string" office:string-value="04 22:43:10" calcext:value-type="string">
            <text:p>04 22:43:10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586" calcext:value-type="float">
            <text:p>586</text:p>
          </table:table-cell>
          <table:table-cell table:style-name="ce2" table:formula="of:=CONCATENATE(TEXT(MOD(INT([.C742]/60);60);&quot;00&quot;);&quot;:&quot;;TEXT(MOD([.C742];60);&quot;00&quot;))" office:value-type="string" office:string-value="09:46" calcext:value-type="string">
            <text:p>09:46</text:p>
          </table:table-cell>
          <table:table-cell table:formula="of:=[.C742]+[.E741]" office:value-type="float" office:value="427976" calcext:value-type="float">
            <text:p>427976</text:p>
          </table:table-cell>
          <table:table-cell table:formula="of:=CONCATENATE(TEXT(INT([.E742]/(60*60*24));&quot;00&quot;);&quot; &quot;;TEXT(MOD(INT([.E742]/(60*60));24);&quot;00&quot;);&quot;:&quot;;TEXT(MOD(INT([.E742]/60);60);&quot;00&quot;);&quot;:&quot;;TEXT(MOD([.E742];60);&quot;00&quot;))" office:value-type="string" office:string-value="04 22:52:56" calcext:value-type="string">
            <text:p>04 22:52:56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618" calcext:value-type="float">
            <text:p>618</text:p>
          </table:table-cell>
          <table:table-cell table:style-name="ce2" table:formula="of:=CONCATENATE(TEXT(MOD(INT([.C743]/60);60);&quot;00&quot;);&quot;:&quot;;TEXT(MOD([.C743];60);&quot;00&quot;))" office:value-type="string" office:string-value="10:18" calcext:value-type="string">
            <text:p>10:18</text:p>
          </table:table-cell>
          <table:table-cell table:formula="of:=[.C743]+[.E742]" office:value-type="float" office:value="428594" calcext:value-type="float">
            <text:p>428594</text:p>
          </table:table-cell>
          <table:table-cell table:formula="of:=CONCATENATE(TEXT(INT([.E743]/(60*60*24));&quot;00&quot;);&quot; &quot;;TEXT(MOD(INT([.E743]/(60*60));24);&quot;00&quot;);&quot;:&quot;;TEXT(MOD(INT([.E743]/60);60);&quot;00&quot;);&quot;:&quot;;TEXT(MOD([.E743];60);&quot;00&quot;))" office:value-type="string" office:string-value="04 23:03:14" calcext:value-type="string">
            <text:p>04 23:03:14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578" calcext:value-type="float">
            <text:p>578</text:p>
          </table:table-cell>
          <table:table-cell table:style-name="ce2" table:formula="of:=CONCATENATE(TEXT(MOD(INT([.C744]/60);60);&quot;00&quot;);&quot;:&quot;;TEXT(MOD([.C744];60);&quot;00&quot;))" office:value-type="string" office:string-value="09:38" calcext:value-type="string">
            <text:p>09:38</text:p>
          </table:table-cell>
          <table:table-cell table:formula="of:=[.C744]+[.E743]" office:value-type="float" office:value="429172" calcext:value-type="float">
            <text:p>429172</text:p>
          </table:table-cell>
          <table:table-cell table:formula="of:=CONCATENATE(TEXT(INT([.E744]/(60*60*24));&quot;00&quot;);&quot; &quot;;TEXT(MOD(INT([.E744]/(60*60));24);&quot;00&quot;);&quot;:&quot;;TEXT(MOD(INT([.E744]/60);60);&quot;00&quot;);&quot;:&quot;;TEXT(MOD([.E744];60);&quot;00&quot;))" office:value-type="string" office:string-value="04 23:12:52" calcext:value-type="string">
            <text:p>04 23:12:52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745]/60);60);&quot;00&quot;);&quot;:&quot;;TEXT(MOD([.C745];60);&quot;00&quot;))" office:value-type="string" office:string-value="09:24" calcext:value-type="string">
            <text:p>09:24</text:p>
          </table:table-cell>
          <table:table-cell table:formula="of:=[.C745]+[.E744]" office:value-type="float" office:value="429736" calcext:value-type="float">
            <text:p>429736</text:p>
          </table:table-cell>
          <table:table-cell table:formula="of:=CONCATENATE(TEXT(INT([.E745]/(60*60*24));&quot;00&quot;);&quot; &quot;;TEXT(MOD(INT([.E745]/(60*60));24);&quot;00&quot;);&quot;:&quot;;TEXT(MOD(INT([.E745]/60);60);&quot;00&quot;);&quot;:&quot;;TEXT(MOD([.E745];60);&quot;00&quot;))" office:value-type="string" office:string-value="04 23:22:16" calcext:value-type="string">
            <text:p>04 23:22:16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563" calcext:value-type="float">
            <text:p>563</text:p>
          </table:table-cell>
          <table:table-cell table:style-name="ce2" table:formula="of:=CONCATENATE(TEXT(MOD(INT([.C746]/60);60);&quot;00&quot;);&quot;:&quot;;TEXT(MOD([.C746];60);&quot;00&quot;))" office:value-type="string" office:string-value="09:23" calcext:value-type="string">
            <text:p>09:23</text:p>
          </table:table-cell>
          <table:table-cell table:formula="of:=[.C746]+[.E745]" office:value-type="float" office:value="430299" calcext:value-type="float">
            <text:p>430299</text:p>
          </table:table-cell>
          <table:table-cell table:formula="of:=CONCATENATE(TEXT(INT([.E746]/(60*60*24));&quot;00&quot;);&quot; &quot;;TEXT(MOD(INT([.E746]/(60*60));24);&quot;00&quot;);&quot;:&quot;;TEXT(MOD(INT([.E746]/60);60);&quot;00&quot;);&quot;:&quot;;TEXT(MOD([.E746];60);&quot;00&quot;))" office:value-type="string" office:string-value="04 23:31:39" calcext:value-type="string">
            <text:p>04 23:31:39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564" calcext:value-type="float">
            <text:p>564</text:p>
          </table:table-cell>
          <table:table-cell table:style-name="ce2" table:formula="of:=CONCATENATE(TEXT(MOD(INT([.C747]/60);60);&quot;00&quot;);&quot;:&quot;;TEXT(MOD([.C747];60);&quot;00&quot;))" office:value-type="string" office:string-value="09:24" calcext:value-type="string">
            <text:p>09:24</text:p>
          </table:table-cell>
          <table:table-cell table:formula="of:=[.C747]+[.E746]" office:value-type="float" office:value="430863" calcext:value-type="float">
            <text:p>430863</text:p>
          </table:table-cell>
          <table:table-cell table:formula="of:=CONCATENATE(TEXT(INT([.E747]/(60*60*24));&quot;00&quot;);&quot; &quot;;TEXT(MOD(INT([.E747]/(60*60));24);&quot;00&quot;);&quot;:&quot;;TEXT(MOD(INT([.E747]/60);60);&quot;00&quot;);&quot;:&quot;;TEXT(MOD([.E747];60);&quot;00&quot;))" office:value-type="string" office:string-value="04 23:41:03" calcext:value-type="string">
            <text:p>04 23:41:03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565" calcext:value-type="float">
            <text:p>565</text:p>
          </table:table-cell>
          <table:table-cell table:style-name="ce2" table:formula="of:=CONCATENATE(TEXT(MOD(INT([.C748]/60);60);&quot;00&quot;);&quot;:&quot;;TEXT(MOD([.C748];60);&quot;00&quot;))" office:value-type="string" office:string-value="09:25" calcext:value-type="string">
            <text:p>09:25</text:p>
          </table:table-cell>
          <table:table-cell table:formula="of:=[.C748]+[.E747]" office:value-type="float" office:value="431428" calcext:value-type="float">
            <text:p>431428</text:p>
          </table:table-cell>
          <table:table-cell table:formula="of:=CONCATENATE(TEXT(INT([.E748]/(60*60*24));&quot;00&quot;);&quot; &quot;;TEXT(MOD(INT([.E748]/(60*60));24);&quot;00&quot;);&quot;:&quot;;TEXT(MOD(INT([.E748]/60);60);&quot;00&quot;);&quot;:&quot;;TEXT(MOD([.E748];60);&quot;00&quot;))" office:value-type="string" office:string-value="04 23:50:28" calcext:value-type="string">
            <text:p>04 23:50:28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580" calcext:value-type="float">
            <text:p>580</text:p>
          </table:table-cell>
          <table:table-cell table:style-name="ce2" table:formula="of:=CONCATENATE(TEXT(MOD(INT([.C749]/60);60);&quot;00&quot;);&quot;:&quot;;TEXT(MOD([.C749];60);&quot;00&quot;))" office:value-type="string" office:string-value="09:40" calcext:value-type="string">
            <text:p>09:40</text:p>
          </table:table-cell>
          <table:table-cell table:formula="of:=[.C749]+[.E748]" office:value-type="float" office:value="432008" calcext:value-type="float">
            <text:p>432008</text:p>
          </table:table-cell>
          <table:table-cell table:formula="of:=CONCATENATE(TEXT(INT([.E749]/(60*60*24));&quot;00&quot;);&quot; &quot;;TEXT(MOD(INT([.E749]/(60*60));24);&quot;00&quot;);&quot;:&quot;;TEXT(MOD(INT([.E749]/60);60);&quot;00&quot;);&quot;:&quot;;TEXT(MOD([.E749];60);&quot;00&quot;))" office:value-type="string" office:string-value="05 00:00:08" calcext:value-type="string">
            <text:p>05 00:00:08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750]/60);60);&quot;00&quot;);&quot;:&quot;;TEXT(MOD([.C750];60);&quot;00&quot;))" office:value-type="string" office:string-value="09:28" calcext:value-type="string">
            <text:p>09:28</text:p>
          </table:table-cell>
          <table:table-cell table:formula="of:=[.C750]+[.E749]" office:value-type="float" office:value="432576" calcext:value-type="float">
            <text:p>432576</text:p>
          </table:table-cell>
          <table:table-cell table:formula="of:=CONCATENATE(TEXT(INT([.E750]/(60*60*24));&quot;00&quot;);&quot; &quot;;TEXT(MOD(INT([.E750]/(60*60));24);&quot;00&quot;);&quot;:&quot;;TEXT(MOD(INT([.E750]/60);60);&quot;00&quot;);&quot;:&quot;;TEXT(MOD([.E750];60);&quot;00&quot;))" office:value-type="string" office:string-value="05 00:09:36" calcext:value-type="string">
            <text:p>05 00:09:36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567" calcext:value-type="float">
            <text:p>567</text:p>
          </table:table-cell>
          <table:table-cell table:style-name="ce2" table:formula="of:=CONCATENATE(TEXT(MOD(INT([.C751]/60);60);&quot;00&quot;);&quot;:&quot;;TEXT(MOD([.C751];60);&quot;00&quot;))" office:value-type="string" office:string-value="09:27" calcext:value-type="string">
            <text:p>09:27</text:p>
          </table:table-cell>
          <table:table-cell table:formula="of:=[.C751]+[.E750]" office:value-type="float" office:value="433143" calcext:value-type="float">
            <text:p>433143</text:p>
          </table:table-cell>
          <table:table-cell table:formula="of:=CONCATENATE(TEXT(INT([.E751]/(60*60*24));&quot;00&quot;);&quot; &quot;;TEXT(MOD(INT([.E751]/(60*60));24);&quot;00&quot;);&quot;:&quot;;TEXT(MOD(INT([.E751]/60);60);&quot;00&quot;);&quot;:&quot;;TEXT(MOD([.E751];60);&quot;00&quot;))" office:value-type="string" office:string-value="05 00:19:03" calcext:value-type="string">
            <text:p>05 00:19:03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566" calcext:value-type="float">
            <text:p>566</text:p>
          </table:table-cell>
          <table:table-cell table:style-name="ce2" table:formula="of:=CONCATENATE(TEXT(MOD(INT([.C752]/60);60);&quot;00&quot;);&quot;:&quot;;TEXT(MOD([.C752];60);&quot;00&quot;))" office:value-type="string" office:string-value="09:26" calcext:value-type="string">
            <text:p>09:26</text:p>
          </table:table-cell>
          <table:table-cell table:formula="of:=[.C752]+[.E751]" office:value-type="float" office:value="433709" calcext:value-type="float">
            <text:p>433709</text:p>
          </table:table-cell>
          <table:table-cell table:formula="of:=CONCATENATE(TEXT(INT([.E752]/(60*60*24));&quot;00&quot;);&quot; &quot;;TEXT(MOD(INT([.E752]/(60*60));24);&quot;00&quot;);&quot;:&quot;;TEXT(MOD(INT([.E752]/60);60);&quot;00&quot;);&quot;:&quot;;TEXT(MOD([.E752];60);&quot;00&quot;))" office:value-type="string" office:string-value="05 00:28:29" calcext:value-type="string">
            <text:p>05 00:28:29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568" calcext:value-type="float">
            <text:p>568</text:p>
          </table:table-cell>
          <table:table-cell table:style-name="ce2" table:formula="of:=CONCATENATE(TEXT(MOD(INT([.C753]/60);60);&quot;00&quot;);&quot;:&quot;;TEXT(MOD([.C753];60);&quot;00&quot;))" office:value-type="string" office:string-value="09:28" calcext:value-type="string">
            <text:p>09:28</text:p>
          </table:table-cell>
          <table:table-cell table:formula="of:=[.C753]+[.E752]" office:value-type="float" office:value="434277" calcext:value-type="float">
            <text:p>434277</text:p>
          </table:table-cell>
          <table:table-cell table:formula="of:=CONCATENATE(TEXT(INT([.E753]/(60*60*24));&quot;00&quot;);&quot; &quot;;TEXT(MOD(INT([.E753]/(60*60));24);&quot;00&quot;);&quot;:&quot;;TEXT(MOD(INT([.E753]/60);60);&quot;00&quot;);&quot;:&quot;;TEXT(MOD([.E753];60);&quot;00&quot;))" office:value-type="string" office:string-value="05 00:37:57" calcext:value-type="string">
            <text:p>05 00:37:57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624" calcext:value-type="float">
            <text:p>624</text:p>
          </table:table-cell>
          <table:table-cell table:style-name="ce2" table:formula="of:=CONCATENATE(TEXT(MOD(INT([.C754]/60);60);&quot;00&quot;);&quot;:&quot;;TEXT(MOD([.C754];60);&quot;00&quot;))" office:value-type="string" office:string-value="10:24" calcext:value-type="string">
            <text:p>10:24</text:p>
          </table:table-cell>
          <table:table-cell table:formula="of:=[.C754]+[.E753]" office:value-type="float" office:value="434901" calcext:value-type="float">
            <text:p>434901</text:p>
          </table:table-cell>
          <table:table-cell table:formula="of:=CONCATENATE(TEXT(INT([.E754]/(60*60*24));&quot;00&quot;);&quot; &quot;;TEXT(MOD(INT([.E754]/(60*60));24);&quot;00&quot;);&quot;:&quot;;TEXT(MOD(INT([.E754]/60);60);&quot;00&quot;);&quot;:&quot;;TEXT(MOD([.E754];60);&quot;00&quot;))" office:value-type="string" office:string-value="05 00:48:21" calcext:value-type="string">
            <text:p>05 00:48:21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613" calcext:value-type="float">
            <text:p>613</text:p>
          </table:table-cell>
          <table:table-cell table:style-name="ce2" table:formula="of:=CONCATENATE(TEXT(MOD(INT([.C755]/60);60);&quot;00&quot;);&quot;:&quot;;TEXT(MOD([.C755];60);&quot;00&quot;))" office:value-type="string" office:string-value="10:13" calcext:value-type="string">
            <text:p>10:13</text:p>
          </table:table-cell>
          <table:table-cell table:formula="of:=[.C755]+[.E754]" office:value-type="float" office:value="435514" calcext:value-type="float">
            <text:p>435514</text:p>
          </table:table-cell>
          <table:table-cell table:formula="of:=CONCATENATE(TEXT(INT([.E755]/(60*60*24));&quot;00&quot;);&quot; &quot;;TEXT(MOD(INT([.E755]/(60*60));24);&quot;00&quot;);&quot;:&quot;;TEXT(MOD(INT([.E755]/60);60);&quot;00&quot;);&quot;:&quot;;TEXT(MOD([.E755];60);&quot;00&quot;))" office:value-type="string" office:string-value="05 00:58:34" calcext:value-type="string">
            <text:p>05 00:58:34</text:p>
          </table:table-cell>
        </table:table-row>
        <table:table-row table:style-name="ro1" table:number-rows-repeated="10478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7:32:26.6979699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2:18:59.100964808</meta:creation-date>
    <dc:date>2015-11-07T20:28:54.551112883</dc:date>
    <meta:editing-duration>PT3H13M12S</meta:editing-duration>
    <meta:editing-cycles>4</meta:editing-cycles>
    <meta:generator>LibreOffice/5.0.3.2$Linux_X86_64 LibreOffice_project/00m0$Build-2</meta:generator>
    <meta:document-statistic meta:table-count="1" meta:cell-count="3760" meta:object-count="0"/>
  </office:meta>
</office:document-meta>
</file>